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11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alibrateCSV_20191107_00094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29748515" calcext:value-type="float">
            <text:p>0.229748515</text:p>
          </table:table-cell>
          <table:table-cell office:value-type="float" office:value="0.241078167" calcext:value-type="float">
            <text:p>0.241078167</text:p>
          </table:table-cell>
          <table:table-cell office:value-type="float" office:value="0.224653509" calcext:value-type="float">
            <text:p>0.224653509</text:p>
          </table:table-cell>
          <table:table-cell office:value-type="float" office:value="0.23182673" calcext:value-type="float">
            <text:p>0.23182673</text:p>
          </table:table-cell>
          <table:table-cell office:value-type="float" office:value="0.229748515" calcext:value-type="float">
            <text:p>0.229748515</text:p>
          </table:table-cell>
          <table:table-cell office:value-type="float" office:value="0.23182673" calcext:value-type="float">
            <text:p>0.23182673</text:p>
          </table:table-cell>
          <table:table-cell office:value-type="float" office:value="0.006864478" calcext:value-type="float">
            <text:p>0.0068644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982761" calcext:value-type="float">
            <text:p>0.229982761</text:p>
          </table:table-cell>
          <table:table-cell office:value-type="float" office:value="0.241014986" calcext:value-type="float">
            <text:p>0.241014986</text:p>
          </table:table-cell>
          <table:table-cell office:value-type="float" office:value="0.224077728" calcext:value-type="float">
            <text:p>0.224077728</text:p>
          </table:table-cell>
          <table:table-cell office:value-type="float" office:value="0.231691825" calcext:value-type="float">
            <text:p>0.231691825</text:p>
          </table:table-cell>
          <table:table-cell office:value-type="float" office:value="0.229982761" calcext:value-type="float">
            <text:p>0.229982761</text:p>
          </table:table-cell>
          <table:table-cell office:value-type="float" office:value="0.231691825" calcext:value-type="float">
            <text:p>0.231691825</text:p>
          </table:table-cell>
          <table:table-cell office:value-type="float" office:value="0.007019418" calcext:value-type="float">
            <text:p>0.0070194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747919" calcext:value-type="float">
            <text:p>0.229747919</text:p>
          </table:table-cell>
          <table:table-cell office:value-type="float" office:value="0.240758686" calcext:value-type="float">
            <text:p>0.240758686</text:p>
          </table:table-cell>
          <table:table-cell office:value-type="float" office:value="0.224623707" calcext:value-type="float">
            <text:p>0.224623707</text:p>
          </table:table-cell>
          <table:table-cell office:value-type="float" office:value="0.231710104" calcext:value-type="float">
            <text:p>0.231710104</text:p>
          </table:table-cell>
          <table:table-cell office:value-type="float" office:value="0.229747919" calcext:value-type="float">
            <text:p>0.229747919</text:p>
          </table:table-cell>
          <table:table-cell office:value-type="float" office:value="0.231710104" calcext:value-type="float">
            <text:p>0.231710104</text:p>
          </table:table-cell>
          <table:table-cell office:value-type="float" office:value="0.006731618" calcext:value-type="float">
            <text:p>0.0067316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29800967" calcext:value-type="float">
            <text:p>0.229800967</text:p>
          </table:table-cell>
          <table:table-cell office:value-type="float" office:value="0.24055603" calcext:value-type="float">
            <text:p>0.24055603</text:p>
          </table:table-cell>
          <table:table-cell office:value-type="float" office:value="0.218702581" calcext:value-type="float">
            <text:p>0.218702581</text:p>
          </table:table-cell>
          <table:table-cell office:value-type="float" office:value="0.229686526" calcext:value-type="float">
            <text:p>0.229686526</text:p>
          </table:table-cell>
          <table:table-cell office:value-type="float" office:value="0.229800967" calcext:value-type="float">
            <text:p>0.229800967</text:p>
          </table:table-cell>
          <table:table-cell office:value-type="float" office:value="0.229686526" calcext:value-type="float">
            <text:p>0.229686526</text:p>
          </table:table-cell>
          <table:table-cell office:value-type="float" office:value="0.008922" calcext:value-type="float">
            <text:p>0.0089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40899353" calcext:value-type="float">
            <text:p>0.240899353</text:p>
          </table:table-cell>
          <table:table-cell office:value-type="float" office:value="0.218663242" calcext:value-type="float">
            <text:p>0.218663242</text:p>
          </table:table-cell>
          <table:table-cell office:value-type="float" office:value="0.229751098" calcext:value-type="float">
            <text:p>0.229751098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29751098" calcext:value-type="float">
            <text:p>0.229751098</text:p>
          </table:table-cell>
          <table:table-cell office:value-type="float" office:value="0.009077955" calcext:value-type="float">
            <text:p>0.0090779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81706" calcext:value-type="float">
            <text:p>0.22981706</text:p>
          </table:table-cell>
          <table:table-cell office:value-type="float" office:value="0.240810542" calcext:value-type="float">
            <text:p>0.240810542</text:p>
          </table:table-cell>
          <table:table-cell office:value-type="float" office:value="0.218410518" calcext:value-type="float">
            <text:p>0.218410518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22981706" calcext:value-type="float">
            <text:p>0.22981706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00914529" calcext:value-type="float">
            <text:p>0.009145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29882029" calcext:value-type="float">
            <text:p>0.229882029</text:p>
          </table:table-cell>
          <table:table-cell office:value-type="float" office:value="0.240908294" calcext:value-type="float">
            <text:p>0.240908294</text:p>
          </table:table-cell>
          <table:table-cell office:value-type="float" office:value="0.219252732" calcext:value-type="float">
            <text:p>0.219252732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229882029" calcext:value-type="float">
            <text:p>0.229882029</text:p>
          </table:table-cell>
          <table:table-cell office:value-type="float" office:value="0.230014352" calcext:value-type="float">
            <text:p>0.230014352</text:p>
          </table:table-cell>
          <table:table-cell office:value-type="float" office:value="0.008841341" calcext:value-type="float">
            <text:p>0.0088413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29848651" calcext:value-type="float">
            <text:p>0.229848651</text:p>
          </table:table-cell>
          <table:table-cell office:value-type="float" office:value="0.241316586" calcext:value-type="float">
            <text:p>0.241316586</text:p>
          </table:table-cell>
          <table:table-cell office:value-type="float" office:value="0.219763544" calcext:value-type="float">
            <text:p>0.219763544</text:p>
          </table:table-cell>
          <table:table-cell office:value-type="float" office:value="0.230309593" calcext:value-type="float">
            <text:p>0.230309593</text:p>
          </table:table-cell>
          <table:table-cell office:value-type="float" office:value="0.229848651" calcext:value-type="float">
            <text:p>0.229848651</text:p>
          </table:table-cell>
          <table:table-cell office:value-type="float" office:value="0.230309593" calcext:value-type="float">
            <text:p>0.230309593</text:p>
          </table:table-cell>
          <table:table-cell office:value-type="float" office:value="0.008805027" calcext:value-type="float">
            <text:p>0.008805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0158595" calcext:value-type="float">
            <text:p>0.230158595</text:p>
          </table:table-cell>
          <table:table-cell office:value-type="float" office:value="0.241045981" calcext:value-type="float">
            <text:p>0.241045981</text:p>
          </table:table-cell>
          <table:table-cell office:value-type="float" office:value="0.219346907" calcext:value-type="float">
            <text:p>0.219346907</text:p>
          </table:table-cell>
          <table:table-cell office:value-type="float" office:value="0.230183828" calcext:value-type="float">
            <text:p>0.230183828</text:p>
          </table:table-cell>
          <table:table-cell office:value-type="float" office:value="0.230158595" calcext:value-type="float">
            <text:p>0.230158595</text:p>
          </table:table-cell>
          <table:table-cell office:value-type="float" office:value="0.230183828" calcext:value-type="float">
            <text:p>0.230183828</text:p>
          </table:table-cell>
          <table:table-cell office:value-type="float" office:value="0.008858628" calcext:value-type="float">
            <text:p>0.0088586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080679" calcext:value-type="float">
            <text:p>0.231080679</text:p>
          </table:table-cell>
          <table:table-cell office:value-type="float" office:value="0.240615635" calcext:value-type="float">
            <text:p>0.240615635</text:p>
          </table:table-cell>
          <table:table-cell office:value-type="float" office:value="0.218756821" calcext:value-type="float">
            <text:p>0.218756821</text:p>
          </table:table-cell>
          <table:table-cell office:value-type="float" office:value="0.230151045" calcext:value-type="float">
            <text:p>0.230151045</text:p>
          </table:table-cell>
          <table:table-cell office:value-type="float" office:value="0.231080679" calcext:value-type="float">
            <text:p>0.231080679</text:p>
          </table:table-cell>
          <table:table-cell office:value-type="float" office:value="0.230151045" calcext:value-type="float">
            <text:p>0.230151045</text:p>
          </table:table-cell>
          <table:table-cell office:value-type="float" office:value="0.008948002" calcext:value-type="float">
            <text:p>0.0089480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142668" calcext:value-type="float">
            <text:p>0.231142668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18901064" calcext:value-type="float">
            <text:p>0.218901064</text:p>
          </table:table-cell>
          <table:table-cell office:value-type="float" office:value="0.230310785" calcext:value-type="float">
            <text:p>0.230310785</text:p>
          </table:table-cell>
          <table:table-cell office:value-type="float" office:value="0.231142668" calcext:value-type="float">
            <text:p>0.231142668</text:p>
          </table:table-cell>
          <table:table-cell office:value-type="float" office:value="0.230310785" calcext:value-type="float">
            <text:p>0.230310785</text:p>
          </table:table-cell>
          <table:table-cell office:value-type="float" office:value="0.008995637" calcext:value-type="float">
            <text:p>0.0089956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431154" calcext:value-type="float">
            <text:p>0.231431154</text:p>
          </table:table-cell>
          <table:table-cell office:value-type="float" office:value="0.240864186" calcext:value-type="float">
            <text:p>0.240864186</text:p>
          </table:table-cell>
          <table:table-cell office:value-type="float" office:value="0.219070341" calcext:value-type="float">
            <text:p>0.219070341</text:p>
          </table:table-cell>
          <table:table-cell office:value-type="float" office:value="0.230455227" calcext:value-type="float">
            <text:p>0.230455227</text:p>
          </table:table-cell>
          <table:table-cell office:value-type="float" office:value="0.231431154" calcext:value-type="float">
            <text:p>0.231431154</text:p>
          </table:table-cell>
          <table:table-cell office:value-type="float" office:value="0.230455227" calcext:value-type="float">
            <text:p>0.230455227</text:p>
          </table:table-cell>
          <table:table-cell office:value-type="float" office:value="0.008924022" calcext:value-type="float">
            <text:p>0.0089240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908421" calcext:value-type="float">
            <text:p>0.230908421</text:p>
          </table:table-cell>
          <table:table-cell office:value-type="float" office:value="0.239434867" calcext:value-type="float">
            <text:p>0.239434867</text:p>
          </table:table-cell>
          <table:table-cell office:value-type="float" office:value="0.223878053" calcext:value-type="float">
            <text:p>0.223878053</text:p>
          </table:table-cell>
          <table:table-cell office:value-type="float" office:value="0.231407114" calcext:value-type="float">
            <text:p>0.231407114</text:p>
          </table:table-cell>
          <table:table-cell office:value-type="float" office:value="0.230908421" calcext:value-type="float">
            <text:p>0.230908421</text:p>
          </table:table-cell>
          <table:table-cell office:value-type="float" office:value="0.231407114" calcext:value-type="float">
            <text:p>0.231407114</text:p>
          </table:table-cell>
          <table:table-cell office:value-type="float" office:value="0.006360825" calcext:value-type="float">
            <text:p>0.0063608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232075" calcext:value-type="float">
            <text:p>0.231232075</text:p>
          </table:table-cell>
          <table:table-cell office:value-type="float" office:value="0.239283471" calcext:value-type="float">
            <text:p>0.239283471</text:p>
          </table:table-cell>
          <table:table-cell office:value-type="float" office:value="0.222955373" calcext:value-type="float">
            <text:p>0.222955373</text:p>
          </table:table-cell>
          <table:table-cell office:value-type="float" office:value="0.231156973" calcext:value-type="float">
            <text:p>0.231156973</text:p>
          </table:table-cell>
          <table:table-cell office:value-type="float" office:value="0.231232075" calcext:value-type="float">
            <text:p>0.231232075</text:p>
          </table:table-cell>
          <table:table-cell office:value-type="float" office:value="0.231156973" calcext:value-type="float">
            <text:p>0.231156973</text:p>
          </table:table-cell>
          <table:table-cell office:value-type="float" office:value="0.00666613" calcext:value-type="float">
            <text:p>0.006666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676129" calcext:value-type="float">
            <text:p>0.231676129</text:p>
          </table:table-cell>
          <table:table-cell office:value-type="float" office:value="0.239603548" calcext:value-type="float">
            <text:p>0.239603548</text:p>
          </table:table-cell>
          <table:table-cell office:value-type="float" office:value="0.222284224" calcext:value-type="float">
            <text:p>0.222284224</text:p>
          </table:table-cell>
          <table:table-cell office:value-type="float" office:value="0.231187967" calcext:value-type="float">
            <text:p>0.231187967</text:p>
          </table:table-cell>
          <table:table-cell office:value-type="float" office:value="0.231676129" calcext:value-type="float">
            <text:p>0.231676129</text:p>
          </table:table-cell>
          <table:table-cell office:value-type="float" office:value="0.231187967" calcext:value-type="float">
            <text:p>0.231187967</text:p>
          </table:table-cell>
          <table:table-cell office:value-type="float" office:value="0.007079005" calcext:value-type="float">
            <text:p>0.0070790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168298" calcext:value-type="float">
            <text:p>0.231168298</text:p>
          </table:table-cell>
          <table:table-cell office:value-type="float" office:value="0.239381223" calcext:value-type="float">
            <text:p>0.239381223</text:p>
          </table:table-cell>
          <table:table-cell office:value-type="float" office:value="0.22418144" calcext:value-type="float">
            <text:p>0.22418144</text:p>
          </table:table-cell>
          <table:table-cell office:value-type="float" office:value="0.231576987" calcext:value-type="float">
            <text:p>0.231576987</text:p>
          </table:table-cell>
          <table:table-cell office:value-type="float" office:value="0.231168298" calcext:value-type="float">
            <text:p>0.231168298</text:p>
          </table:table-cell>
          <table:table-cell office:value-type="float" office:value="0.231576987" calcext:value-type="float">
            <text:p>0.231576987</text:p>
          </table:table-cell>
          <table:table-cell office:value-type="float" office:value="0.006212011" calcext:value-type="float">
            <text:p>0.0062120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376318" calcext:value-type="float">
            <text:p>0.231376318</text:p>
          </table:table-cell>
          <table:table-cell office:value-type="float" office:value="0.239548712" calcext:value-type="float">
            <text:p>0.239548712</text:p>
          </table:table-cell>
          <table:table-cell office:value-type="float" office:value="0.226013091" calcext:value-type="float">
            <text:p>0.226013091</text:p>
          </table:table-cell>
          <table:table-cell office:value-type="float" office:value="0.232312707" calcext:value-type="float">
            <text:p>0.232312707</text:p>
          </table:table-cell>
          <table:table-cell office:value-type="float" office:value="0.231376318" calcext:value-type="float">
            <text:p>0.231376318</text:p>
          </table:table-cell>
          <table:table-cell office:value-type="float" office:value="0.232312707" calcext:value-type="float">
            <text:p>0.232312707</text:p>
          </table:table-cell>
          <table:table-cell office:value-type="float" office:value="0.005565421" calcext:value-type="float">
            <text:p>0.0055654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0395225" calcext:value-type="float">
            <text:p>0.230395225</text:p>
          </table:table-cell>
          <table:table-cell office:value-type="float" office:value="0.239821105" calcext:value-type="float">
            <text:p>0.239821105</text:p>
          </table:table-cell>
          <table:table-cell office:value-type="float" office:value="0.227559832" calcext:value-type="float">
            <text:p>0.227559832</text:p>
          </table:table-cell>
          <table:table-cell office:value-type="float" office:value="0.232592054" calcext:value-type="float">
            <text:p>0.232592054</text:p>
          </table:table-cell>
          <table:table-cell office:value-type="float" office:value="0.230395225" calcext:value-type="float">
            <text:p>0.230395225</text:p>
          </table:table-cell>
          <table:table-cell office:value-type="float" office:value="0.232592054" calcext:value-type="float">
            <text:p>0.232592054</text:p>
          </table:table-cell>
          <table:table-cell office:value-type="float" office:value="0.005241135" calcext:value-type="float">
            <text:p>0.0052411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607418" calcext:value-type="float">
            <text:p>0.230607418</text:p>
          </table:table-cell>
          <table:table-cell office:value-type="float" office:value="0.239965944" calcext:value-type="float">
            <text:p>0.239965944</text:p>
          </table:table-cell>
          <table:table-cell office:value-type="float" office:value="0.229265121" calcext:value-type="float">
            <text:p>0.229265121</text:p>
          </table:table-cell>
          <table:table-cell office:value-type="float" office:value="0.233279494" calcext:value-type="float">
            <text:p>0.233279494</text:p>
          </table:table-cell>
          <table:table-cell office:value-type="float" office:value="0.230607418" calcext:value-type="float">
            <text:p>0.230607418</text:p>
          </table:table-cell>
          <table:table-cell office:value-type="float" office:value="0.233279494" calcext:value-type="float">
            <text:p>0.233279494</text:p>
          </table:table-cell>
          <table:table-cell office:value-type="float" office:value="0.004759685" calcext:value-type="float">
            <text:p>0.0047596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0002431" calcext:value-type="float">
            <text:p>0.230002431</text:p>
          </table:table-cell>
          <table:table-cell office:value-type="float" office:value="0.240459471" calcext:value-type="float">
            <text:p>0.240459471</text:p>
          </table:table-cell>
          <table:table-cell office:value-type="float" office:value="0.229758052" calcext:value-type="float">
            <text:p>0.229758052</text:p>
          </table:table-cell>
          <table:table-cell office:value-type="float" office:value="0.233406651" calcext:value-type="float">
            <text:p>0.233406651</text:p>
          </table:table-cell>
          <table:table-cell office:value-type="float" office:value="0.230002431" calcext:value-type="float">
            <text:p>0.230002431</text:p>
          </table:table-cell>
          <table:table-cell office:value-type="float" office:value="0.233406651" calcext:value-type="float">
            <text:p>0.233406651</text:p>
          </table:table-cell>
          <table:table-cell office:value-type="float" office:value="0.004988095" calcext:value-type="float">
            <text:p>0.00498809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190781" calcext:value-type="float">
            <text:p>0.230190781</text:p>
          </table:table-cell>
          <table:table-cell office:value-type="float" office:value="0.240492849" calcext:value-type="float">
            <text:p>0.240492849</text:p>
          </table:table-cell>
          <table:table-cell office:value-type="float" office:value="0.229562548" calcext:value-type="float">
            <text:p>0.229562548</text:p>
          </table:table-cell>
          <table:table-cell office:value-type="float" office:value="0.233415393" calcext:value-type="float">
            <text:p>0.233415393</text:p>
          </table:table-cell>
          <table:table-cell office:value-type="float" office:value="0.230190781" calcext:value-type="float">
            <text:p>0.230190781</text:p>
          </table:table-cell>
          <table:table-cell office:value-type="float" office:value="0.233415393" calcext:value-type="float">
            <text:p>0.233415393</text:p>
          </table:table-cell>
          <table:table-cell office:value-type="float" office:value="0.005011085" calcext:value-type="float">
            <text:p>0.00501108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438141" calcext:value-type="float">
            <text:p>0.230438141</text:p>
          </table:table-cell>
          <table:table-cell office:value-type="float" office:value="0.241168766" calcext:value-type="float">
            <text:p>0.241168766</text:p>
          </table:table-cell>
          <table:table-cell office:value-type="float" office:value="0.22766414" calcext:value-type="float">
            <text:p>0.22766414</text:p>
          </table:table-cell>
          <table:table-cell office:value-type="float" office:value="0.233090349" calcext:value-type="float">
            <text:p>0.233090349</text:p>
          </table:table-cell>
          <table:table-cell office:value-type="float" office:value="0.230438141" calcext:value-type="float">
            <text:p>0.230438141</text:p>
          </table:table-cell>
          <table:table-cell office:value-type="float" office:value="0.233090349" calcext:value-type="float">
            <text:p>0.233090349</text:p>
          </table:table-cell>
          <table:table-cell office:value-type="float" office:value="0.00582348" calcext:value-type="float">
            <text:p>0.005823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046079" calcext:value-type="float">
            <text:p>0.23046079</text:p>
          </table:table-cell>
          <table:table-cell office:value-type="float" office:value="0.242060452" calcext:value-type="float">
            <text:p>0.242060452</text:p>
          </table:table-cell>
          <table:table-cell office:value-type="float" office:value="0.225941566" calcext:value-type="float">
            <text:p>0.225941566</text:p>
          </table:table-cell>
          <table:table-cell office:value-type="float" office:value="0.232820936" calcext:value-type="float">
            <text:p>0.232820936</text:p>
          </table:table-cell>
          <table:table-cell office:value-type="float" office:value="0.23046079" calcext:value-type="float">
            <text:p>0.23046079</text:p>
          </table:table-cell>
          <table:table-cell office:value-type="float" office:value="0.232820936" calcext:value-type="float">
            <text:p>0.232820936</text:p>
          </table:table-cell>
          <table:table-cell office:value-type="float" office:value="0.006788831" calcext:value-type="float">
            <text:p>0.0067888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073974" calcext:value-type="float">
            <text:p>0.23073974</text:p>
          </table:table-cell>
          <table:table-cell office:value-type="float" office:value="0.241948395" calcext:value-type="float">
            <text:p>0.241948395</text:p>
          </table:table-cell>
          <table:table-cell office:value-type="float" office:value="0.224601653" calcext:value-type="float">
            <text:p>0.224601653</text:p>
          </table:table-cell>
          <table:table-cell office:value-type="float" office:value="0.232429929" calcext:value-type="float">
            <text:p>0.232429929</text:p>
          </table:table-cell>
          <table:table-cell office:value-type="float" office:value="0.23073974" calcext:value-type="float">
            <text:p>0.23073974</text:p>
          </table:table-cell>
          <table:table-cell office:value-type="float" office:value="0.232429929" calcext:value-type="float">
            <text:p>0.232429929</text:p>
          </table:table-cell>
          <table:table-cell office:value-type="float" office:value="0.007181918" calcext:value-type="float">
            <text:p>0.0071819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62526" calcext:value-type="float">
            <text:p>0.230862526</text:p>
          </table:table-cell>
          <table:table-cell office:value-type="float" office:value="0.242215424" calcext:value-type="float">
            <text:p>0.242215424</text:p>
          </table:table-cell>
          <table:table-cell office:value-type="float" office:value="0.222640064" calcext:value-type="float">
            <text:p>0.222640064</text:p>
          </table:table-cell>
          <table:table-cell office:value-type="float" office:value="0.231906005" calcext:value-type="float">
            <text:p>0.231906005</text:p>
          </table:table-cell>
          <table:table-cell office:value-type="float" office:value="0.230862526" calcext:value-type="float">
            <text:p>0.230862526</text:p>
          </table:table-cell>
          <table:table-cell office:value-type="float" office:value="0.231906005" calcext:value-type="float">
            <text:p>0.231906005</text:p>
          </table:table-cell>
          <table:table-cell office:value-type="float" office:value="0.008025597" calcext:value-type="float">
            <text:p>0.00802559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1323866" calcext:value-type="float">
            <text:p>0.231323866</text:p>
          </table:table-cell>
          <table:table-cell office:value-type="float" office:value="0.242155819" calcext:value-type="float">
            <text:p>0.242155819</text:p>
          </table:table-cell>
          <table:table-cell office:value-type="float" office:value="0.221463468" calcext:value-type="float">
            <text:p>0.221463468</text:p>
          </table:table-cell>
          <table:table-cell office:value-type="float" office:value="0.231647718" calcext:value-type="float">
            <text:p>0.231647718</text:p>
          </table:table-cell>
          <table:table-cell office:value-type="float" office:value="0.231323866" calcext:value-type="float">
            <text:p>0.231323866</text:p>
          </table:table-cell>
          <table:table-cell office:value-type="float" office:value="0.231647718" calcext:value-type="float">
            <text:p>0.231647718</text:p>
          </table:table-cell>
          <table:table-cell office:value-type="float" office:value="0.00845072" calcext:value-type="float">
            <text:p>0.008450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96104" calcext:value-type="float">
            <text:p>0.23196104</text:p>
          </table:table-cell>
          <table:table-cell office:value-type="float" office:value="0.241889982" calcext:value-type="float">
            <text:p>0.241889982</text:p>
          </table:table-cell>
          <table:table-cell office:value-type="float" office:value="0.220616486" calcext:value-type="float">
            <text:p>0.220616486</text:p>
          </table:table-cell>
          <table:table-cell office:value-type="float" office:value="0.231489169" calcext:value-type="float">
            <text:p>0.231489169</text:p>
          </table:table-cell>
          <table:table-cell office:value-type="float" office:value="0.23196104" calcext:value-type="float">
            <text:p>0.23196104</text:p>
          </table:table-cell>
          <table:table-cell office:value-type="float" office:value="0.231489169" calcext:value-type="float">
            <text:p>0.231489169</text:p>
          </table:table-cell>
          <table:table-cell office:value-type="float" office:value="0.008691276" calcext:value-type="float">
            <text:p>0.00869127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2292441" calcext:value-type="float">
            <text:p>0.232292441</text:p>
          </table:table-cell>
          <table:table-cell office:value-type="float" office:value="0.241330891" calcext:value-type="float">
            <text:p>0.241330891</text:p>
          </table:table-cell>
          <table:table-cell office:value-type="float" office:value="0.221289423" calcext:value-type="float">
            <text:p>0.221289423</text:p>
          </table:table-cell>
          <table:table-cell office:value-type="float" office:value="0.231637585" calcext:value-type="float">
            <text:p>0.231637585</text:p>
          </table:table-cell>
          <table:table-cell office:value-type="float" office:value="0.232292441" calcext:value-type="float">
            <text:p>0.232292441</text:p>
          </table:table-cell>
          <table:table-cell office:value-type="float" office:value="0.231637585" calcext:value-type="float">
            <text:p>0.231637585</text:p>
          </table:table-cell>
          <table:table-cell office:value-type="float" office:value="0.008194988" calcext:value-type="float">
            <text:p>0.00819498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316283" calcext:value-type="float">
            <text:p>0.232316283</text:p>
          </table:table-cell>
          <table:table-cell office:value-type="float" office:value="0.240554838" calcext:value-type="float">
            <text:p>0.240554838</text:p>
          </table:table-cell>
          <table:table-cell office:value-type="float" office:value="0.222065475" calcext:value-type="float">
            <text:p>0.222065475</text:p>
          </table:table-cell>
          <table:table-cell office:value-type="float" office:value="0.231645532" calcext:value-type="float">
            <text:p>0.231645532</text:p>
          </table:table-cell>
          <table:table-cell office:value-type="float" office:value="0.232316283" calcext:value-type="float">
            <text:p>0.232316283</text:p>
          </table:table-cell>
          <table:table-cell office:value-type="float" office:value="0.231645532" calcext:value-type="float">
            <text:p>0.231645532</text:p>
          </table:table-cell>
          <table:table-cell office:value-type="float" office:value="0.007563137" calcext:value-type="float">
            <text:p>0.0075631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2514767" calcext:value-type="float">
            <text:p>0.232514767</text:p>
          </table:table-cell>
          <table:table-cell office:value-type="float" office:value="0.240063696" calcext:value-type="float">
            <text:p>0.240063696</text:p>
          </table:table-cell>
          <table:table-cell office:value-type="float" office:value="0.222528007" calcext:value-type="float">
            <text:p>0.222528007</text:p>
          </table:table-cell>
          <table:table-cell office:value-type="float" office:value="0.231702157" calcext:value-type="float">
            <text:p>0.231702157</text:p>
          </table:table-cell>
          <table:table-cell office:value-type="float" office:value="0.232514767" calcext:value-type="float">
            <text:p>0.232514767</text:p>
          </table:table-cell>
          <table:table-cell office:value-type="float" office:value="0.231702157" calcext:value-type="float">
            <text:p>0.231702157</text:p>
          </table:table-cell>
          <table:table-cell office:value-type="float" office:value="0.007181938" calcext:value-type="float">
            <text:p>0.0071819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829313" calcext:value-type="float">
            <text:p>0.231829313</text:p>
          </table:table-cell>
          <table:table-cell office:value-type="float" office:value="0.239974885" calcext:value-type="float">
            <text:p>0.239974885</text:p>
          </table:table-cell>
          <table:table-cell office:value-type="float" office:value="0.223305848" calcext:value-type="float">
            <text:p>0.223305848</text:p>
          </table:table-cell>
          <table:table-cell office:value-type="float" office:value="0.231703349" calcext:value-type="float">
            <text:p>0.231703349</text:p>
          </table:table-cell>
          <table:table-cell office:value-type="float" office:value="0.231829313" calcext:value-type="float">
            <text:p>0.231829313</text:p>
          </table:table-cell>
          <table:table-cell office:value-type="float" office:value="0.231703349" calcext:value-type="float">
            <text:p>0.231703349</text:p>
          </table:table-cell>
          <table:table-cell office:value-type="float" office:value="0.006805689" calcext:value-type="float">
            <text:p>0.0068056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416849" calcext:value-type="float">
            <text:p>0.231416849</text:p>
          </table:table-cell>
          <table:table-cell office:value-type="float" office:value="0.239699511" calcext:value-type="float">
            <text:p>0.239699511</text:p>
          </table:table-cell>
          <table:table-cell office:value-type="float" office:value="0.225907591" calcext:value-type="float">
            <text:p>0.225907591</text:p>
          </table:table-cell>
          <table:table-cell office:value-type="float" office:value="0.232341317" calcext:value-type="float">
            <text:p>0.232341317</text:p>
          </table:table-cell>
          <table:table-cell office:value-type="float" office:value="0.231416849" calcext:value-type="float">
            <text:p>0.231416849</text:p>
          </table:table-cell>
          <table:table-cell office:value-type="float" office:value="0.232341317" calcext:value-type="float">
            <text:p>0.232341317</text:p>
          </table:table-cell>
          <table:table-cell office:value-type="float" office:value="0.005668348" calcext:value-type="float">
            <text:p>0.005668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378106" calcext:value-type="float">
            <text:p>0.231378106</text:p>
          </table:table-cell>
          <table:table-cell office:value-type="float" office:value="0.240157871" calcext:value-type="float">
            <text:p>0.240157871</text:p>
          </table:table-cell>
          <table:table-cell office:value-type="float" office:value="0.227556852" calcext:value-type="float">
            <text:p>0.227556852</text:p>
          </table:table-cell>
          <table:table-cell office:value-type="float" office:value="0.233030943" calcext:value-type="float">
            <text:p>0.233030943</text:p>
          </table:table-cell>
          <table:table-cell office:value-type="float" office:value="0.231378106" calcext:value-type="float">
            <text:p>0.231378106</text:p>
          </table:table-cell>
          <table:table-cell office:value-type="float" office:value="0.233030943" calcext:value-type="float">
            <text:p>0.233030943</text:p>
          </table:table-cell>
          <table:table-cell office:value-type="float" office:value="0.005275435" calcext:value-type="float">
            <text:p>0.00527543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050877" calcext:value-type="float">
            <text:p>0.231050877</text:p>
          </table:table-cell>
          <table:table-cell office:value-type="float" office:value="0.240359335" calcext:value-type="float">
            <text:p>0.240359335</text:p>
          </table:table-cell>
          <table:table-cell office:value-type="float" office:value="0.229683546" calcext:value-type="float">
            <text:p>0.229683546</text:p>
          </table:table-cell>
          <table:table-cell office:value-type="float" office:value="0.233697919" calcext:value-type="float">
            <text:p>0.233697919</text:p>
          </table:table-cell>
          <table:table-cell office:value-type="float" office:value="0.231050877" calcext:value-type="float">
            <text:p>0.231050877</text:p>
          </table:table-cell>
          <table:table-cell office:value-type="float" office:value="0.233697919" calcext:value-type="float">
            <text:p>0.233697919</text:p>
          </table:table-cell>
          <table:table-cell office:value-type="float" office:value="0.004743293" calcext:value-type="float">
            <text:p>0.00474329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0802921" calcext:value-type="float">
            <text:p>0.230802921</text:p>
          </table:table-cell>
          <table:table-cell office:value-type="float" office:value="0.240256815" calcext:value-type="float">
            <text:p>0.240256815</text:p>
          </table:table-cell>
          <table:table-cell office:value-type="float" office:value="0.230851797" calcext:value-type="float">
            <text:p>0.230851797</text:p>
          </table:table-cell>
          <table:table-cell office:value-type="float" office:value="0.233970511" calcext:value-type="float">
            <text:p>0.233970511</text:p>
          </table:table-cell>
          <table:table-cell office:value-type="float" office:value="0.230851797" calcext:value-type="float">
            <text:p>0.230851797</text:p>
          </table:table-cell>
          <table:table-cell office:value-type="float" office:value="0.233970511" calcext:value-type="float">
            <text:p>0.233970511</text:p>
          </table:table-cell>
          <table:table-cell office:value-type="float" office:value="0.004445133" calcext:value-type="float">
            <text:p>0.00444513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27955" calcext:value-type="float">
            <text:p>0.230827955</text:p>
          </table:table-cell>
          <table:table-cell office:value-type="float" office:value="0.240872531" calcext:value-type="float">
            <text:p>0.240872531</text:p>
          </table:table-cell>
          <table:table-cell office:value-type="float" office:value="0.230473903" calcext:value-type="float">
            <text:p>0.230473903</text:p>
          </table:table-cell>
          <table:table-cell office:value-type="float" office:value="0.23405813" calcext:value-type="float">
            <text:p>0.23405813</text:p>
          </table:table-cell>
          <table:table-cell office:value-type="float" office:value="0.230827955" calcext:value-type="float">
            <text:p>0.230827955</text:p>
          </table:table-cell>
          <table:table-cell office:value-type="float" office:value="0.23405813" calcext:value-type="float">
            <text:p>0.23405813</text:p>
          </table:table-cell>
          <table:table-cell office:value-type="float" office:value="0.004820677" calcext:value-type="float">
            <text:p>0.0048206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26167" calcext:value-type="float">
            <text:p>0.230826167</text:p>
          </table:table-cell>
          <table:table-cell office:value-type="float" office:value="0.241884618" calcext:value-type="float">
            <text:p>0.241884618</text:p>
          </table:table-cell>
          <table:table-cell office:value-type="float" office:value="0.227585462" calcext:value-type="float">
            <text:p>0.227585462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30826167" calcext:value-type="float">
            <text:p>0.230826167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006121523" calcext:value-type="float">
            <text:p>0.0061215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0990676" calcext:value-type="float">
            <text:p>0.230990676</text:p>
          </table:table-cell>
          <table:table-cell office:value-type="float" office:value="0.241428642" calcext:value-type="float">
            <text:p>0.241428642</text:p>
          </table:table-cell>
          <table:table-cell office:value-type="float" office:value="0.225362209" calcext:value-type="float">
            <text:p>0.225362209</text:p>
          </table:table-cell>
          <table:table-cell office:value-type="float" office:value="0.232593842" calcext:value-type="float">
            <text:p>0.232593842</text:p>
          </table:table-cell>
          <table:table-cell office:value-type="float" office:value="0.230990676" calcext:value-type="float">
            <text:p>0.230990676</text:p>
          </table:table-cell>
          <table:table-cell office:value-type="float" office:value="0.232593842" calcext:value-type="float">
            <text:p>0.232593842</text:p>
          </table:table-cell>
          <table:table-cell office:value-type="float" office:value="0.006656334" calcext:value-type="float">
            <text:p>0.00665633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469897" calcext:value-type="float">
            <text:p>0.231469897</text:p>
          </table:table-cell>
          <table:table-cell office:value-type="float" office:value="0.241889982" calcext:value-type="float">
            <text:p>0.241889982</text:p>
          </table:table-cell>
          <table:table-cell office:value-type="float" office:value="0.223471549" calcext:value-type="float">
            <text:p>0.223471549</text:p>
          </table:table-cell>
          <table:table-cell office:value-type="float" office:value="0.232277143" calcext:value-type="float">
            <text:p>0.232277143</text:p>
          </table:table-cell>
          <table:table-cell office:value-type="float" office:value="0.231469897" calcext:value-type="float">
            <text:p>0.231469897</text:p>
          </table:table-cell>
          <table:table-cell office:value-type="float" office:value="0.232277143" calcext:value-type="float">
            <text:p>0.232277143</text:p>
          </table:table-cell>
          <table:table-cell office:value-type="float" office:value="0.007540929" calcext:value-type="float">
            <text:p>0.00754092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897859" calcext:value-type="float">
            <text:p>0.231897859</text:p>
          </table:table-cell>
          <table:table-cell office:value-type="float" office:value="0.241909056" calcext:value-type="float">
            <text:p>0.241909056</text:p>
          </table:table-cell>
          <table:table-cell office:value-type="float" office:value="0.222349193" calcext:value-type="float">
            <text:p>0.222349193</text:p>
          </table:table-cell>
          <table:table-cell office:value-type="float" office:value="0.232052036" calcext:value-type="float">
            <text:p>0.232052036</text:p>
          </table:table-cell>
          <table:table-cell office:value-type="float" office:value="0.231897859" calcext:value-type="float">
            <text:p>0.231897859</text:p>
          </table:table-cell>
          <table:table-cell office:value-type="float" office:value="0.232052036" calcext:value-type="float">
            <text:p>0.232052036</text:p>
          </table:table-cell>
          <table:table-cell office:value-type="float" office:value="0.007986025" calcext:value-type="float">
            <text:p>0.007986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231049" calcext:value-type="float">
            <text:p>0.232231049</text:p>
          </table:table-cell>
          <table:table-cell office:value-type="float" office:value="0.241498976" calcext:value-type="float">
            <text:p>0.241498976</text:p>
          </table:table-cell>
          <table:table-cell office:value-type="float" office:value="0.221956399" calcext:value-type="float">
            <text:p>0.221956399</text:p>
          </table:table-cell>
          <table:table-cell office:value-type="float" office:value="0.231895474" calcext:value-type="float">
            <text:p>0.231895474</text:p>
          </table:table-cell>
          <table:table-cell office:value-type="float" office:value="0.232231049" calcext:value-type="float">
            <text:p>0.232231049</text:p>
          </table:table-cell>
          <table:table-cell office:value-type="float" office:value="0.231895474" calcext:value-type="float">
            <text:p>0.231895474</text:p>
          </table:table-cell>
          <table:table-cell office:value-type="float" office:value="0.007981752" calcext:value-type="float">
            <text:p>0.00798175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03793" calcext:value-type="float">
            <text:p>0.23203793</text:p>
          </table:table-cell>
          <table:table-cell office:value-type="float" office:value="0.242183833" calcext:value-type="float">
            <text:p>0.242183833</text:p>
          </table:table-cell>
          <table:table-cell office:value-type="float" office:value="0.221857455" calcext:value-type="float">
            <text:p>0.221857455</text:p>
          </table:table-cell>
          <table:table-cell office:value-type="float" office:value="0.232026406" calcext:value-type="float">
            <text:p>0.232026406</text:p>
          </table:table-cell>
          <table:table-cell office:value-type="float" office:value="0.23203793" calcext:value-type="float">
            <text:p>0.23203793</text:p>
          </table:table-cell>
          <table:table-cell office:value-type="float" office:value="0.232026406" calcext:value-type="float">
            <text:p>0.232026406</text:p>
          </table:table-cell>
          <table:table-cell office:value-type="float" office:value="0.008298213" calcext:value-type="float">
            <text:p>0.00829821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000975" calcext:value-type="float">
            <text:p>0.232000975</text:p>
          </table:table-cell>
          <table:table-cell office:value-type="float" office:value="0.242099791" calcext:value-type="float">
            <text:p>0.242099791</text:p>
          </table:table-cell>
          <table:table-cell office:value-type="float" office:value="0.222031501" calcext:value-type="float">
            <text:p>0.222031501</text:p>
          </table:table-cell>
          <table:table-cell office:value-type="float" office:value="0.232044089" calcext:value-type="float">
            <text:p>0.232044089</text:p>
          </table:table-cell>
          <table:table-cell office:value-type="float" office:value="0.232000975" calcext:value-type="float">
            <text:p>0.232000975</text:p>
          </table:table-cell>
          <table:table-cell office:value-type="float" office:value="0.232044089" calcext:value-type="float">
            <text:p>0.232044089</text:p>
          </table:table-cell>
          <table:table-cell office:value-type="float" office:value="0.008192902" calcext:value-type="float">
            <text:p>0.00819290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2617883" calcext:value-type="float">
            <text:p>0.232617883</text:p>
          </table:table-cell>
          <table:table-cell office:value-type="float" office:value="0.241500764" calcext:value-type="float">
            <text:p>0.241500764</text:p>
          </table:table-cell>
          <table:table-cell office:value-type="float" office:value="0.222237137" calcext:value-type="float">
            <text:p>0.222237137</text:p>
          </table:table-cell>
          <table:table-cell office:value-type="float" office:value="0.232118595" calcext:value-type="float">
            <text:p>0.232118595</text:p>
          </table:table-cell>
          <table:table-cell office:value-type="float" office:value="0.232617883" calcext:value-type="float">
            <text:p>0.232617883</text:p>
          </table:table-cell>
          <table:table-cell office:value-type="float" office:value="0.232118595" calcext:value-type="float">
            <text:p>0.232118595</text:p>
          </table:table-cell>
          <table:table-cell office:value-type="float" office:value="0.007872264" calcext:value-type="float">
            <text:p>0.00787226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2722191" calcext:value-type="float">
            <text:p>0.232722191</text:p>
          </table:table-cell>
          <table:table-cell office:value-type="float" office:value="0.241150289" calcext:value-type="float">
            <text:p>0.241150289</text:p>
          </table:table-cell>
          <table:table-cell office:value-type="float" office:value="0.223047164" calcext:value-type="float">
            <text:p>0.223047164</text:p>
          </table:table-cell>
          <table:table-cell office:value-type="float" office:value="0.232306548" calcext:value-type="float">
            <text:p>0.232306548</text:p>
          </table:table-cell>
          <table:table-cell office:value-type="float" office:value="0.232722191" calcext:value-type="float">
            <text:p>0.232722191</text:p>
          </table:table-cell>
          <table:table-cell office:value-type="float" office:value="0.232306548" calcext:value-type="float">
            <text:p>0.232306548</text:p>
          </table:table-cell>
          <table:table-cell office:value-type="float" office:value="0.007396411" calcext:value-type="float">
            <text:p>0.00739641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140283" calcext:value-type="float">
            <text:p>0.231140283</text:p>
          </table:table-cell>
          <table:table-cell office:value-type="float" office:value="0.240842729" calcext:value-type="float">
            <text:p>0.240842729</text:p>
          </table:table-cell>
          <table:table-cell office:value-type="float" office:value="0.230056671" calcext:value-type="float">
            <text:p>0.230056671</text:p>
          </table:table-cell>
          <table:table-cell office:value-type="float" office:value="0.234013228" calcext:value-type="float">
            <text:p>0.234013228</text:p>
          </table:table-cell>
          <table:table-cell office:value-type="float" office:value="0.231140283" calcext:value-type="float">
            <text:p>0.231140283</text:p>
          </table:table-cell>
          <table:table-cell office:value-type="float" office:value="0.234013228" calcext:value-type="float">
            <text:p>0.234013228</text:p>
          </table:table-cell>
          <table:table-cell office:value-type="float" office:value="0.004849407" calcext:value-type="float">
            <text:p>0.00484940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89054" calcext:value-type="float">
            <text:p>0.23089054</text:p>
          </table:table-cell>
          <table:table-cell office:value-type="float" office:value="0.240466027" calcext:value-type="float">
            <text:p>0.240466027</text:p>
          </table:table-cell>
          <table:table-cell office:value-type="float" office:value="0.230988292" calcext:value-type="float">
            <text:p>0.230988292</text:p>
          </table:table-cell>
          <table:table-cell office:value-type="float" office:value="0.234114953" calcext:value-type="float">
            <text:p>0.234114953</text:p>
          </table:table-cell>
          <table:table-cell office:value-type="float" office:value="0.230988292" calcext:value-type="float">
            <text:p>0.230988292</text:p>
          </table:table-cell>
          <table:table-cell office:value-type="float" office:value="0.234114953" calcext:value-type="float">
            <text:p>0.234114953</text:p>
          </table:table-cell>
          <table:table-cell office:value-type="float" office:value="0.004491065" calcext:value-type="float">
            <text:p>0.00449106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0835704" calcext:value-type="float">
            <text:p>0.230835704</text:p>
          </table:table-cell>
          <table:table-cell office:value-type="float" office:value="0.241340428" calcext:value-type="float">
            <text:p>0.241340428</text:p>
          </table:table-cell>
          <table:table-cell office:value-type="float" office:value="0.231512813" calcext:value-type="float">
            <text:p>0.231512813</text:p>
          </table:table-cell>
          <table:table-cell office:value-type="float" office:value="0.234562981" calcext:value-type="float">
            <text:p>0.234562981</text:p>
          </table:table-cell>
          <table:table-cell office:value-type="float" office:value="0.231512813" calcext:value-type="float">
            <text:p>0.231512813</text:p>
          </table:table-cell>
          <table:table-cell office:value-type="float" office:value="0.234562981" calcext:value-type="float">
            <text:p>0.234562981</text:p>
          </table:table-cell>
          <table:table-cell office:value-type="float" office:value="0.004800344" calcext:value-type="float">
            <text:p>0.00480034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0920938" calcext:value-type="float">
            <text:p>0.230920938</text:p>
          </table:table-cell>
          <table:table-cell office:value-type="float" office:value="0.241432815" calcext:value-type="float">
            <text:p>0.241432815</text:p>
          </table:table-cell>
          <table:table-cell office:value-type="float" office:value="0.231256513" calcext:value-type="float">
            <text:p>0.231256513</text:p>
          </table:table-cell>
          <table:table-cell office:value-type="float" office:value="0.234536755" calcext:value-type="float">
            <text:p>0.234536755</text:p>
          </table:table-cell>
          <table:table-cell office:value-type="float" office:value="0.231256513" calcext:value-type="float">
            <text:p>0.231256513</text:p>
          </table:table-cell>
          <table:table-cell office:value-type="float" office:value="0.234536755" calcext:value-type="float">
            <text:p>0.234536755</text:p>
          </table:table-cell>
          <table:table-cell office:value-type="float" office:value="0.004878175" calcext:value-type="float">
            <text:p>0.00487817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111077" calcext:value-type="float">
            <text:p>0.231111077</text:p>
          </table:table-cell>
          <table:table-cell office:value-type="float" office:value="0.241978197" calcext:value-type="float">
            <text:p>0.241978197</text:p>
          </table:table-cell>
          <table:table-cell office:value-type="float" office:value="0.22924426" calcext:value-type="float">
            <text:p>0.22924426</text:p>
          </table:table-cell>
          <table:table-cell office:value-type="float" office:value="0.234111178" calcext:value-type="float">
            <text:p>0.234111178</text:p>
          </table:table-cell>
          <table:table-cell office:value-type="float" office:value="0.231111077" calcext:value-type="float">
            <text:p>0.231111077</text:p>
          </table:table-cell>
          <table:table-cell office:value-type="float" office:value="0.234111178" calcext:value-type="float">
            <text:p>0.234111178</text:p>
          </table:table-cell>
          <table:table-cell office:value-type="float" office:value="0.005614787" calcext:value-type="float">
            <text:p>0.0056147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1196908" calcext:value-type="float">
            <text:p>0.231196908</text:p>
          </table:table-cell>
          <table:table-cell office:value-type="float" office:value="0.242247014" calcext:value-type="float">
            <text:p>0.242247014</text:p>
          </table:table-cell>
          <table:table-cell office:value-type="float" office:value="0.227668313" calcext:value-type="float">
            <text:p>0.227668313</text:p>
          </table:table-cell>
          <table:table-cell office:value-type="float" office:value="0.233704078" calcext:value-type="float">
            <text:p>0.233704078</text:p>
          </table:table-cell>
          <table:table-cell office:value-type="float" office:value="0.231196908" calcext:value-type="float">
            <text:p>0.231196908</text:p>
          </table:table-cell>
          <table:table-cell office:value-type="float" office:value="0.233704078" calcext:value-type="float">
            <text:p>0.233704078</text:p>
          </table:table-cell>
          <table:table-cell office:value-type="float" office:value="0.006210156" calcext:value-type="float">
            <text:p>0.00621015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812624" calcext:value-type="float">
            <text:p>0.231812624</text:p>
          </table:table-cell>
          <table:table-cell office:value-type="float" office:value="0.242126613" calcext:value-type="float">
            <text:p>0.242126613</text:p>
          </table:table-cell>
          <table:table-cell office:value-type="float" office:value="0.223183659" calcext:value-type="float">
            <text:p>0.223183659</text:p>
          </table:table-cell>
          <table:table-cell office:value-type="float" office:value="0.232374298" calcext:value-type="float">
            <text:p>0.232374298</text:p>
          </table:table-cell>
          <table:table-cell office:value-type="float" office:value="0.231812624" calcext:value-type="float">
            <text:p>0.231812624</text:p>
          </table:table-cell>
          <table:table-cell office:value-type="float" office:value="0.232374298" calcext:value-type="float">
            <text:p>0.232374298</text:p>
          </table:table-cell>
          <table:table-cell office:value-type="float" office:value="0.007743621" calcext:value-type="float">
            <text:p>0.00774362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2619075" calcext:value-type="float">
            <text:p>0.232619075</text:p>
          </table:table-cell>
          <table:table-cell office:value-type="float" office:value="0.241993695" calcext:value-type="float">
            <text:p>0.241993695</text:p>
          </table:table-cell>
          <table:table-cell office:value-type="float" office:value="0.221895602" calcext:value-type="float">
            <text:p>0.221895602</text:p>
          </table:table-cell>
          <table:table-cell office:value-type="float" office:value="0.232169457" calcext:value-type="float">
            <text:p>0.232169457</text:p>
          </table:table-cell>
          <table:table-cell office:value-type="float" office:value="0.232619075" calcext:value-type="float">
            <text:p>0.232619075</text:p>
          </table:table-cell>
          <table:table-cell office:value-type="float" office:value="0.232169457" calcext:value-type="float">
            <text:p>0.232169457</text:p>
          </table:table-cell>
          <table:table-cell office:value-type="float" office:value="0.008211169" calcext:value-type="float">
            <text:p>0.00821116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2925443" calcext:value-type="float">
            <text:p>0.232925443</text:p>
          </table:table-cell>
          <table:table-cell office:value-type="float" office:value="0.241302281" calcext:value-type="float">
            <text:p>0.241302281</text:p>
          </table:table-cell>
          <table:table-cell office:value-type="float" office:value="0.222778943" calcext:value-type="float">
            <text:p>0.222778943</text:p>
          </table:table-cell>
          <table:table-cell office:value-type="float" office:value="0.232335555" calcext:value-type="float">
            <text:p>0.232335555</text:p>
          </table:table-cell>
          <table:table-cell office:value-type="float" office:value="0.232925443" calcext:value-type="float">
            <text:p>0.232925443</text:p>
          </table:table-cell>
          <table:table-cell office:value-type="float" office:value="0.232335555" calcext:value-type="float">
            <text:p>0.232335555</text:p>
          </table:table-cell>
          <table:table-cell office:value-type="float" office:value="0.007573616" calcext:value-type="float">
            <text:p>0.0075736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182935" calcext:value-type="float">
            <text:p>0.233182935</text:p>
          </table:table-cell>
          <table:table-cell office:value-type="float" office:value="0.241097241" calcext:value-type="float">
            <text:p>0.241097241</text:p>
          </table:table-cell>
          <table:table-cell office:value-type="float" office:value="0.223754671" calcext:value-type="float">
            <text:p>0.223754671</text:p>
          </table:table-cell>
          <table:table-cell office:value-type="float" office:value="0.232678282" calcext:value-type="float">
            <text:p>0.232678282</text:p>
          </table:table-cell>
          <table:table-cell office:value-type="float" office:value="0.233182935" calcext:value-type="float">
            <text:p>0.233182935</text:p>
          </table:table-cell>
          <table:table-cell office:value-type="float" office:value="0.232678282" calcext:value-type="float">
            <text:p>0.232678282</text:p>
          </table:table-cell>
          <table:table-cell office:value-type="float" office:value="0.007089061" calcext:value-type="float">
            <text:p>0.00708906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338503" calcext:value-type="float">
            <text:p>0.233338503</text:p>
          </table:table-cell>
          <table:table-cell office:value-type="float" office:value="0.240506558" calcext:value-type="float">
            <text:p>0.240506558</text:p>
          </table:table-cell>
          <table:table-cell office:value-type="float" office:value="0.224084285" calcext:value-type="float">
            <text:p>0.224084285</text:p>
          </table:table-cell>
          <table:table-cell office:value-type="float" office:value="0.232643115" calcext:value-type="float">
            <text:p>0.232643115</text:p>
          </table:table-cell>
          <table:table-cell office:value-type="float" office:value="0.233338503" calcext:value-type="float">
            <text:p>0.233338503</text:p>
          </table:table-cell>
          <table:table-cell office:value-type="float" office:value="0.232643115" calcext:value-type="float">
            <text:p>0.232643115</text:p>
          </table:table-cell>
          <table:table-cell office:value-type="float" office:value="0.006722373" calcext:value-type="float">
            <text:p>0.00672237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011274" calcext:value-type="float">
            <text:p>0.233011274</text:p>
          </table:table-cell>
          <table:table-cell office:value-type="float" office:value="0.240478544" calcext:value-type="float">
            <text:p>0.240478544</text:p>
          </table:table-cell>
          <table:table-cell office:value-type="float" office:value="0.224285749" calcext:value-type="float">
            <text:p>0.224285749</text:p>
          </table:table-cell>
          <table:table-cell office:value-type="float" office:value="0.232591855" calcext:value-type="float">
            <text:p>0.232591855</text:p>
          </table:table-cell>
          <table:table-cell office:value-type="float" office:value="0.233011274" calcext:value-type="float">
            <text:p>0.233011274</text:p>
          </table:table-cell>
          <table:table-cell office:value-type="float" office:value="0.232591855" calcext:value-type="float">
            <text:p>0.232591855</text:p>
          </table:table-cell>
          <table:table-cell office:value-type="float" office:value="0.00661733" calcext:value-type="float">
            <text:p>0.0066173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67868" calcext:value-type="float">
            <text:p>0.23267868</text:p>
          </table:table-cell>
          <table:table-cell office:value-type="float" office:value="0.240207939" calcext:value-type="float">
            <text:p>0.240207939</text:p>
          </table:table-cell>
          <table:table-cell office:value-type="float" office:value="0.224906829" calcext:value-type="float">
            <text:p>0.224906829</text:p>
          </table:table-cell>
          <table:table-cell office:value-type="float" office:value="0.232597816" calcext:value-type="float">
            <text:p>0.232597816</text:p>
          </table:table-cell>
          <table:table-cell office:value-type="float" office:value="0.23267868" calcext:value-type="float">
            <text:p>0.23267868</text:p>
          </table:table-cell>
          <table:table-cell office:value-type="float" office:value="0.232597816" calcext:value-type="float">
            <text:p>0.232597816</text:p>
          </table:table-cell>
          <table:table-cell office:value-type="float" office:value="0.006246914" calcext:value-type="float">
            <text:p>0.00624691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2384233" calcext:value-type="float">
            <text:p>0.232384233</text:p>
          </table:table-cell>
          <table:table-cell office:value-type="float" office:value="0.240225225" calcext:value-type="float">
            <text:p>0.240225225</text:p>
          </table:table-cell>
          <table:table-cell office:value-type="float" office:value="0.226041702" calcext:value-type="float">
            <text:p>0.226041702</text:p>
          </table:table-cell>
          <table:table-cell office:value-type="float" office:value="0.23288372" calcext:value-type="float">
            <text:p>0.23288372</text:p>
          </table:table-cell>
          <table:table-cell office:value-type="float" office:value="0.232384233" calcext:value-type="float">
            <text:p>0.232384233</text:p>
          </table:table-cell>
          <table:table-cell office:value-type="float" office:value="0.23288372" calcext:value-type="float">
            <text:p>0.23288372</text:p>
          </table:table-cell>
          <table:table-cell office:value-type="float" office:value="0.005801161" calcext:value-type="float">
            <text:p>0.00580116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99263" calcext:value-type="float">
            <text:p>0.23199263</text:p>
          </table:table-cell>
          <table:table-cell office:value-type="float" office:value="0.240166216" calcext:value-type="float">
            <text:p>0.240166216</text:p>
          </table:table-cell>
          <table:table-cell office:value-type="float" office:value="0.228285221" calcext:value-type="float">
            <text:p>0.228285221</text:p>
          </table:table-cell>
          <table:table-cell office:value-type="float" office:value="0.233481356" calcext:value-type="float">
            <text:p>0.233481356</text:p>
          </table:table-cell>
          <table:table-cell office:value-type="float" office:value="0.23199263" calcext:value-type="float">
            <text:p>0.23199263</text:p>
          </table:table-cell>
          <table:table-cell office:value-type="float" office:value="0.233481356" calcext:value-type="float">
            <text:p>0.233481356</text:p>
          </table:table-cell>
          <table:table-cell office:value-type="float" office:value="0.004963315" calcext:value-type="float">
            <text:p>0.0049633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1629042" calcext:value-type="float">
            <text:p>0.231629042</text:p>
          </table:table-cell>
          <table:table-cell office:value-type="float" office:value="0.240703254" calcext:value-type="float">
            <text:p>0.240703254</text:p>
          </table:table-cell>
          <table:table-cell office:value-type="float" office:value="0.230615763" calcext:value-type="float">
            <text:p>0.230615763</text:p>
          </table:table-cell>
          <table:table-cell office:value-type="float" office:value="0.234316019" calcext:value-type="float">
            <text:p>0.234316019</text:p>
          </table:table-cell>
          <table:table-cell office:value-type="float" office:value="0.231629042" calcext:value-type="float">
            <text:p>0.231629042</text:p>
          </table:table-cell>
          <table:table-cell office:value-type="float" office:value="0.234316019" calcext:value-type="float">
            <text:p>0.234316019</text:p>
          </table:table-cell>
          <table:table-cell office:value-type="float" office:value="0.004535362" calcext:value-type="float">
            <text:p>0.00453536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494931" calcext:value-type="float">
            <text:p>0.231494931</text:p>
          </table:table-cell>
          <table:table-cell office:value-type="float" office:value="0.241167574" calcext:value-type="float">
            <text:p>0.241167574</text:p>
          </table:table-cell>
          <table:table-cell office:value-type="float" office:value="0.232300786" calcext:value-type="float">
            <text:p>0.232300786</text:p>
          </table:table-cell>
          <table:table-cell office:value-type="float" office:value="0.234987764" calcext:value-type="float">
            <text:p>0.234987764</text:p>
          </table:table-cell>
          <table:table-cell office:value-type="float" office:value="0.232300786" calcext:value-type="float">
            <text:p>0.232300786</text:p>
          </table:table-cell>
          <table:table-cell office:value-type="float" office:value="0.234987764" calcext:value-type="float">
            <text:p>0.234987764</text:p>
          </table:table-cell>
          <table:table-cell office:value-type="float" office:value="0.004382153" calcext:value-type="float">
            <text:p>0.00438215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449632" calcext:value-type="float">
            <text:p>0.231449632</text:p>
          </table:table-cell>
          <table:table-cell office:value-type="float" office:value="0.241595535" calcext:value-type="float">
            <text:p>0.241595535</text:p>
          </table:table-cell>
          <table:table-cell office:value-type="float" office:value="0.230798153" calcext:value-type="float">
            <text:p>0.230798153</text:p>
          </table:table-cell>
          <table:table-cell office:value-type="float" office:value="0.23461444" calcext:value-type="float">
            <text:p>0.23461444</text:p>
          </table:table-cell>
          <table:table-cell office:value-type="float" office:value="0.231449632" calcext:value-type="float">
            <text:p>0.231449632</text:p>
          </table:table-cell>
          <table:table-cell office:value-type="float" office:value="0.23461444" calcext:value-type="float">
            <text:p>0.23461444</text:p>
          </table:table-cell>
          <table:table-cell office:value-type="float" office:value="0.00494354" calcext:value-type="float">
            <text:p>0.0049435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1517581" calcext:value-type="float">
            <text:p>0.231517581</text:p>
          </table:table-cell>
          <table:table-cell office:value-type="float" office:value="0.242579012" calcext:value-type="float">
            <text:p>0.242579012</text:p>
          </table:table-cell>
          <table:table-cell office:value-type="float" office:value="0.228616623" calcext:value-type="float">
            <text:p>0.228616623</text:p>
          </table:table-cell>
          <table:table-cell office:value-type="float" office:value="0.234237739" calcext:value-type="float">
            <text:p>0.234237739</text:p>
          </table:table-cell>
          <table:table-cell office:value-type="float" office:value="0.231517581" calcext:value-type="float">
            <text:p>0.231517581</text:p>
          </table:table-cell>
          <table:table-cell office:value-type="float" office:value="0.234237739" calcext:value-type="float">
            <text:p>0.234237739</text:p>
          </table:table-cell>
          <table:table-cell office:value-type="float" office:value="0.006015897" calcext:value-type="float">
            <text:p>0.0060158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129721" calcext:value-type="float">
            <text:p>0.232129721</text:p>
          </table:table-cell>
          <table:table-cell office:value-type="float" office:value="0.242682128" calcext:value-type="float">
            <text:p>0.242682128</text:p>
          </table:table-cell>
          <table:table-cell office:value-type="float" office:value="0.226250318" calcext:value-type="float">
            <text:p>0.226250318</text:p>
          </table:table-cell>
          <table:table-cell office:value-type="float" office:value="0.233687389" calcext:value-type="float">
            <text:p>0.233687389</text:p>
          </table:table-cell>
          <table:table-cell office:value-type="float" office:value="0.232129721" calcext:value-type="float">
            <text:p>0.232129721</text:p>
          </table:table-cell>
          <table:table-cell office:value-type="float" office:value="0.233687389" calcext:value-type="float">
            <text:p>0.233687389</text:p>
          </table:table-cell>
          <table:table-cell office:value-type="float" office:value="0.00679808" calcext:value-type="float">
            <text:p>0.0067980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753615" calcext:value-type="float">
            <text:p>0.231753615</text:p>
          </table:table-cell>
          <table:table-cell office:value-type="float" office:value="0.243638783" calcext:value-type="float">
            <text:p>0.243638783</text:p>
          </table:table-cell>
          <table:table-cell office:value-type="float" office:value="0.22492173" calcext:value-type="float">
            <text:p>0.22492173</text:p>
          </table:table-cell>
          <table:table-cell office:value-type="float" office:value="0.233438043" calcext:value-type="float">
            <text:p>0.233438043</text:p>
          </table:table-cell>
          <table:table-cell office:value-type="float" office:value="0.231753615" calcext:value-type="float">
            <text:p>0.231753615</text:p>
          </table:table-cell>
          <table:table-cell office:value-type="float" office:value="0.233438043" calcext:value-type="float">
            <text:p>0.233438043</text:p>
          </table:table-cell>
          <table:table-cell office:value-type="float" office:value="0.007733476" calcext:value-type="float">
            <text:p>0.0077334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3258633" calcext:value-type="float">
            <text:p>0.233258633</text:p>
          </table:table-cell>
          <table:table-cell office:value-type="float" office:value="0.241354733" calcext:value-type="float">
            <text:p>0.241354733</text:p>
          </table:table-cell>
          <table:table-cell office:value-type="float" office:value="0.225102928" calcext:value-type="float">
            <text:p>0.225102928</text:p>
          </table:table-cell>
          <table:table-cell office:value-type="float" office:value="0.233238765" calcext:value-type="float">
            <text:p>0.233238765</text:p>
          </table:table-cell>
          <table:table-cell office:value-type="float" office:value="0.233258633" calcext:value-type="float">
            <text:p>0.233258633</text:p>
          </table:table-cell>
          <table:table-cell office:value-type="float" office:value="0.233238765" calcext:value-type="float">
            <text:p>0.233238765</text:p>
          </table:table-cell>
          <table:table-cell office:value-type="float" office:value="0.006634786" calcext:value-type="float">
            <text:p>0.00663478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784776" calcext:value-type="float">
            <text:p>0.232784776</text:p>
          </table:table-cell>
          <table:table-cell office:value-type="float" office:value="0.241130023" calcext:value-type="float">
            <text:p>0.241130023</text:p>
          </table:table-cell>
          <table:table-cell office:value-type="float" office:value="0.226176408" calcext:value-type="float">
            <text:p>0.226176408</text:p>
          </table:table-cell>
          <table:table-cell office:value-type="float" office:value="0.233363736" calcext:value-type="float">
            <text:p>0.233363736</text:p>
          </table:table-cell>
          <table:table-cell office:value-type="float" office:value="0.232784776" calcext:value-type="float">
            <text:p>0.232784776</text:p>
          </table:table-cell>
          <table:table-cell office:value-type="float" office:value="0.233363736" calcext:value-type="float">
            <text:p>0.233363736</text:p>
          </table:table-cell>
          <table:table-cell office:value-type="float" office:value="0.006118499" calcext:value-type="float">
            <text:p>0.00611849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100514" calcext:value-type="float">
            <text:p>0.232100514</text:p>
          </table:table-cell>
          <table:table-cell office:value-type="float" office:value="0.24113956" calcext:value-type="float">
            <text:p>0.24113956</text:p>
          </table:table-cell>
          <table:table-cell office:value-type="float" office:value="0.229806927" calcext:value-type="float">
            <text:p>0.229806927</text:p>
          </table:table-cell>
          <table:table-cell office:value-type="float" office:value="0.234349001" calcext:value-type="float">
            <text:p>0.234349001</text:p>
          </table:table-cell>
          <table:table-cell office:value-type="float" office:value="0.232100514" calcext:value-type="float">
            <text:p>0.232100514</text:p>
          </table:table-cell>
          <table:table-cell office:value-type="float" office:value="0.234349001" calcext:value-type="float">
            <text:p>0.234349001</text:p>
          </table:table-cell>
          <table:table-cell office:value-type="float" office:value="0.004892096" calcext:value-type="float">
            <text:p>0.00489209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206611" calcext:value-type="float">
            <text:p>0.232206611</text:p>
          </table:table-cell>
          <table:table-cell office:value-type="float" office:value="0.241206913" calcext:value-type="float">
            <text:p>0.241206913</text:p>
          </table:table-cell>
          <table:table-cell office:value-type="float" office:value="0.229146508" calcext:value-type="float">
            <text:p>0.229146508</text:p>
          </table:table-cell>
          <table:table-cell office:value-type="float" office:value="0.234186677" calcext:value-type="float">
            <text:p>0.234186677</text:p>
          </table:table-cell>
          <table:table-cell office:value-type="float" office:value="0.232206611" calcext:value-type="float">
            <text:p>0.232206611</text:p>
          </table:table-cell>
          <table:table-cell office:value-type="float" office:value="0.234186677" calcext:value-type="float">
            <text:p>0.234186677</text:p>
          </table:table-cell>
          <table:table-cell office:value-type="float" office:value="0.005118844" calcext:value-type="float">
            <text:p>0.00511884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198965" calcext:value-type="float">
            <text:p>0.23198965</text:p>
          </table:table-cell>
          <table:table-cell office:value-type="float" office:value="0.241730242" calcext:value-type="float">
            <text:p>0.241730242</text:p>
          </table:table-cell>
          <table:table-cell office:value-type="float" office:value="0.231150416" calcext:value-type="float">
            <text:p>0.231150416</text:p>
          </table:table-cell>
          <table:table-cell office:value-type="float" office:value="0.234956769" calcext:value-type="float">
            <text:p>0.234956769</text:p>
          </table:table-cell>
          <table:table-cell office:value-type="float" office:value="0.23198965" calcext:value-type="float">
            <text:p>0.23198965</text:p>
          </table:table-cell>
          <table:table-cell office:value-type="float" office:value="0.234956769" calcext:value-type="float">
            <text:p>0.234956769</text:p>
          </table:table-cell>
          <table:table-cell office:value-type="float" office:value="0.004801807" calcext:value-type="float">
            <text:p>0.00480180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646923" calcext:value-type="float">
            <text:p>0.231646923</text:p>
          </table:table-cell>
          <table:table-cell office:value-type="float" office:value="0.24211648" calcext:value-type="float">
            <text:p>0.24211648</text:p>
          </table:table-cell>
          <table:table-cell office:value-type="float" office:value="0.232301978" calcext:value-type="float">
            <text:p>0.232301978</text:p>
          </table:table-cell>
          <table:table-cell office:value-type="float" office:value="0.235355127" calcext:value-type="float">
            <text:p>0.235355127</text:p>
          </table:table-cell>
          <table:table-cell office:value-type="float" office:value="0.232301978" calcext:value-type="float">
            <text:p>0.232301978</text:p>
          </table:table-cell>
          <table:table-cell office:value-type="float" office:value="0.235355127" calcext:value-type="float">
            <text:p>0.235355127</text:p>
          </table:table-cell>
          <table:table-cell office:value-type="float" office:value="0.004788472" calcext:value-type="float">
            <text:p>0.00478847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1512813" calcext:value-type="float">
            <text:p>0.231512813</text:p>
          </table:table-cell>
          <table:table-cell office:value-type="float" office:value="0.242159395" calcext:value-type="float">
            <text:p>0.242159395</text:p>
          </table:table-cell>
          <table:table-cell office:value-type="float" office:value="0.232036141" calcext:value-type="float">
            <text:p>0.232036141</text:p>
          </table:table-cell>
          <table:table-cell office:value-type="float" office:value="0.235236116" calcext:value-type="float">
            <text:p>0.235236116</text:p>
          </table:table-cell>
          <table:table-cell office:value-type="float" office:value="0.232036141" calcext:value-type="float">
            <text:p>0.232036141</text:p>
          </table:table-cell>
          <table:table-cell office:value-type="float" office:value="0.235236116" calcext:value-type="float">
            <text:p>0.235236116</text:p>
          </table:table-cell>
          <table:table-cell office:value-type="float" office:value="0.004900157" calcext:value-type="float">
            <text:p>0.00490015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1408504" calcext:value-type="float">
            <text:p>0.231408504</text:p>
          </table:table-cell>
          <table:table-cell office:value-type="float" office:value="0.24282816" calcext:value-type="float">
            <text:p>0.24282816</text:p>
          </table:table-cell>
          <table:table-cell office:value-type="float" office:value="0.23007634" calcext:value-type="float">
            <text:p>0.23007634</text:p>
          </table:table-cell>
          <table:table-cell office:value-type="float" office:value="0.234771002" calcext:value-type="float">
            <text:p>0.234771002</text:p>
          </table:table-cell>
          <table:table-cell office:value-type="float" office:value="0.231408504" calcext:value-type="float">
            <text:p>0.231408504</text:p>
          </table:table-cell>
          <table:table-cell office:value-type="float" office:value="0.234771002" calcext:value-type="float">
            <text:p>0.234771002</text:p>
          </table:table-cell>
          <table:table-cell office:value-type="float" office:value="0.00572317" calcext:value-type="float">
            <text:p>0.005723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1803087" calcext:value-type="float">
            <text:p>0.231803087</text:p>
          </table:table-cell>
          <table:table-cell office:value-type="float" office:value="0.243369966" calcext:value-type="float">
            <text:p>0.243369966</text:p>
          </table:table-cell>
          <table:table-cell office:value-type="float" office:value="0.228306678" calcext:value-type="float">
            <text:p>0.228306678</text:p>
          </table:table-cell>
          <table:table-cell office:value-type="float" office:value="0.234493244" calcext:value-type="float">
            <text:p>0.234493244</text:p>
          </table:table-cell>
          <table:table-cell office:value-type="float" office:value="0.231803087" calcext:value-type="float">
            <text:p>0.231803087</text:p>
          </table:table-cell>
          <table:table-cell office:value-type="float" office:value="0.234493244" calcext:value-type="float">
            <text:p>0.234493244</text:p>
          </table:table-cell>
          <table:table-cell office:value-type="float" office:value="0.006437047" calcext:value-type="float">
            <text:p>0.00643704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260851" calcext:value-type="float">
            <text:p>0.232260851</text:p>
          </table:table-cell>
          <table:table-cell office:value-type="float" office:value="0.243799119" calcext:value-type="float">
            <text:p>0.243799119</text:p>
          </table:table-cell>
          <table:table-cell office:value-type="float" office:value="0.225771692" calcext:value-type="float">
            <text:p>0.225771692</text:p>
          </table:table-cell>
          <table:table-cell office:value-type="float" office:value="0.233943888" calcext:value-type="float">
            <text:p>0.233943888</text:p>
          </table:table-cell>
          <table:table-cell office:value-type="float" office:value="0.232260851" calcext:value-type="float">
            <text:p>0.232260851</text:p>
          </table:table-cell>
          <table:table-cell office:value-type="float" office:value="0.233943888" calcext:value-type="float">
            <text:p>0.233943888</text:p>
          </table:table-cell>
          <table:table-cell office:value-type="float" office:value="0.007455266" calcext:value-type="float">
            <text:p>0.00745526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390193" calcext:value-type="float">
            <text:p>0.232390193</text:p>
          </table:table-cell>
          <table:table-cell office:value-type="float" office:value="0.243693619" calcext:value-type="float">
            <text:p>0.243693619</text:p>
          </table:table-cell>
          <table:table-cell office:value-type="float" office:value="0.224094418" calcext:value-type="float">
            <text:p>0.224094418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232390193" calcext:value-type="float">
            <text:p>0.232390193</text:p>
          </table:table-cell>
          <table:table-cell office:value-type="float" office:value="0.233392743" calcext:value-type="float">
            <text:p>0.233392743</text:p>
          </table:table-cell>
          <table:table-cell office:value-type="float" office:value="0.008032684" calcext:value-type="float">
            <text:p>0.00803268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2644705" calcext:value-type="float">
            <text:p>0.232644705</text:p>
          </table:table-cell>
          <table:table-cell office:value-type="float" office:value="0.243569045" calcext:value-type="float">
            <text:p>0.243569045</text:p>
          </table:table-cell>
          <table:table-cell office:value-type="float" office:value="0.223441151" calcext:value-type="float">
            <text:p>0.223441151</text:p>
          </table:table-cell>
          <table:table-cell office:value-type="float" office:value="0.2332183" calcext:value-type="float">
            <text:p>0.2332183</text:p>
          </table:table-cell>
          <table:table-cell office:value-type="float" office:value="0.232644705" calcext:value-type="float">
            <text:p>0.232644705</text:p>
          </table:table-cell>
          <table:table-cell office:value-type="float" office:value="0.2332183" calcext:value-type="float">
            <text:p>0.2332183</text:p>
          </table:table-cell>
          <table:table-cell office:value-type="float" office:value="0.008227182" calcext:value-type="float">
            <text:p>0.0082271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974319" calcext:value-type="float">
            <text:p>0.232974319</text:p>
          </table:table-cell>
          <table:table-cell office:value-type="float" office:value="0.243277579" calcext:value-type="float">
            <text:p>0.243277579</text:p>
          </table:table-cell>
          <table:table-cell office:value-type="float" office:value="0.223088887" calcext:value-type="float">
            <text:p>0.223088887</text:p>
          </table:table-cell>
          <table:table-cell office:value-type="float" office:value="0.233113595" calcext:value-type="float">
            <text:p>0.233113595</text:p>
          </table:table-cell>
          <table:table-cell office:value-type="float" office:value="0.232974319" calcext:value-type="float">
            <text:p>0.232974319</text:p>
          </table:table-cell>
          <table:table-cell office:value-type="float" office:value="0.233113595" calcext:value-type="float">
            <text:p>0.233113595</text:p>
          </table:table-cell>
          <table:table-cell office:value-type="float" office:value="0.008242587" calcext:value-type="float">
            <text:p>0.0082425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278302" calcext:value-type="float">
            <text:p>0.233278302</text:p>
          </table:table-cell>
          <table:table-cell office:value-type="float" office:value="0.243068366" calcext:value-type="float">
            <text:p>0.243068366</text:p>
          </table:table-cell>
          <table:table-cell office:value-type="float" office:value="0.223689106" calcext:value-type="float">
            <text:p>0.223689106</text:p>
          </table:table-cell>
          <table:table-cell office:value-type="float" office:value="0.233345258" calcext:value-type="float">
            <text:p>0.233345258</text:p>
          </table:table-cell>
          <table:table-cell office:value-type="float" office:value="0.233278302" calcext:value-type="float">
            <text:p>0.233278302</text:p>
          </table:table-cell>
          <table:table-cell office:value-type="float" office:value="0.233345258" calcext:value-type="float">
            <text:p>0.233345258</text:p>
          </table:table-cell>
          <table:table-cell office:value-type="float" office:value="0.007911692" calcext:value-type="float">
            <text:p>0.00791169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588843" calcext:value-type="float">
            <text:p>0.233588843</text:p>
          </table:table-cell>
          <table:table-cell office:value-type="float" office:value="0.24247828" calcext:value-type="float">
            <text:p>0.24247828</text:p>
          </table:table-cell>
          <table:table-cell office:value-type="float" office:value="0.224330452" calcext:value-type="float">
            <text:p>0.224330452</text:p>
          </table:table-cell>
          <table:table-cell office:value-type="float" office:value="0.233465858" calcext:value-type="float">
            <text:p>0.233465858</text:p>
          </table:table-cell>
          <table:table-cell office:value-type="float" office:value="0.233588843" calcext:value-type="float">
            <text:p>0.233588843</text:p>
          </table:table-cell>
          <table:table-cell office:value-type="float" office:value="0.233465858" calcext:value-type="float">
            <text:p>0.233465858</text:p>
          </table:table-cell>
          <table:table-cell office:value-type="float" office:value="0.00740933" calcext:value-type="float">
            <text:p>0.007409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169822" calcext:value-type="float">
            <text:p>0.233169822</text:p>
          </table:table-cell>
          <table:table-cell office:value-type="float" office:value="0.241506128" calcext:value-type="float">
            <text:p>0.241506128</text:p>
          </table:table-cell>
          <table:table-cell office:value-type="float" office:value="0.225480226" calcext:value-type="float">
            <text:p>0.225480226</text:p>
          </table:table-cell>
          <table:table-cell office:value-type="float" office:value="0.233385392" calcext:value-type="float">
            <text:p>0.233385392</text:p>
          </table:table-cell>
          <table:table-cell office:value-type="float" office:value="0.233169822" calcext:value-type="float">
            <text:p>0.233169822</text:p>
          </table:table-cell>
          <table:table-cell office:value-type="float" office:value="0.233385392" calcext:value-type="float">
            <text:p>0.233385392</text:p>
          </table:table-cell>
          <table:table-cell office:value-type="float" office:value="0.006544323" calcext:value-type="float">
            <text:p>0.00654432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706694" calcext:value-type="float">
            <text:p>0.232706694</text:p>
          </table:table-cell>
          <table:table-cell office:value-type="float" office:value="0.241472154" calcext:value-type="float">
            <text:p>0.241472154</text:p>
          </table:table-cell>
          <table:table-cell office:value-type="float" office:value="0.227311281" calcext:value-type="float">
            <text:p>0.227311281</text:p>
          </table:table-cell>
          <table:table-cell office:value-type="float" office:value="0.233830043" calcext:value-type="float">
            <text:p>0.233830043</text:p>
          </table:table-cell>
          <table:table-cell office:value-type="float" office:value="0.232706694" calcext:value-type="float">
            <text:p>0.232706694</text:p>
          </table:table-cell>
          <table:table-cell office:value-type="float" office:value="0.233830043" calcext:value-type="float">
            <text:p>0.233830043</text:p>
          </table:table-cell>
          <table:table-cell office:value-type="float" office:value="0.005835467" calcext:value-type="float">
            <text:p>0.00583546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862262" calcext:value-type="float">
            <text:p>0.232862262</text:p>
          </table:table-cell>
          <table:table-cell office:value-type="float" office:value="0.24111393" calcext:value-type="float">
            <text:p>0.24111393</text:p>
          </table:table-cell>
          <table:table-cell office:value-type="float" office:value="0.229402808" calcext:value-type="float">
            <text:p>0.229402808</text:p>
          </table:table-cell>
          <table:table-cell office:value-type="float" office:value="0.234459667" calcext:value-type="float">
            <text:p>0.234459667</text:p>
          </table:table-cell>
          <table:table-cell office:value-type="float" office:value="0.232862262" calcext:value-type="float">
            <text:p>0.232862262</text:p>
          </table:table-cell>
          <table:table-cell office:value-type="float" office:value="0.234459667" calcext:value-type="float">
            <text:p>0.234459667</text:p>
          </table:table-cell>
          <table:table-cell office:value-type="float" office:value="0.004912662" calcext:value-type="float">
            <text:p>0.00491266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549933" calcext:value-type="float">
            <text:p>0.232549933</text:p>
          </table:table-cell>
          <table:table-cell office:value-type="float" office:value="0.241259961" calcext:value-type="float">
            <text:p>0.241259961</text:p>
          </table:table-cell>
          <table:table-cell office:value-type="float" office:value="0.231610564" calcext:value-type="float">
            <text:p>0.231610564</text:p>
          </table:table-cell>
          <table:table-cell office:value-type="float" office:value="0.235140153" calcext:value-type="float">
            <text:p>0.235140153</text:p>
          </table:table-cell>
          <table:table-cell office:value-type="float" office:value="0.232549933" calcext:value-type="float">
            <text:p>0.232549933</text:p>
          </table:table-cell>
          <table:table-cell office:value-type="float" office:value="0.235140153" calcext:value-type="float">
            <text:p>0.235140153</text:p>
          </table:table-cell>
          <table:table-cell office:value-type="float" office:value="0.004344318" calcext:value-type="float">
            <text:p>0.0043443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184557" calcext:value-type="float">
            <text:p>0.232184557</text:p>
          </table:table-cell>
          <table:table-cell office:value-type="float" office:value="0.241604476" calcext:value-type="float">
            <text:p>0.241604476</text:p>
          </table:table-cell>
          <table:table-cell office:value-type="float" office:value="0.232920674" calcext:value-type="float">
            <text:p>0.232920674</text:p>
          </table:table-cell>
          <table:table-cell office:value-type="float" office:value="0.235569903" calcext:value-type="float">
            <text:p>0.235569903</text:p>
          </table:table-cell>
          <table:table-cell office:value-type="float" office:value="0.232920674" calcext:value-type="float">
            <text:p>0.232920674</text:p>
          </table:table-cell>
          <table:table-cell office:value-type="float" office:value="0.235569903" calcext:value-type="float">
            <text:p>0.235569903</text:p>
          </table:table-cell>
          <table:table-cell office:value-type="float" office:value="0.004277657" calcext:value-type="float">
            <text:p>0.00427765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1931237" calcext:value-type="float">
            <text:p>0.231931237</text:p>
          </table:table-cell>
          <table:table-cell office:value-type="float" office:value="0.241853624" calcext:value-type="float">
            <text:p>0.241853624</text:p>
          </table:table-cell>
          <table:table-cell office:value-type="float" office:value="0.23289564" calcext:value-type="float">
            <text:p>0.23289564</text:p>
          </table:table-cell>
          <table:table-cell office:value-type="float" office:value="0.235560167" calcext:value-type="float">
            <text:p>0.235560167</text:p>
          </table:table-cell>
          <table:table-cell office:value-type="float" office:value="0.23289564" calcext:value-type="float">
            <text:p>0.23289564</text:p>
          </table:table-cell>
          <table:table-cell office:value-type="float" office:value="0.235560167" calcext:value-type="float">
            <text:p>0.235560167</text:p>
          </table:table-cell>
          <table:table-cell office:value-type="float" office:value="0.004467528" calcext:value-type="float">
            <text:p>0.00446752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965378" calcext:value-type="float">
            <text:p>0.232965378</text:p>
          </table:table-cell>
          <table:table-cell office:value-type="float" office:value="0.243410497" calcext:value-type="float">
            <text:p>0.243410497</text:p>
          </table:table-cell>
          <table:table-cell office:value-type="float" office:value="0.224214819" calcext:value-type="float">
            <text:p>0.224214819</text:p>
          </table:table-cell>
          <table:table-cell office:value-type="float" office:value="0.233530231" calcext:value-type="float">
            <text:p>0.233530231</text:p>
          </table:table-cell>
          <table:table-cell office:value-type="float" office:value="0.232965378" calcext:value-type="float">
            <text:p>0.232965378</text:p>
          </table:table-cell>
          <table:table-cell office:value-type="float" office:value="0.233530231" calcext:value-type="float">
            <text:p>0.233530231</text:p>
          </table:table-cell>
          <table:table-cell office:value-type="float" office:value="0.007846775" calcext:value-type="float">
            <text:p>0.00784677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103065" calcext:value-type="float">
            <text:p>0.233103065</text:p>
          </table:table-cell>
          <table:table-cell office:value-type="float" office:value="0.243163734" calcext:value-type="float">
            <text:p>0.243163734</text:p>
          </table:table-cell>
          <table:table-cell office:value-type="float" office:value="0.223978785" calcext:value-type="float">
            <text:p>0.223978785</text:p>
          </table:table-cell>
          <table:table-cell office:value-type="float" office:value="0.233415194" calcext:value-type="float">
            <text:p>0.233415194</text:p>
          </table:table-cell>
          <table:table-cell office:value-type="float" office:value="0.233103065" calcext:value-type="float">
            <text:p>0.233103065</text:p>
          </table:table-cell>
          <table:table-cell office:value-type="float" office:value="0.233415194" calcext:value-type="float">
            <text:p>0.233415194</text:p>
          </table:table-cell>
          <table:table-cell office:value-type="float" office:value="0.007835332" calcext:value-type="float">
            <text:p>0.0078353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43140488" calcext:value-type="float">
            <text:p>0.243140488</text:p>
          </table:table-cell>
          <table:table-cell office:value-type="float" office:value="0.223833349" calcext:value-type="float">
            <text:p>0.223833349</text:p>
          </table:table-cell>
          <table:table-cell office:value-type="float" office:value="0.233554471" calcext:value-type="float">
            <text:p>0.233554471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33554471" calcext:value-type="float">
            <text:p>0.233554471</text:p>
          </table:table-cell>
          <table:table-cell office:value-type="float" office:value="0.007882685" calcext:value-type="float">
            <text:p>0.00788268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42145686" calcext:value-type="float">
            <text:p>0.242145686</text:p>
          </table:table-cell>
          <table:table-cell office:value-type="float" office:value="0.224344757" calcext:value-type="float">
            <text:p>0.224344757</text:p>
          </table:table-cell>
          <table:table-cell office:value-type="float" office:value="0.233516324" calcext:value-type="float">
            <text:p>0.233516324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33516324" calcext:value-type="float">
            <text:p>0.233516324</text:p>
          </table:table-cell>
          <table:table-cell office:value-type="float" office:value="0.007277305" calcext:value-type="float">
            <text:p>0.0072773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4082965" calcext:value-type="float">
            <text:p>0.234082965</text:p>
          </table:table-cell>
          <table:table-cell office:value-type="float" office:value="0.241563945" calcext:value-type="float">
            <text:p>0.241563945</text:p>
          </table:table-cell>
          <table:table-cell office:value-type="float" office:value="0.224985507" calcext:value-type="float">
            <text:p>0.224985507</text:p>
          </table:table-cell>
          <table:table-cell office:value-type="float" office:value="0.233544139" calcext:value-type="float">
            <text:p>0.233544139</text:p>
          </table:table-cell>
          <table:table-cell office:value-type="float" office:value="0.234082965" calcext:value-type="float">
            <text:p>0.234082965</text:p>
          </table:table-cell>
          <table:table-cell office:value-type="float" office:value="0.233544139" calcext:value-type="float">
            <text:p>0.233544139</text:p>
          </table:table-cell>
          <table:table-cell office:value-type="float" office:value="0.006778835" calcext:value-type="float">
            <text:p>0.00677883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057931" calcext:value-type="float">
            <text:p>0.234057931</text:p>
          </table:table-cell>
          <table:table-cell office:value-type="float" office:value="0.241404801" calcext:value-type="float">
            <text:p>0.241404801</text:p>
          </table:table-cell>
          <table:table-cell office:value-type="float" office:value="0.225191739" calcext:value-type="float">
            <text:p>0.225191739</text:p>
          </table:table-cell>
          <table:table-cell office:value-type="float" office:value="0.23355149" calcext:value-type="float">
            <text:p>0.23355149</text:p>
          </table:table-cell>
          <table:table-cell office:value-type="float" office:value="0.234057931" calcext:value-type="float">
            <text:p>0.234057931</text:p>
          </table:table-cell>
          <table:table-cell office:value-type="float" office:value="0.23355149" calcext:value-type="float">
            <text:p>0.23355149</text:p>
          </table:table-cell>
          <table:table-cell office:value-type="float" office:value="0.006628635" calcext:value-type="float">
            <text:p>0.0066286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288865" calcext:value-type="float">
            <text:p>0.232288865</text:p>
          </table:table-cell>
          <table:table-cell office:value-type="float" office:value="0.242740541" calcext:value-type="float">
            <text:p>0.242740541</text:p>
          </table:table-cell>
          <table:table-cell office:value-type="float" office:value="0.229806331" calcext:value-type="float">
            <text:p>0.229806331</text:p>
          </table:table-cell>
          <table:table-cell office:value-type="float" office:value="0.234945246" calcext:value-type="float">
            <text:p>0.234945246</text:p>
          </table:table-cell>
          <table:table-cell office:value-type="float" office:value="0.232288865" calcext:value-type="float">
            <text:p>0.232288865</text:p>
          </table:table-cell>
          <table:table-cell office:value-type="float" office:value="0.234945246" calcext:value-type="float">
            <text:p>0.234945246</text:p>
          </table:table-cell>
          <table:table-cell office:value-type="float" office:value="0.005604505" calcext:value-type="float">
            <text:p>0.00560450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2540993" calcext:value-type="float">
            <text:p>0.232540993</text:p>
          </table:table-cell>
          <table:table-cell office:value-type="float" office:value="0.243563681" calcext:value-type="float">
            <text:p>0.243563681</text:p>
          </table:table-cell>
          <table:table-cell office:value-type="float" office:value="0.227260617" calcext:value-type="float">
            <text:p>0.227260617</text:p>
          </table:table-cell>
          <table:table-cell office:value-type="float" office:value="0.234455097" calcext:value-type="float">
            <text:p>0.234455097</text:p>
          </table:table-cell>
          <table:table-cell office:value-type="float" office:value="0.232540993" calcext:value-type="float">
            <text:p>0.232540993</text:p>
          </table:table-cell>
          <table:table-cell office:value-type="float" office:value="0.234455097" calcext:value-type="float">
            <text:p>0.234455097</text:p>
          </table:table-cell>
          <table:table-cell office:value-type="float" office:value="0.006791923" calcext:value-type="float">
            <text:p>0.00679192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787756" calcext:value-type="float">
            <text:p>0.232787756</text:p>
          </table:table-cell>
          <table:table-cell office:value-type="float" office:value="0.243436723" calcext:value-type="float">
            <text:p>0.243436723</text:p>
          </table:table-cell>
          <table:table-cell office:value-type="float" office:value="0.225568441" calcext:value-type="float">
            <text:p>0.225568441</text:p>
          </table:table-cell>
          <table:table-cell office:value-type="float" office:value="0.233930973" calcext:value-type="float">
            <text:p>0.233930973</text:p>
          </table:table-cell>
          <table:table-cell office:value-type="float" office:value="0.232787756" calcext:value-type="float">
            <text:p>0.232787756</text:p>
          </table:table-cell>
          <table:table-cell office:value-type="float" office:value="0.233930973" calcext:value-type="float">
            <text:p>0.233930973</text:p>
          </table:table-cell>
          <table:table-cell office:value-type="float" office:value="0.00733935" calcext:value-type="float">
            <text:p>0.0073393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429102" calcext:value-type="float">
            <text:p>0.233429102</text:p>
          </table:table-cell>
          <table:table-cell office:value-type="float" office:value="0.243286519" calcext:value-type="float">
            <text:p>0.243286519</text:p>
          </table:table-cell>
          <table:table-cell office:value-type="float" office:value="0.22451165" calcext:value-type="float">
            <text:p>0.22451165</text:p>
          </table:table-cell>
          <table:table-cell office:value-type="float" office:value="0.233742424" calcext:value-type="float">
            <text:p>0.233742424</text:p>
          </table:table-cell>
          <table:table-cell office:value-type="float" office:value="0.233429102" calcext:value-type="float">
            <text:p>0.233429102</text:p>
          </table:table-cell>
          <table:table-cell office:value-type="float" office:value="0.233742424" calcext:value-type="float">
            <text:p>0.233742424</text:p>
          </table:table-cell>
          <table:table-cell office:value-type="float" office:value="0.00766801" calcext:value-type="float">
            <text:p>0.007668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401088" calcext:value-type="float">
            <text:p>0.233401088</text:p>
          </table:table-cell>
          <table:table-cell office:value-type="float" office:value="0.241183667" calcext:value-type="float">
            <text:p>0.241183667</text:p>
          </table:table-cell>
          <table:table-cell office:value-type="float" office:value="0.227031139" calcext:value-type="float">
            <text:p>0.227031139</text:p>
          </table:table-cell>
          <table:table-cell office:value-type="float" office:value="0.233871965" calcext:value-type="float">
            <text:p>0.233871965</text:p>
          </table:table-cell>
          <table:table-cell office:value-type="float" office:value="0.233401088" calcext:value-type="float">
            <text:p>0.233401088</text:p>
          </table:table-cell>
          <table:table-cell office:value-type="float" office:value="0.233871965" calcext:value-type="float">
            <text:p>0.233871965</text:p>
          </table:table-cell>
          <table:table-cell office:value-type="float" office:value="0.005787332" calcext:value-type="float">
            <text:p>0.00578733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3226446" calcext:value-type="float">
            <text:p>0.233226446</text:p>
          </table:table-cell>
          <table:table-cell office:value-type="float" office:value="0.241186052" calcext:value-type="float">
            <text:p>0.241186052</text:p>
          </table:table-cell>
          <table:table-cell office:value-type="float" office:value="0.228933123" calcext:value-type="float">
            <text:p>0.228933123</text:p>
          </table:table-cell>
          <table:table-cell office:value-type="float" office:value="0.23444854" calcext:value-type="float">
            <text:p>0.23444854</text:p>
          </table:table-cell>
          <table:table-cell office:value-type="float" office:value="0.233226446" calcext:value-type="float">
            <text:p>0.233226446</text:p>
          </table:table-cell>
          <table:table-cell office:value-type="float" office:value="0.23444854" calcext:value-type="float">
            <text:p>0.23444854</text:p>
          </table:table-cell>
          <table:table-cell office:value-type="float" office:value="0.005076331" calcext:value-type="float">
            <text:p>0.00507633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849149" calcext:value-type="float">
            <text:p>0.232849149</text:p>
          </table:table-cell>
          <table:table-cell office:value-type="float" office:value="0.24157527" calcext:value-type="float">
            <text:p>0.24157527</text:p>
          </table:table-cell>
          <table:table-cell office:value-type="float" office:value="0.231104521" calcext:value-type="float">
            <text:p>0.231104521</text:p>
          </table:table-cell>
          <table:table-cell office:value-type="float" office:value="0.235176313" calcext:value-type="float">
            <text:p>0.235176313</text:p>
          </table:table-cell>
          <table:table-cell office:value-type="float" office:value="0.232849149" calcext:value-type="float">
            <text:p>0.232849149</text:p>
          </table:table-cell>
          <table:table-cell office:value-type="float" office:value="0.235176313" calcext:value-type="float">
            <text:p>0.235176313</text:p>
          </table:table-cell>
          <table:table-cell office:value-type="float" office:value="0.00458046" calcext:value-type="float">
            <text:p>0.004580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521919" calcext:value-type="float">
            <text:p>0.232521919</text:p>
          </table:table-cell>
          <table:table-cell office:value-type="float" office:value="0.241614609" calcext:value-type="float">
            <text:p>0.241614609</text:p>
          </table:table-cell>
          <table:table-cell office:value-type="float" office:value="0.232976703" calcext:value-type="float">
            <text:p>0.232976703</text:p>
          </table:table-cell>
          <table:table-cell office:value-type="float" office:value="0.23570441" calcext:value-type="float">
            <text:p>0.23570441</text:p>
          </table:table-cell>
          <table:table-cell office:value-type="float" office:value="0.232976703" calcext:value-type="float">
            <text:p>0.232976703</text:p>
          </table:table-cell>
          <table:table-cell office:value-type="float" office:value="0.23570441" calcext:value-type="float">
            <text:p>0.23570441</text:p>
          </table:table-cell>
          <table:table-cell office:value-type="float" office:value="0.004183264" calcext:value-type="float">
            <text:p>0.00418326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11482" calcext:value-type="float">
            <text:p>0.23211482</text:p>
          </table:table-cell>
          <table:table-cell office:value-type="float" office:value="0.242167144" calcext:value-type="float">
            <text:p>0.242167144</text:p>
          </table:table-cell>
          <table:table-cell office:value-type="float" office:value="0.233062534" calcext:value-type="float">
            <text:p>0.233062534</text:p>
          </table:table-cell>
          <table:table-cell office:value-type="float" office:value="0.235781499" calcext:value-type="float">
            <text:p>0.235781499</text:p>
          </table:table-cell>
          <table:table-cell office:value-type="float" office:value="0.233062534" calcext:value-type="float">
            <text:p>0.233062534</text:p>
          </table:table-cell>
          <table:table-cell office:value-type="float" office:value="0.235781499" calcext:value-type="float">
            <text:p>0.235781499</text:p>
          </table:table-cell>
          <table:table-cell office:value-type="float" office:value="0.004531879" calcext:value-type="float">
            <text:p>0.00453187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730106" calcext:value-type="float">
            <text:p>0.233730106</text:p>
          </table:table-cell>
          <table:table-cell office:value-type="float" office:value="0.243349104" calcext:value-type="float">
            <text:p>0.243349104</text:p>
          </table:table-cell>
          <table:table-cell office:value-type="float" office:value="0.224177864" calcext:value-type="float">
            <text:p>0.224177864</text:p>
          </table:table-cell>
          <table:table-cell office:value-type="float" office:value="0.233752358" calcext:value-type="float">
            <text:p>0.233752358</text:p>
          </table:table-cell>
          <table:table-cell office:value-type="float" office:value="0.233730106" calcext:value-type="float">
            <text:p>0.233730106</text:p>
          </table:table-cell>
          <table:table-cell office:value-type="float" office:value="0.233752358" calcext:value-type="float">
            <text:p>0.233752358</text:p>
          </table:table-cell>
          <table:table-cell office:value-type="float" office:value="0.007826642" calcext:value-type="float">
            <text:p>0.00782664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724145" calcext:value-type="float">
            <text:p>0.233724145</text:p>
          </table:table-cell>
          <table:table-cell office:value-type="float" office:value="0.242380529" calcext:value-type="float">
            <text:p>0.242380529</text:p>
          </table:table-cell>
          <table:table-cell office:value-type="float" office:value="0.224931267" calcext:value-type="float">
            <text:p>0.224931267</text:p>
          </table:table-cell>
          <table:table-cell office:value-type="float" office:value="0.233678647" calcext:value-type="float">
            <text:p>0.233678647</text:p>
          </table:table-cell>
          <table:table-cell office:value-type="float" office:value="0.233724145" calcext:value-type="float">
            <text:p>0.233724145</text:p>
          </table:table-cell>
          <table:table-cell office:value-type="float" office:value="0.233678647" calcext:value-type="float">
            <text:p>0.233678647</text:p>
          </table:table-cell>
          <table:table-cell office:value-type="float" office:value="0.007123704" calcext:value-type="float">
            <text:p>0.00712370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3066706" calcext:value-type="float">
            <text:p>0.233066706</text:p>
          </table:table-cell>
          <table:table-cell office:value-type="float" office:value="0.241460233" calcext:value-type="float">
            <text:p>0.241460233</text:p>
          </table:table-cell>
          <table:table-cell office:value-type="float" office:value="0.231626657" calcext:value-type="float">
            <text:p>0.231626657</text:p>
          </table:table-cell>
          <table:table-cell office:value-type="float" office:value="0.235384532" calcext:value-type="float">
            <text:p>0.235384532</text:p>
          </table:table-cell>
          <table:table-cell office:value-type="float" office:value="0.233066706" calcext:value-type="float">
            <text:p>0.233066706</text:p>
          </table:table-cell>
          <table:table-cell office:value-type="float" office:value="0.235384532" calcext:value-type="float">
            <text:p>0.235384532</text:p>
          </table:table-cell>
          <table:table-cell office:value-type="float" office:value="0.004336207" calcext:value-type="float">
            <text:p>0.00433620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2759742" calcext:value-type="float">
            <text:p>0.232759742</text:p>
          </table:table-cell>
          <table:table-cell office:value-type="float" office:value="0.24168375" calcext:value-type="float">
            <text:p>0.24168375</text:p>
          </table:table-cell>
          <table:table-cell office:value-type="float" office:value="0.232771663" calcext:value-type="float">
            <text:p>0.232771663</text:p>
          </table:table-cell>
          <table:table-cell office:value-type="float" office:value="0.235738385" calcext:value-type="float">
            <text:p>0.235738385</text:p>
          </table:table-cell>
          <table:table-cell office:value-type="float" office:value="0.232771663" calcext:value-type="float">
            <text:p>0.232771663</text:p>
          </table:table-cell>
          <table:table-cell office:value-type="float" office:value="0.235738385" calcext:value-type="float">
            <text:p>0.235738385</text:p>
          </table:table-cell>
          <table:table-cell office:value-type="float" office:value="0.004204011" calcext:value-type="float">
            <text:p>0.00420401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237112" calcext:value-type="float">
            <text:p>0.23237112</text:p>
          </table:table-cell>
          <table:table-cell office:value-type="float" office:value="0.242176085" calcext:value-type="float">
            <text:p>0.242176085</text:p>
          </table:table-cell>
          <table:table-cell office:value-type="float" office:value="0.23363891" calcext:value-type="float">
            <text:p>0.23363891</text:p>
          </table:table-cell>
          <table:table-cell office:value-type="float" office:value="0.236062038" calcext:value-type="float">
            <text:p>0.236062038</text:p>
          </table:table-cell>
          <table:table-cell office:value-type="float" office:value="0.23363891" calcext:value-type="float">
            <text:p>0.23363891</text:p>
          </table:table-cell>
          <table:table-cell office:value-type="float" office:value="0.236062038" calcext:value-type="float">
            <text:p>0.236062038</text:p>
          </table:table-cell>
          <table:table-cell office:value-type="float" office:value="0.004354155" calcext:value-type="float">
            <text:p>0.00435415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229423" calcext:value-type="float">
            <text:p>0.23229423</text:p>
          </table:table-cell>
          <table:table-cell office:value-type="float" office:value="0.242175489" calcext:value-type="float">
            <text:p>0.242175489</text:p>
          </table:table-cell>
          <table:table-cell office:value-type="float" office:value="0.233393339" calcext:value-type="float">
            <text:p>0.233393339</text:p>
          </table:table-cell>
          <table:table-cell office:value-type="float" office:value="0.235954353" calcext:value-type="float">
            <text:p>0.235954353</text:p>
          </table:table-cell>
          <table:table-cell office:value-type="float" office:value="0.233393339" calcext:value-type="float">
            <text:p>0.233393339</text:p>
          </table:table-cell>
          <table:table-cell office:value-type="float" office:value="0.235954353" calcext:value-type="float">
            <text:p>0.235954353</text:p>
          </table:table-cell>
          <table:table-cell office:value-type="float" office:value="0.004421833" calcext:value-type="float">
            <text:p>0.00442183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350258" calcext:value-type="float">
            <text:p>0.232350258</text:p>
          </table:table-cell>
          <table:table-cell office:value-type="float" office:value="0.242609411" calcext:value-type="float">
            <text:p>0.242609411</text:p>
          </table:table-cell>
          <table:table-cell office:value-type="float" office:value="0.232492117" calcext:value-type="float">
            <text:p>0.232492117</text:p>
          </table:table-cell>
          <table:table-cell office:value-type="float" office:value="0.235817262" calcext:value-type="float">
            <text:p>0.235817262</text:p>
          </table:table-cell>
          <table:table-cell office:value-type="float" office:value="0.232492117" calcext:value-type="float">
            <text:p>0.232492117</text:p>
          </table:table-cell>
          <table:table-cell office:value-type="float" office:value="0.235817262" calcext:value-type="float">
            <text:p>0.235817262</text:p>
          </table:table-cell>
          <table:table-cell office:value-type="float" office:value="0.004803124" calcext:value-type="float">
            <text:p>0.0048031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384829" calcext:value-type="float">
            <text:p>0.232384829</text:p>
          </table:table-cell>
          <table:table-cell office:value-type="float" office:value="0.242444306" calcext:value-type="float">
            <text:p>0.242444306</text:p>
          </table:table-cell>
          <table:table-cell office:value-type="float" office:value="0.233116774" calcext:value-type="float">
            <text:p>0.233116774</text:p>
          </table:table-cell>
          <table:table-cell office:value-type="float" office:value="0.235981969" calcext:value-type="float">
            <text:p>0.235981969</text:p>
          </table:table-cell>
          <table:table-cell office:value-type="float" office:value="0.233116774" calcext:value-type="float">
            <text:p>0.233116774</text:p>
          </table:table-cell>
          <table:table-cell office:value-type="float" office:value="0.235981969" calcext:value-type="float">
            <text:p>0.235981969</text:p>
          </table:table-cell>
          <table:table-cell office:value-type="float" office:value="0.004579322" calcext:value-type="float">
            <text:p>0.00457932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2430724" calcext:value-type="float">
            <text:p>0.232430724</text:p>
          </table:table-cell>
          <table:table-cell office:value-type="float" office:value="0.242158203" calcext:value-type="float">
            <text:p>0.242158203</text:p>
          </table:table-cell>
          <table:table-cell office:value-type="float" office:value="0.233272938" calcext:value-type="float">
            <text:p>0.233272938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233272938" calcext:value-type="float">
            <text:p>0.233272938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004400519" calcext:value-type="float">
            <text:p>0.00440051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2517151" calcext:value-type="float">
            <text:p>0.232517151</text:p>
          </table:table-cell>
          <table:table-cell office:value-type="float" office:value="0.242530136" calcext:value-type="float">
            <text:p>0.242530136</text:p>
          </table:table-cell>
          <table:table-cell office:value-type="float" office:value="0.232903389" calcext:value-type="float">
            <text:p>0.232903389</text:p>
          </table:table-cell>
          <table:table-cell office:value-type="float" office:value="0.235983559" calcext:value-type="float">
            <text:p>0.235983559</text:p>
          </table:table-cell>
          <table:table-cell office:value-type="float" office:value="0.232903389" calcext:value-type="float">
            <text:p>0.232903389</text:p>
          </table:table-cell>
          <table:table-cell office:value-type="float" office:value="0.235983559" calcext:value-type="float">
            <text:p>0.235983559</text:p>
          </table:table-cell>
          <table:table-cell office:value-type="float" office:value="0.004631814" calcext:value-type="float">
            <text:p>0.00463181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560066" calcext:value-type="float">
            <text:p>0.232560066</text:p>
          </table:table-cell>
          <table:table-cell office:value-type="float" office:value="0.242956906" calcext:value-type="float">
            <text:p>0.242956906</text:p>
          </table:table-cell>
          <table:table-cell office:value-type="float" office:value="0.231236843" calcext:value-type="float">
            <text:p>0.231236843</text:p>
          </table:table-cell>
          <table:table-cell office:value-type="float" office:value="0.235584605" calcext:value-type="float">
            <text:p>0.235584605</text:p>
          </table:table-cell>
          <table:table-cell office:value-type="float" office:value="0.232560066" calcext:value-type="float">
            <text:p>0.232560066</text:p>
          </table:table-cell>
          <table:table-cell office:value-type="float" office:value="0.235584605" calcext:value-type="float">
            <text:p>0.235584605</text:p>
          </table:table-cell>
          <table:table-cell office:value-type="float" office:value="0.005240919" calcext:value-type="float">
            <text:p>0.00524091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434633" calcext:value-type="float">
            <text:p>0.234434633</text:p>
          </table:table-cell>
          <table:table-cell office:value-type="float" office:value="0.24195674" calcext:value-type="float">
            <text:p>0.24195674</text:p>
          </table:table-cell>
          <table:table-cell office:value-type="float" office:value="0.226020244" calcext:value-type="float">
            <text:p>0.226020244</text:p>
          </table:table-cell>
          <table:table-cell office:value-type="float" office:value="0.234137205" calcext:value-type="float">
            <text:p>0.234137205</text:p>
          </table:table-cell>
          <table:table-cell office:value-type="float" office:value="0.234434633" calcext:value-type="float">
            <text:p>0.234434633</text:p>
          </table:table-cell>
          <table:table-cell office:value-type="float" office:value="0.234137205" calcext:value-type="float">
            <text:p>0.234137205</text:p>
          </table:table-cell>
          <table:table-cell office:value-type="float" office:value="0.006509446" calcext:value-type="float">
            <text:p>0.00650944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2610134" calcext:value-type="float">
            <text:p>0.232610134</text:p>
          </table:table-cell>
          <table:table-cell office:value-type="float" office:value="0.241723685" calcext:value-type="float">
            <text:p>0.241723685</text:p>
          </table:table-cell>
          <table:table-cell office:value-type="float" office:value="0.232889084" calcext:value-type="float">
            <text:p>0.232889084</text:p>
          </table:table-cell>
          <table:table-cell office:value-type="float" office:value="0.235740968" calcext:value-type="float">
            <text:p>0.235740968</text:p>
          </table:table-cell>
          <table:table-cell office:value-type="float" office:value="0.232889084" calcext:value-type="float">
            <text:p>0.232889084</text:p>
          </table:table-cell>
          <table:table-cell office:value-type="float" office:value="0.235740968" calcext:value-type="float">
            <text:p>0.235740968</text:p>
          </table:table-cell>
          <table:table-cell office:value-type="float" office:value="0.004231953" calcext:value-type="float">
            <text:p>0.00423195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40271" calcext:value-type="float">
            <text:p>0.23240271</text:p>
          </table:table-cell>
          <table:table-cell office:value-type="float" office:value="0.242232709" calcext:value-type="float">
            <text:p>0.242232709</text:p>
          </table:table-cell>
          <table:table-cell office:value-type="float" office:value="0.233540563" calcext:value-type="float">
            <text:p>0.233540563</text:p>
          </table:table-cell>
          <table:table-cell office:value-type="float" office:value="0.236058661" calcext:value-type="float">
            <text:p>0.236058661</text:p>
          </table:table-cell>
          <table:table-cell office:value-type="float" office:value="0.233540563" calcext:value-type="float">
            <text:p>0.233540563</text:p>
          </table:table-cell>
          <table:table-cell office:value-type="float" office:value="0.236058661" calcext:value-type="float">
            <text:p>0.236058661</text:p>
          </table:table-cell>
          <table:table-cell office:value-type="float" office:value="0.004390356" calcext:value-type="float">
            <text:p>0.00439035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2440261" calcext:value-type="float">
            <text:p>0.232440261</text:p>
          </table:table-cell>
          <table:table-cell office:value-type="float" office:value="0.242443114" calcext:value-type="float">
            <text:p>0.242443114</text:p>
          </table:table-cell>
          <table:table-cell office:value-type="float" office:value="0.233800439" calcext:value-type="float">
            <text:p>0.233800439</text:p>
          </table:table-cell>
          <table:table-cell office:value-type="float" office:value="0.236227938" calcext:value-type="float">
            <text:p>0.236227938</text:p>
          </table:table-cell>
          <table:table-cell office:value-type="float" office:value="0.233800439" calcext:value-type="float">
            <text:p>0.233800439</text:p>
          </table:table-cell>
          <table:table-cell office:value-type="float" office:value="0.236227938" calcext:value-type="float">
            <text:p>0.236227938</text:p>
          </table:table-cell>
          <table:table-cell office:value-type="float" office:value="0.004429735" calcext:value-type="float">
            <text:p>0.00442973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234625" calcext:value-type="float">
            <text:p>0.232234625</text:p>
          </table:table-cell>
          <table:table-cell office:value-type="float" office:value="0.243032604" calcext:value-type="float">
            <text:p>0.243032604</text:p>
          </table:table-cell>
          <table:table-cell office:value-type="float" office:value="0.232409267" calcext:value-type="float">
            <text:p>0.232409267</text:p>
          </table:table-cell>
          <table:table-cell office:value-type="float" office:value="0.235892165" calcext:value-type="float">
            <text:p>0.235892165</text:p>
          </table:table-cell>
          <table:table-cell office:value-type="float" office:value="0.232409267" calcext:value-type="float">
            <text:p>0.232409267</text:p>
          </table:table-cell>
          <table:table-cell office:value-type="float" office:value="0.235892165" calcext:value-type="float">
            <text:p>0.235892165</text:p>
          </table:table-cell>
          <table:table-cell office:value-type="float" office:value="0.005049556" calcext:value-type="float">
            <text:p>0.00504955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76749" calcext:value-type="float">
            <text:p>0.23276749</text:p>
          </table:table-cell>
          <table:table-cell office:value-type="float" office:value="0.243192344" calcext:value-type="float">
            <text:p>0.243192344</text:p>
          </table:table-cell>
          <table:table-cell office:value-type="float" office:value="0.230578212" calcext:value-type="float">
            <text:p>0.230578212</text:p>
          </table:table-cell>
          <table:table-cell office:value-type="float" office:value="0.235512682" calcext:value-type="float">
            <text:p>0.235512682</text:p>
          </table:table-cell>
          <table:table-cell office:value-type="float" office:value="0.23276749" calcext:value-type="float">
            <text:p>0.23276749</text:p>
          </table:table-cell>
          <table:table-cell office:value-type="float" office:value="0.235512682" calcext:value-type="float">
            <text:p>0.235512682</text:p>
          </table:table-cell>
          <table:table-cell office:value-type="float" office:value="0.005503402" calcext:value-type="float">
            <text:p>0.0055034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2878355" calcext:value-type="float">
            <text:p>0.232878355</text:p>
          </table:table-cell>
          <table:table-cell office:value-type="float" office:value="0.244510799" calcext:value-type="float">
            <text:p>0.244510799</text:p>
          </table:table-cell>
          <table:table-cell office:value-type="float" office:value="0.228090313" calcext:value-type="float">
            <text:p>0.228090313</text:p>
          </table:table-cell>
          <table:table-cell office:value-type="float" office:value="0.235159823" calcext:value-type="float">
            <text:p>0.235159823</text:p>
          </table:table-cell>
          <table:table-cell office:value-type="float" office:value="0.232878355" calcext:value-type="float">
            <text:p>0.232878355</text:p>
          </table:table-cell>
          <table:table-cell office:value-type="float" office:value="0.235159823" calcext:value-type="float">
            <text:p>0.235159823</text:p>
          </table:table-cell>
          <table:table-cell office:value-type="float" office:value="0.006895018" calcext:value-type="float">
            <text:p>0.0068950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057169" calcext:value-type="float">
            <text:p>0.233057169</text:p>
          </table:table-cell>
          <table:table-cell office:value-type="float" office:value="0.24460557" calcext:value-type="float">
            <text:p>0.24460557</text:p>
          </table:table-cell>
          <table:table-cell office:value-type="float" office:value="0.226711658" calcext:value-type="float">
            <text:p>0.226711658</text:p>
          </table:table-cell>
          <table:table-cell office:value-type="float" office:value="0.234791466" calcext:value-type="float">
            <text:p>0.234791466</text:p>
          </table:table-cell>
          <table:table-cell office:value-type="float" office:value="0.233057169" calcext:value-type="float">
            <text:p>0.233057169</text:p>
          </table:table-cell>
          <table:table-cell office:value-type="float" office:value="0.234791466" calcext:value-type="float">
            <text:p>0.234791466</text:p>
          </table:table-cell>
          <table:table-cell office:value-type="float" office:value="0.007407378" calcext:value-type="float">
            <text:p>0.00740737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717589" calcext:value-type="float">
            <text:p>0.233717589</text:p>
          </table:table-cell>
          <table:table-cell office:value-type="float" office:value="0.244486957" calcext:value-type="float">
            <text:p>0.244486957</text:p>
          </table:table-cell>
          <table:table-cell office:value-type="float" office:value="0.224605825" calcext:value-type="float">
            <text:p>0.224605825</text:p>
          </table:table-cell>
          <table:table-cell office:value-type="float" office:value="0.234270124" calcext:value-type="float">
            <text:p>0.234270124</text:p>
          </table:table-cell>
          <table:table-cell office:value-type="float" office:value="0.233717589" calcext:value-type="float">
            <text:p>0.233717589</text:p>
          </table:table-cell>
          <table:table-cell office:value-type="float" office:value="0.234270124" calcext:value-type="float">
            <text:p>0.234270124</text:p>
          </table:table-cell>
          <table:table-cell office:value-type="float" office:value="0.008125836" calcext:value-type="float">
            <text:p>0.00812583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118728" calcext:value-type="float">
            <text:p>0.234118728</text:p>
          </table:table-cell>
          <table:table-cell office:value-type="float" office:value="0.244014292" calcext:value-type="float">
            <text:p>0.244014292</text:p>
          </table:table-cell>
          <table:table-cell office:value-type="float" office:value="0.22461715" calcext:value-type="float">
            <text:p>0.22461715</text:p>
          </table:table-cell>
          <table:table-cell office:value-type="float" office:value="0.234250057" calcext:value-type="float">
            <text:p>0.234250057</text:p>
          </table:table-cell>
          <table:table-cell office:value-type="float" office:value="0.234118728" calcext:value-type="float">
            <text:p>0.234118728</text:p>
          </table:table-cell>
          <table:table-cell office:value-type="float" office:value="0.234250057" calcext:value-type="float">
            <text:p>0.234250057</text:p>
          </table:table-cell>
          <table:table-cell office:value-type="float" office:value="0.007919394" calcext:value-type="float">
            <text:p>0.00791939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81193" calcext:value-type="float">
            <text:p>0.23481193</text:p>
          </table:table-cell>
          <table:table-cell office:value-type="float" office:value="0.242595105" calcext:value-type="float">
            <text:p>0.242595105</text:p>
          </table:table-cell>
          <table:table-cell office:value-type="float" office:value="0.225632218" calcext:value-type="float">
            <text:p>0.225632218</text:p>
          </table:table-cell>
          <table:table-cell office:value-type="float" office:value="0.234346418" calcext:value-type="float">
            <text:p>0.234346418</text:p>
          </table:table-cell>
          <table:table-cell office:value-type="float" office:value="0.23481193" calcext:value-type="float">
            <text:p>0.23481193</text:p>
          </table:table-cell>
          <table:table-cell office:value-type="float" office:value="0.234346418" calcext:value-type="float">
            <text:p>0.234346418</text:p>
          </table:table-cell>
          <table:table-cell office:value-type="float" office:value="0.006932889" calcext:value-type="float">
            <text:p>0.00693288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440593" calcext:value-type="float">
            <text:p>0.234440593</text:p>
          </table:table-cell>
          <table:table-cell office:value-type="float" office:value="0.242693453" calcext:value-type="float">
            <text:p>0.242693453</text:p>
          </table:table-cell>
          <table:table-cell office:value-type="float" office:value="0.225356844" calcext:value-type="float">
            <text:p>0.225356844</text:p>
          </table:table-cell>
          <table:table-cell office:value-type="float" office:value="0.23416363" calcext:value-type="float">
            <text:p>0.23416363</text:p>
          </table:table-cell>
          <table:table-cell office:value-type="float" office:value="0.234440593" calcext:value-type="float">
            <text:p>0.234440593</text:p>
          </table:table-cell>
          <table:table-cell office:value-type="float" office:value="0.23416363" calcext:value-type="float">
            <text:p>0.23416363</text:p>
          </table:table-cell>
          <table:table-cell office:value-type="float" office:value="0.00708035" calcext:value-type="float">
            <text:p>0.0070803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508542" calcext:value-type="float">
            <text:p>0.234508542</text:p>
          </table:table-cell>
          <table:table-cell office:value-type="float" office:value="0.242497354" calcext:value-type="float">
            <text:p>0.242497354</text:p>
          </table:table-cell>
          <table:table-cell office:value-type="float" office:value="0.226126936" calcext:value-type="float">
            <text:p>0.226126936</text:p>
          </table:table-cell>
          <table:table-cell office:value-type="float" office:value="0.234377611" calcext:value-type="float">
            <text:p>0.234377611</text:p>
          </table:table-cell>
          <table:table-cell office:value-type="float" office:value="0.234508542" calcext:value-type="float">
            <text:p>0.234508542</text:p>
          </table:table-cell>
          <table:table-cell office:value-type="float" office:value="0.234377611" calcext:value-type="float">
            <text:p>0.234377611</text:p>
          </table:table-cell>
          <table:table-cell office:value-type="float" office:value="0.006683836" calcext:value-type="float">
            <text:p>0.00668383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4274296" calcext:value-type="float">
            <text:p>0.234274296</text:p>
          </table:table-cell>
          <table:table-cell office:value-type="float" office:value="0.242515831" calcext:value-type="float">
            <text:p>0.242515831</text:p>
          </table:table-cell>
          <table:table-cell office:value-type="float" office:value="0.225925472" calcext:value-type="float">
            <text:p>0.225925472</text:p>
          </table:table-cell>
          <table:table-cell office:value-type="float" office:value="0.234238533" calcext:value-type="float">
            <text:p>0.234238533</text:p>
          </table:table-cell>
          <table:table-cell office:value-type="float" office:value="0.234274296" calcext:value-type="float">
            <text:p>0.234274296</text:p>
          </table:table-cell>
          <table:table-cell office:value-type="float" office:value="0.234238533" calcext:value-type="float">
            <text:p>0.234238533</text:p>
          </table:table-cell>
          <table:table-cell office:value-type="float" office:value="0.006773033" calcext:value-type="float">
            <text:p>0.00677303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401442" calcext:value-type="float">
            <text:p>0.23401442</text:p>
          </table:table-cell>
          <table:table-cell office:value-type="float" office:value="0.242592125" calcext:value-type="float">
            <text:p>0.242592125</text:p>
          </table:table-cell>
          <table:table-cell office:value-type="float" office:value="0.226669935" calcext:value-type="float">
            <text:p>0.226669935</text:p>
          </table:table-cell>
          <table:table-cell office:value-type="float" office:value="0.234425493" calcext:value-type="float">
            <text:p>0.234425493</text:p>
          </table:table-cell>
          <table:table-cell office:value-type="float" office:value="0.23401442" calcext:value-type="float">
            <text:p>0.23401442</text:p>
          </table:table-cell>
          <table:table-cell office:value-type="float" office:value="0.234425493" calcext:value-type="float">
            <text:p>0.234425493</text:p>
          </table:table-cell>
          <table:table-cell office:value-type="float" office:value="0.006506703" calcext:value-type="float">
            <text:p>0.0065067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4402446" calcext:value-type="float">
            <text:p>0.234402446</text:p>
          </table:table-cell>
          <table:table-cell office:value-type="float" office:value="0.242681532" calcext:value-type="float">
            <text:p>0.242681532</text:p>
          </table:table-cell>
          <table:table-cell office:value-type="float" office:value="0.226628211" calcext:value-type="float">
            <text:p>0.226628211</text:p>
          </table:table-cell>
          <table:table-cell office:value-type="float" office:value="0.23457073" calcext:value-type="float">
            <text:p>0.23457073</text:p>
          </table:table-cell>
          <table:table-cell office:value-type="float" office:value="0.234402446" calcext:value-type="float">
            <text:p>0.234402446</text:p>
          </table:table-cell>
          <table:table-cell office:value-type="float" office:value="0.23457073" calcext:value-type="float">
            <text:p>0.23457073</text:p>
          </table:table-cell>
          <table:table-cell office:value-type="float" office:value="0.006554821" calcext:value-type="float">
            <text:p>0.00655482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42265492" calcext:value-type="float">
            <text:p>0.242265492</text:p>
          </table:table-cell>
          <table:table-cell office:value-type="float" office:value="0.228312043" calcext:value-type="float">
            <text:p>0.228312043</text:p>
          </table:table-cell>
          <table:table-cell office:value-type="float" office:value="0.234755703" calcext:value-type="float">
            <text:p>0.234755703</text:p>
          </table:table-cell>
          <table:table-cell office:value-type="float" office:value="0.233689574" calcext:value-type="float">
            <text:p>0.233689574</text:p>
          </table:table-cell>
          <table:table-cell office:value-type="float" office:value="0.234755703" calcext:value-type="float">
            <text:p>0.234755703</text:p>
          </table:table-cell>
          <table:table-cell office:value-type="float" office:value="0.005746138" calcext:value-type="float">
            <text:p>0.00574613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3947067" calcext:value-type="float">
            <text:p>0.233947067</text:p>
          </table:table-cell>
          <table:table-cell office:value-type="float" office:value="0.241634875" calcext:value-type="float">
            <text:p>0.241634875</text:p>
          </table:table-cell>
          <table:table-cell office:value-type="float" office:value="0.23260179" calcext:value-type="float">
            <text:p>0.23260179</text:p>
          </table:table-cell>
          <table:table-cell office:value-type="float" office:value="0.236061244" calcext:value-type="float">
            <text:p>0.236061244</text:p>
          </table:table-cell>
          <table:table-cell office:value-type="float" office:value="0.233947067" calcext:value-type="float">
            <text:p>0.233947067</text:p>
          </table:table-cell>
          <table:table-cell office:value-type="float" office:value="0.236061244" calcext:value-type="float">
            <text:p>0.236061244</text:p>
          </table:table-cell>
          <table:table-cell office:value-type="float" office:value="0.003979235" calcext:value-type="float">
            <text:p>0.00397923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4183101" calcext:value-type="float">
            <text:p>0.234183101</text:p>
          </table:table-cell>
          <table:table-cell office:value-type="float" office:value="0.243453412" calcext:value-type="float">
            <text:p>0.243453412</text:p>
          </table:table-cell>
          <table:table-cell office:value-type="float" office:value="0.224967626" calcext:value-type="float">
            <text:p>0.224967626</text:p>
          </table:table-cell>
          <table:table-cell office:value-type="float" office:value="0.23420138" calcext:value-type="float">
            <text:p>0.23420138</text:p>
          </table:table-cell>
          <table:table-cell office:value-type="float" office:value="0.234183101" calcext:value-type="float">
            <text:p>0.234183101</text:p>
          </table:table-cell>
          <table:table-cell office:value-type="float" office:value="0.23420138" calcext:value-type="float">
            <text:p>0.23420138</text:p>
          </table:table-cell>
          <table:table-cell office:value-type="float" office:value="0.007546802" calcext:value-type="float">
            <text:p>0.00754680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614639" calcext:value-type="float">
            <text:p>0.234614639</text:p>
          </table:table-cell>
          <table:table-cell office:value-type="float" office:value="0.243168502" calcext:value-type="float">
            <text:p>0.243168502</text:p>
          </table:table-cell>
          <table:table-cell office:value-type="float" office:value="0.225699571" calcext:value-type="float">
            <text:p>0.225699571</text:p>
          </table:table-cell>
          <table:table-cell office:value-type="float" office:value="0.234494237" calcext:value-type="float">
            <text:p>0.234494237</text:p>
          </table:table-cell>
          <table:table-cell office:value-type="float" office:value="0.234614639" calcext:value-type="float">
            <text:p>0.234614639</text:p>
          </table:table-cell>
          <table:table-cell office:value-type="float" office:value="0.234494237" calcext:value-type="float">
            <text:p>0.234494237</text:p>
          </table:table-cell>
          <table:table-cell office:value-type="float" office:value="0.00713217" calcext:value-type="float">
            <text:p>0.0071321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804181" calcext:value-type="float">
            <text:p>0.234804181</text:p>
          </table:table-cell>
          <table:table-cell office:value-type="float" office:value="0.242844253" calcext:value-type="float">
            <text:p>0.242844253</text:p>
          </table:table-cell>
          <table:table-cell office:value-type="float" office:value="0.226058391" calcext:value-type="float">
            <text:p>0.226058391</text:p>
          </table:table-cell>
          <table:table-cell office:value-type="float" office:value="0.234568942" calcext:value-type="float">
            <text:p>0.234568942</text:p>
          </table:table-cell>
          <table:table-cell office:value-type="float" office:value="0.234804181" calcext:value-type="float">
            <text:p>0.234804181</text:p>
          </table:table-cell>
          <table:table-cell office:value-type="float" office:value="0.234568942" calcext:value-type="float">
            <text:p>0.234568942</text:p>
          </table:table-cell>
          <table:table-cell office:value-type="float" office:value="0.006854818" calcext:value-type="float">
            <text:p>0.00685481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5061077" calcext:value-type="float">
            <text:p>0.235061077</text:p>
          </table:table-cell>
          <table:table-cell office:value-type="float" office:value="0.243082672" calcext:value-type="float">
            <text:p>0.243082672</text:p>
          </table:table-cell>
          <table:table-cell office:value-type="float" office:value="0.226346281" calcext:value-type="float">
            <text:p>0.226346281</text:p>
          </table:table-cell>
          <table:table-cell office:value-type="float" office:value="0.23483001" calcext:value-type="float">
            <text:p>0.23483001</text:p>
          </table:table-cell>
          <table:table-cell office:value-type="float" office:value="0.235061077" calcext:value-type="float">
            <text:p>0.235061077</text:p>
          </table:table-cell>
          <table:table-cell office:value-type="float" office:value="0.23483001" calcext:value-type="float">
            <text:p>0.23483001</text:p>
          </table:table-cell>
          <table:table-cell office:value-type="float" office:value="0.006834556" calcext:value-type="float">
            <text:p>0.00683455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2828287" calcext:value-type="float">
            <text:p>0.232828287</text:p>
          </table:table-cell>
          <table:table-cell office:value-type="float" office:value="0.244295626" calcext:value-type="float">
            <text:p>0.244295626</text:p>
          </table:table-cell>
          <table:table-cell office:value-type="float" office:value="0.231440095" calcext:value-type="float">
            <text:p>0.231440095</text:p>
          </table:table-cell>
          <table:table-cell office:value-type="float" office:value="0.236188003" calcext:value-type="float">
            <text:p>0.236188003</text:p>
          </table:table-cell>
          <table:table-cell office:value-type="float" office:value="0.232828287" calcext:value-type="float">
            <text:p>0.232828287</text:p>
          </table:table-cell>
          <table:table-cell office:value-type="float" office:value="0.236188003" calcext:value-type="float">
            <text:p>0.236188003</text:p>
          </table:table-cell>
          <table:table-cell office:value-type="float" office:value="0.005760899" calcext:value-type="float">
            <text:p>0.00576089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2824711" calcext:value-type="float">
            <text:p>0.232824711</text:p>
          </table:table-cell>
          <table:table-cell office:value-type="float" office:value="0.244275361" calcext:value-type="float">
            <text:p>0.244275361</text:p>
          </table:table-cell>
          <table:table-cell office:value-type="float" office:value="0.228827623" calcext:value-type="float">
            <text:p>0.228827623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232824711" calcext:value-type="float">
            <text:p>0.232824711</text:p>
          </table:table-cell>
          <table:table-cell office:value-type="float" office:value="0.235309232" calcext:value-type="float">
            <text:p>0.235309232</text:p>
          </table:table-cell>
          <table:table-cell office:value-type="float" office:value="0.006546642" calcext:value-type="float">
            <text:p>0.00654664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3601956" calcext:value-type="float">
            <text:p>0.233601956</text:p>
          </table:table-cell>
          <table:table-cell office:value-type="float" office:value="0.245220094" calcext:value-type="float">
            <text:p>0.245220094</text:p>
          </table:table-cell>
          <table:table-cell office:value-type="float" office:value="0.22755566" calcext:value-type="float">
            <text:p>0.22755566</text:p>
          </table:table-cell>
          <table:table-cell office:value-type="float" office:value="0.235459237" calcext:value-type="float">
            <text:p>0.235459237</text:p>
          </table:table-cell>
          <table:table-cell office:value-type="float" office:value="0.233601956" calcext:value-type="float">
            <text:p>0.233601956</text:p>
          </table:table-cell>
          <table:table-cell office:value-type="float" office:value="0.235459237" calcext:value-type="float">
            <text:p>0.235459237</text:p>
          </table:table-cell>
          <table:table-cell office:value-type="float" office:value="0.007330083" calcext:value-type="float">
            <text:p>0.00733008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342791" calcext:value-type="float">
            <text:p>0.23342791</text:p>
          </table:table-cell>
          <table:table-cell office:value-type="float" office:value="0.244926243" calcext:value-type="float">
            <text:p>0.244926243</text:p>
          </table:table-cell>
          <table:table-cell office:value-type="float" office:value="0.226291445" calcext:value-type="float">
            <text:p>0.226291445</text:p>
          </table:table-cell>
          <table:table-cell office:value-type="float" office:value="0.234881866" calcext:value-type="float">
            <text:p>0.234881866</text:p>
          </table:table-cell>
          <table:table-cell office:value-type="float" office:value="0.23342791" calcext:value-type="float">
            <text:p>0.23342791</text:p>
          </table:table-cell>
          <table:table-cell office:value-type="float" office:value="0.234881866" calcext:value-type="float">
            <text:p>0.234881866</text:p>
          </table:table-cell>
          <table:table-cell office:value-type="float" office:value="0.00767678" calcext:value-type="float">
            <text:p>0.0076767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3627586" calcext:value-type="float">
            <text:p>0.233627586</text:p>
          </table:table-cell>
          <table:table-cell office:value-type="float" office:value="0.244857102" calcext:value-type="float">
            <text:p>0.244857102</text:p>
          </table:table-cell>
          <table:table-cell office:value-type="float" office:value="0.224965242" calcext:value-type="float">
            <text:p>0.224965242</text:p>
          </table:table-cell>
          <table:table-cell office:value-type="float" office:value="0.23448331" calcext:value-type="float">
            <text:p>0.23448331</text:p>
          </table:table-cell>
          <table:table-cell office:value-type="float" office:value="0.233627586" calcext:value-type="float">
            <text:p>0.233627586</text:p>
          </table:table-cell>
          <table:table-cell office:value-type="float" office:value="0.23448331" calcext:value-type="float">
            <text:p>0.23448331</text:p>
          </table:table-cell>
          <table:table-cell office:value-type="float" office:value="0.00814333" calcext:value-type="float">
            <text:p>0.0081433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427072" calcext:value-type="float">
            <text:p>0.23427072</text:p>
          </table:table-cell>
          <table:table-cell office:value-type="float" office:value="0.244565635" calcext:value-type="float">
            <text:p>0.244565635</text:p>
          </table:table-cell>
          <table:table-cell office:value-type="float" office:value="0.224992064" calcext:value-type="float">
            <text:p>0.224992064</text:p>
          </table:table-cell>
          <table:table-cell office:value-type="float" office:value="0.234609473" calcext:value-type="float">
            <text:p>0.234609473</text:p>
          </table:table-cell>
          <table:table-cell office:value-type="float" office:value="0.23427072" calcext:value-type="float">
            <text:p>0.23427072</text:p>
          </table:table-cell>
          <table:table-cell office:value-type="float" office:value="0.234609473" calcext:value-type="float">
            <text:p>0.234609473</text:p>
          </table:table-cell>
          <table:table-cell office:value-type="float" office:value="0.007994466" calcext:value-type="float">
            <text:p>0.00799446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425096" calcext:value-type="float">
            <text:p>0.234425096</text:p>
          </table:table-cell>
          <table:table-cell office:value-type="float" office:value="0.243765741" calcext:value-type="float">
            <text:p>0.243765741</text:p>
          </table:table-cell>
          <table:table-cell office:value-type="float" office:value="0.225597647" calcext:value-type="float">
            <text:p>0.225597647</text:p>
          </table:table-cell>
          <table:table-cell office:value-type="float" office:value="0.234596161" calcext:value-type="float">
            <text:p>0.234596161</text:p>
          </table:table-cell>
          <table:table-cell office:value-type="float" office:value="0.234425096" calcext:value-type="float">
            <text:p>0.234425096</text:p>
          </table:table-cell>
          <table:table-cell office:value-type="float" office:value="0.234596161" calcext:value-type="float">
            <text:p>0.234596161</text:p>
          </table:table-cell>
          <table:table-cell office:value-type="float" office:value="0.00741808" calcext:value-type="float">
            <text:p>0.007418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4835176" calcext:value-type="float">
            <text:p>0.234835176</text:p>
          </table:table-cell>
          <table:table-cell office:value-type="float" office:value="0.24352017" calcext:value-type="float">
            <text:p>0.24352017</text:p>
          </table:table-cell>
          <table:table-cell office:value-type="float" office:value="0.226295617" calcext:value-type="float">
            <text:p>0.226295617</text:p>
          </table:table-cell>
          <table:table-cell office:value-type="float" office:value="0.234883654" calcext:value-type="float">
            <text:p>0.234883654</text:p>
          </table:table-cell>
          <table:table-cell office:value-type="float" office:value="0.234835176" calcext:value-type="float">
            <text:p>0.234835176</text:p>
          </table:table-cell>
          <table:table-cell office:value-type="float" office:value="0.234883654" calcext:value-type="float">
            <text:p>0.234883654</text:p>
          </table:table-cell>
          <table:table-cell office:value-type="float" office:value="0.007031978" calcext:value-type="float">
            <text:p>0.00703197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512119" calcext:value-type="float">
            <text:p>0.234512119</text:p>
          </table:table-cell>
          <table:table-cell office:value-type="float" office:value="0.243254333" calcext:value-type="float">
            <text:p>0.243254333</text:p>
          </table:table-cell>
          <table:table-cell office:value-type="float" office:value="0.226576355" calcext:value-type="float">
            <text:p>0.226576355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234512119" calcext:value-type="float">
            <text:p>0.234512119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006811409" calcext:value-type="float">
            <text:p>0.00681140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4576492" calcext:value-type="float">
            <text:p>0.234576492</text:p>
          </table:table-cell>
          <table:table-cell office:value-type="float" office:value="0.243011146" calcext:value-type="float">
            <text:p>0.243011146</text:p>
          </table:table-cell>
          <table:table-cell office:value-type="float" office:value="0.226981071" calcext:value-type="float">
            <text:p>0.226981071</text:p>
          </table:table-cell>
          <table:table-cell office:value-type="float" office:value="0.234856236" calcext:value-type="float">
            <text:p>0.234856236</text:p>
          </table:table-cell>
          <table:table-cell office:value-type="float" office:value="0.234576492" calcext:value-type="float">
            <text:p>0.234576492</text:p>
          </table:table-cell>
          <table:table-cell office:value-type="float" office:value="0.234856236" calcext:value-type="float">
            <text:p>0.234856236</text:p>
          </table:table-cell>
          <table:table-cell office:value-type="float" office:value="0.00654724" calcext:value-type="float">
            <text:p>0.0065472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465815" calcext:value-type="float">
            <text:p>0.23465815</text:p>
          </table:table-cell>
          <table:table-cell office:value-type="float" office:value="0.242099791" calcext:value-type="float">
            <text:p>0.242099791</text:p>
          </table:table-cell>
          <table:table-cell office:value-type="float" office:value="0.227131275" calcext:value-type="float">
            <text:p>0.227131275</text:p>
          </table:table-cell>
          <table:table-cell office:value-type="float" office:value="0.234629738" calcext:value-type="float">
            <text:p>0.234629738</text:p>
          </table:table-cell>
          <table:table-cell office:value-type="float" office:value="0.23465815" calcext:value-type="float">
            <text:p>0.23465815</text:p>
          </table:table-cell>
          <table:table-cell office:value-type="float" office:value="0.234629738" calcext:value-type="float">
            <text:p>0.234629738</text:p>
          </table:table-cell>
          <table:table-cell office:value-type="float" office:value="0.006110904" calcext:value-type="float">
            <text:p>0.00611090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3980445" calcext:value-type="float">
            <text:p>0.233980445</text:p>
          </table:table-cell>
          <table:table-cell office:value-type="float" office:value="0.242117672" calcext:value-type="float">
            <text:p>0.242117672</text:p>
          </table:table-cell>
          <table:table-cell office:value-type="float" office:value="0.22829893" calcext:value-type="float">
            <text:p>0.22829893</text:p>
          </table:table-cell>
          <table:table-cell office:value-type="float" office:value="0.234799016" calcext:value-type="float">
            <text:p>0.234799016</text:p>
          </table:table-cell>
          <table:table-cell office:value-type="float" office:value="0.233980445" calcext:value-type="float">
            <text:p>0.233980445</text:p>
          </table:table-cell>
          <table:table-cell office:value-type="float" office:value="0.234799016" calcext:value-type="float">
            <text:p>0.234799016</text:p>
          </table:table-cell>
          <table:table-cell office:value-type="float" office:value="0.005671094" calcext:value-type="float">
            <text:p>0.00567109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439589" calcext:value-type="float">
            <text:p>0.23439589</text:p>
          </table:table-cell>
          <table:table-cell office:value-type="float" office:value="0.242172508" calcext:value-type="float">
            <text:p>0.242172508</text:p>
          </table:table-cell>
          <table:table-cell office:value-type="float" office:value="0.227586058" calcext:value-type="float">
            <text:p>0.227586058</text:p>
          </table:table-cell>
          <table:table-cell office:value-type="float" office:value="0.234718152" calcext:value-type="float">
            <text:p>0.234718152</text:p>
          </table:table-cell>
          <table:table-cell office:value-type="float" office:value="0.23439589" calcext:value-type="float">
            <text:p>0.23439589</text:p>
          </table:table-cell>
          <table:table-cell office:value-type="float" office:value="0.234718152" calcext:value-type="float">
            <text:p>0.234718152</text:p>
          </table:table-cell>
          <table:table-cell office:value-type="float" office:value="0.005959252" calcext:value-type="float">
            <text:p>0.00595925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683614" calcext:value-type="float">
            <text:p>0.233683614</text:p>
          </table:table-cell>
          <table:table-cell office:value-type="float" office:value="0.242430597" calcext:value-type="float">
            <text:p>0.242430597</text:p>
          </table:table-cell>
          <table:table-cell office:value-type="float" office:value="0.22957745" calcext:value-type="float">
            <text:p>0.22957745</text:p>
          </table:table-cell>
          <table:table-cell office:value-type="float" office:value="0.235230553" calcext:value-type="float">
            <text:p>0.235230553</text:p>
          </table:table-cell>
          <table:table-cell office:value-type="float" office:value="0.233683614" calcext:value-type="float">
            <text:p>0.233683614</text:p>
          </table:table-cell>
          <table:table-cell office:value-type="float" office:value="0.235230553" calcext:value-type="float">
            <text:p>0.235230553</text:p>
          </table:table-cell>
          <table:table-cell office:value-type="float" office:value="0.005360075" calcext:value-type="float">
            <text:p>0.00536007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2862858" calcext:value-type="float">
            <text:p>0.232862858</text:p>
          </table:table-cell>
          <table:table-cell office:value-type="float" office:value="0.24365726" calcext:value-type="float">
            <text:p>0.24365726</text:p>
          </table:table-cell>
          <table:table-cell office:value-type="float" office:value="0.232591657" calcext:value-type="float">
            <text:p>0.232591657</text:p>
          </table:table-cell>
          <table:table-cell office:value-type="float" office:value="0.236370592" calcext:value-type="float">
            <text:p>0.236370592</text:p>
          </table:table-cell>
          <table:table-cell office:value-type="float" office:value="0.232862858" calcext:value-type="float">
            <text:p>0.232862858</text:p>
          </table:table-cell>
          <table:table-cell office:value-type="float" office:value="0.236370592" calcext:value-type="float">
            <text:p>0.236370592</text:p>
          </table:table-cell>
          <table:table-cell office:value-type="float" office:value="0.005153642" calcext:value-type="float">
            <text:p>0.00515364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2996968" calcext:value-type="float">
            <text:p>0.232996968</text:p>
          </table:table-cell>
          <table:table-cell office:value-type="float" office:value="0.244056612" calcext:value-type="float">
            <text:p>0.244056612</text:p>
          </table:table-cell>
          <table:table-cell office:value-type="float" office:value="0.231227306" calcext:value-type="float">
            <text:p>0.231227306</text:p>
          </table:table-cell>
          <table:table-cell office:value-type="float" office:value="0.236093629" calcext:value-type="float">
            <text:p>0.236093629</text:p>
          </table:table-cell>
          <table:table-cell office:value-type="float" office:value="0.232996968" calcext:value-type="float">
            <text:p>0.232996968</text:p>
          </table:table-cell>
          <table:table-cell office:value-type="float" office:value="0.236093629" calcext:value-type="float">
            <text:p>0.236093629</text:p>
          </table:table-cell>
          <table:table-cell office:value-type="float" office:value="0.005676839" calcext:value-type="float">
            <text:p>0.00567683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726099" calcext:value-type="float">
            <text:p>0.234726099</text:p>
          </table:table-cell>
          <table:table-cell office:value-type="float" office:value="0.24257186" calcext:value-type="float">
            <text:p>0.24257186</text:p>
          </table:table-cell>
          <table:table-cell office:value-type="float" office:value="0.226932195" calcext:value-type="float">
            <text:p>0.226932195</text:p>
          </table:table-cell>
          <table:table-cell office:value-type="float" office:value="0.234743385" calcext:value-type="float">
            <text:p>0.234743385</text:p>
          </table:table-cell>
          <table:table-cell office:value-type="float" office:value="0.234726099" calcext:value-type="float">
            <text:p>0.234726099</text:p>
          </table:table-cell>
          <table:table-cell office:value-type="float" office:value="0.234743385" calcext:value-type="float">
            <text:p>0.234743385</text:p>
          </table:table-cell>
          <table:table-cell office:value-type="float" office:value="0.006384878" calcext:value-type="float">
            <text:p>0.00638487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42389469" calcext:value-type="float">
            <text:p>0.242389469</text:p>
          </table:table-cell>
          <table:table-cell office:value-type="float" office:value="0.22730234" calcext:value-type="float">
            <text:p>0.22730234</text:p>
          </table:table-cell>
          <table:table-cell office:value-type="float" office:value="0.234667687" calcext:value-type="float">
            <text:p>0.234667687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34667687" calcext:value-type="float">
            <text:p>0.234667687</text:p>
          </table:table-cell>
          <table:table-cell office:value-type="float" office:value="0.006164449" calcext:value-type="float">
            <text:p>0.00616444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981637" calcext:value-type="float">
            <text:p>0.233981637</text:p>
          </table:table-cell>
          <table:table-cell office:value-type="float" office:value="0.242631464" calcext:value-type="float">
            <text:p>0.242631464</text:p>
          </table:table-cell>
          <table:table-cell office:value-type="float" office:value="0.228989748" calcext:value-type="float">
            <text:p>0.228989748</text:p>
          </table:table-cell>
          <table:table-cell office:value-type="float" office:value="0.23520095" calcext:value-type="float">
            <text:p>0.23520095</text:p>
          </table:table-cell>
          <table:table-cell office:value-type="float" office:value="0.233981637" calcext:value-type="float">
            <text:p>0.233981637</text:p>
          </table:table-cell>
          <table:table-cell office:value-type="float" office:value="0.23520095" calcext:value-type="float">
            <text:p>0.23520095</text:p>
          </table:table-cell>
          <table:table-cell office:value-type="float" office:value="0.005635551" calcext:value-type="float">
            <text:p>0.00563555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508376" calcext:value-type="float">
            <text:p>0.233508376</text:p>
          </table:table-cell>
          <table:table-cell office:value-type="float" office:value="0.242470532" calcext:value-type="float">
            <text:p>0.242470532</text:p>
          </table:table-cell>
          <table:table-cell office:value-type="float" office:value="0.231130151" calcext:value-type="float">
            <text:p>0.231130151</text:p>
          </table:table-cell>
          <table:table-cell office:value-type="float" office:value="0.23570302" calcext:value-type="float">
            <text:p>0.23570302</text:p>
          </table:table-cell>
          <table:table-cell office:value-type="float" office:value="0.233508376" calcext:value-type="float">
            <text:p>0.233508376</text:p>
          </table:table-cell>
          <table:table-cell office:value-type="float" office:value="0.23570302" calcext:value-type="float">
            <text:p>0.23570302</text:p>
          </table:table-cell>
          <table:table-cell office:value-type="float" office:value="0.004882855" calcext:value-type="float">
            <text:p>0.00488285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547119" calcext:value-type="float">
            <text:p>0.233547119</text:p>
          </table:table-cell>
          <table:table-cell office:value-type="float" office:value="0.243040352" calcext:value-type="float">
            <text:p>0.243040352</text:p>
          </table:table-cell>
          <table:table-cell office:value-type="float" office:value="0.232759742" calcext:value-type="float">
            <text:p>0.232759742</text:p>
          </table:table-cell>
          <table:table-cell office:value-type="float" office:value="0.236449071" calcext:value-type="float">
            <text:p>0.236449071</text:p>
          </table:table-cell>
          <table:table-cell office:value-type="float" office:value="0.233547119" calcext:value-type="float">
            <text:p>0.233547119</text:p>
          </table:table-cell>
          <table:table-cell office:value-type="float" office:value="0.236449071" calcext:value-type="float">
            <text:p>0.236449071</text:p>
          </table:table-cell>
          <table:table-cell office:value-type="float" office:value="0.004671811" calcext:value-type="float">
            <text:p>0.0046718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267574" calcext:value-type="float">
            <text:p>0.233267574</text:p>
          </table:table-cell>
          <table:table-cell office:value-type="float" office:value="0.242933064" calcext:value-type="float">
            <text:p>0.242933064</text:p>
          </table:table-cell>
          <table:table-cell office:value-type="float" office:value="0.234593181" calcext:value-type="float">
            <text:p>0.234593181</text:p>
          </table:table-cell>
          <table:table-cell office:value-type="float" office:value="0.236931273" calcext:value-type="float">
            <text:p>0.236931273</text:p>
          </table:table-cell>
          <table:table-cell office:value-type="float" office:value="0.234593181" calcext:value-type="float">
            <text:p>0.234593181</text:p>
          </table:table-cell>
          <table:table-cell office:value-type="float" office:value="0.236931273" calcext:value-type="float">
            <text:p>0.236931273</text:p>
          </table:table-cell>
          <table:table-cell office:value-type="float" office:value="0.004278273" calcext:value-type="float">
            <text:p>0.00427827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2952265" calcext:value-type="float">
            <text:p>0.232952265</text:p>
          </table:table-cell>
          <table:table-cell office:value-type="float" office:value="0.24311605" calcext:value-type="float">
            <text:p>0.24311605</text:p>
          </table:table-cell>
          <table:table-cell office:value-type="float" office:value="0.234718947" calcext:value-type="float">
            <text:p>0.234718947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234718947" calcext:value-type="float">
            <text:p>0.234718947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004433898" calcext:value-type="float">
            <text:p>0.00443389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2871203" calcext:value-type="float">
            <text:p>0.232871203</text:p>
          </table:table-cell>
          <table:table-cell office:value-type="float" office:value="0.243312745" calcext:value-type="float">
            <text:p>0.243312745</text:p>
          </table:table-cell>
          <table:table-cell office:value-type="float" office:value="0.234357147" calcext:value-type="float">
            <text:p>0.234357147</text:p>
          </table:table-cell>
          <table:table-cell office:value-type="float" office:value="0.236847032" calcext:value-type="float">
            <text:p>0.236847032</text:p>
          </table:table-cell>
          <table:table-cell office:value-type="float" office:value="0.234357147" calcext:value-type="float">
            <text:p>0.234357147</text:p>
          </table:table-cell>
          <table:table-cell office:value-type="float" office:value="0.236847032" calcext:value-type="float">
            <text:p>0.236847032</text:p>
          </table:table-cell>
          <table:table-cell office:value-type="float" office:value="0.004612021" calcext:value-type="float">
            <text:p>0.00461202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2989816" calcext:value-type="float">
            <text:p>0.232989816</text:p>
          </table:table-cell>
          <table:table-cell office:value-type="float" office:value="0.24368289" calcext:value-type="float">
            <text:p>0.24368289</text:p>
          </table:table-cell>
          <table:table-cell office:value-type="float" office:value="0.233368305" calcext:value-type="float">
            <text:p>0.233368305</text:p>
          </table:table-cell>
          <table:table-cell office:value-type="float" office:value="0.236680337" calcext:value-type="float">
            <text:p>0.236680337</text:p>
          </table:table-cell>
          <table:table-cell office:value-type="float" office:value="0.233368305" calcext:value-type="float">
            <text:p>0.233368305</text:p>
          </table:table-cell>
          <table:table-cell office:value-type="float" office:value="0.236680337" calcext:value-type="float">
            <text:p>0.236680337</text:p>
          </table:table-cell>
          <table:table-cell office:value-type="float" office:value="0.004953963" calcext:value-type="float">
            <text:p>0.00495396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112005" calcext:value-type="float">
            <text:p>0.233112005</text:p>
          </table:table-cell>
          <table:table-cell office:value-type="float" office:value="0.244411259" calcext:value-type="float">
            <text:p>0.244411259</text:p>
          </table:table-cell>
          <table:table-cell office:value-type="float" office:value="0.231940178" calcext:value-type="float">
            <text:p>0.231940178</text:p>
          </table:table-cell>
          <table:table-cell office:value-type="float" office:value="0.236487814" calcext:value-type="float">
            <text:p>0.236487814</text:p>
          </table:table-cell>
          <table:table-cell office:value-type="float" office:value="0.233112005" calcext:value-type="float">
            <text:p>0.233112005</text:p>
          </table:table-cell>
          <table:table-cell office:value-type="float" office:value="0.236487814" calcext:value-type="float">
            <text:p>0.236487814</text:p>
          </table:table-cell>
          <table:table-cell office:value-type="float" office:value="0.005623109" calcext:value-type="float">
            <text:p>0.00562310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452348" calcext:value-type="float">
            <text:p>0.233452348</text:p>
          </table:table-cell>
          <table:table-cell office:value-type="float" office:value="0.244641929" calcext:value-type="float">
            <text:p>0.244641929</text:p>
          </table:table-cell>
          <table:table-cell office:value-type="float" office:value="0.228995708" calcext:value-type="float">
            <text:p>0.228995708</text:p>
          </table:table-cell>
          <table:table-cell office:value-type="float" office:value="0.235696662" calcext:value-type="float">
            <text:p>0.235696662</text:p>
          </table:table-cell>
          <table:table-cell office:value-type="float" office:value="0.233452348" calcext:value-type="float">
            <text:p>0.233452348</text:p>
          </table:table-cell>
          <table:table-cell office:value-type="float" office:value="0.235696662" calcext:value-type="float">
            <text:p>0.235696662</text:p>
          </table:table-cell>
          <table:table-cell office:value-type="float" office:value="0.006581731" calcext:value-type="float">
            <text:p>0.0065817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596" calcext:value-type="float">
            <text:p>25.5596</text:p>
          </table:table-cell>
          <table:table-cell office:value-type="float" office:value="0.233303336" calcext:value-type="float">
            <text:p>0.233303336</text:p>
          </table:table-cell>
          <table:table-cell office:value-type="float" office:value="0.244890481" calcext:value-type="float">
            <text:p>0.244890481</text:p>
          </table:table-cell>
          <table:table-cell office:value-type="float" office:value="0.229078559" calcext:value-type="float">
            <text:p>0.229078559</text:p>
          </table:table-cell>
          <table:table-cell office:value-type="float" office:value="0.235757458" calcext:value-type="float">
            <text:p>0.235757458</text:p>
          </table:table-cell>
          <table:table-cell office:value-type="float" office:value="0.233303336" calcext:value-type="float">
            <text:p>0.233303336</text:p>
          </table:table-cell>
          <table:table-cell office:value-type="float" office:value="0.235757458" calcext:value-type="float">
            <text:p>0.235757458</text:p>
          </table:table-cell>
          <table:table-cell office:value-type="float" office:value="0.006684373" calcext:value-type="float">
            <text:p>0.00668437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85766" calcext:value-type="float">
            <text:p>0.23385766</text:p>
          </table:table-cell>
          <table:table-cell office:value-type="float" office:value="0.244950681" calcext:value-type="float">
            <text:p>0.244950681</text:p>
          </table:table-cell>
          <table:table-cell office:value-type="float" office:value="0.227245716" calcext:value-type="float">
            <text:p>0.227245716</text:p>
          </table:table-cell>
          <table:table-cell office:value-type="float" office:value="0.235351352" calcext:value-type="float">
            <text:p>0.235351352</text:p>
          </table:table-cell>
          <table:table-cell office:value-type="float" office:value="0.23385766" calcext:value-type="float">
            <text:p>0.23385766</text:p>
          </table:table-cell>
          <table:table-cell office:value-type="float" office:value="0.235351352" calcext:value-type="float">
            <text:p>0.235351352</text:p>
          </table:table-cell>
          <table:table-cell office:value-type="float" office:value="0.007304783" calcext:value-type="float">
            <text:p>0.00730478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45179563" calcext:value-type="float">
            <text:p>0.245179563</text:p>
          </table:table-cell>
          <table:table-cell office:value-type="float" office:value="0.225877789" calcext:value-type="float">
            <text:p>0.225877789</text:p>
          </table:table-cell>
          <table:table-cell office:value-type="float" office:value="0.235038626" calcext:value-type="float">
            <text:p>0.235038626</text:p>
          </table:table-cell>
          <table:table-cell office:value-type="float" office:value="0.234058527" calcext:value-type="float">
            <text:p>0.234058527</text:p>
          </table:table-cell>
          <table:table-cell office:value-type="float" office:value="0.235038626" calcext:value-type="float">
            <text:p>0.235038626</text:p>
          </table:table-cell>
          <table:table-cell office:value-type="float" office:value="0.007910334" calcext:value-type="float">
            <text:p>0.00791033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25105" calcext:value-type="float">
            <text:p>0.23425105</text:p>
          </table:table-cell>
          <table:table-cell office:value-type="float" office:value="0.244982272" calcext:value-type="float">
            <text:p>0.244982272</text:p>
          </table:table-cell>
          <table:table-cell office:value-type="float" office:value="0.226118592" calcext:value-type="float">
            <text:p>0.226118592</text:p>
          </table:table-cell>
          <table:table-cell office:value-type="float" office:value="0.235117305" calcext:value-type="float">
            <text:p>0.235117305</text:p>
          </table:table-cell>
          <table:table-cell office:value-type="float" office:value="0.23425105" calcext:value-type="float">
            <text:p>0.23425105</text:p>
          </table:table-cell>
          <table:table-cell office:value-type="float" office:value="0.235117305" calcext:value-type="float">
            <text:p>0.235117305</text:p>
          </table:table-cell>
          <table:table-cell office:value-type="float" office:value="0.007725387" calcext:value-type="float">
            <text:p>0.00772538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585432" calcext:value-type="float">
            <text:p>0.234585432</text:p>
          </table:table-cell>
          <table:table-cell office:value-type="float" office:value="0.244622856" calcext:value-type="float">
            <text:p>0.244622856</text:p>
          </table:table-cell>
          <table:table-cell office:value-type="float" office:value="0.22586706" calcext:value-type="float">
            <text:p>0.22586706</text:p>
          </table:table-cell>
          <table:table-cell office:value-type="float" office:value="0.235025116" calcext:value-type="float">
            <text:p>0.235025116</text:p>
          </table:table-cell>
          <table:table-cell office:value-type="float" office:value="0.234585432" calcext:value-type="float">
            <text:p>0.234585432</text:p>
          </table:table-cell>
          <table:table-cell office:value-type="float" office:value="0.235025116" calcext:value-type="float">
            <text:p>0.235025116</text:p>
          </table:table-cell>
          <table:table-cell office:value-type="float" office:value="0.007663331" calcext:value-type="float">
            <text:p>0.00766333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469203" calcext:value-type="float">
            <text:p>0.234469203</text:p>
          </table:table-cell>
          <table:table-cell office:value-type="float" office:value="0.24467352" calcext:value-type="float">
            <text:p>0.24467352</text:p>
          </table:table-cell>
          <table:table-cell office:value-type="float" office:value="0.225933221" calcext:value-type="float">
            <text:p>0.225933221</text:p>
          </table:table-cell>
          <table:table-cell office:value-type="float" office:value="0.235025315" calcext:value-type="float">
            <text:p>0.235025315</text:p>
          </table:table-cell>
          <table:table-cell office:value-type="float" office:value="0.234469203" calcext:value-type="float">
            <text:p>0.234469203</text:p>
          </table:table-cell>
          <table:table-cell office:value-type="float" office:value="0.235025315" calcext:value-type="float">
            <text:p>0.235025315</text:p>
          </table:table-cell>
          <table:table-cell office:value-type="float" office:value="0.007660794" calcext:value-type="float">
            <text:p>0.00766079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5230951" calcext:value-type="float">
            <text:p>0.235230951</text:p>
          </table:table-cell>
          <table:table-cell office:value-type="float" office:value="0.244022041" calcext:value-type="float">
            <text:p>0.244022041</text:p>
          </table:table-cell>
          <table:table-cell office:value-type="float" office:value="0.226891068" calcext:value-type="float">
            <text:p>0.226891068</text:p>
          </table:table-cell>
          <table:table-cell office:value-type="float" office:value="0.235381353" calcext:value-type="float">
            <text:p>0.235381353</text:p>
          </table:table-cell>
          <table:table-cell office:value-type="float" office:value="0.235230951" calcext:value-type="float">
            <text:p>0.235230951</text:p>
          </table:table-cell>
          <table:table-cell office:value-type="float" office:value="0.235381353" calcext:value-type="float">
            <text:p>0.235381353</text:p>
          </table:table-cell>
          <table:table-cell office:value-type="float" office:value="0.006994499" calcext:value-type="float">
            <text:p>0.00699449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248236" calcext:value-type="float">
            <text:p>0.235248236</text:p>
          </table:table-cell>
          <table:table-cell office:value-type="float" office:value="0.243666201" calcext:value-type="float">
            <text:p>0.243666201</text:p>
          </table:table-cell>
          <table:table-cell office:value-type="float" office:value="0.227124718" calcext:value-type="float">
            <text:p>0.227124718</text:p>
          </table:table-cell>
          <table:table-cell office:value-type="float" office:value="0.235346385" calcext:value-type="float">
            <text:p>0.235346385</text:p>
          </table:table-cell>
          <table:table-cell office:value-type="float" office:value="0.235248236" calcext:value-type="float">
            <text:p>0.235248236</text:p>
          </table:table-cell>
          <table:table-cell office:value-type="float" office:value="0.235346385" calcext:value-type="float">
            <text:p>0.235346385</text:p>
          </table:table-cell>
          <table:table-cell office:value-type="float" office:value="0.006753389" calcext:value-type="float">
            <text:p>0.00675338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229163" calcext:value-type="float">
            <text:p>0.235229163</text:p>
          </table:table-cell>
          <table:table-cell office:value-type="float" office:value="0.243299632" calcext:value-type="float">
            <text:p>0.243299632</text:p>
          </table:table-cell>
          <table:table-cell office:value-type="float" office:value="0.227336911" calcext:value-type="float">
            <text:p>0.227336911</text:p>
          </table:table-cell>
          <table:table-cell office:value-type="float" office:value="0.235288569" calcext:value-type="float">
            <text:p>0.235288569</text:p>
          </table:table-cell>
          <table:table-cell office:value-type="float" office:value="0.235229163" calcext:value-type="float">
            <text:p>0.235229163</text:p>
          </table:table-cell>
          <table:table-cell office:value-type="float" office:value="0.235288569" calcext:value-type="float">
            <text:p>0.235288569</text:p>
          </table:table-cell>
          <table:table-cell office:value-type="float" office:value="0.006516889" calcext:value-type="float">
            <text:p>0.00651688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524466" calcext:value-type="float">
            <text:p>0.23524466</text:p>
          </table:table-cell>
          <table:table-cell office:value-type="float" office:value="0.243327051" calcext:value-type="float">
            <text:p>0.243327051</text:p>
          </table:table-cell>
          <table:table-cell office:value-type="float" office:value="0.226759938" calcext:value-type="float">
            <text:p>0.226759938</text:p>
          </table:table-cell>
          <table:table-cell office:value-type="float" office:value="0.235110549" calcext:value-type="float">
            <text:p>0.235110549</text:p>
          </table:table-cell>
          <table:table-cell office:value-type="float" office:value="0.23524466" calcext:value-type="float">
            <text:p>0.23524466</text:p>
          </table:table-cell>
          <table:table-cell office:value-type="float" office:value="0.235110549" calcext:value-type="float">
            <text:p>0.235110549</text:p>
          </table:table-cell>
          <table:table-cell office:value-type="float" office:value="0.00676416" calcext:value-type="float">
            <text:p>0.006764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568743" calcext:value-type="float">
            <text:p>0.234568743</text:p>
          </table:table-cell>
          <table:table-cell office:value-type="float" office:value="0.243595868" calcext:value-type="float">
            <text:p>0.243595868</text:p>
          </table:table-cell>
          <table:table-cell office:value-type="float" office:value="0.228374032" calcext:value-type="float">
            <text:p>0.228374032</text:p>
          </table:table-cell>
          <table:table-cell office:value-type="float" office:value="0.235512881" calcext:value-type="float">
            <text:p>0.235512881</text:p>
          </table:table-cell>
          <table:table-cell office:value-type="float" office:value="0.234568743" calcext:value-type="float">
            <text:p>0.234568743</text:p>
          </table:table-cell>
          <table:table-cell office:value-type="float" office:value="0.235512881" calcext:value-type="float">
            <text:p>0.235512881</text:p>
          </table:table-cell>
          <table:table-cell office:value-type="float" office:value="0.006250046" calcext:value-type="float">
            <text:p>0.0062500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43504672" calcext:value-type="float">
            <text:p>0.243504672</text:p>
          </table:table-cell>
          <table:table-cell office:value-type="float" office:value="0.230081109" calcext:value-type="float">
            <text:p>0.230081109</text:p>
          </table:table-cell>
          <table:table-cell office:value-type="float" office:value="0.235977996" calcext:value-type="float">
            <text:p>0.235977996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35977996" calcext:value-type="float">
            <text:p>0.235977996</text:p>
          </table:table-cell>
          <table:table-cell office:value-type="float" office:value="0.005600011" calcext:value-type="float">
            <text:p>0.00560001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813552" calcext:value-type="float">
            <text:p>0.233813552</text:p>
          </table:table-cell>
          <table:table-cell office:value-type="float" office:value="0.243441492" calcext:value-type="float">
            <text:p>0.243441492</text:p>
          </table:table-cell>
          <table:table-cell office:value-type="float" office:value="0.232669739" calcext:value-type="float">
            <text:p>0.232669739</text:p>
          </table:table-cell>
          <table:table-cell office:value-type="float" office:value="0.236641594" calcext:value-type="float">
            <text:p>0.236641594</text:p>
          </table:table-cell>
          <table:table-cell office:value-type="float" office:value="0.233813552" calcext:value-type="float">
            <text:p>0.233813552</text:p>
          </table:table-cell>
          <table:table-cell office:value-type="float" office:value="0.236641594" calcext:value-type="float">
            <text:p>0.236641594</text:p>
          </table:table-cell>
          <table:table-cell office:value-type="float" office:value="0.004830875" calcext:value-type="float">
            <text:p>0.00483087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3551888" calcext:value-type="float">
            <text:p>0.233551888</text:p>
          </table:table-cell>
          <table:table-cell office:value-type="float" office:value="0.243985682" calcext:value-type="float">
            <text:p>0.243985682</text:p>
          </table:table-cell>
          <table:table-cell office:value-type="float" office:value="0.23473504" calcext:value-type="float">
            <text:p>0.23473504</text:p>
          </table:table-cell>
          <table:table-cell office:value-type="float" office:value="0.237424203" calcext:value-type="float">
            <text:p>0.237424203</text:p>
          </table:table-cell>
          <table:table-cell office:value-type="float" office:value="0.23473504" calcext:value-type="float">
            <text:p>0.23473504</text:p>
          </table:table-cell>
          <table:table-cell office:value-type="float" office:value="0.237424203" calcext:value-type="float">
            <text:p>0.237424203</text:p>
          </table:table-cell>
          <table:table-cell office:value-type="float" office:value="0.004664741" calcext:value-type="float">
            <text:p>0.00466474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301548" calcext:value-type="float">
            <text:p>0.233301548</text:p>
          </table:table-cell>
          <table:table-cell office:value-type="float" office:value="0.245463877" calcext:value-type="float">
            <text:p>0.245463877</text:p>
          </table:table-cell>
          <table:table-cell office:value-type="float" office:value="0.231552748" calcext:value-type="float">
            <text:p>0.231552748</text:p>
          </table:table-cell>
          <table:table-cell office:value-type="float" office:value="0.236772724" calcext:value-type="float">
            <text:p>0.236772724</text:p>
          </table:table-cell>
          <table:table-cell office:value-type="float" office:value="0.233301548" calcext:value-type="float">
            <text:p>0.233301548</text:p>
          </table:table-cell>
          <table:table-cell office:value-type="float" office:value="0.236772724" calcext:value-type="float">
            <text:p>0.236772724</text:p>
          </table:table-cell>
          <table:table-cell office:value-type="float" office:value="0.006186904" calcext:value-type="float">
            <text:p>0.00618690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79269" calcext:value-type="float">
            <text:p>0.23379269</text:p>
          </table:table-cell>
          <table:table-cell office:value-type="float" office:value="0.246151119" calcext:value-type="float">
            <text:p>0.246151119</text:p>
          </table:table-cell>
          <table:table-cell office:value-type="float" office:value="0.229140547" calcext:value-type="float">
            <text:p>0.229140547</text:p>
          </table:table-cell>
          <table:table-cell office:value-type="float" office:value="0.236361452" calcext:value-type="float">
            <text:p>0.236361452</text:p>
          </table:table-cell>
          <table:table-cell office:value-type="float" office:value="0.23379269" calcext:value-type="float">
            <text:p>0.23379269</text:p>
          </table:table-cell>
          <table:table-cell office:value-type="float" office:value="0.236361452" calcext:value-type="float">
            <text:p>0.236361452</text:p>
          </table:table-cell>
          <table:table-cell office:value-type="float" office:value="0.007178152" calcext:value-type="float">
            <text:p>0.00717815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909516" calcext:value-type="float">
            <text:p>0.233909516</text:p>
          </table:table-cell>
          <table:table-cell office:value-type="float" office:value="0.245775014" calcext:value-type="float">
            <text:p>0.245775014</text:p>
          </table:table-cell>
          <table:table-cell office:value-type="float" office:value="0.227212337" calcext:value-type="float">
            <text:p>0.227212337</text:p>
          </table:table-cell>
          <table:table-cell office:value-type="float" office:value="0.235632289" calcext:value-type="float">
            <text:p>0.235632289</text:p>
          </table:table-cell>
          <table:table-cell office:value-type="float" office:value="0.233909516" calcext:value-type="float">
            <text:p>0.233909516</text:p>
          </table:table-cell>
          <table:table-cell office:value-type="float" office:value="0.235632289" calcext:value-type="float">
            <text:p>0.235632289</text:p>
          </table:table-cell>
          <table:table-cell office:value-type="float" office:value="0.007675468" calcext:value-type="float">
            <text:p>0.00767546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33092" calcext:value-type="float">
            <text:p>0.23433092</text:p>
          </table:table-cell>
          <table:table-cell office:value-type="float" office:value="0.245618849" calcext:value-type="float">
            <text:p>0.245618849</text:p>
          </table:table-cell>
          <table:table-cell office:value-type="float" office:value="0.226056603" calcext:value-type="float">
            <text:p>0.226056603</text:p>
          </table:table-cell>
          <table:table-cell office:value-type="float" office:value="0.235335458" calcext:value-type="float">
            <text:p>0.235335458</text:p>
          </table:table-cell>
          <table:table-cell office:value-type="float" office:value="0.23433092" calcext:value-type="float">
            <text:p>0.23433092</text:p>
          </table:table-cell>
          <table:table-cell office:value-type="float" office:value="0.235335458" calcext:value-type="float">
            <text:p>0.235335458</text:p>
          </table:table-cell>
          <table:table-cell office:value-type="float" office:value="0.00801778" calcext:value-type="float">
            <text:p>0.0080177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781532" calcext:value-type="float">
            <text:p>0.234781532</text:p>
          </table:table-cell>
          <table:table-cell office:value-type="float" office:value="0.245454341" calcext:value-type="float">
            <text:p>0.245454341</text:p>
          </table:table-cell>
          <table:table-cell office:value-type="float" office:value="0.226547149" calcext:value-type="float">
            <text:p>0.226547149</text:p>
          </table:table-cell>
          <table:table-cell office:value-type="float" office:value="0.23559434" calcext:value-type="float">
            <text:p>0.23559434</text:p>
          </table:table-cell>
          <table:table-cell office:value-type="float" office:value="0.234781532" calcext:value-type="float">
            <text:p>0.234781532</text:p>
          </table:table-cell>
          <table:table-cell office:value-type="float" office:value="0.23559434" calcext:value-type="float">
            <text:p>0.23559434</text:p>
          </table:table-cell>
          <table:table-cell office:value-type="float" office:value="0.007740197" calcext:value-type="float">
            <text:p>0.00774019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45064526" calcext:value-type="float">
            <text:p>0.245064526</text:p>
          </table:table-cell>
          <table:table-cell office:value-type="float" office:value="0.227223662" calcext:value-type="float">
            <text:p>0.227223662</text:p>
          </table:table-cell>
          <table:table-cell office:value-type="float" office:value="0.235815076" calcext:value-type="float">
            <text:p>0.235815076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35815076" calcext:value-type="float">
            <text:p>0.235815076</text:p>
          </table:table-cell>
          <table:table-cell office:value-type="float" office:value="0.00729835" calcext:value-type="float">
            <text:p>0.0072983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244924" calcext:value-type="float">
            <text:p>0.233244924</text:p>
          </table:table-cell>
          <table:table-cell office:value-type="float" office:value="0.245085984" calcext:value-type="float">
            <text:p>0.245085984</text:p>
          </table:table-cell>
          <table:table-cell office:value-type="float" office:value="0.23329976" calcext:value-type="float">
            <text:p>0.23329976</text:p>
          </table:table-cell>
          <table:table-cell office:value-type="float" office:value="0.237210223" calcext:value-type="float">
            <text:p>0.237210223</text:p>
          </table:table-cell>
          <table:table-cell office:value-type="float" office:value="0.23329976" calcext:value-type="float">
            <text:p>0.23329976</text:p>
          </table:table-cell>
          <table:table-cell office:value-type="float" office:value="0.237210223" calcext:value-type="float">
            <text:p>0.237210223</text:p>
          </table:table-cell>
          <table:table-cell office:value-type="float" office:value="0.005569049" calcext:value-type="float">
            <text:p>0.00556904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356202" calcext:value-type="float">
            <text:p>0.23356202</text:p>
          </table:table-cell>
          <table:table-cell office:value-type="float" office:value="0.245422154" calcext:value-type="float">
            <text:p>0.245422154</text:p>
          </table:table-cell>
          <table:table-cell office:value-type="float" office:value="0.231617717" calcext:value-type="float">
            <text:p>0.231617717</text:p>
          </table:table-cell>
          <table:table-cell office:value-type="float" office:value="0.236867297" calcext:value-type="float">
            <text:p>0.236867297</text:p>
          </table:table-cell>
          <table:table-cell office:value-type="float" office:value="0.23356202" calcext:value-type="float">
            <text:p>0.23356202</text:p>
          </table:table-cell>
          <table:table-cell office:value-type="float" office:value="0.236867297" calcext:value-type="float">
            <text:p>0.236867297</text:p>
          </table:table-cell>
          <table:table-cell office:value-type="float" office:value="0.006101053" calcext:value-type="float">
            <text:p>0.00610105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45649248" calcext:value-type="float">
            <text:p>0.245649248</text:p>
          </table:table-cell>
          <table:table-cell office:value-type="float" office:value="0.229625133" calcext:value-type="float">
            <text:p>0.229625133</text:p>
          </table:table-cell>
          <table:table-cell office:value-type="float" office:value="0.236235488" calcext:value-type="float">
            <text:p>0.236235488</text:p>
          </table:table-cell>
          <table:table-cell office:value-type="float" office:value="0.233432082" calcext:value-type="float">
            <text:p>0.233432082</text:p>
          </table:table-cell>
          <table:table-cell office:value-type="float" office:value="0.236235488" calcext:value-type="float">
            <text:p>0.236235488</text:p>
          </table:table-cell>
          <table:table-cell office:value-type="float" office:value="0.006835563" calcext:value-type="float">
            <text:p>0.00683556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.55455" calcext:value-type="float">
            <text:p>25.55455</text:p>
          </table:table-cell>
          <table:table-cell office:value-type="float" office:value="0.233819513" calcext:value-type="float">
            <text:p>0.233819513</text:p>
          </table:table-cell>
          <table:table-cell office:value-type="float" office:value="0.245531827" calcext:value-type="float">
            <text:p>0.245531827</text:p>
          </table:table-cell>
          <table:table-cell office:value-type="float" office:value="0.228499201" calcext:value-type="float">
            <text:p>0.228499201</text:p>
          </table:table-cell>
          <table:table-cell office:value-type="float" office:value="0.23595018" calcext:value-type="float">
            <text:p>0.23595018</text:p>
          </table:table-cell>
          <table:table-cell office:value-type="float" office:value="0.233819513" calcext:value-type="float">
            <text:p>0.233819513</text:p>
          </table:table-cell>
          <table:table-cell office:value-type="float" office:value="0.23595018" calcext:value-type="float">
            <text:p>0.23595018</text:p>
          </table:table-cell>
          <table:table-cell office:value-type="float" office:value="0.007114885" calcext:value-type="float">
            <text:p>0.0071148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45415002" calcext:value-type="float">
            <text:p>0.245415002</text:p>
          </table:table-cell>
          <table:table-cell office:value-type="float" office:value="0.227317241" calcext:value-type="float">
            <text:p>0.227317241</text:p>
          </table:table-cell>
          <table:table-cell office:value-type="float" office:value="0.235681165" calcext:value-type="float">
            <text:p>0.235681165</text:p>
          </table:table-cell>
          <table:table-cell office:value-type="float" office:value="0.234311251" calcext:value-type="float">
            <text:p>0.234311251</text:p>
          </table:table-cell>
          <table:table-cell office:value-type="float" office:value="0.235681165" calcext:value-type="float">
            <text:p>0.235681165</text:p>
          </table:table-cell>
          <table:table-cell office:value-type="float" office:value="0.00745161" calcext:value-type="float">
            <text:p>0.0074516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5596" calcext:value-type="float">
            <text:p>25.5596</text:p>
          </table:table-cell>
          <table:table-cell office:value-type="float" office:value="0.234443573" calcext:value-type="float">
            <text:p>0.234443573</text:p>
          </table:table-cell>
          <table:table-cell office:value-type="float" office:value="0.245735079" calcext:value-type="float">
            <text:p>0.245735079</text:p>
          </table:table-cell>
          <table:table-cell office:value-type="float" office:value="0.226169256" calcext:value-type="float">
            <text:p>0.226169256</text:p>
          </table:table-cell>
          <table:table-cell office:value-type="float" office:value="0.235449302" calcext:value-type="float">
            <text:p>0.235449302</text:p>
          </table:table-cell>
          <table:table-cell office:value-type="float" office:value="0.234443573" calcext:value-type="float">
            <text:p>0.234443573</text:p>
          </table:table-cell>
          <table:table-cell office:value-type="float" office:value="0.235449302" calcext:value-type="float">
            <text:p>0.235449302</text:p>
          </table:table-cell>
          <table:table-cell office:value-type="float" office:value="0.008019309" calcext:value-type="float">
            <text:p>0.00801930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745769" calcext:value-type="float">
            <text:p>0.234745769</text:p>
          </table:table-cell>
          <table:table-cell office:value-type="float" office:value="0.245589643" calcext:value-type="float">
            <text:p>0.245589643</text:p>
          </table:table-cell>
          <table:table-cell office:value-type="float" office:value="0.225905207" calcext:value-type="float">
            <text:p>0.225905207</text:p>
          </table:table-cell>
          <table:table-cell office:value-type="float" office:value="0.23541354" calcext:value-type="float">
            <text:p>0.23541354</text:p>
          </table:table-cell>
          <table:table-cell office:value-type="float" office:value="0.234745769" calcext:value-type="float">
            <text:p>0.234745769</text:p>
          </table:table-cell>
          <table:table-cell office:value-type="float" office:value="0.23541354" calcext:value-type="float">
            <text:p>0.23541354</text:p>
          </table:table-cell>
          <table:table-cell office:value-type="float" office:value="0.008049998" calcext:value-type="float">
            <text:p>0.00804999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245534211" calcext:value-type="float">
            <text:p>0.245534211</text:p>
          </table:table-cell>
          <table:table-cell office:value-type="float" office:value="0.226289061" calcext:value-type="float">
            <text:p>0.226289061</text:p>
          </table:table-cell>
          <table:table-cell office:value-type="float" office:value="0.235534736" calcext:value-type="float">
            <text:p>0.235534736</text:p>
          </table:table-cell>
          <table:table-cell office:value-type="float" office:value="0.234780936" calcext:value-type="float">
            <text:p>0.234780936</text:p>
          </table:table-cell>
          <table:table-cell office:value-type="float" office:value="0.235534736" calcext:value-type="float">
            <text:p>0.235534736</text:p>
          </table:table-cell>
          <table:table-cell office:value-type="float" office:value="0.007874859" calcext:value-type="float">
            <text:p>0.00787485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55455" calcext:value-type="float">
            <text:p>25.55455</text:p>
          </table:table-cell>
          <table:table-cell office:value-type="float" office:value="0.235081343" calcext:value-type="float">
            <text:p>0.235081343</text:p>
          </table:table-cell>
          <table:table-cell office:value-type="float" office:value="0.244924455" calcext:value-type="float">
            <text:p>0.244924455</text:p>
          </table:table-cell>
          <table:table-cell office:value-type="float" office:value="0.227054385" calcext:value-type="float">
            <text:p>0.227054385</text:p>
          </table:table-cell>
          <table:table-cell office:value-type="float" office:value="0.235686728" calcext:value-type="float">
            <text:p>0.235686728</text:p>
          </table:table-cell>
          <table:table-cell office:value-type="float" office:value="0.235081343" calcext:value-type="float">
            <text:p>0.235081343</text:p>
          </table:table-cell>
          <table:table-cell office:value-type="float" office:value="0.235686728" calcext:value-type="float">
            <text:p>0.235686728</text:p>
          </table:table-cell>
          <table:table-cell office:value-type="float" office:value="0.007307974" calcext:value-type="float">
            <text:p>0.00730797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36983" calcext:value-type="float">
            <text:p>0.23536983</text:p>
          </table:table-cell>
          <table:table-cell office:value-type="float" office:value="0.244393378" calcext:value-type="float">
            <text:p>0.244393378</text:p>
          </table:table-cell>
          <table:table-cell office:value-type="float" office:value="0.227904943" calcext:value-type="float">
            <text:p>0.227904943</text:p>
          </table:table-cell>
          <table:table-cell office:value-type="float" office:value="0.235889383" calcext:value-type="float">
            <text:p>0.235889383</text:p>
          </table:table-cell>
          <table:table-cell office:value-type="float" office:value="0.23536983" calcext:value-type="float">
            <text:p>0.23536983</text:p>
          </table:table-cell>
          <table:table-cell office:value-type="float" office:value="0.235889383" calcext:value-type="float">
            <text:p>0.235889383</text:p>
          </table:table-cell>
          <table:table-cell office:value-type="float" office:value="0.006741393" calcext:value-type="float">
            <text:p>0.00674139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44140654" calcext:value-type="float">
            <text:p>0.244140654</text:p>
          </table:table-cell>
          <table:table-cell office:value-type="float" office:value="0.227766064" calcext:value-type="float">
            <text:p>0.227766064</text:p>
          </table:table-cell>
          <table:table-cell office:value-type="float" office:value="0.235790638" calcext:value-type="float">
            <text:p>0.235790638</text:p>
          </table:table-cell>
          <table:table-cell office:value-type="float" office:value="0.235465197" calcext:value-type="float">
            <text:p>0.235465197</text:p>
          </table:table-cell>
          <table:table-cell office:value-type="float" office:value="0.235790638" calcext:value-type="float">
            <text:p>0.235790638</text:p>
          </table:table-cell>
          <table:table-cell office:value-type="float" office:value="0.006688858" calcext:value-type="float">
            <text:p>0.00668885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5077767" calcext:value-type="float">
            <text:p>0.235077767</text:p>
          </table:table-cell>
          <table:table-cell office:value-type="float" office:value="0.243770509" calcext:value-type="float">
            <text:p>0.243770509</text:p>
          </table:table-cell>
          <table:table-cell office:value-type="float" office:value="0.228047994" calcext:value-type="float">
            <text:p>0.228047994</text:p>
          </table:table-cell>
          <table:table-cell office:value-type="float" office:value="0.23563209" calcext:value-type="float">
            <text:p>0.23563209</text:p>
          </table:table-cell>
          <table:table-cell office:value-type="float" office:value="0.235077767" calcext:value-type="float">
            <text:p>0.235077767</text:p>
          </table:table-cell>
          <table:table-cell office:value-type="float" office:value="0.23563209" calcext:value-type="float">
            <text:p>0.23563209</text:p>
          </table:table-cell>
          <table:table-cell office:value-type="float" office:value="0.006430647" calcext:value-type="float">
            <text:p>0.00643064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4718351" calcext:value-type="float">
            <text:p>0.234718351</text:p>
          </table:table-cell>
          <table:table-cell office:value-type="float" office:value="0.243769317" calcext:value-type="float">
            <text:p>0.243769317</text:p>
          </table:table-cell>
          <table:table-cell office:value-type="float" office:value="0.229027299" calcext:value-type="float">
            <text:p>0.229027299</text:p>
          </table:table-cell>
          <table:table-cell office:value-type="float" office:value="0.235838322" calcext:value-type="float">
            <text:p>0.235838322</text:p>
          </table:table-cell>
          <table:table-cell office:value-type="float" office:value="0.234718351" calcext:value-type="float">
            <text:p>0.234718351</text:p>
          </table:table-cell>
          <table:table-cell office:value-type="float" office:value="0.235838322" calcext:value-type="float">
            <text:p>0.235838322</text:p>
          </table:table-cell>
          <table:table-cell office:value-type="float" office:value="0.006070284" calcext:value-type="float">
            <text:p>0.00607028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647421" calcext:value-type="float">
            <text:p>0.234647421</text:p>
          </table:table-cell>
          <table:table-cell office:value-type="float" office:value="0.243830114" calcext:value-type="float">
            <text:p>0.243830114</text:p>
          </table:table-cell>
          <table:table-cell office:value-type="float" office:value="0.231566457" calcext:value-type="float">
            <text:p>0.231566457</text:p>
          </table:table-cell>
          <table:table-cell office:value-type="float" office:value="0.236681331" calcext:value-type="float">
            <text:p>0.236681331</text:p>
          </table:table-cell>
          <table:table-cell office:value-type="float" office:value="0.234647421" calcext:value-type="float">
            <text:p>0.234647421</text:p>
          </table:table-cell>
          <table:table-cell office:value-type="float" office:value="0.236681331" calcext:value-type="float">
            <text:p>0.236681331</text:p>
          </table:table-cell>
          <table:table-cell office:value-type="float" office:value="0.005209089" calcext:value-type="float">
            <text:p>0.00520908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297542" calcext:value-type="float">
            <text:p>0.234297542</text:p>
          </table:table-cell>
          <table:table-cell office:value-type="float" office:value="0.244332581" calcext:value-type="float">
            <text:p>0.244332581</text:p>
          </table:table-cell>
          <table:table-cell office:value-type="float" office:value="0.23343387" calcext:value-type="float">
            <text:p>0.23343387</text:p>
          </table:table-cell>
          <table:table-cell office:value-type="float" office:value="0.237354664" calcext:value-type="float">
            <text:p>0.237354664</text:p>
          </table:table-cell>
          <table:table-cell office:value-type="float" office:value="0.234297542" calcext:value-type="float">
            <text:p>0.234297542</text:p>
          </table:table-cell>
          <table:table-cell office:value-type="float" office:value="0.237354664" calcext:value-type="float">
            <text:p>0.237354664</text:p>
          </table:table-cell>
          <table:table-cell office:value-type="float" office:value="0.004946714" calcext:value-type="float">
            <text:p>0.00494671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94051" calcext:value-type="float">
            <text:p>0.23394051</text:p>
          </table:table-cell>
          <table:table-cell office:value-type="float" office:value="0.243974953" calcext:value-type="float">
            <text:p>0.243974953</text:p>
          </table:table-cell>
          <table:table-cell office:value-type="float" office:value="0.234290985" calcext:value-type="float">
            <text:p>0.234290985</text:p>
          </table:table-cell>
          <table:table-cell office:value-type="float" office:value="0.23740215" calcext:value-type="float">
            <text:p>0.23740215</text:p>
          </table:table-cell>
          <table:table-cell office:value-type="float" office:value="0.234290985" calcext:value-type="float">
            <text:p>0.234290985</text:p>
          </table:table-cell>
          <table:table-cell office:value-type="float" office:value="0.23740215" calcext:value-type="float">
            <text:p>0.23740215</text:p>
          </table:table-cell>
          <table:table-cell office:value-type="float" office:value="0.004649876" calcext:value-type="float">
            <text:p>0.00464987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.55455" calcext:value-type="float">
            <text:p>25.55455</text:p>
          </table:table-cell>
          <table:table-cell office:value-type="float" office:value="0.233813552" calcext:value-type="float">
            <text:p>0.233813552</text:p>
          </table:table-cell>
          <table:table-cell office:value-type="float" office:value="0.244498282" calcext:value-type="float">
            <text:p>0.244498282</text:p>
          </table:table-cell>
          <table:table-cell office:value-type="float" office:value="0.234958557" calcext:value-type="float">
            <text:p>0.234958557</text:p>
          </table:table-cell>
          <table:table-cell office:value-type="float" office:value="0.237756797" calcext:value-type="float">
            <text:p>0.237756797</text:p>
          </table:table-cell>
          <table:table-cell office:value-type="float" office:value="0.234958557" calcext:value-type="float">
            <text:p>0.234958557</text:p>
          </table:table-cell>
          <table:table-cell office:value-type="float" office:value="0.237756797" calcext:value-type="float">
            <text:p>0.237756797</text:p>
          </table:table-cell>
          <table:table-cell office:value-type="float" office:value="0.004789814" calcext:value-type="float">
            <text:p>0.00478981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3728914" calcext:value-type="float">
            <text:p>0.233728914</text:p>
          </table:table-cell>
          <table:table-cell office:value-type="float" office:value="0.244632989" calcext:value-type="float">
            <text:p>0.244632989</text:p>
          </table:table-cell>
          <table:table-cell office:value-type="float" office:value="0.235409169" calcext:value-type="float">
            <text:p>0.235409169</text:p>
          </table:table-cell>
          <table:table-cell office:value-type="float" office:value="0.23792369" calcext:value-type="float">
            <text:p>0.23792369</text:p>
          </table:table-cell>
          <table:table-cell office:value-type="float" office:value="0.235409169" calcext:value-type="float">
            <text:p>0.235409169</text:p>
          </table:table-cell>
          <table:table-cell office:value-type="float" office:value="0.23792369" calcext:value-type="float">
            <text:p>0.23792369</text:p>
          </table:table-cell>
          <table:table-cell office:value-type="float" office:value="0.004793525" calcext:value-type="float">
            <text:p>0.0047935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3596591" calcext:value-type="float">
            <text:p>0.233596591</text:p>
          </table:table-cell>
          <table:table-cell office:value-type="float" office:value="0.245190888" calcext:value-type="float">
            <text:p>0.245190888</text:p>
          </table:table-cell>
          <table:table-cell office:value-type="float" office:value="0.233414797" calcext:value-type="float">
            <text:p>0.233414797</text:p>
          </table:table-cell>
          <table:table-cell office:value-type="float" office:value="0.237400759" calcext:value-type="float">
            <text:p>0.237400759</text:p>
          </table:table-cell>
          <table:table-cell office:value-type="float" office:value="0.233596591" calcext:value-type="float">
            <text:p>0.233596591</text:p>
          </table:table-cell>
          <table:table-cell office:value-type="float" office:value="0.237400759" calcext:value-type="float">
            <text:p>0.237400759</text:p>
          </table:table-cell>
          <table:table-cell office:value-type="float" office:value="0.005508953" calcext:value-type="float">
            <text:p>0.00550895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.54444" calcext:value-type="float">
            <text:p>25.54444</text:p>
          </table:table-cell>
          <table:table-cell office:value-type="float" office:value="0.234095482" calcext:value-type="float">
            <text:p>0.234095482</text:p>
          </table:table-cell>
          <table:table-cell office:value-type="float" office:value="0.246039062" calcext:value-type="float">
            <text:p>0.246039062</text:p>
          </table:table-cell>
          <table:table-cell office:value-type="float" office:value="0.230035213" calcext:value-type="float">
            <text:p>0.230035213</text:p>
          </table:table-cell>
          <table:table-cell office:value-type="float" office:value="0.236723253" calcext:value-type="float">
            <text:p>0.236723253</text:p>
          </table:table-cell>
          <table:table-cell office:value-type="float" office:value="0.234095482" calcext:value-type="float">
            <text:p>0.234095482</text:p>
          </table:table-cell>
          <table:table-cell office:value-type="float" office:value="0.236723253" calcext:value-type="float">
            <text:p>0.236723253</text:p>
          </table:table-cell>
          <table:table-cell office:value-type="float" office:value="0.006792627" calcext:value-type="float">
            <text:p>0.00679262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4233169" calcext:value-type="float">
            <text:p>0.234233169</text:p>
          </table:table-cell>
          <table:table-cell office:value-type="float" office:value="0.245930582" calcext:value-type="float">
            <text:p>0.245930582</text:p>
          </table:table-cell>
          <table:table-cell office:value-type="float" office:value="0.228232173" calcext:value-type="float">
            <text:p>0.228232173</text:p>
          </table:table-cell>
          <table:table-cell office:value-type="float" office:value="0.236131974" calcext:value-type="float">
            <text:p>0.236131974</text:p>
          </table:table-cell>
          <table:table-cell office:value-type="float" office:value="0.234233169" calcext:value-type="float">
            <text:p>0.234233169</text:p>
          </table:table-cell>
          <table:table-cell office:value-type="float" office:value="0.236131974" calcext:value-type="float">
            <text:p>0.236131974</text:p>
          </table:table-cell>
          <table:table-cell office:value-type="float" office:value="0.007349037" calcext:value-type="float">
            <text:p>0.00734903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5495" calcext:value-type="float">
            <text:p>25.5495</text:p>
          </table:table-cell>
          <table:table-cell office:value-type="float" office:value="0.234668283" calcext:value-type="float">
            <text:p>0.234668283</text:p>
          </table:table-cell>
          <table:table-cell office:value-type="float" office:value="0.246199995" calcext:value-type="float">
            <text:p>0.246199995</text:p>
          </table:table-cell>
          <table:table-cell office:value-type="float" office:value="0.227113989" calcext:value-type="float">
            <text:p>0.227113989</text:p>
          </table:table-cell>
          <table:table-cell office:value-type="float" office:value="0.235994089" calcext:value-type="float">
            <text:p>0.235994089</text:p>
          </table:table-cell>
          <table:table-cell office:value-type="float" office:value="0.234668283" calcext:value-type="float">
            <text:p>0.234668283</text:p>
          </table:table-cell>
          <table:table-cell office:value-type="float" office:value="0.235994089" calcext:value-type="float">
            <text:p>0.235994089</text:p>
          </table:table-cell>
          <table:table-cell office:value-type="float" office:value="0.007848024" calcext:value-type="float">
            <text:p>0.00784802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53939" calcext:value-type="float">
            <text:p>25.53939</text:p>
          </table:table-cell>
          <table:table-cell office:value-type="float" office:value="0.235021142" calcext:value-type="float">
            <text:p>0.235021142</text:p>
          </table:table-cell>
          <table:table-cell office:value-type="float" office:value="0.246104627" calcext:value-type="float">
            <text:p>0.246104627</text:p>
          </table:table-cell>
          <table:table-cell office:value-type="float" office:value="0.227047828" calcext:value-type="float">
            <text:p>0.227047828</text:p>
          </table:table-cell>
          <table:table-cell office:value-type="float" office:value="0.236057866" calcext:value-type="float">
            <text:p>0.236057866</text:p>
          </table:table-cell>
          <table:table-cell office:value-type="float" office:value="0.235021142" calcext:value-type="float">
            <text:p>0.235021142</text:p>
          </table:table-cell>
          <table:table-cell office:value-type="float" office:value="0.236057866" calcext:value-type="float">
            <text:p>0.236057866</text:p>
          </table:table-cell>
          <table:table-cell office:value-type="float" office:value="0.007814367" calcext:value-type="float">
            <text:p>0.00781436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52928" calcext:value-type="float">
            <text:p>25.52928</text:p>
          </table:table-cell>
          <table:table-cell office:value-type="float" office:value="0.235285787" calcext:value-type="float">
            <text:p>0.235285787</text:p>
          </table:table-cell>
          <table:table-cell office:value-type="float" office:value="0.245552092" calcext:value-type="float">
            <text:p>0.245552092</text:p>
          </table:table-cell>
          <table:table-cell office:value-type="float" office:value="0.226934579" calcext:value-type="float">
            <text:p>0.226934579</text:p>
          </table:table-cell>
          <table:table-cell office:value-type="float" office:value="0.235924153" calcext:value-type="float">
            <text:p>0.235924153</text:p>
          </table:table-cell>
          <table:table-cell office:value-type="float" office:value="0.235285787" calcext:value-type="float">
            <text:p>0.235285787</text:p>
          </table:table-cell>
          <table:table-cell office:value-type="float" office:value="0.235924153" calcext:value-type="float">
            <text:p>0.235924153</text:p>
          </table:table-cell>
          <table:table-cell office:value-type="float" office:value="0.00761396" calcext:value-type="float">
            <text:p>0.0076139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.53433" calcext:value-type="float">
            <text:p>25.53433</text:p>
          </table:table-cell>
          <table:table-cell office:value-type="float" office:value="0.235628514" calcext:value-type="float">
            <text:p>0.235628514</text:p>
          </table:table-cell>
          <table:table-cell office:value-type="float" office:value="0.245013266" calcext:value-type="float">
            <text:p>0.245013266</text:p>
          </table:table-cell>
          <table:table-cell office:value-type="float" office:value="0.227480558" calcext:value-type="float">
            <text:p>0.227480558</text:p>
          </table:table-cell>
          <table:table-cell office:value-type="float" office:value="0.236040779" calcext:value-type="float">
            <text:p>0.236040779</text:p>
          </table:table-cell>
          <table:table-cell office:value-type="float" office:value="0.235628514" calcext:value-type="float">
            <text:p>0.235628514</text:p>
          </table:table-cell>
          <table:table-cell office:value-type="float" office:value="0.236040779" calcext:value-type="float">
            <text:p>0.236040779</text:p>
          </table:table-cell>
          <table:table-cell office:value-type="float" office:value="0.007163632" calcext:value-type="float">
            <text:p>0.00716363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5641627" calcext:value-type="float">
            <text:p>0.235641627</text:p>
          </table:table-cell>
          <table:table-cell office:value-type="float" office:value="0.244534045" calcext:value-type="float">
            <text:p>0.244534045</text:p>
          </table:table-cell>
          <table:table-cell office:value-type="float" office:value="0.228395489" calcext:value-type="float">
            <text:p>0.228395489</text:p>
          </table:table-cell>
          <table:table-cell office:value-type="float" office:value="0.236190387" calcext:value-type="float">
            <text:p>0.236190387</text:p>
          </table:table-cell>
          <table:table-cell office:value-type="float" office:value="0.235641627" calcext:value-type="float">
            <text:p>0.235641627</text:p>
          </table:table-cell>
          <table:table-cell office:value-type="float" office:value="0.236190387" calcext:value-type="float">
            <text:p>0.236190387</text:p>
          </table:table-cell>
          <table:table-cell office:value-type="float" office:value="0.006599954" calcext:value-type="float">
            <text:p>0.00659995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5797195" calcext:value-type="float">
            <text:p>0.235797195</text:p>
          </table:table-cell>
          <table:table-cell office:value-type="float" office:value="0.244411855" calcext:value-type="float">
            <text:p>0.244411855</text:p>
          </table:table-cell>
          <table:table-cell office:value-type="float" office:value="0.228406218" calcext:value-type="float">
            <text:p>0.228406218</text:p>
          </table:table-cell>
          <table:table-cell office:value-type="float" office:value="0.236205089" calcext:value-type="float">
            <text:p>0.236205089</text:p>
          </table:table-cell>
          <table:table-cell office:value-type="float" office:value="0.235797195" calcext:value-type="float">
            <text:p>0.235797195</text:p>
          </table:table-cell>
          <table:table-cell office:value-type="float" office:value="0.236205089" calcext:value-type="float">
            <text:p>0.236205089</text:p>
          </table:table-cell>
          <table:table-cell office:value-type="float" office:value="0.006540637" calcext:value-type="float">
            <text:p>0.00654063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51917" calcext:value-type="float">
            <text:p>25.51917</text:p>
          </table:table-cell>
          <table:table-cell office:value-type="float" office:value="0.235165982" calcext:value-type="float">
            <text:p>0.235165982</text:p>
          </table:table-cell>
          <table:table-cell office:value-type="float" office:value="0.244156151" calcext:value-type="float">
            <text:p>0.244156151</text:p>
          </table:table-cell>
          <table:table-cell office:value-type="float" office:value="0.228353766" calcext:value-type="float">
            <text:p>0.228353766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235165982" calcext:value-type="float">
            <text:p>0.235165982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006471689" calcext:value-type="float">
            <text:p>0.00647168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4303502" calcext:value-type="float">
            <text:p>0.234303502</text:p>
          </table:table-cell>
          <table:table-cell office:value-type="float" office:value="0.244315892" calcext:value-type="float">
            <text:p>0.244315892</text:p>
          </table:table-cell>
          <table:table-cell office:value-type="float" office:value="0.23458126" calcext:value-type="float">
            <text:p>0.23458126</text:p>
          </table:table-cell>
          <table:table-cell office:value-type="float" office:value="0.237733551" calcext:value-type="float">
            <text:p>0.237733551</text:p>
          </table:table-cell>
          <table:table-cell office:value-type="float" office:value="0.23458126" calcext:value-type="float">
            <text:p>0.23458126</text:p>
          </table:table-cell>
          <table:table-cell office:value-type="float" office:value="0.237733551" calcext:value-type="float">
            <text:p>0.237733551</text:p>
          </table:table-cell>
          <table:table-cell office:value-type="float" office:value="0.004655799" calcext:value-type="float">
            <text:p>0.00465579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3796863" calcext:value-type="float">
            <text:p>0.233796863</text:p>
          </table:table-cell>
          <table:table-cell office:value-type="float" office:value="0.244867235" calcext:value-type="float">
            <text:p>0.244867235</text:p>
          </table:table-cell>
          <table:table-cell office:value-type="float" office:value="0.235512285" calcext:value-type="float">
            <text:p>0.235512285</text:p>
          </table:table-cell>
          <table:table-cell office:value-type="float" office:value="0.238058794" calcext:value-type="float">
            <text:p>0.238058794</text:p>
          </table:table-cell>
          <table:table-cell office:value-type="float" office:value="0.235512285" calcext:value-type="float">
            <text:p>0.235512285</text:p>
          </table:table-cell>
          <table:table-cell office:value-type="float" office:value="0.238058794" calcext:value-type="float">
            <text:p>0.238058794</text:p>
          </table:table-cell>
          <table:table-cell office:value-type="float" office:value="0.004864964" calcext:value-type="float">
            <text:p>0.00486496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362699" calcext:value-type="float">
            <text:p>0.23362699</text:p>
          </table:table-cell>
          <table:table-cell office:value-type="float" office:value="0.244914919" calcext:value-type="float">
            <text:p>0.244914919</text:p>
          </table:table-cell>
          <table:table-cell office:value-type="float" office:value="0.235227374" calcext:value-type="float">
            <text:p>0.235227374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235227374" calcext:value-type="float">
            <text:p>0.235227374</text:p>
          </table:table-cell>
          <table:table-cell office:value-type="float" office:value="0.237923094" calcext:value-type="float">
            <text:p>0.237923094</text:p>
          </table:table-cell>
          <table:table-cell office:value-type="float" office:value="0.004986951" calcext:value-type="float">
            <text:p>0.00498695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52423" calcext:value-type="float">
            <text:p>25.52423</text:p>
          </table:table-cell>
          <table:table-cell office:value-type="float" office:value="0.233744411" calcext:value-type="float">
            <text:p>0.233744411</text:p>
          </table:table-cell>
          <table:table-cell office:value-type="float" office:value="0.245619446" calcext:value-type="float">
            <text:p>0.245619446</text:p>
          </table:table-cell>
          <table:table-cell office:value-type="float" office:value="0.233203797" calcext:value-type="float">
            <text:p>0.233203797</text:p>
          </table:table-cell>
          <table:table-cell office:value-type="float" office:value="0.237522551" calcext:value-type="float">
            <text:p>0.237522551</text:p>
          </table:table-cell>
          <table:table-cell office:value-type="float" office:value="0.233744411" calcext:value-type="float">
            <text:p>0.233744411</text:p>
          </table:table-cell>
          <table:table-cell office:value-type="float" office:value="0.237522551" calcext:value-type="float">
            <text:p>0.237522551</text:p>
          </table:table-cell>
          <table:table-cell office:value-type="float" office:value="0.005729621" calcext:value-type="float">
            <text:p>0.00572962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3847527" calcext:value-type="float">
            <text:p>0.233847527</text:p>
          </table:table-cell>
          <table:table-cell office:value-type="float" office:value="0.245951443" calcext:value-type="float">
            <text:p>0.245951443</text:p>
          </table:table-cell>
          <table:table-cell office:value-type="float" office:value="0.231863288" calcext:value-type="float">
            <text:p>0.231863288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233847527" calcext:value-type="float">
            <text:p>0.233847527</text:p>
          </table:table-cell>
          <table:table-cell office:value-type="float" office:value="0.237220753" calcext:value-type="float">
            <text:p>0.237220753</text:p>
          </table:table-cell>
          <table:table-cell office:value-type="float" office:value="0.00622645" calcext:value-type="float">
            <text:p>0.0062264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429933" calcext:value-type="float">
            <text:p>0.23429933</text:p>
          </table:table-cell>
          <table:table-cell office:value-type="float" office:value="0.246588021" calcext:value-type="float">
            <text:p>0.246588021</text:p>
          </table:table-cell>
          <table:table-cell office:value-type="float" office:value="0.229317573" calcext:value-type="float">
            <text:p>0.229317573</text:p>
          </table:table-cell>
          <table:table-cell office:value-type="float" office:value="0.236734975" calcext:value-type="float">
            <text:p>0.236734975</text:p>
          </table:table-cell>
          <table:table-cell office:value-type="float" office:value="0.23429933" calcext:value-type="float">
            <text:p>0.23429933</text:p>
          </table:table-cell>
          <table:table-cell office:value-type="float" office:value="0.236734975" calcext:value-type="float">
            <text:p>0.236734975</text:p>
          </table:table-cell>
          <table:table-cell office:value-type="float" office:value="0.007257932" calcext:value-type="float">
            <text:p>0.00725793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611062" calcext:value-type="float">
            <text:p>0.234611062</text:p>
          </table:table-cell>
          <table:table-cell office:value-type="float" office:value="0.243926077" calcext:value-type="float">
            <text:p>0.243926077</text:p>
          </table:table-cell>
          <table:table-cell office:value-type="float" office:value="0.233014254" calcext:value-type="float">
            <text:p>0.233014254</text:p>
          </table:table-cell>
          <table:table-cell office:value-type="float" office:value="0.237183798" calcext:value-type="float">
            <text:p>0.237183798</text:p>
          </table:table-cell>
          <table:table-cell office:value-type="float" office:value="0.234611062" calcext:value-type="float">
            <text:p>0.234611062</text:p>
          </table:table-cell>
          <table:table-cell office:value-type="float" office:value="0.237183798" calcext:value-type="float">
            <text:p>0.237183798</text:p>
          </table:table-cell>
          <table:table-cell office:value-type="float" office:value="0.004811874" calcext:value-type="float">
            <text:p>0.00481187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385757" calcext:value-type="float">
            <text:p>0.234385757</text:p>
          </table:table-cell>
          <table:table-cell office:value-type="float" office:value="0.243759184" calcext:value-type="float">
            <text:p>0.243759184</text:p>
          </table:table-cell>
          <table:table-cell office:value-type="float" office:value="0.232678084" calcext:value-type="float">
            <text:p>0.232678084</text:p>
          </table:table-cell>
          <table:table-cell office:value-type="float" office:value="0.236941008" calcext:value-type="float">
            <text:p>0.236941008</text:p>
          </table:table-cell>
          <table:table-cell office:value-type="float" office:value="0.234385757" calcext:value-type="float">
            <text:p>0.234385757</text:p>
          </table:table-cell>
          <table:table-cell office:value-type="float" office:value="0.236941008" calcext:value-type="float">
            <text:p>0.236941008</text:p>
          </table:table-cell>
          <table:table-cell office:value-type="float" office:value="0.004871323" calcext:value-type="float">
            <text:p>0.00487132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462656" calcext:value-type="float">
            <text:p>0.23462656</text:p>
          </table:table-cell>
          <table:table-cell office:value-type="float" office:value="0.243736535" calcext:value-type="float">
            <text:p>0.243736535</text:p>
          </table:table-cell>
          <table:table-cell office:value-type="float" office:value="0.232179193" calcext:value-type="float">
            <text:p>0.232179193</text:p>
          </table:table-cell>
          <table:table-cell office:value-type="float" office:value="0.236847429" calcext:value-type="float">
            <text:p>0.236847429</text:p>
          </table:table-cell>
          <table:table-cell office:value-type="float" office:value="0.23462656" calcext:value-type="float">
            <text:p>0.23462656</text:p>
          </table:table-cell>
          <table:table-cell office:value-type="float" office:value="0.236847429" calcext:value-type="float">
            <text:p>0.236847429</text:p>
          </table:table-cell>
          <table:table-cell office:value-type="float" office:value="0.004972741" calcext:value-type="float">
            <text:p>0.00497274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877329" calcext:value-type="float">
            <text:p>0.233877329</text:p>
          </table:table-cell>
          <table:table-cell office:value-type="float" office:value="0.244793921" calcext:value-type="float">
            <text:p>0.244793921</text:p>
          </table:table-cell>
          <table:table-cell office:value-type="float" office:value="0.234543113" calcext:value-type="float">
            <text:p>0.234543113</text:p>
          </table:table-cell>
          <table:table-cell office:value-type="float" office:value="0.237738121" calcext:value-type="float">
            <text:p>0.237738121</text:p>
          </table:table-cell>
          <table:table-cell office:value-type="float" office:value="0.234543113" calcext:value-type="float">
            <text:p>0.234543113</text:p>
          </table:table-cell>
          <table:table-cell office:value-type="float" office:value="0.237738121" calcext:value-type="float">
            <text:p>0.237738121</text:p>
          </table:table-cell>
          <table:table-cell office:value-type="float" office:value="0.004996602" calcext:value-type="float">
            <text:p>0.0049966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3849315" calcext:value-type="float">
            <text:p>0.233849315</text:p>
          </table:table-cell>
          <table:table-cell office:value-type="float" office:value="0.245760112" calcext:value-type="float">
            <text:p>0.245760112</text:p>
          </table:table-cell>
          <table:table-cell office:value-type="float" office:value="0.232041506" calcext:value-type="float">
            <text:p>0.232041506</text:p>
          </table:table-cell>
          <table:table-cell office:value-type="float" office:value="0.237216978" calcext:value-type="float">
            <text:p>0.237216978</text:p>
          </table:table-cell>
          <table:table-cell office:value-type="float" office:value="0.233849315" calcext:value-type="float">
            <text:p>0.233849315</text:p>
          </table:table-cell>
          <table:table-cell office:value-type="float" office:value="0.237216978" calcext:value-type="float">
            <text:p>0.237216978</text:p>
          </table:table-cell>
          <table:table-cell office:value-type="float" office:value="0.006085825" calcext:value-type="float">
            <text:p>0.0060858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51412" calcext:value-type="float">
            <text:p>25.51412</text:p>
          </table:table-cell>
          <table:table-cell office:value-type="float" office:value="0.234409003" calcext:value-type="float">
            <text:p>0.234409003</text:p>
          </table:table-cell>
          <table:table-cell office:value-type="float" office:value="0.246415168" calcext:value-type="float">
            <text:p>0.246415168</text:p>
          </table:table-cell>
          <table:table-cell office:value-type="float" office:value="0.227052596" calcext:value-type="float">
            <text:p>0.227052596</text:p>
          </table:table-cell>
          <table:table-cell office:value-type="float" office:value="0.235958922" calcext:value-type="float">
            <text:p>0.235958922</text:p>
          </table:table-cell>
          <table:table-cell office:value-type="float" office:value="0.234409003" calcext:value-type="float">
            <text:p>0.234409003</text:p>
          </table:table-cell>
          <table:table-cell office:value-type="float" office:value="0.235958922" calcext:value-type="float">
            <text:p>0.235958922</text:p>
          </table:table-cell>
          <table:table-cell office:value-type="float" office:value="0.00798035" calcext:value-type="float">
            <text:p>0.0079803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.49896" calcext:value-type="float">
            <text:p>25.49896</text:p>
          </table:table-cell>
          <table:table-cell office:value-type="float" office:value="0.234894781" calcext:value-type="float">
            <text:p>0.234894781</text:p>
          </table:table-cell>
          <table:table-cell office:value-type="float" office:value="0.246126085" calcext:value-type="float">
            <text:p>0.246126085</text:p>
          </table:table-cell>
          <table:table-cell office:value-type="float" office:value="0.226947692" calcext:value-type="float">
            <text:p>0.226947692</text:p>
          </table:table-cell>
          <table:table-cell office:value-type="float" office:value="0.235989519" calcext:value-type="float">
            <text:p>0.235989519</text:p>
          </table:table-cell>
          <table:table-cell office:value-type="float" office:value="0.234894781" calcext:value-type="float">
            <text:p>0.234894781</text:p>
          </table:table-cell>
          <table:table-cell office:value-type="float" office:value="0.235989519" calcext:value-type="float">
            <text:p>0.235989519</text:p>
          </table:table-cell>
          <table:table-cell office:value-type="float" office:value="0.00786772" calcext:value-type="float">
            <text:p>0.0078677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50906" calcext:value-type="float">
            <text:p>25.50906</text:p>
          </table:table-cell>
          <table:table-cell office:value-type="float" office:value="0.235377578" calcext:value-type="float">
            <text:p>0.235377578</text:p>
          </table:table-cell>
          <table:table-cell office:value-type="float" office:value="0.24593535" calcext:value-type="float">
            <text:p>0.24593535</text:p>
          </table:table-cell>
          <table:table-cell office:value-type="float" office:value="0.227008489" calcext:value-type="float">
            <text:p>0.227008489</text:p>
          </table:table-cell>
          <table:table-cell office:value-type="float" office:value="0.236107139" calcext:value-type="float">
            <text:p>0.236107139</text:p>
          </table:table-cell>
          <table:table-cell office:value-type="float" office:value="0.235377578" calcext:value-type="float">
            <text:p>0.235377578</text:p>
          </table:table-cell>
          <table:table-cell office:value-type="float" office:value="0.236107139" calcext:value-type="float">
            <text:p>0.236107139</text:p>
          </table:table-cell>
          <table:table-cell office:value-type="float" office:value="0.007744061" calcext:value-type="float">
            <text:p>0.00774406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45670109" calcext:value-type="float">
            <text:p>0.245670109</text:p>
          </table:table-cell>
          <table:table-cell office:value-type="float" office:value="0.227853087" calcext:value-type="float">
            <text:p>0.227853087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36401586" calcext:value-type="float">
            <text:p>0.236401586</text:p>
          </table:table-cell>
          <table:table-cell office:value-type="float" office:value="0.007291566" calcext:value-type="float">
            <text:p>0.0072915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50401" calcext:value-type="float">
            <text:p>25.50401</text:p>
          </table:table-cell>
          <table:table-cell office:value-type="float" office:value="0.235704808" calcext:value-type="float">
            <text:p>0.235704808</text:p>
          </table:table-cell>
          <table:table-cell office:value-type="float" office:value="0.245242148" calcext:value-type="float">
            <text:p>0.245242148</text:p>
          </table:table-cell>
          <table:table-cell office:value-type="float" office:value="0.228166011" calcext:value-type="float">
            <text:p>0.228166011</text:p>
          </table:table-cell>
          <table:table-cell office:value-type="float" office:value="0.236370989" calcext:value-type="float">
            <text:p>0.236370989</text:p>
          </table:table-cell>
          <table:table-cell office:value-type="float" office:value="0.235704808" calcext:value-type="float">
            <text:p>0.235704808</text:p>
          </table:table-cell>
          <table:table-cell office:value-type="float" office:value="0.236370989" calcext:value-type="float">
            <text:p>0.236370989</text:p>
          </table:table-cell>
          <table:table-cell office:value-type="float" office:value="0.006987201" calcext:value-type="float">
            <text:p>0.00698720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5789446" calcext:value-type="float">
            <text:p>0.235789446</text:p>
          </table:table-cell>
          <table:table-cell office:value-type="float" office:value="0.244945317" calcext:value-type="float">
            <text:p>0.244945317</text:p>
          </table:table-cell>
          <table:table-cell office:value-type="float" office:value="0.228524235" calcext:value-type="float">
            <text:p>0.228524235</text:p>
          </table:table-cell>
          <table:table-cell office:value-type="float" office:value="0.236419666" calcext:value-type="float">
            <text:p>0.236419666</text:p>
          </table:table-cell>
          <table:table-cell office:value-type="float" office:value="0.235789446" calcext:value-type="float">
            <text:p>0.235789446</text:p>
          </table:table-cell>
          <table:table-cell office:value-type="float" office:value="0.236419666" calcext:value-type="float">
            <text:p>0.236419666</text:p>
          </table:table-cell>
          <table:table-cell office:value-type="float" office:value="0.006718674" calcext:value-type="float">
            <text:p>0.0067186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5802559" calcext:value-type="float">
            <text:p>0.235802559</text:p>
          </table:table-cell>
          <table:table-cell office:value-type="float" office:value="0.244833856" calcext:value-type="float">
            <text:p>0.244833856</text:p>
          </table:table-cell>
          <table:table-cell office:value-type="float" office:value="0.228017596" calcext:value-type="float">
            <text:p>0.228017596</text:p>
          </table:table-cell>
          <table:table-cell office:value-type="float" office:value="0.236218004" calcext:value-type="float">
            <text:p>0.236218004</text:p>
          </table:table-cell>
          <table:table-cell office:value-type="float" office:value="0.235802559" calcext:value-type="float">
            <text:p>0.235802559</text:p>
          </table:table-cell>
          <table:table-cell office:value-type="float" office:value="0.236218004" calcext:value-type="float">
            <text:p>0.236218004</text:p>
          </table:table-cell>
          <table:table-cell office:value-type="float" office:value="0.006871492" calcext:value-type="float">
            <text:p>0.00687149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5677986" calcext:value-type="float">
            <text:p>0.235677986</text:p>
          </table:table-cell>
          <table:table-cell office:value-type="float" office:value="0.244421988" calcext:value-type="float">
            <text:p>0.244421988</text:p>
          </table:table-cell>
          <table:table-cell office:value-type="float" office:value="0.229190615" calcext:value-type="float">
            <text:p>0.229190615</text:p>
          </table:table-cell>
          <table:table-cell office:value-type="float" office:value="0.236430196" calcext:value-type="float">
            <text:p>0.236430196</text:p>
          </table:table-cell>
          <table:table-cell office:value-type="float" office:value="0.235677986" calcext:value-type="float">
            <text:p>0.235677986</text:p>
          </table:table-cell>
          <table:table-cell office:value-type="float" office:value="0.236430196" calcext:value-type="float">
            <text:p>0.236430196</text:p>
          </table:table-cell>
          <table:table-cell office:value-type="float" office:value="0.006240889" calcext:value-type="float">
            <text:p>0.00624088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5431222" calcext:value-type="float">
            <text:p>0.235431222</text:p>
          </table:table-cell>
          <table:table-cell office:value-type="float" office:value="0.244386225" calcext:value-type="float">
            <text:p>0.244386225</text:p>
          </table:table-cell>
          <table:table-cell office:value-type="float" office:value="0.229513673" calcext:value-type="float">
            <text:p>0.229513673</text:p>
          </table:table-cell>
          <table:table-cell office:value-type="float" office:value="0.236443707" calcext:value-type="float">
            <text:p>0.236443707</text:p>
          </table:table-cell>
          <table:table-cell office:value-type="float" office:value="0.235431222" calcext:value-type="float">
            <text:p>0.235431222</text:p>
          </table:table-cell>
          <table:table-cell office:value-type="float" office:value="0.236443707" calcext:value-type="float">
            <text:p>0.236443707</text:p>
          </table:table-cell>
          <table:table-cell office:value-type="float" office:value="0.006113758" calcext:value-type="float">
            <text:p>0.0061137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5253004" calcext:value-type="float">
            <text:p>0.235253004</text:p>
          </table:table-cell>
          <table:table-cell office:value-type="float" office:value="0.244740873" calcext:value-type="float">
            <text:p>0.244740873</text:p>
          </table:table-cell>
          <table:table-cell office:value-type="float" office:value="0.230913786" calcext:value-type="float">
            <text:p>0.230913786</text:p>
          </table:table-cell>
          <table:table-cell office:value-type="float" office:value="0.236969221" calcext:value-type="float">
            <text:p>0.236969221</text:p>
          </table:table-cell>
          <table:table-cell office:value-type="float" office:value="0.235253004" calcext:value-type="float">
            <text:p>0.235253004</text:p>
          </table:table-cell>
          <table:table-cell office:value-type="float" office:value="0.236969221" calcext:value-type="float">
            <text:p>0.236969221</text:p>
          </table:table-cell>
          <table:table-cell office:value-type="float" office:value="0.005773857" calcext:value-type="float">
            <text:p>0.00577385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4939" calcext:value-type="float">
            <text:p>25.4939</text:p>
          </table:table-cell>
          <table:table-cell office:value-type="float" office:value="0.234029917" calcext:value-type="float">
            <text:p>0.234029917</text:p>
          </table:table-cell>
          <table:table-cell office:value-type="float" office:value="0.244663983" calcext:value-type="float">
            <text:p>0.244663983</text:p>
          </table:table-cell>
          <table:table-cell office:value-type="float" office:value="0.236080317" calcext:value-type="float">
            <text:p>0.236080317</text:p>
          </table:table-cell>
          <table:table-cell office:value-type="float" office:value="0.238258072" calcext:value-type="float">
            <text:p>0.238258072</text:p>
          </table:table-cell>
          <table:table-cell office:value-type="float" office:value="0.236080317" calcext:value-type="float">
            <text:p>0.236080317</text:p>
          </table:table-cell>
          <table:table-cell office:value-type="float" office:value="0.238258072" calcext:value-type="float">
            <text:p>0.238258072</text:p>
          </table:table-cell>
          <table:table-cell office:value-type="float" office:value="0.004606358" calcext:value-type="float">
            <text:p>0.00460635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48885" calcext:value-type="float">
            <text:p>25.48885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45104461" calcext:value-type="float">
            <text:p>0.245104461</text:p>
          </table:table-cell>
          <table:table-cell office:value-type="float" office:value="0.234259395" calcext:value-type="float">
            <text:p>0.234259395</text:p>
          </table:table-cell>
          <table:table-cell office:value-type="float" office:value="0.237904021" calcext:value-type="float">
            <text:p>0.237904021</text:p>
          </table:table-cell>
          <table:table-cell office:value-type="float" office:value="0.234348206" calcext:value-type="float">
            <text:p>0.234348206</text:p>
          </table:table-cell>
          <table:table-cell office:value-type="float" office:value="0.237904021" calcext:value-type="float">
            <text:p>0.237904021</text:p>
          </table:table-cell>
          <table:table-cell office:value-type="float" office:value="0.005091609" calcext:value-type="float">
            <text:p>0.00509160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4056739" calcext:value-type="float">
            <text:p>0.234056739</text:p>
          </table:table-cell>
          <table:table-cell office:value-type="float" office:value="0.246564179" calcext:value-type="float">
            <text:p>0.246564179</text:p>
          </table:table-cell>
          <table:table-cell office:value-type="float" office:value="0.231282143" calcext:value-type="float">
            <text:p>0.231282143</text:p>
          </table:table-cell>
          <table:table-cell office:value-type="float" office:value="0.23730102" calcext:value-type="float">
            <text:p>0.23730102</text:p>
          </table:table-cell>
          <table:table-cell office:value-type="float" office:value="0.234056739" calcext:value-type="float">
            <text:p>0.234056739</text:p>
          </table:table-cell>
          <table:table-cell office:value-type="float" office:value="0.23730102" calcext:value-type="float">
            <text:p>0.23730102</text:p>
          </table:table-cell>
          <table:table-cell office:value-type="float" office:value="0.006647264" calcext:value-type="float">
            <text:p>0.0066472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4700469" calcext:value-type="float">
            <text:p>0.234700469</text:p>
          </table:table-cell>
          <table:table-cell office:value-type="float" office:value="0.246623188" calcext:value-type="float">
            <text:p>0.246623188</text:p>
          </table:table-cell>
          <table:table-cell office:value-type="float" office:value="0.229157833" calcext:value-type="float">
            <text:p>0.229157833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234700469" calcext:value-type="float">
            <text:p>0.234700469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007287056" calcext:value-type="float">
            <text:p>0.00728705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4724311" calcext:value-type="float">
            <text:p>0.234724311</text:p>
          </table:table-cell>
          <table:table-cell office:value-type="float" office:value="0.246844917" calcext:value-type="float">
            <text:p>0.246844917</text:p>
          </table:table-cell>
          <table:table-cell office:value-type="float" office:value="0.227307108" calcext:value-type="float">
            <text:p>0.227307108</text:p>
          </table:table-cell>
          <table:table-cell office:value-type="float" office:value="0.236292112" calcext:value-type="float">
            <text:p>0.236292112</text:p>
          </table:table-cell>
          <table:table-cell office:value-type="float" office:value="0.234724311" calcext:value-type="float">
            <text:p>0.234724311</text:p>
          </table:table-cell>
          <table:table-cell office:value-type="float" office:value="0.236292112" calcext:value-type="float">
            <text:p>0.236292112</text:p>
          </table:table-cell>
          <table:table-cell office:value-type="float" office:value="0.00805295" calcext:value-type="float">
            <text:p>0.0080529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391287" calcext:value-type="float">
            <text:p>0.235391287</text:p>
          </table:table-cell>
          <table:table-cell office:value-type="float" office:value="0.246484905" calcext:value-type="float">
            <text:p>0.246484905</text:p>
          </table:table-cell>
          <table:table-cell office:value-type="float" office:value="0.22700074" calcext:value-type="float">
            <text:p>0.22700074</text:p>
          </table:table-cell>
          <table:table-cell office:value-type="float" office:value="0.236292311" calcext:value-type="float">
            <text:p>0.236292311</text:p>
          </table:table-cell>
          <table:table-cell office:value-type="float" office:value="0.235391287" calcext:value-type="float">
            <text:p>0.235391287</text:p>
          </table:table-cell>
          <table:table-cell office:value-type="float" office:value="0.236292311" calcext:value-type="float">
            <text:p>0.236292311</text:p>
          </table:table-cell>
          <table:table-cell office:value-type="float" office:value="0.007979852" calcext:value-type="float">
            <text:p>0.00797985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472946" calcext:value-type="float">
            <text:p>0.235472946</text:p>
          </table:table-cell>
          <table:table-cell office:value-type="float" office:value="0.245974093" calcext:value-type="float">
            <text:p>0.245974093</text:p>
          </table:table-cell>
          <table:table-cell office:value-type="float" office:value="0.227508572" calcext:value-type="float">
            <text:p>0.227508572</text:p>
          </table:table-cell>
          <table:table-cell office:value-type="float" office:value="0.236318537" calcext:value-type="float">
            <text:p>0.236318537</text:p>
          </table:table-cell>
          <table:table-cell office:value-type="float" office:value="0.235472946" calcext:value-type="float">
            <text:p>0.235472946</text:p>
          </table:table-cell>
          <table:table-cell office:value-type="float" office:value="0.236318537" calcext:value-type="float">
            <text:p>0.236318537</text:p>
          </table:table-cell>
          <table:table-cell office:value-type="float" office:value="0.007562193" calcext:value-type="float">
            <text:p>0.00756219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73163" calcext:value-type="float">
            <text:p>0.23573163</text:p>
          </table:table-cell>
          <table:table-cell office:value-type="float" office:value="0.245129495" calcext:value-type="float">
            <text:p>0.245129495</text:p>
          </table:table-cell>
          <table:table-cell office:value-type="float" office:value="0.228292969" calcext:value-type="float">
            <text:p>0.228292969</text:p>
          </table:table-cell>
          <table:table-cell office:value-type="float" office:value="0.236384698" calcext:value-type="float">
            <text:p>0.236384698</text:p>
          </table:table-cell>
          <table:table-cell office:value-type="float" office:value="0.23573163" calcext:value-type="float">
            <text:p>0.23573163</text:p>
          </table:table-cell>
          <table:table-cell office:value-type="float" office:value="0.236384698" calcext:value-type="float">
            <text:p>0.236384698</text:p>
          </table:table-cell>
          <table:table-cell office:value-type="float" office:value="0.006888978" calcext:value-type="float">
            <text:p>0.00688897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133365" calcext:value-type="float">
            <text:p>0.236133365</text:p>
          </table:table-cell>
          <table:table-cell office:value-type="float" office:value="0.245416194" calcext:value-type="float">
            <text:p>0.245416194</text:p>
          </table:table-cell>
          <table:table-cell office:value-type="float" office:value="0.228700069" calcext:value-type="float">
            <text:p>0.228700069</text:p>
          </table:table-cell>
          <table:table-cell office:value-type="float" office:value="0.236749876" calcext:value-type="float">
            <text:p>0.236749876</text:p>
          </table:table-cell>
          <table:table-cell office:value-type="float" office:value="0.236133365" calcext:value-type="float">
            <text:p>0.236133365</text:p>
          </table:table-cell>
          <table:table-cell office:value-type="float" office:value="0.236749876" calcext:value-type="float">
            <text:p>0.236749876</text:p>
          </table:table-cell>
          <table:table-cell office:value-type="float" office:value="0.006838239" calcext:value-type="float">
            <text:p>0.0068382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976605" calcext:value-type="float">
            <text:p>0.235976605</text:p>
          </table:table-cell>
          <table:table-cell office:value-type="float" office:value="0.245379239" calcext:value-type="float">
            <text:p>0.245379239</text:p>
          </table:table-cell>
          <table:table-cell office:value-type="float" office:value="0.228382972" calcext:value-type="float">
            <text:p>0.228382972</text:p>
          </table:table-cell>
          <table:table-cell office:value-type="float" office:value="0.236579605" calcext:value-type="float">
            <text:p>0.236579605</text:p>
          </table:table-cell>
          <table:table-cell office:value-type="float" office:value="0.235976605" calcext:value-type="float">
            <text:p>0.235976605</text:p>
          </table:table-cell>
          <table:table-cell office:value-type="float" office:value="0.236579605" calcext:value-type="float">
            <text:p>0.236579605</text:p>
          </table:table-cell>
          <table:table-cell office:value-type="float" office:value="0.006951785" calcext:value-type="float">
            <text:p>0.00695178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353736" calcext:value-type="float">
            <text:p>0.235353736</text:p>
          </table:table-cell>
          <table:table-cell office:value-type="float" office:value="0.244875579" calcext:value-type="float">
            <text:p>0.244875579</text:p>
          </table:table-cell>
          <table:table-cell office:value-type="float" office:value="0.229528574" calcext:value-type="float">
            <text:p>0.229528574</text:p>
          </table:table-cell>
          <table:table-cell office:value-type="float" office:value="0.236585963" calcext:value-type="float">
            <text:p>0.236585963</text:p>
          </table:table-cell>
          <table:table-cell office:value-type="float" office:value="0.235353736" calcext:value-type="float">
            <text:p>0.235353736</text:p>
          </table:table-cell>
          <table:table-cell office:value-type="float" office:value="0.236585963" calcext:value-type="float">
            <text:p>0.236585963</text:p>
          </table:table-cell>
          <table:table-cell office:value-type="float" office:value="0.006325685" calcext:value-type="float">
            <text:p>0.00632568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4862594" calcext:value-type="float">
            <text:p>0.234862594</text:p>
          </table:table-cell>
          <table:table-cell office:value-type="float" office:value="0.244787961" calcext:value-type="float">
            <text:p>0.244787961</text:p>
          </table:table-cell>
          <table:table-cell office:value-type="float" office:value="0.23168507" calcext:value-type="float">
            <text:p>0.23168507</text:p>
          </table:table-cell>
          <table:table-cell office:value-type="float" office:value="0.237111875" calcext:value-type="float">
            <text:p>0.237111875</text:p>
          </table:table-cell>
          <table:table-cell office:value-type="float" office:value="0.234862594" calcext:value-type="float">
            <text:p>0.234862594</text:p>
          </table:table-cell>
          <table:table-cell office:value-type="float" office:value="0.237111875" calcext:value-type="float">
            <text:p>0.237111875</text:p>
          </table:table-cell>
          <table:table-cell office:value-type="float" office:value="0.005580674" calcext:value-type="float">
            <text:p>0.00558067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631328" calcext:value-type="float">
            <text:p>0.234631328</text:p>
          </table:table-cell>
          <table:table-cell office:value-type="float" office:value="0.244839221" calcext:value-type="float">
            <text:p>0.244839221</text:p>
          </table:table-cell>
          <table:table-cell office:value-type="float" office:value="0.234349398" calcext:value-type="float">
            <text:p>0.234349398</text:p>
          </table:table-cell>
          <table:table-cell office:value-type="float" office:value="0.237939982" calcext:value-type="float">
            <text:p>0.237939982</text:p>
          </table:table-cell>
          <table:table-cell office:value-type="float" office:value="0.234631328" calcext:value-type="float">
            <text:p>0.234631328</text:p>
          </table:table-cell>
          <table:table-cell office:value-type="float" office:value="0.237939982" calcext:value-type="float">
            <text:p>0.237939982</text:p>
          </table:table-cell>
          <table:table-cell office:value-type="float" office:value="0.004879856" calcext:value-type="float">
            <text:p>0.00487985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562187" calcext:value-type="float">
            <text:p>0.234562187</text:p>
          </table:table-cell>
          <table:table-cell office:value-type="float" office:value="0.245073467" calcext:value-type="float">
            <text:p>0.245073467</text:p>
          </table:table-cell>
          <table:table-cell office:value-type="float" office:value="0.235634474" calcext:value-type="float">
            <text:p>0.235634474</text:p>
          </table:table-cell>
          <table:table-cell office:value-type="float" office:value="0.238423376" calcext:value-type="float">
            <text:p>0.238423376</text:p>
          </table:table-cell>
          <table:table-cell office:value-type="float" office:value="0.235634474" calcext:value-type="float">
            <text:p>0.235634474</text:p>
          </table:table-cell>
          <table:table-cell office:value-type="float" office:value="0.238423376" calcext:value-type="float">
            <text:p>0.238423376</text:p>
          </table:table-cell>
          <table:table-cell office:value-type="float" office:value="0.004722657" calcext:value-type="float">
            <text:p>0.0047226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339861" calcext:value-type="float">
            <text:p>0.234339861</text:p>
          </table:table-cell>
          <table:table-cell office:value-type="float" office:value="0.245420962" calcext:value-type="float">
            <text:p>0.245420962</text:p>
          </table:table-cell>
          <table:table-cell office:value-type="float" office:value="0.235998659" calcext:value-type="float">
            <text:p>0.235998659</text:p>
          </table:table-cell>
          <table:table-cell office:value-type="float" office:value="0.238586494" calcext:value-type="float">
            <text:p>0.238586494</text:p>
          </table:table-cell>
          <table:table-cell office:value-type="float" office:value="0.235998659" calcext:value-type="float">
            <text:p>0.235998659</text:p>
          </table:table-cell>
          <table:table-cell office:value-type="float" office:value="0.238586494" calcext:value-type="float">
            <text:p>0.238586494</text:p>
          </table:table-cell>
          <table:table-cell office:value-type="float" office:value="0.004879916" calcext:value-type="float">
            <text:p>0.00487991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4382777" calcext:value-type="float">
            <text:p>0.234382777</text:p>
          </table:table-cell>
          <table:table-cell office:value-type="float" office:value="0.244960218" calcext:value-type="float">
            <text:p>0.244960218</text:p>
          </table:table-cell>
          <table:table-cell office:value-type="float" office:value="0.236166148" calcext:value-type="float">
            <text:p>0.236166148</text:p>
          </table:table-cell>
          <table:table-cell office:value-type="float" office:value="0.238503047" calcext:value-type="float">
            <text:p>0.238503047</text:p>
          </table:table-cell>
          <table:table-cell office:value-type="float" office:value="0.236166148" calcext:value-type="float">
            <text:p>0.236166148</text:p>
          </table:table-cell>
          <table:table-cell office:value-type="float" office:value="0.238503047" calcext:value-type="float">
            <text:p>0.238503047</text:p>
          </table:table-cell>
          <table:table-cell office:value-type="float" office:value="0.004623591" calcext:value-type="float">
            <text:p>0.00462359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3951835" calcext:value-type="float">
            <text:p>0.233951835</text:p>
          </table:table-cell>
          <table:table-cell office:value-type="float" office:value="0.245407253" calcext:value-type="float">
            <text:p>0.245407253</text:p>
          </table:table-cell>
          <table:table-cell office:value-type="float" office:value="0.236184625" calcext:value-type="float">
            <text:p>0.236184625</text:p>
          </table:table-cell>
          <table:table-cell office:value-type="float" office:value="0.238514571" calcext:value-type="float">
            <text:p>0.238514571</text:p>
          </table:table-cell>
          <table:table-cell office:value-type="float" office:value="0.236184625" calcext:value-type="float">
            <text:p>0.236184625</text:p>
          </table:table-cell>
          <table:table-cell office:value-type="float" office:value="0.238514571" calcext:value-type="float">
            <text:p>0.238514571</text:p>
          </table:table-cell>
          <table:table-cell office:value-type="float" office:value="0.004958369" calcext:value-type="float">
            <text:p>0.00495836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282045" calcext:value-type="float">
            <text:p>0.234282045</text:p>
          </table:table-cell>
          <table:table-cell office:value-type="float" office:value="0.245217114" calcext:value-type="float">
            <text:p>0.245217114</text:p>
          </table:table-cell>
          <table:table-cell office:value-type="float" office:value="0.236223368" calcext:value-type="float">
            <text:p>0.236223368</text:p>
          </table:table-cell>
          <table:table-cell office:value-type="float" office:value="0.238574176" calcext:value-type="float">
            <text:p>0.238574176</text:p>
          </table:table-cell>
          <table:table-cell office:value-type="float" office:value="0.236223368" calcext:value-type="float">
            <text:p>0.236223368</text:p>
          </table:table-cell>
          <table:table-cell office:value-type="float" office:value="0.238574176" calcext:value-type="float">
            <text:p>0.238574176</text:p>
          </table:table-cell>
          <table:table-cell office:value-type="float" office:value="0.004763658" calcext:value-type="float">
            <text:p>0.00476365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14257" calcext:value-type="float">
            <text:p>0.23414257</text:p>
          </table:table-cell>
          <table:table-cell office:value-type="float" office:value="0.245639711" calcext:value-type="float">
            <text:p>0.245639711</text:p>
          </table:table-cell>
          <table:table-cell office:value-type="float" office:value="0.235635666" calcext:value-type="float">
            <text:p>0.235635666</text:p>
          </table:table-cell>
          <table:table-cell office:value-type="float" office:value="0.238472649" calcext:value-type="float">
            <text:p>0.238472649</text:p>
          </table:table-cell>
          <table:table-cell office:value-type="float" office:value="0.235635666" calcext:value-type="float">
            <text:p>0.235635666</text:p>
          </table:table-cell>
          <table:table-cell office:value-type="float" office:value="0.238472649" calcext:value-type="float">
            <text:p>0.238472649</text:p>
          </table:table-cell>
          <table:table-cell office:value-type="float" office:value="0.005104404" calcext:value-type="float">
            <text:p>0.00510440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4436421" calcext:value-type="float">
            <text:p>0.234436421</text:p>
          </table:table-cell>
          <table:table-cell office:value-type="float" office:value="0.245866805" calcext:value-type="float">
            <text:p>0.245866805</text:p>
          </table:table-cell>
          <table:table-cell office:value-type="float" office:value="0.234064488" calcext:value-type="float">
            <text:p>0.234064488</text:p>
          </table:table-cell>
          <table:table-cell office:value-type="float" office:value="0.238122571" calcext:value-type="float">
            <text:p>0.238122571</text:p>
          </table:table-cell>
          <table:table-cell office:value-type="float" office:value="0.234436421" calcext:value-type="float">
            <text:p>0.234436421</text:p>
          </table:table-cell>
          <table:table-cell office:value-type="float" office:value="0.238122571" calcext:value-type="float">
            <text:p>0.238122571</text:p>
          </table:table-cell>
          <table:table-cell office:value-type="float" office:value="0.005478105" calcext:value-type="float">
            <text:p>0.0054781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634308" calcext:value-type="float">
            <text:p>0.234634308</text:p>
          </table:table-cell>
          <table:table-cell office:value-type="float" office:value="0.246686369" calcext:value-type="float">
            <text:p>0.246686369</text:p>
          </table:table-cell>
          <table:table-cell office:value-type="float" office:value="0.231083063" calcext:value-type="float">
            <text:p>0.231083063</text:p>
          </table:table-cell>
          <table:table-cell office:value-type="float" office:value="0.237467913" calcext:value-type="float">
            <text:p>0.237467913</text:p>
          </table:table-cell>
          <table:table-cell office:value-type="float" office:value="0.234634308" calcext:value-type="float">
            <text:p>0.234634308</text:p>
          </table:table-cell>
          <table:table-cell office:value-type="float" office:value="0.237467913" calcext:value-type="float">
            <text:p>0.237467913</text:p>
          </table:table-cell>
          <table:table-cell office:value-type="float" office:value="0.006677713" calcext:value-type="float">
            <text:p>0.00667771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246843129" calcext:value-type="float">
            <text:p>0.246843129</text:p>
          </table:table-cell>
          <table:table-cell office:value-type="float" office:value="0.228521851" calcext:value-type="float">
            <text:p>0.228521851</text:p>
          </table:table-cell>
          <table:table-cell office:value-type="float" office:value="0.236709941" calcext:value-type="float">
            <text:p>0.236709941</text:p>
          </table:table-cell>
          <table:table-cell office:value-type="float" office:value="0.234764842" calcext:value-type="float">
            <text:p>0.234764842</text:p>
          </table:table-cell>
          <table:table-cell office:value-type="float" office:value="0.236709941" calcext:value-type="float">
            <text:p>0.236709941</text:p>
          </table:table-cell>
          <table:table-cell office:value-type="float" office:value="0.007605036" calcext:value-type="float">
            <text:p>0.0076050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5363273" calcext:value-type="float">
            <text:p>0.235363273</text:p>
          </table:table-cell>
          <table:table-cell office:value-type="float" office:value="0.246087938" calcext:value-type="float">
            <text:p>0.246087938</text:p>
          </table:table-cell>
          <table:table-cell office:value-type="float" office:value="0.227812556" calcext:value-type="float">
            <text:p>0.227812556</text:p>
          </table:table-cell>
          <table:table-cell office:value-type="float" office:value="0.236421256" calcext:value-type="float">
            <text:p>0.236421256</text:p>
          </table:table-cell>
          <table:table-cell office:value-type="float" office:value="0.235363273" calcext:value-type="float">
            <text:p>0.235363273</text:p>
          </table:table-cell>
          <table:table-cell office:value-type="float" office:value="0.236421256" calcext:value-type="float">
            <text:p>0.236421256</text:p>
          </table:table-cell>
          <table:table-cell office:value-type="float" office:value="0.007498306" calcext:value-type="float">
            <text:p>0.00749830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810308" calcext:value-type="float">
            <text:p>0.235810308</text:p>
          </table:table-cell>
          <table:table-cell office:value-type="float" office:value="0.246607095" calcext:value-type="float">
            <text:p>0.246607095</text:p>
          </table:table-cell>
          <table:table-cell office:value-type="float" office:value="0.226886896" calcext:value-type="float">
            <text:p>0.226886896</text:p>
          </table:table-cell>
          <table:table-cell office:value-type="float" office:value="0.236434766" calcext:value-type="float">
            <text:p>0.236434766</text:p>
          </table:table-cell>
          <table:table-cell office:value-type="float" office:value="0.235810308" calcext:value-type="float">
            <text:p>0.235810308</text:p>
          </table:table-cell>
          <table:table-cell office:value-type="float" office:value="0.236434766" calcext:value-type="float">
            <text:p>0.236434766</text:p>
          </table:table-cell>
          <table:table-cell office:value-type="float" office:value="0.008062838" calcext:value-type="float">
            <text:p>0.00806283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113696" calcext:value-type="float">
            <text:p>0.236113696</text:p>
          </table:table-cell>
          <table:table-cell office:value-type="float" office:value="0.246198803" calcext:value-type="float">
            <text:p>0.246198803</text:p>
          </table:table-cell>
          <table:table-cell office:value-type="float" office:value="0.228046802" calcext:value-type="float">
            <text:p>0.228046802</text:p>
          </table:table-cell>
          <table:table-cell office:value-type="float" office:value="0.236786433" calcext:value-type="float">
            <text:p>0.236786433</text:p>
          </table:table-cell>
          <table:table-cell office:value-type="float" office:value="0.236113696" calcext:value-type="float">
            <text:p>0.236113696</text:p>
          </table:table-cell>
          <table:table-cell office:value-type="float" office:value="0.236786433" calcext:value-type="float">
            <text:p>0.236786433</text:p>
          </table:table-cell>
          <table:table-cell office:value-type="float" office:value="0.007425776" calcext:value-type="float">
            <text:p>0.0074257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553578" calcext:value-type="float">
            <text:p>0.236553578</text:p>
          </table:table-cell>
          <table:table-cell office:value-type="float" office:value="0.245800048" calcext:value-type="float">
            <text:p>0.245800048</text:p>
          </table:table-cell>
          <table:table-cell office:value-type="float" office:value="0.228597549" calcext:value-type="float">
            <text:p>0.228597549</text:p>
          </table:table-cell>
          <table:table-cell office:value-type="float" office:value="0.236983725" calcext:value-type="float">
            <text:p>0.236983725</text:p>
          </table:table-cell>
          <table:table-cell office:value-type="float" office:value="0.236553578" calcext:value-type="float">
            <text:p>0.236553578</text:p>
          </table:table-cell>
          <table:table-cell office:value-type="float" office:value="0.236983725" calcext:value-type="float">
            <text:p>0.236983725</text:p>
          </table:table-cell>
          <table:table-cell office:value-type="float" office:value="0.007029474" calcext:value-type="float">
            <text:p>0.00702947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464171" calcext:value-type="float">
            <text:p>0.236464171</text:p>
          </table:table-cell>
          <table:table-cell office:value-type="float" office:value="0.245264798" calcext:value-type="float">
            <text:p>0.245264798</text:p>
          </table:table-cell>
          <table:table-cell office:value-type="float" office:value="0.228942064" calcext:value-type="float">
            <text:p>0.228942064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236464171" calcext:value-type="float">
            <text:p>0.236464171</text:p>
          </table:table-cell>
          <table:table-cell office:value-type="float" office:value="0.236890344" calcext:value-type="float">
            <text:p>0.236890344</text:p>
          </table:table-cell>
          <table:table-cell office:value-type="float" office:value="0.006670539" calcext:value-type="float">
            <text:p>0.00667053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189394" calcext:value-type="float">
            <text:p>0.236189394</text:p>
          </table:table-cell>
          <table:table-cell office:value-type="float" office:value="0.245061546" calcext:value-type="float">
            <text:p>0.245061546</text:p>
          </table:table-cell>
          <table:table-cell office:value-type="float" office:value="0.228871134" calcext:value-type="float">
            <text:p>0.228871134</text:p>
          </table:table-cell>
          <table:table-cell office:value-type="float" office:value="0.236707358" calcext:value-type="float">
            <text:p>0.236707358</text:p>
          </table:table-cell>
          <table:table-cell office:value-type="float" office:value="0.236189394" calcext:value-type="float">
            <text:p>0.236189394</text:p>
          </table:table-cell>
          <table:table-cell office:value-type="float" office:value="0.236707358" calcext:value-type="float">
            <text:p>0.236707358</text:p>
          </table:table-cell>
          <table:table-cell office:value-type="float" office:value="0.006619848" calcext:value-type="float">
            <text:p>0.00661984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613613" calcext:value-type="float">
            <text:p>0.235613613</text:p>
          </table:table-cell>
          <table:table-cell office:value-type="float" office:value="0.245134264" calcext:value-type="float">
            <text:p>0.245134264</text:p>
          </table:table-cell>
          <table:table-cell office:value-type="float" office:value="0.22938135" calcext:value-type="float">
            <text:p>0.22938135</text:p>
          </table:table-cell>
          <table:table-cell office:value-type="float" office:value="0.236709742" calcext:value-type="float">
            <text:p>0.236709742</text:p>
          </table:table-cell>
          <table:table-cell office:value-type="float" office:value="0.235613613" calcext:value-type="float">
            <text:p>0.235613613</text:p>
          </table:table-cell>
          <table:table-cell office:value-type="float" office:value="0.236709742" calcext:value-type="float">
            <text:p>0.236709742</text:p>
          </table:table-cell>
          <table:table-cell office:value-type="float" office:value="0.006477638" calcext:value-type="float">
            <text:p>0.00647763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303668" calcext:value-type="float">
            <text:p>0.235303668</text:p>
          </table:table-cell>
          <table:table-cell office:value-type="float" office:value="0.244781404" calcext:value-type="float">
            <text:p>0.244781404</text:p>
          </table:table-cell>
          <table:table-cell office:value-type="float" office:value="0.23104134" calcext:value-type="float">
            <text:p>0.23104134</text:p>
          </table:table-cell>
          <table:table-cell office:value-type="float" office:value="0.237042137" calcext:value-type="float">
            <text:p>0.237042137</text:p>
          </table:table-cell>
          <table:table-cell office:value-type="float" office:value="0.235303668" calcext:value-type="float">
            <text:p>0.235303668</text:p>
          </table:table-cell>
          <table:table-cell office:value-type="float" office:value="0.237042137" calcext:value-type="float">
            <text:p>0.237042137</text:p>
          </table:table-cell>
          <table:table-cell office:value-type="float" office:value="0.005742476" calcext:value-type="float">
            <text:p>0.00574247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497814" calcext:value-type="float">
            <text:p>0.234497814</text:p>
          </table:table-cell>
          <table:table-cell office:value-type="float" office:value="0.24439755" calcext:value-type="float">
            <text:p>0.24439755</text:p>
          </table:table-cell>
          <table:table-cell office:value-type="float" office:value="0.234815506" calcext:value-type="float">
            <text:p>0.234815506</text:p>
          </table:table-cell>
          <table:table-cell office:value-type="float" office:value="0.237903623" calcext:value-type="float">
            <text:p>0.237903623</text:p>
          </table:table-cell>
          <table:table-cell office:value-type="float" office:value="0.234815506" calcext:value-type="float">
            <text:p>0.234815506</text:p>
          </table:table-cell>
          <table:table-cell office:value-type="float" office:value="0.237903623" calcext:value-type="float">
            <text:p>0.237903623</text:p>
          </table:table-cell>
          <table:table-cell office:value-type="float" office:value="0.004593731" calcext:value-type="float">
            <text:p>0.00459373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416155" calcext:value-type="float">
            <text:p>0.234416155</text:p>
          </table:table-cell>
          <table:table-cell office:value-type="float" office:value="0.244483977" calcext:value-type="float">
            <text:p>0.244483977</text:p>
          </table:table-cell>
          <table:table-cell office:value-type="float" office:value="0.236163167" calcext:value-type="float">
            <text:p>0.236163167</text:p>
          </table:table-cell>
          <table:table-cell office:value-type="float" office:value="0.238354433" calcext:value-type="float">
            <text:p>0.238354433</text:p>
          </table:table-cell>
          <table:table-cell office:value-type="float" office:value="0.236163167" calcext:value-type="float">
            <text:p>0.236163167</text:p>
          </table:table-cell>
          <table:table-cell office:value-type="float" office:value="0.238354433" calcext:value-type="float">
            <text:p>0.238354433</text:p>
          </table:table-cell>
          <table:table-cell office:value-type="float" office:value="0.004392531" calcext:value-type="float">
            <text:p>0.0043925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083561" calcext:value-type="float">
            <text:p>0.234083561</text:p>
          </table:table-cell>
          <table:table-cell office:value-type="float" office:value="0.245252877" calcext:value-type="float">
            <text:p>0.245252877</text:p>
          </table:table-cell>
          <table:table-cell office:value-type="float" office:value="0.235739378" calcext:value-type="float">
            <text:p>0.235739378</text:p>
          </table:table-cell>
          <table:table-cell office:value-type="float" office:value="0.238358606" calcext:value-type="float">
            <text:p>0.238358606</text:p>
          </table:table-cell>
          <table:table-cell office:value-type="float" office:value="0.235739378" calcext:value-type="float">
            <text:p>0.235739378</text:p>
          </table:table-cell>
          <table:table-cell office:value-type="float" office:value="0.238358606" calcext:value-type="float">
            <text:p>0.238358606</text:p>
          </table:table-cell>
          <table:table-cell office:value-type="float" office:value="0.00492163" calcext:value-type="float">
            <text:p>0.004921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767989" calcext:value-type="float">
            <text:p>0.235767989</text:p>
          </table:table-cell>
          <table:table-cell office:value-type="float" office:value="0.246571928" calcext:value-type="float">
            <text:p>0.246571928</text:p>
          </table:table-cell>
          <table:table-cell office:value-type="float" office:value="0.227847126" calcext:value-type="float">
            <text:p>0.227847126</text:p>
          </table:table-cell>
          <table:table-cell office:value-type="float" office:value="0.236729014" calcext:value-type="float">
            <text:p>0.236729014</text:p>
          </table:table-cell>
          <table:table-cell office:value-type="float" office:value="0.235767989" calcext:value-type="float">
            <text:p>0.235767989</text:p>
          </table:table-cell>
          <table:table-cell office:value-type="float" office:value="0.236729014" calcext:value-type="float">
            <text:p>0.236729014</text:p>
          </table:table-cell>
          <table:table-cell office:value-type="float" office:value="0.007674513" calcext:value-type="float">
            <text:p>0.007674513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925941" calcext:value-type="float">
            <text:p>0.235925941</text:p>
          </table:table-cell>
          <table:table-cell office:value-type="float" office:value="0.245940119" calcext:value-type="float">
            <text:p>0.245940119</text:p>
          </table:table-cell>
          <table:table-cell office:value-type="float" office:value="0.228753117" calcext:value-type="float">
            <text:p>0.228753117</text:p>
          </table:table-cell>
          <table:table-cell office:value-type="float" office:value="0.236873059" calcext:value-type="float">
            <text:p>0.236873059</text:p>
          </table:table-cell>
          <table:table-cell office:value-type="float" office:value="0.235925941" calcext:value-type="float">
            <text:p>0.235925941</text:p>
          </table:table-cell>
          <table:table-cell office:value-type="float" office:value="0.236873059" calcext:value-type="float">
            <text:p>0.236873059</text:p>
          </table:table-cell>
          <table:table-cell office:value-type="float" office:value="0.007048453" calcext:value-type="float">
            <text:p>0.00704845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08747" calcext:value-type="float">
            <text:p>0.23608747</text:p>
          </table:table-cell>
          <table:table-cell office:value-type="float" office:value="0.245688587" calcext:value-type="float">
            <text:p>0.245688587</text:p>
          </table:table-cell>
          <table:table-cell office:value-type="float" office:value="0.228938488" calcext:value-type="float">
            <text:p>0.228938488</text:p>
          </table:table-cell>
          <table:table-cell office:value-type="float" office:value="0.236904848" calcext:value-type="float">
            <text:p>0.236904848</text:p>
          </table:table-cell>
          <table:table-cell office:value-type="float" office:value="0.23608747" calcext:value-type="float">
            <text:p>0.23608747</text:p>
          </table:table-cell>
          <table:table-cell office:value-type="float" office:value="0.236904848" calcext:value-type="float">
            <text:p>0.236904848</text:p>
          </table:table-cell>
          <table:table-cell office:value-type="float" office:value="0.006862581" calcext:value-type="float">
            <text:p>0.00686258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993294" calcext:value-type="float">
            <text:p>0.235993294</text:p>
          </table:table-cell>
          <table:table-cell office:value-type="float" office:value="0.245421558" calcext:value-type="float">
            <text:p>0.245421558</text:p>
          </table:table-cell>
          <table:table-cell office:value-type="float" office:value="0.229342607" calcext:value-type="float">
            <text:p>0.229342607</text:p>
          </table:table-cell>
          <table:table-cell office:value-type="float" office:value="0.236919153" calcext:value-type="float">
            <text:p>0.236919153</text:p>
          </table:table-cell>
          <table:table-cell office:value-type="float" office:value="0.235993294" calcext:value-type="float">
            <text:p>0.235993294</text:p>
          </table:table-cell>
          <table:table-cell office:value-type="float" office:value="0.236919153" calcext:value-type="float">
            <text:p>0.236919153</text:p>
          </table:table-cell>
          <table:table-cell office:value-type="float" office:value="0.006596771" calcext:value-type="float">
            <text:p>0.00659677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868721" calcext:value-type="float">
            <text:p>0.235868721</text:p>
          </table:table-cell>
          <table:table-cell office:value-type="float" office:value="0.244998961" calcext:value-type="float">
            <text:p>0.244998961</text:p>
          </table:table-cell>
          <table:table-cell office:value-type="float" office:value="0.229196576" calcext:value-type="float">
            <text:p>0.229196576</text:p>
          </table:table-cell>
          <table:table-cell office:value-type="float" office:value="0.236688086" calcext:value-type="float">
            <text:p>0.236688086</text:p>
          </table:table-cell>
          <table:table-cell office:value-type="float" office:value="0.235868721" calcext:value-type="float">
            <text:p>0.235868721</text:p>
          </table:table-cell>
          <table:table-cell office:value-type="float" office:value="0.236688086" calcext:value-type="float">
            <text:p>0.236688086</text:p>
          </table:table-cell>
          <table:table-cell office:value-type="float" office:value="0.006477261" calcext:value-type="float">
            <text:p>0.00647726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316781" calcext:value-type="float">
            <text:p>0.235316781</text:p>
          </table:table-cell>
          <table:table-cell office:value-type="float" office:value="0.244982272" calcext:value-type="float">
            <text:p>0.244982272</text:p>
          </table:table-cell>
          <table:table-cell office:value-type="float" office:value="0.231422213" calcext:value-type="float">
            <text:p>0.231422213</text:p>
          </table:table-cell>
          <table:table-cell office:value-type="float" office:value="0.237240422" calcext:value-type="float">
            <text:p>0.237240422</text:p>
          </table:table-cell>
          <table:table-cell office:value-type="float" office:value="0.235316781" calcext:value-type="float">
            <text:p>0.235316781</text:p>
          </table:table-cell>
          <table:table-cell office:value-type="float" office:value="0.237240422" calcext:value-type="float">
            <text:p>0.237240422</text:p>
          </table:table-cell>
          <table:table-cell office:value-type="float" office:value="0.005700532" calcext:value-type="float">
            <text:p>0.00570053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4929947" calcext:value-type="float">
            <text:p>0.234929947</text:p>
          </table:table-cell>
          <table:table-cell office:value-type="float" office:value="0.245161682" calcext:value-type="float">
            <text:p>0.245161682</text:p>
          </table:table-cell>
          <table:table-cell office:value-type="float" office:value="0.233244328" calcext:value-type="float">
            <text:p>0.233244328</text:p>
          </table:table-cell>
          <table:table-cell office:value-type="float" office:value="0.237778652" calcext:value-type="float">
            <text:p>0.237778652</text:p>
          </table:table-cell>
          <table:table-cell office:value-type="float" office:value="0.234929947" calcext:value-type="float">
            <text:p>0.234929947</text:p>
          </table:table-cell>
          <table:table-cell office:value-type="float" office:value="0.237778652" calcext:value-type="float">
            <text:p>0.237778652</text:p>
          </table:table-cell>
          <table:table-cell office:value-type="float" office:value="0.005265749" calcext:value-type="float">
            <text:p>0.00526574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4460263" calcext:value-type="float">
            <text:p>0.234460263</text:p>
          </table:table-cell>
          <table:table-cell office:value-type="float" office:value="0.245267182" calcext:value-type="float">
            <text:p>0.245267182</text:p>
          </table:table-cell>
          <table:table-cell office:value-type="float" office:value="0.236014156" calcext:value-type="float">
            <text:p>0.236014156</text:p>
          </table:table-cell>
          <table:table-cell office:value-type="float" office:value="0.238580533" calcext:value-type="float">
            <text:p>0.238580533</text:p>
          </table:table-cell>
          <table:table-cell office:value-type="float" office:value="0.236014156" calcext:value-type="float">
            <text:p>0.236014156</text:p>
          </table:table-cell>
          <table:table-cell office:value-type="float" office:value="0.238580533" calcext:value-type="float">
            <text:p>0.238580533</text:p>
          </table:table-cell>
          <table:table-cell office:value-type="float" office:value="0.004770541" calcext:value-type="float">
            <text:p>0.00477054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345226" calcext:value-type="float">
            <text:p>0.234345226</text:p>
          </table:table-cell>
          <table:table-cell office:value-type="float" office:value="0.245584875" calcext:value-type="float">
            <text:p>0.245584875</text:p>
          </table:table-cell>
          <table:table-cell office:value-type="float" office:value="0.236669807" calcext:value-type="float">
            <text:p>0.236669807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236669807" calcext:value-type="float">
            <text:p>0.236669807</text:p>
          </table:table-cell>
          <table:table-cell office:value-type="float" office:value="0.238866636" calcext:value-type="float">
            <text:p>0.238866636</text:p>
          </table:table-cell>
          <table:table-cell office:value-type="float" office:value="0.004844376" calcext:value-type="float">
            <text:p>0.0048443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143762" calcext:value-type="float">
            <text:p>0.234143762</text:p>
          </table:table-cell>
          <table:table-cell office:value-type="float" office:value="0.245947867" calcext:value-type="float">
            <text:p>0.245947867</text:p>
          </table:table-cell>
          <table:table-cell office:value-type="float" office:value="0.23524168" calcext:value-type="float">
            <text:p>0.23524168</text:p>
          </table:table-cell>
          <table:table-cell office:value-type="float" office:value="0.238444436" calcext:value-type="float">
            <text:p>0.238444436</text:p>
          </table:table-cell>
          <table:table-cell office:value-type="float" office:value="0.23524168" calcext:value-type="float">
            <text:p>0.23524168</text:p>
          </table:table-cell>
          <table:table-cell office:value-type="float" office:value="0.238444436" calcext:value-type="float">
            <text:p>0.238444436</text:p>
          </table:table-cell>
          <table:table-cell office:value-type="float" office:value="0.005324626" calcext:value-type="float">
            <text:p>0.00532462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46747762" calcext:value-type="float">
            <text:p>0.246747762</text:p>
          </table:table-cell>
          <table:table-cell office:value-type="float" office:value="0.233819513" calcext:value-type="float">
            <text:p>0.233819513</text:p>
          </table:table-cell>
          <table:table-cell office:value-type="float" office:value="0.238296815" calcext:value-type="float">
            <text:p>0.238296815</text:p>
          </table:table-cell>
          <table:table-cell office:value-type="float" office:value="0.234323172" calcext:value-type="float">
            <text:p>0.234323172</text:p>
          </table:table-cell>
          <table:table-cell office:value-type="float" office:value="0.238296815" calcext:value-type="float">
            <text:p>0.238296815</text:p>
          </table:table-cell>
          <table:table-cell office:value-type="float" office:value="0.005979258" calcext:value-type="float">
            <text:p>0.00597925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428076" calcext:value-type="float">
            <text:p>0.234428076</text:p>
          </table:table-cell>
          <table:table-cell office:value-type="float" office:value="0.246944457" calcext:value-type="float">
            <text:p>0.246944457</text:p>
          </table:table-cell>
          <table:table-cell office:value-type="float" office:value="0.231749443" calcext:value-type="float">
            <text:p>0.231749443</text:p>
          </table:table-cell>
          <table:table-cell office:value-type="float" office:value="0.237707325" calcext:value-type="float">
            <text:p>0.237707325</text:p>
          </table:table-cell>
          <table:table-cell office:value-type="float" office:value="0.234428076" calcext:value-type="float">
            <text:p>0.234428076</text:p>
          </table:table-cell>
          <table:table-cell office:value-type="float" office:value="0.237707325" calcext:value-type="float">
            <text:p>0.237707325</text:p>
          </table:table-cell>
          <table:table-cell office:value-type="float" office:value="0.006622548" calcext:value-type="float">
            <text:p>0.00662254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944848" calcext:value-type="float">
            <text:p>0.234944848</text:p>
          </table:table-cell>
          <table:table-cell office:value-type="float" office:value="0.247251421" calcext:value-type="float">
            <text:p>0.247251421</text:p>
          </table:table-cell>
          <table:table-cell office:value-type="float" office:value="0.229835538" calcext:value-type="float">
            <text:p>0.229835538</text:p>
          </table:table-cell>
          <table:table-cell office:value-type="float" office:value="0.237343936" calcext:value-type="float">
            <text:p>0.237343936</text:p>
          </table:table-cell>
          <table:table-cell office:value-type="float" office:value="0.234944848" calcext:value-type="float">
            <text:p>0.234944848</text:p>
          </table:table-cell>
          <table:table-cell office:value-type="float" office:value="0.237343936" calcext:value-type="float">
            <text:p>0.237343936</text:p>
          </table:table-cell>
          <table:table-cell office:value-type="float" office:value="0.007309581" calcext:value-type="float">
            <text:p>0.00730958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323934" calcext:value-type="float">
            <text:p>0.235323934</text:p>
          </table:table-cell>
          <table:table-cell office:value-type="float" office:value="0.247355729" calcext:value-type="float">
            <text:p>0.247355729</text:p>
          </table:table-cell>
          <table:table-cell office:value-type="float" office:value="0.22822502" calcext:value-type="float">
            <text:p>0.22822502</text:p>
          </table:table-cell>
          <table:table-cell office:value-type="float" office:value="0.236968228" calcext:value-type="float">
            <text:p>0.236968228</text:p>
          </table:table-cell>
          <table:table-cell office:value-type="float" office:value="0.235323934" calcext:value-type="float">
            <text:p>0.235323934</text:p>
          </table:table-cell>
          <table:table-cell office:value-type="float" office:value="0.236968228" calcext:value-type="float">
            <text:p>0.236968228</text:p>
          </table:table-cell>
          <table:table-cell office:value-type="float" office:value="0.00789615" calcext:value-type="float">
            <text:p>0.0078961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07078" calcext:value-type="float">
            <text:p>0.23607078</text:p>
          </table:table-cell>
          <table:table-cell office:value-type="float" office:value="0.245382815" calcext:value-type="float">
            <text:p>0.245382815</text:p>
          </table:table-cell>
          <table:table-cell office:value-type="float" office:value="0.229412941" calcext:value-type="float">
            <text:p>0.229412941</text:p>
          </table:table-cell>
          <table:table-cell office:value-type="float" office:value="0.236955512" calcext:value-type="float">
            <text:p>0.236955512</text:p>
          </table:table-cell>
          <table:table-cell office:value-type="float" office:value="0.23607078" calcext:value-type="float">
            <text:p>0.23607078</text:p>
          </table:table-cell>
          <table:table-cell office:value-type="float" office:value="0.236955512" calcext:value-type="float">
            <text:p>0.236955512</text:p>
          </table:table-cell>
          <table:table-cell office:value-type="float" office:value="0.00654962" calcext:value-type="float">
            <text:p>0.006549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627322" calcext:value-type="float">
            <text:p>0.235627322</text:p>
          </table:table-cell>
          <table:table-cell office:value-type="float" office:value="0.245183139" calcext:value-type="float">
            <text:p>0.245183139</text:p>
          </table:table-cell>
          <table:table-cell office:value-type="float" office:value="0.230002431" calcext:value-type="float">
            <text:p>0.230002431</text:p>
          </table:table-cell>
          <table:table-cell office:value-type="float" office:value="0.236937631" calcext:value-type="float">
            <text:p>0.236937631</text:p>
          </table:table-cell>
          <table:table-cell office:value-type="float" office:value="0.235627322" calcext:value-type="float">
            <text:p>0.235627322</text:p>
          </table:table-cell>
          <table:table-cell office:value-type="float" office:value="0.236937631" calcext:value-type="float">
            <text:p>0.236937631</text:p>
          </table:table-cell>
          <table:table-cell office:value-type="float" office:value="0.006266374" calcext:value-type="float">
            <text:p>0.00626637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320358" calcext:value-type="float">
            <text:p>0.235320358</text:p>
          </table:table-cell>
          <table:table-cell office:value-type="float" office:value="0.24534586" calcext:value-type="float">
            <text:p>0.24534586</text:p>
          </table:table-cell>
          <table:table-cell office:value-type="float" office:value="0.232141046" calcext:value-type="float">
            <text:p>0.232141046</text:p>
          </table:table-cell>
          <table:table-cell office:value-type="float" office:value="0.237602421" calcext:value-type="float">
            <text:p>0.237602421</text:p>
          </table:table-cell>
          <table:table-cell office:value-type="float" office:value="0.235320358" calcext:value-type="float">
            <text:p>0.235320358</text:p>
          </table:table-cell>
          <table:table-cell office:value-type="float" office:value="0.237602421" calcext:value-type="float">
            <text:p>0.237602421</text:p>
          </table:table-cell>
          <table:table-cell office:value-type="float" office:value="0.005627175" calcext:value-type="float">
            <text:p>0.00562717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904317" calcext:value-type="float">
            <text:p>0.234904317</text:p>
          </table:table-cell>
          <table:table-cell office:value-type="float" office:value="0.245305925" calcext:value-type="float">
            <text:p>0.245305925</text:p>
          </table:table-cell>
          <table:table-cell office:value-type="float" office:value="0.23496571" calcext:value-type="float">
            <text:p>0.23496571</text:p>
          </table:table-cell>
          <table:table-cell office:value-type="float" office:value="0.238391984" calcext:value-type="float">
            <text:p>0.238391984</text:p>
          </table:table-cell>
          <table:table-cell office:value-type="float" office:value="0.23496571" calcext:value-type="float">
            <text:p>0.23496571</text:p>
          </table:table-cell>
          <table:table-cell office:value-type="float" office:value="0.238391984" calcext:value-type="float">
            <text:p>0.238391984</text:p>
          </table:table-cell>
          <table:table-cell office:value-type="float" office:value="0.004888959" calcext:value-type="float">
            <text:p>0.00488895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633116" calcext:value-type="float">
            <text:p>0.234633116</text:p>
          </table:table-cell>
          <table:table-cell office:value-type="float" office:value="0.245466858" calcext:value-type="float">
            <text:p>0.245466858</text:p>
          </table:table-cell>
          <table:table-cell office:value-type="float" office:value="0.236459999" calcext:value-type="float">
            <text:p>0.236459999</text:p>
          </table:table-cell>
          <table:table-cell office:value-type="float" office:value="0.238853324" calcext:value-type="float">
            <text:p>0.238853324</text:p>
          </table:table-cell>
          <table:table-cell office:value-type="float" office:value="0.236459999" calcext:value-type="float">
            <text:p>0.236459999</text:p>
          </table:table-cell>
          <table:table-cell office:value-type="float" office:value="0.238853324" calcext:value-type="float">
            <text:p>0.238853324</text:p>
          </table:table-cell>
          <table:table-cell office:value-type="float" office:value="0.004735574" calcext:value-type="float">
            <text:p>0.00473557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574704" calcext:value-type="float">
            <text:p>0.234574704</text:p>
          </table:table-cell>
          <table:table-cell office:value-type="float" office:value="0.24547401" calcext:value-type="float">
            <text:p>0.24547401</text:p>
          </table:table-cell>
          <table:table-cell office:value-type="float" office:value="0.236784844" calcext:value-type="float">
            <text:p>0.236784844</text:p>
          </table:table-cell>
          <table:table-cell office:value-type="float" office:value="0.238944519" calcext:value-type="float">
            <text:p>0.238944519</text:p>
          </table:table-cell>
          <table:table-cell office:value-type="float" office:value="0.236784844" calcext:value-type="float">
            <text:p>0.236784844</text:p>
          </table:table-cell>
          <table:table-cell office:value-type="float" office:value="0.238944519" calcext:value-type="float">
            <text:p>0.238944519</text:p>
          </table:table-cell>
          <table:table-cell office:value-type="float" office:value="0.004704386" calcext:value-type="float">
            <text:p>0.00470438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483508" calcext:value-type="float">
            <text:p>0.234483508</text:p>
          </table:table-cell>
          <table:table-cell office:value-type="float" office:value="0.246111184" calcext:value-type="float">
            <text:p>0.246111184</text:p>
          </table:table-cell>
          <table:table-cell office:value-type="float" office:value="0.235930709" calcext:value-type="float">
            <text:p>0.235930709</text:p>
          </table:table-cell>
          <table:table-cell office:value-type="float" office:value="0.238841801" calcext:value-type="float">
            <text:p>0.238841801</text:p>
          </table:table-cell>
          <table:table-cell office:value-type="float" office:value="0.235930709" calcext:value-type="float">
            <text:p>0.235930709</text:p>
          </table:table-cell>
          <table:table-cell office:value-type="float" office:value="0.238841801" calcext:value-type="float">
            <text:p>0.238841801</text:p>
          </table:table-cell>
          <table:table-cell office:value-type="float" office:value="0.005174073" calcext:value-type="float">
            <text:p>0.00517407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749345" calcext:value-type="float">
            <text:p>0.234749345</text:p>
          </table:table-cell>
          <table:table-cell office:value-type="float" office:value="0.246815711" calcext:value-type="float">
            <text:p>0.246815711</text:p>
          </table:table-cell>
          <table:table-cell office:value-type="float" office:value="0.234147934" calcext:value-type="float">
            <text:p>0.234147934</text:p>
          </table:table-cell>
          <table:table-cell office:value-type="float" office:value="0.238570997" calcext:value-type="float">
            <text:p>0.238570997</text:p>
          </table:table-cell>
          <table:table-cell office:value-type="float" office:value="0.234749345" calcext:value-type="float">
            <text:p>0.234749345</text:p>
          </table:table-cell>
          <table:table-cell office:value-type="float" office:value="0.238570997" calcext:value-type="float">
            <text:p>0.238570997</text:p>
          </table:table-cell>
          <table:table-cell office:value-type="float" office:value="0.005835061" calcext:value-type="float">
            <text:p>0.00583506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4880475" calcext:value-type="float">
            <text:p>0.234880475</text:p>
          </table:table-cell>
          <table:table-cell office:value-type="float" office:value="0.247249037" calcext:value-type="float">
            <text:p>0.247249037</text:p>
          </table:table-cell>
          <table:table-cell office:value-type="float" office:value="0.231991438" calcext:value-type="float">
            <text:p>0.231991438</text:p>
          </table:table-cell>
          <table:table-cell office:value-type="float" office:value="0.238040317" calcext:value-type="float">
            <text:p>0.238040317</text:p>
          </table:table-cell>
          <table:table-cell office:value-type="float" office:value="0.234880475" calcext:value-type="float">
            <text:p>0.234880475</text:p>
          </table:table-cell>
          <table:table-cell office:value-type="float" office:value="0.238040317" calcext:value-type="float">
            <text:p>0.238040317</text:p>
          </table:table-cell>
          <table:table-cell office:value-type="float" office:value="0.006617503" calcext:value-type="float">
            <text:p>0.00661750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4870343" calcext:value-type="float">
            <text:p>0.234870343</text:p>
          </table:table-cell>
          <table:table-cell office:value-type="float" office:value="0.247412949" calcext:value-type="float">
            <text:p>0.247412949</text:p>
          </table:table-cell>
          <table:table-cell office:value-type="float" office:value="0.229735998" calcext:value-type="float">
            <text:p>0.229735998</text:p>
          </table:table-cell>
          <table:table-cell office:value-type="float" office:value="0.237339763" calcext:value-type="float">
            <text:p>0.237339763</text:p>
          </table:table-cell>
          <table:table-cell office:value-type="float" office:value="0.234870343" calcext:value-type="float">
            <text:p>0.234870343</text:p>
          </table:table-cell>
          <table:table-cell office:value-type="float" office:value="0.237339763" calcext:value-type="float">
            <text:p>0.237339763</text:p>
          </table:table-cell>
          <table:table-cell office:value-type="float" office:value="0.007424831" calcext:value-type="float">
            <text:p>0.00742483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317377" calcext:value-type="float">
            <text:p>0.235317377</text:p>
          </table:table-cell>
          <table:table-cell office:value-type="float" office:value="0.24749878" calcext:value-type="float">
            <text:p>0.24749878</text:p>
          </table:table-cell>
          <table:table-cell office:value-type="float" office:value="0.229043392" calcext:value-type="float">
            <text:p>0.229043392</text:p>
          </table:table-cell>
          <table:table-cell office:value-type="float" office:value="0.237286517" calcext:value-type="float">
            <text:p>0.237286517</text:p>
          </table:table-cell>
          <table:table-cell office:value-type="float" office:value="0.235317377" calcext:value-type="float">
            <text:p>0.235317377</text:p>
          </table:table-cell>
          <table:table-cell office:value-type="float" office:value="0.237286517" calcext:value-type="float">
            <text:p>0.237286517</text:p>
          </table:table-cell>
          <table:table-cell office:value-type="float" office:value="0.007661961" calcext:value-type="float">
            <text:p>0.00766196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730438" calcext:value-type="float">
            <text:p>0.235730438</text:p>
          </table:table-cell>
          <table:table-cell office:value-type="float" office:value="0.247618586" calcext:value-type="float">
            <text:p>0.247618586</text:p>
          </table:table-cell>
          <table:table-cell office:value-type="float" office:value="0.2283335" calcext:value-type="float">
            <text:p>0.2283335</text:p>
          </table:table-cell>
          <table:table-cell office:value-type="float" office:value="0.237227508" calcext:value-type="float">
            <text:p>0.237227508</text:p>
          </table:table-cell>
          <table:table-cell office:value-type="float" office:value="0.235730438" calcext:value-type="float">
            <text:p>0.235730438</text:p>
          </table:table-cell>
          <table:table-cell office:value-type="float" office:value="0.237227508" calcext:value-type="float">
            <text:p>0.237227508</text:p>
          </table:table-cell>
          <table:table-cell office:value-type="float" office:value="0.007943951" calcext:value-type="float">
            <text:p>0.00794395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551624" calcext:value-type="float">
            <text:p>0.235551624</text:p>
          </table:table-cell>
          <table:table-cell office:value-type="float" office:value="0.247007638" calcext:value-type="float">
            <text:p>0.247007638</text:p>
          </table:table-cell>
          <table:table-cell office:value-type="float" office:value="0.228065876" calcext:value-type="float">
            <text:p>0.228065876</text:p>
          </table:table-cell>
          <table:table-cell office:value-type="float" office:value="0.236875046" calcext:value-type="float">
            <text:p>0.236875046</text:p>
          </table:table-cell>
          <table:table-cell office:value-type="float" office:value="0.235551624" calcext:value-type="float">
            <text:p>0.235551624</text:p>
          </table:table-cell>
          <table:table-cell office:value-type="float" office:value="0.236875046" calcext:value-type="float">
            <text:p>0.236875046</text:p>
          </table:table-cell>
          <table:table-cell office:value-type="float" office:value="0.007789359" calcext:value-type="float">
            <text:p>0.00778935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37834" calcext:value-type="float">
            <text:p>0.23637834</text:p>
          </table:table-cell>
          <table:table-cell office:value-type="float" office:value="0.246377617" calcext:value-type="float">
            <text:p>0.246377617</text:p>
          </table:table-cell>
          <table:table-cell office:value-type="float" office:value="0.229029683" calcext:value-type="float">
            <text:p>0.229029683</text:p>
          </table:table-cell>
          <table:table-cell office:value-type="float" office:value="0.23726188" calcext:value-type="float">
            <text:p>0.23726188</text:p>
          </table:table-cell>
          <table:table-cell office:value-type="float" office:value="0.23637834" calcext:value-type="float">
            <text:p>0.23637834</text:p>
          </table:table-cell>
          <table:table-cell office:value-type="float" office:value="0.23726188" calcext:value-type="float">
            <text:p>0.23726188</text:p>
          </table:table-cell>
          <table:table-cell office:value-type="float" office:value="0.007109767" calcext:value-type="float">
            <text:p>0.00710976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352114" calcext:value-type="float">
            <text:p>0.236352114</text:p>
          </table:table-cell>
          <table:table-cell office:value-type="float" office:value="0.245804816" calcext:value-type="float">
            <text:p>0.245804816</text:p>
          </table:table-cell>
          <table:table-cell office:value-type="float" office:value="0.229601291" calcext:value-type="float">
            <text:p>0.229601291</text:p>
          </table:table-cell>
          <table:table-cell office:value-type="float" office:value="0.237252741" calcext:value-type="float">
            <text:p>0.237252741</text:p>
          </table:table-cell>
          <table:table-cell office:value-type="float" office:value="0.236352114" calcext:value-type="float">
            <text:p>0.236352114</text:p>
          </table:table-cell>
          <table:table-cell office:value-type="float" office:value="0.237252741" calcext:value-type="float">
            <text:p>0.237252741</text:p>
          </table:table-cell>
          <table:table-cell office:value-type="float" office:value="0.006645645" calcext:value-type="float">
            <text:p>0.00664564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245422" calcext:value-type="float">
            <text:p>0.236245422</text:p>
          </table:table-cell>
          <table:table-cell office:value-type="float" office:value="0.245552092" calcext:value-type="float">
            <text:p>0.245552092</text:p>
          </table:table-cell>
          <table:table-cell office:value-type="float" office:value="0.229440359" calcext:value-type="float">
            <text:p>0.229440359</text:p>
          </table:table-cell>
          <table:table-cell office:value-type="float" office:value="0.237079291" calcext:value-type="float">
            <text:p>0.237079291</text:p>
          </table:table-cell>
          <table:table-cell office:value-type="float" office:value="0.236245422" calcext:value-type="float">
            <text:p>0.236245422</text:p>
          </table:table-cell>
          <table:table-cell office:value-type="float" office:value="0.237079291" calcext:value-type="float">
            <text:p>0.237079291</text:p>
          </table:table-cell>
          <table:table-cell office:value-type="float" office:value="0.006603963" calcext:value-type="float">
            <text:p>0.00660396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958724" calcext:value-type="float">
            <text:p>0.235958724</text:p>
          </table:table-cell>
          <table:table-cell office:value-type="float" office:value="0.245465069" calcext:value-type="float">
            <text:p>0.245465069</text:p>
          </table:table-cell>
          <table:table-cell office:value-type="float" office:value="0.229724077" calcext:value-type="float">
            <text:p>0.229724077</text:p>
          </table:table-cell>
          <table:table-cell office:value-type="float" office:value="0.23704929" calcext:value-type="float">
            <text:p>0.23704929</text:p>
          </table:table-cell>
          <table:table-cell office:value-type="float" office:value="0.235958724" calcext:value-type="float">
            <text:p>0.235958724</text:p>
          </table:table-cell>
          <table:table-cell office:value-type="float" office:value="0.23704929" calcext:value-type="float">
            <text:p>0.23704929</text:p>
          </table:table-cell>
          <table:table-cell office:value-type="float" office:value="0.006472337" calcext:value-type="float">
            <text:p>0.00647233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5443143" calcext:value-type="float">
            <text:p>0.235443143</text:p>
          </table:table-cell>
          <table:table-cell office:value-type="float" office:value="0.24560514" calcext:value-type="float">
            <text:p>0.24560514</text:p>
          </table:table-cell>
          <table:table-cell office:value-type="float" office:value="0.232074288" calcext:value-type="float">
            <text:p>0.232074288</text:p>
          </table:table-cell>
          <table:table-cell office:value-type="float" office:value="0.237707524" calcext:value-type="float">
            <text:p>0.237707524</text:p>
          </table:table-cell>
          <table:table-cell office:value-type="float" office:value="0.235443143" calcext:value-type="float">
            <text:p>0.235443143</text:p>
          </table:table-cell>
          <table:table-cell office:value-type="float" office:value="0.237707524" calcext:value-type="float">
            <text:p>0.237707524</text:p>
          </table:table-cell>
          <table:table-cell office:value-type="float" office:value="0.005751322" calcext:value-type="float">
            <text:p>0.00575132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45712429" calcext:value-type="float">
            <text:p>0.245712429</text:p>
          </table:table-cell>
          <table:table-cell office:value-type="float" office:value="0.234956173" calcext:value-type="float">
            <text:p>0.234956173</text:p>
          </table:table-cell>
          <table:table-cell office:value-type="float" office:value="0.238608548" calcext:value-type="float">
            <text:p>0.238608548</text:p>
          </table:table-cell>
          <table:table-cell office:value-type="float" office:value="0.235157041" calcext:value-type="float">
            <text:p>0.235157041</text:p>
          </table:table-cell>
          <table:table-cell office:value-type="float" office:value="0.238608548" calcext:value-type="float">
            <text:p>0.238608548</text:p>
          </table:table-cell>
          <table:table-cell office:value-type="float" office:value="0.005023872" calcext:value-type="float">
            <text:p>0.00502387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804777" calcext:value-type="float">
            <text:p>0.234804777</text:p>
          </table:table-cell>
          <table:table-cell office:value-type="float" office:value="0.245594412" calcext:value-type="float">
            <text:p>0.245594412</text:p>
          </table:table-cell>
          <table:table-cell office:value-type="float" office:value="0.236740141" calcext:value-type="float">
            <text:p>0.236740141</text:p>
          </table:table-cell>
          <table:table-cell office:value-type="float" office:value="0.239046443" calcext:value-type="float">
            <text:p>0.239046443</text:p>
          </table:table-cell>
          <table:table-cell office:value-type="float" office:value="0.236740141" calcext:value-type="float">
            <text:p>0.236740141</text:p>
          </table:table-cell>
          <table:table-cell office:value-type="float" office:value="0.239046443" calcext:value-type="float">
            <text:p>0.239046443</text:p>
          </table:table-cell>
          <table:table-cell office:value-type="float" office:value="0.004697043" calcext:value-type="float">
            <text:p>0.00469704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832196" calcext:value-type="float">
            <text:p>0.234832196</text:p>
          </table:table-cell>
          <table:table-cell office:value-type="float" office:value="0.246128469" calcext:value-type="float">
            <text:p>0.246128469</text:p>
          </table:table-cell>
          <table:table-cell office:value-type="float" office:value="0.236313371" calcext:value-type="float">
            <text:p>0.236313371</text:p>
          </table:table-cell>
          <table:table-cell office:value-type="float" office:value="0.239091345" calcext:value-type="float">
            <text:p>0.239091345</text:p>
          </table:table-cell>
          <table:table-cell office:value-type="float" office:value="0.236313371" calcext:value-type="float">
            <text:p>0.236313371</text:p>
          </table:table-cell>
          <table:table-cell office:value-type="float" office:value="0.239091345" calcext:value-type="float">
            <text:p>0.239091345</text:p>
          </table:table-cell>
          <table:table-cell office:value-type="float" office:value="0.005012604" calcext:value-type="float">
            <text:p>0.00501260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34919218" calcext:value-type="float">
            <text:p>0.234919218</text:p>
          </table:table-cell>
          <table:table-cell office:value-type="float" office:value="0.246519476" calcext:value-type="float">
            <text:p>0.246519476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3884796" calcext:value-type="float">
            <text:p>0.23884796</text:p>
          </table:table-cell>
          <table:table-cell office:value-type="float" office:value="0.235105185" calcext:value-type="float">
            <text:p>0.235105185</text:p>
          </table:table-cell>
          <table:table-cell office:value-type="float" office:value="0.23884796" calcext:value-type="float">
            <text:p>0.23884796</text:p>
          </table:table-cell>
          <table:table-cell office:value-type="float" office:value="0.005425112" calcext:value-type="float">
            <text:p>0.0054251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910278" calcext:value-type="float">
            <text:p>0.234910278</text:p>
          </table:table-cell>
          <table:table-cell office:value-type="float" office:value="0.247089892" calcext:value-type="float">
            <text:p>0.247089892</text:p>
          </table:table-cell>
          <table:table-cell office:value-type="float" office:value="0.232821731" calcext:value-type="float">
            <text:p>0.232821731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234910278" calcext:value-type="float">
            <text:p>0.234910278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006291842" calcext:value-type="float">
            <text:p>0.00629184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4990744" calcext:value-type="float">
            <text:p>0.234990744</text:p>
          </table:table-cell>
          <table:table-cell office:value-type="float" office:value="0.247568518" calcext:value-type="float">
            <text:p>0.247568518</text:p>
          </table:table-cell>
          <table:table-cell office:value-type="float" office:value="0.229373602" calcext:value-type="float">
            <text:p>0.229373602</text:p>
          </table:table-cell>
          <table:table-cell office:value-type="float" office:value="0.237310954" calcext:value-type="float">
            <text:p>0.237310954</text:p>
          </table:table-cell>
          <table:table-cell office:value-type="float" office:value="0.234990744" calcext:value-type="float">
            <text:p>0.234990744</text:p>
          </table:table-cell>
          <table:table-cell office:value-type="float" office:value="0.237310954" calcext:value-type="float">
            <text:p>0.237310954</text:p>
          </table:table-cell>
          <table:table-cell office:value-type="float" office:value="0.00760707" calcext:value-type="float">
            <text:p>0.0076070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625534" calcext:value-type="float">
            <text:p>0.235625534</text:p>
          </table:table-cell>
          <table:table-cell office:value-type="float" office:value="0.247682363" calcext:value-type="float">
            <text:p>0.247682363</text:p>
          </table:table-cell>
          <table:table-cell office:value-type="float" office:value="0.228443173" calcext:value-type="float">
            <text:p>0.228443173</text:p>
          </table:table-cell>
          <table:table-cell office:value-type="float" office:value="0.237250356" calcext:value-type="float">
            <text:p>0.237250356</text:p>
          </table:table-cell>
          <table:table-cell office:value-type="float" office:value="0.235625534" calcext:value-type="float">
            <text:p>0.235625534</text:p>
          </table:table-cell>
          <table:table-cell office:value-type="float" office:value="0.237250356" calcext:value-type="float">
            <text:p>0.237250356</text:p>
          </table:table-cell>
          <table:table-cell office:value-type="float" office:value="0.007937953" calcext:value-type="float">
            <text:p>0.00793795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791831" calcext:value-type="float">
            <text:p>0.235791831</text:p>
          </table:table-cell>
          <table:table-cell office:value-type="float" office:value="0.247367054" calcext:value-type="float">
            <text:p>0.247367054</text:p>
          </table:table-cell>
          <table:table-cell office:value-type="float" office:value="0.228138593" calcext:value-type="float">
            <text:p>0.228138593</text:p>
          </table:table-cell>
          <table:table-cell office:value-type="float" office:value="0.237099159" calcext:value-type="float">
            <text:p>0.237099159</text:p>
          </table:table-cell>
          <table:table-cell office:value-type="float" office:value="0.235791831" calcext:value-type="float">
            <text:p>0.235791831</text:p>
          </table:table-cell>
          <table:table-cell office:value-type="float" office:value="0.237099159" calcext:value-type="float">
            <text:p>0.237099159</text:p>
          </table:table-cell>
          <table:table-cell office:value-type="float" office:value="0.007904229" calcext:value-type="float">
            <text:p>0.00790422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185817" calcext:value-type="float">
            <text:p>0.236185817</text:p>
          </table:table-cell>
          <table:table-cell office:value-type="float" office:value="0.246757894" calcext:value-type="float">
            <text:p>0.246757894</text:p>
          </table:table-cell>
          <table:table-cell office:value-type="float" office:value="0.228545693" calcext:value-type="float">
            <text:p>0.228545693</text:p>
          </table:table-cell>
          <table:table-cell office:value-type="float" office:value="0.237163135" calcext:value-type="float">
            <text:p>0.237163135</text:p>
          </table:table-cell>
          <table:table-cell office:value-type="float" office:value="0.236185817" calcext:value-type="float">
            <text:p>0.236185817</text:p>
          </table:table-cell>
          <table:table-cell office:value-type="float" office:value="0.237163135" calcext:value-type="float">
            <text:p>0.237163135</text:p>
          </table:table-cell>
          <table:table-cell office:value-type="float" office:value="0.007467147" calcext:value-type="float">
            <text:p>0.00746714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530928" calcext:value-type="float">
            <text:p>0.236530928</text:p>
          </table:table-cell>
          <table:table-cell office:value-type="float" office:value="0.24660471" calcext:value-type="float">
            <text:p>0.24660471</text:p>
          </table:table-cell>
          <table:table-cell office:value-type="float" office:value="0.229408172" calcext:value-type="float">
            <text:p>0.229408172</text:p>
          </table:table-cell>
          <table:table-cell office:value-type="float" office:value="0.237514604" calcext:value-type="float">
            <text:p>0.237514604</text:p>
          </table:table-cell>
          <table:table-cell office:value-type="float" office:value="0.236530928" calcext:value-type="float">
            <text:p>0.236530928</text:p>
          </table:table-cell>
          <table:table-cell office:value-type="float" office:value="0.237514604" calcext:value-type="float">
            <text:p>0.237514604</text:p>
          </table:table-cell>
          <table:table-cell office:value-type="float" office:value="0.00705483" calcext:value-type="float">
            <text:p>0.0070548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431984" calcext:value-type="float">
            <text:p>0.236431984</text:p>
          </table:table-cell>
          <table:table-cell office:value-type="float" office:value="0.246051579" calcext:value-type="float">
            <text:p>0.246051579</text:p>
          </table:table-cell>
          <table:table-cell office:value-type="float" office:value="0.229555992" calcext:value-type="float">
            <text:p>0.229555992</text:p>
          </table:table-cell>
          <table:table-cell office:value-type="float" office:value="0.237346519" calcext:value-type="float">
            <text:p>0.237346519</text:p>
          </table:table-cell>
          <table:table-cell office:value-type="float" office:value="0.236431984" calcext:value-type="float">
            <text:p>0.236431984</text:p>
          </table:table-cell>
          <table:table-cell office:value-type="float" office:value="0.237346519" calcext:value-type="float">
            <text:p>0.237346519</text:p>
          </table:table-cell>
          <table:table-cell office:value-type="float" office:value="0.006765273" calcext:value-type="float">
            <text:p>0.00676527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492185" calcext:value-type="float">
            <text:p>0.236492185</text:p>
          </table:table-cell>
          <table:table-cell office:value-type="float" office:value="0.245711833" calcext:value-type="float">
            <text:p>0.245711833</text:p>
          </table:table-cell>
          <table:table-cell office:value-type="float" office:value="0.229467777" calcext:value-type="float">
            <text:p>0.229467777</text:p>
          </table:table-cell>
          <table:table-cell office:value-type="float" office:value="0.237223932" calcext:value-type="float">
            <text:p>0.237223932</text:p>
          </table:table-cell>
          <table:table-cell office:value-type="float" office:value="0.236492185" calcext:value-type="float">
            <text:p>0.236492185</text:p>
          </table:table-cell>
          <table:table-cell office:value-type="float" office:value="0.237223932" calcext:value-type="float">
            <text:p>0.237223932</text:p>
          </table:table-cell>
          <table:table-cell office:value-type="float" office:value="0.006651763" calcext:value-type="float">
            <text:p>0.00665176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5101013" calcext:value-type="float">
            <text:p>0.235101013</text:p>
          </table:table-cell>
          <table:table-cell office:value-type="float" office:value="0.245799452" calcext:value-type="float">
            <text:p>0.245799452</text:p>
          </table:table-cell>
          <table:table-cell office:value-type="float" office:value="0.234872131" calcext:value-type="float">
            <text:p>0.234872131</text:p>
          </table:table-cell>
          <table:table-cell office:value-type="float" office:value="0.238590865" calcext:value-type="float">
            <text:p>0.238590865</text:p>
          </table:table-cell>
          <table:table-cell office:value-type="float" office:value="0.235101013" calcext:value-type="float">
            <text:p>0.235101013</text:p>
          </table:table-cell>
          <table:table-cell office:value-type="float" office:value="0.238590865" calcext:value-type="float">
            <text:p>0.238590865</text:p>
          </table:table-cell>
          <table:table-cell office:value-type="float" office:value="0.005098097" calcext:value-type="float">
            <text:p>0.00509809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4929351" calcext:value-type="float">
            <text:p>0.234929351</text:p>
          </table:table-cell>
          <table:table-cell office:value-type="float" office:value="0.245848923" calcext:value-type="float">
            <text:p>0.245848923</text:p>
          </table:table-cell>
          <table:table-cell office:value-type="float" office:value="0.236017136" calcext:value-type="float">
            <text:p>0.236017136</text:p>
          </table:table-cell>
          <table:table-cell office:value-type="float" office:value="0.238931804" calcext:value-type="float">
            <text:p>0.238931804</text:p>
          </table:table-cell>
          <table:table-cell office:value-type="float" office:value="0.236017136" calcext:value-type="float">
            <text:p>0.236017136</text:p>
          </table:table-cell>
          <table:table-cell office:value-type="float" office:value="0.238931804" calcext:value-type="float">
            <text:p>0.238931804</text:p>
          </table:table-cell>
          <table:table-cell office:value-type="float" office:value="0.004911261" calcext:value-type="float">
            <text:p>0.00491126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4861998" calcext:value-type="float">
            <text:p>0.234861998</text:p>
          </table:table-cell>
          <table:table-cell office:value-type="float" office:value="0.24585846" calcext:value-type="float">
            <text:p>0.24585846</text:p>
          </table:table-cell>
          <table:table-cell office:value-type="float" office:value="0.237260489" calcext:value-type="float">
            <text:p>0.237260489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237260489" calcext:value-type="float">
            <text:p>0.237260489</text:p>
          </table:table-cell>
          <table:table-cell office:value-type="float" office:value="0.239326982" calcext:value-type="float">
            <text:p>0.239326982</text:p>
          </table:table-cell>
          <table:table-cell office:value-type="float" office:value="0.004721112" calcext:value-type="float">
            <text:p>0.00472111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.41809" calcext:value-type="float">
            <text:p>25.41809</text:p>
          </table:table-cell>
          <table:table-cell office:value-type="float" office:value="0.235049753" calcext:value-type="float">
            <text:p>0.235049753</text:p>
          </table:table-cell>
          <table:table-cell office:value-type="float" office:value="0.246845513" calcext:value-type="float">
            <text:p>0.246845513</text:p>
          </table:table-cell>
          <table:table-cell office:value-type="float" office:value="0.235120682" calcext:value-type="float">
            <text:p>0.235120682</text:p>
          </table:table-cell>
          <table:table-cell office:value-type="float" office:value="0.239005316" calcext:value-type="float">
            <text:p>0.239005316</text:p>
          </table:table-cell>
          <table:table-cell office:value-type="float" office:value="0.235120682" calcext:value-type="float">
            <text:p>0.235120682</text:p>
          </table:table-cell>
          <table:table-cell office:value-type="float" office:value="0.239005316" calcext:value-type="float">
            <text:p>0.239005316</text:p>
          </table:table-cell>
          <table:table-cell office:value-type="float" office:value="0.005543932" calcext:value-type="float">
            <text:p>0.00554393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295324" calcext:value-type="float">
            <text:p>0.235295324</text:p>
          </table:table-cell>
          <table:table-cell office:value-type="float" office:value="0.247249037" calcext:value-type="float">
            <text:p>0.247249037</text:p>
          </table:table-cell>
          <table:table-cell office:value-type="float" office:value="0.232977299" calcext:value-type="float">
            <text:p>0.232977299</text:p>
          </table:table-cell>
          <table:table-cell office:value-type="float" office:value="0.23850722" calcext:value-type="float">
            <text:p>0.23850722</text:p>
          </table:table-cell>
          <table:table-cell office:value-type="float" office:value="0.235295324" calcext:value-type="float">
            <text:p>0.235295324</text:p>
          </table:table-cell>
          <table:table-cell office:value-type="float" office:value="0.23850722" calcext:value-type="float">
            <text:p>0.23850722</text:p>
          </table:table-cell>
          <table:table-cell office:value-type="float" office:value="0.006253417" calcext:value-type="float">
            <text:p>0.00625341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13916" calcext:value-type="float">
            <text:p>0.23513916</text:p>
          </table:table-cell>
          <table:table-cell office:value-type="float" office:value="0.247691303" calcext:value-type="float">
            <text:p>0.247691303</text:p>
          </table:table-cell>
          <table:table-cell office:value-type="float" office:value="0.230603246" calcext:value-type="float">
            <text:p>0.230603246</text:p>
          </table:table-cell>
          <table:table-cell office:value-type="float" office:value="0.237811236" calcext:value-type="float">
            <text:p>0.237811236</text:p>
          </table:table-cell>
          <table:table-cell office:value-type="float" office:value="0.23513916" calcext:value-type="float">
            <text:p>0.23513916</text:p>
          </table:table-cell>
          <table:table-cell office:value-type="float" office:value="0.237811236" calcext:value-type="float">
            <text:p>0.237811236</text:p>
          </table:table-cell>
          <table:table-cell office:value-type="float" office:value="0.007227513" calcext:value-type="float">
            <text:p>0.00722751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.41304" calcext:value-type="float">
            <text:p>25.41304</text:p>
          </table:table-cell>
          <table:table-cell office:value-type="float" office:value="0.235721497" calcext:value-type="float">
            <text:p>0.235721497</text:p>
          </table:table-cell>
          <table:table-cell office:value-type="float" office:value="0.247663289" calcext:value-type="float">
            <text:p>0.247663289</text:p>
          </table:table-cell>
          <table:table-cell office:value-type="float" office:value="0.229053525" calcext:value-type="float">
            <text:p>0.229053525</text:p>
          </table:table-cell>
          <table:table-cell office:value-type="float" office:value="0.237479437" calcext:value-type="float">
            <text:p>0.237479437</text:p>
          </table:table-cell>
          <table:table-cell office:value-type="float" office:value="0.235721497" calcext:value-type="float">
            <text:p>0.235721497</text:p>
          </table:table-cell>
          <table:table-cell office:value-type="float" office:value="0.237479437" calcext:value-type="float">
            <text:p>0.237479437</text:p>
          </table:table-cell>
          <table:table-cell office:value-type="float" office:value="0.007698424" calcext:value-type="float">
            <text:p>0.00769842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793619" calcext:value-type="float">
            <text:p>0.235793619</text:p>
          </table:table-cell>
          <table:table-cell office:value-type="float" office:value="0.247864157" calcext:value-type="float">
            <text:p>0.247864157</text:p>
          </table:table-cell>
          <table:table-cell office:value-type="float" office:value="0.228239921" calcext:value-type="float">
            <text:p>0.228239921</text:p>
          </table:table-cell>
          <table:table-cell office:value-type="float" office:value="0.237299232" calcext:value-type="float">
            <text:p>0.237299232</text:p>
          </table:table-cell>
          <table:table-cell office:value-type="float" office:value="0.235793619" calcext:value-type="float">
            <text:p>0.235793619</text:p>
          </table:table-cell>
          <table:table-cell office:value-type="float" office:value="0.237299232" calcext:value-type="float">
            <text:p>0.237299232</text:p>
          </table:table-cell>
          <table:table-cell office:value-type="float" office:value="0.008081989" calcext:value-type="float">
            <text:p>0.00808198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386685" calcext:value-type="float">
            <text:p>0.236386685</text:p>
          </table:table-cell>
          <table:table-cell office:value-type="float" office:value="0.247449904" calcext:value-type="float">
            <text:p>0.247449904</text:p>
          </table:table-cell>
          <table:table-cell office:value-type="float" office:value="0.228382972" calcext:value-type="float">
            <text:p>0.228382972</text:p>
          </table:table-cell>
          <table:table-cell office:value-type="float" office:value="0.237406521" calcext:value-type="float">
            <text:p>0.237406521</text:p>
          </table:table-cell>
          <table:table-cell office:value-type="float" office:value="0.236386685" calcext:value-type="float">
            <text:p>0.236386685</text:p>
          </table:table-cell>
          <table:table-cell office:value-type="float" office:value="0.237406521" calcext:value-type="float">
            <text:p>0.237406521</text:p>
          </table:table-cell>
          <table:table-cell office:value-type="float" office:value="0.007817375" calcext:value-type="float">
            <text:p>0.00781737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46747166" calcext:value-type="float">
            <text:p>0.246747166</text:p>
          </table:table-cell>
          <table:table-cell office:value-type="float" office:value="0.228995708" calcext:value-type="float">
            <text:p>0.228995708</text:p>
          </table:table-cell>
          <table:table-cell office:value-type="float" office:value="0.237425197" calcext:value-type="float">
            <text:p>0.237425197</text:p>
          </table:table-cell>
          <table:table-cell office:value-type="float" office:value="0.236532716" calcext:value-type="float">
            <text:p>0.236532716</text:p>
          </table:table-cell>
          <table:table-cell office:value-type="float" office:value="0.237425197" calcext:value-type="float">
            <text:p>0.237425197</text:p>
          </table:table-cell>
          <table:table-cell office:value-type="float" office:value="0.007274428" calcext:value-type="float">
            <text:p>0.00727442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879615" calcext:value-type="float">
            <text:p>0.236879615</text:p>
          </table:table-cell>
          <table:table-cell office:value-type="float" office:value="0.246221453" calcext:value-type="float">
            <text:p>0.246221453</text:p>
          </table:table-cell>
          <table:table-cell office:value-type="float" office:value="0.22997382" calcext:value-type="float">
            <text:p>0.22997382</text:p>
          </table:table-cell>
          <table:table-cell office:value-type="float" office:value="0.237691629" calcext:value-type="float">
            <text:p>0.237691629</text:p>
          </table:table-cell>
          <table:table-cell office:value-type="float" office:value="0.236879615" calcext:value-type="float">
            <text:p>0.236879615</text:p>
          </table:table-cell>
          <table:table-cell office:value-type="float" office:value="0.237691629" calcext:value-type="float">
            <text:p>0.237691629</text:p>
          </table:table-cell>
          <table:table-cell office:value-type="float" office:value="0.006657873" calcext:value-type="float">
            <text:p>0.00665787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822395" calcext:value-type="float">
            <text:p>0.236822395</text:p>
          </table:table-cell>
          <table:table-cell office:value-type="float" office:value="0.245869189" calcext:value-type="float">
            <text:p>0.245869189</text:p>
          </table:table-cell>
          <table:table-cell office:value-type="float" office:value="0.229620961" calcext:value-type="float">
            <text:p>0.229620961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236822395" calcext:value-type="float">
            <text:p>0.236822395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006647556" calcext:value-type="float">
            <text:p>0.00664755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45524078" calcext:value-type="float">
            <text:p>0.245524078</text:p>
          </table:table-cell>
          <table:table-cell office:value-type="float" office:value="0.230011371" calcext:value-type="float">
            <text:p>0.230011371</text:p>
          </table:table-cell>
          <table:table-cell office:value-type="float" office:value="0.2373795" calcext:value-type="float">
            <text:p>0.2373795</text:p>
          </table:table-cell>
          <table:table-cell office:value-type="float" office:value="0.23660305" calcext:value-type="float">
            <text:p>0.23660305</text:p>
          </table:table-cell>
          <table:table-cell office:value-type="float" office:value="0.2373795" calcext:value-type="float">
            <text:p>0.2373795</text:p>
          </table:table-cell>
          <table:table-cell office:value-type="float" office:value="0.00635679" calcext:value-type="float">
            <text:p>0.0063567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99091" calcext:value-type="float">
            <text:p>0.23599091</text:p>
          </table:table-cell>
          <table:table-cell office:value-type="float" office:value="0.245797663" calcext:value-type="float">
            <text:p>0.245797663</text:p>
          </table:table-cell>
          <table:table-cell office:value-type="float" office:value="0.231960443" calcext:value-type="float">
            <text:p>0.231960443</text:p>
          </table:table-cell>
          <table:table-cell office:value-type="float" office:value="0.237916339" calcext:value-type="float">
            <text:p>0.237916339</text:p>
          </table:table-cell>
          <table:table-cell office:value-type="float" office:value="0.23599091" calcext:value-type="float">
            <text:p>0.23599091</text:p>
          </table:table-cell>
          <table:table-cell office:value-type="float" office:value="0.237916339" calcext:value-type="float">
            <text:p>0.237916339</text:p>
          </table:table-cell>
          <table:table-cell office:value-type="float" office:value="0.005810773" calcext:value-type="float">
            <text:p>0.00581077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636262" calcext:value-type="float">
            <text:p>0.235636262</text:p>
          </table:table-cell>
          <table:table-cell office:value-type="float" office:value="0.246105223" calcext:value-type="float">
            <text:p>0.246105223</text:p>
          </table:table-cell>
          <table:table-cell office:value-type="float" office:value="0.234625367" calcext:value-type="float">
            <text:p>0.234625367</text:p>
          </table:table-cell>
          <table:table-cell office:value-type="float" office:value="0.238788951" calcext:value-type="float">
            <text:p>0.238788951</text:p>
          </table:table-cell>
          <table:table-cell office:value-type="float" office:value="0.235636262" calcext:value-type="float">
            <text:p>0.235636262</text:p>
          </table:table-cell>
          <table:table-cell office:value-type="float" office:value="0.238788951" calcext:value-type="float">
            <text:p>0.238788951</text:p>
          </table:table-cell>
          <table:table-cell office:value-type="float" office:value="0.005189821" calcext:value-type="float">
            <text:p>0.00518982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.42315" calcext:value-type="float">
            <text:p>25.42315</text:p>
          </table:table-cell>
          <table:table-cell office:value-type="float" office:value="0.235309629" calcext:value-type="float">
            <text:p>0.235309629</text:p>
          </table:table-cell>
          <table:table-cell office:value-type="float" office:value="0.246124893" calcext:value-type="float">
            <text:p>0.246124893</text:p>
          </table:table-cell>
          <table:table-cell office:value-type="float" office:value="0.236140518" calcext:value-type="float">
            <text:p>0.236140518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236140518" calcext:value-type="float">
            <text:p>0.236140518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004914243" calcext:value-type="float">
            <text:p>0.00491424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172538" calcext:value-type="float">
            <text:p>0.235172538</text:p>
          </table:table-cell>
          <table:table-cell office:value-type="float" office:value="0.246456891" calcext:value-type="float">
            <text:p>0.246456891</text:p>
          </table:table-cell>
          <table:table-cell office:value-type="float" office:value="0.236878423" calcext:value-type="float">
            <text:p>0.236878423</text:p>
          </table:table-cell>
          <table:table-cell office:value-type="float" office:value="0.239502617" calcext:value-type="float">
            <text:p>0.239502617</text:p>
          </table:table-cell>
          <table:table-cell office:value-type="float" office:value="0.236878423" calcext:value-type="float">
            <text:p>0.236878423</text:p>
          </table:table-cell>
          <table:table-cell office:value-type="float" office:value="0.239502617" calcext:value-type="float">
            <text:p>0.239502617</text:p>
          </table:table-cell>
          <table:table-cell office:value-type="float" office:value="0.004966484" calcext:value-type="float">
            <text:p>0.00496648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431388" calcext:value-type="float">
            <text:p>0.236431388</text:p>
          </table:table-cell>
          <table:table-cell office:value-type="float" office:value="0.247252613" calcext:value-type="float">
            <text:p>0.247252613</text:p>
          </table:table-cell>
          <table:table-cell office:value-type="float" office:value="0.228628543" calcext:value-type="float">
            <text:p>0.228628543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236431388" calcext:value-type="float">
            <text:p>0.236431388</text:p>
          </table:table-cell>
          <table:table-cell office:value-type="float" office:value="0.237437515" calcext:value-type="float">
            <text:p>0.237437515</text:p>
          </table:table-cell>
          <table:table-cell office:value-type="float" office:value="0.007636457" calcext:value-type="float">
            <text:p>0.00763645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45724946" calcext:value-type="float">
            <text:p>0.245724946</text:p>
          </table:table-cell>
          <table:table-cell office:value-type="float" office:value="0.23426774" calcext:value-type="float">
            <text:p>0.23426774</text:p>
          </table:table-cell>
          <table:table-cell office:value-type="float" office:value="0.238558082" calcext:value-type="float">
            <text:p>0.238558082</text:p>
          </table:table-cell>
          <table:table-cell office:value-type="float" office:value="0.235681562" calcext:value-type="float">
            <text:p>0.235681562</text:p>
          </table:table-cell>
          <table:table-cell office:value-type="float" office:value="0.238558082" calcext:value-type="float">
            <text:p>0.238558082</text:p>
          </table:table-cell>
          <table:table-cell office:value-type="float" office:value="0.005100501" calcext:value-type="float">
            <text:p>0.00510050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5344796" calcext:value-type="float">
            <text:p>0.235344796</text:p>
          </table:table-cell>
          <table:table-cell office:value-type="float" office:value="0.245013266" calcext:value-type="float">
            <text:p>0.245013266</text:p>
          </table:table-cell>
          <table:table-cell office:value-type="float" office:value="0.235864548" calcext:value-type="float">
            <text:p>0.235864548</text:p>
          </table:table-cell>
          <table:table-cell office:value-type="float" office:value="0.23874087" calcext:value-type="float">
            <text:p>0.23874087</text:p>
          </table:table-cell>
          <table:table-cell office:value-type="float" office:value="0.235864548" calcext:value-type="float">
            <text:p>0.235864548</text:p>
          </table:table-cell>
          <table:table-cell office:value-type="float" office:value="0.23874087" calcext:value-type="float">
            <text:p>0.23874087</text:p>
          </table:table-cell>
          <table:table-cell office:value-type="float" office:value="0.004440327" calcext:value-type="float">
            <text:p>0.00444032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5063462" calcext:value-type="float">
            <text:p>0.235063462</text:p>
          </table:table-cell>
          <table:table-cell office:value-type="float" office:value="0.245629578" calcext:value-type="float">
            <text:p>0.245629578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239150155" calcext:value-type="float">
            <text:p>0.239150155</text:p>
          </table:table-cell>
          <table:table-cell office:value-type="float" office:value="0.236757426" calcext:value-type="float">
            <text:p>0.236757426</text:p>
          </table:table-cell>
          <table:table-cell office:value-type="float" office:value="0.239150155" calcext:value-type="float">
            <text:p>0.239150155</text:p>
          </table:table-cell>
          <table:table-cell office:value-type="float" office:value="0.004633542" calcext:value-type="float">
            <text:p>0.00463354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096244" calcext:value-type="float">
            <text:p>0.235096244</text:p>
          </table:table-cell>
          <table:table-cell office:value-type="float" office:value="0.245568186" calcext:value-type="float">
            <text:p>0.245568186</text:p>
          </table:table-cell>
          <table:table-cell office:value-type="float" office:value="0.236724643" calcext:value-type="float">
            <text:p>0.236724643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236724643" calcext:value-type="float">
            <text:p>0.236724643</text:p>
          </table:table-cell>
          <table:table-cell office:value-type="float" office:value="0.239129691" calcext:value-type="float">
            <text:p>0.239129691</text:p>
          </table:table-cell>
          <table:table-cell office:value-type="float" office:value="0.004600984" calcext:value-type="float">
            <text:p>0.00460098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6780672" calcext:value-type="float">
            <text:p>0.236780672</text:p>
          </table:table-cell>
          <table:table-cell office:value-type="float" office:value="0.246335893" calcext:value-type="float">
            <text:p>0.246335893</text:p>
          </table:table-cell>
          <table:table-cell office:value-type="float" office:value="0.228998092" calcext:value-type="float">
            <text:p>0.228998092</text:p>
          </table:table-cell>
          <table:table-cell office:value-type="float" office:value="0.237371552" calcext:value-type="float">
            <text:p>0.237371552</text:p>
          </table:table-cell>
          <table:table-cell office:value-type="float" office:value="0.236780672" calcext:value-type="float">
            <text:p>0.236780672</text:p>
          </table:table-cell>
          <table:table-cell office:value-type="float" office:value="0.237371552" calcext:value-type="float">
            <text:p>0.237371552</text:p>
          </table:table-cell>
          <table:table-cell office:value-type="float" office:value="0.007090449" calcext:value-type="float">
            <text:p>0.00709044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399964" calcext:value-type="float">
            <text:p>0.237399964</text:p>
          </table:table-cell>
          <table:table-cell office:value-type="float" office:value="0.245793491" calcext:value-type="float">
            <text:p>0.245793491</text:p>
          </table:table-cell>
          <table:table-cell office:value-type="float" office:value="0.22983375" calcext:value-type="float">
            <text:p>0.22983375</text:p>
          </table:table-cell>
          <table:table-cell office:value-type="float" office:value="0.237675735" calcext:value-type="float">
            <text:p>0.237675735</text:p>
          </table:table-cell>
          <table:table-cell office:value-type="float" office:value="0.237399964" calcext:value-type="float">
            <text:p>0.237399964</text:p>
          </table:table-cell>
          <table:table-cell office:value-type="float" office:value="0.237675735" calcext:value-type="float">
            <text:p>0.237675735</text:p>
          </table:table-cell>
          <table:table-cell office:value-type="float" office:value="0.006518455" calcext:value-type="float">
            <text:p>0.00651845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209825" calcext:value-type="float">
            <text:p>0.237209825</text:p>
          </table:table-cell>
          <table:table-cell office:value-type="float" office:value="0.245746403" calcext:value-type="float">
            <text:p>0.245746403</text:p>
          </table:table-cell>
          <table:table-cell office:value-type="float" office:value="0.229564933" calcext:value-type="float">
            <text:p>0.229564933</text:p>
          </table:table-cell>
          <table:table-cell office:value-type="float" office:value="0.237507054" calcext:value-type="float">
            <text:p>0.237507054</text:p>
          </table:table-cell>
          <table:table-cell office:value-type="float" office:value="0.237209825" calcext:value-type="float">
            <text:p>0.237209825</text:p>
          </table:table-cell>
          <table:table-cell office:value-type="float" office:value="0.237507054" calcext:value-type="float">
            <text:p>0.237507054</text:p>
          </table:table-cell>
          <table:table-cell office:value-type="float" office:value="0.0066094" calcext:value-type="float">
            <text:p>0.006609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658482" calcext:value-type="float">
            <text:p>0.236658482</text:p>
          </table:table-cell>
          <table:table-cell office:value-type="float" office:value="0.245402485" calcext:value-type="float">
            <text:p>0.245402485</text:p>
          </table:table-cell>
          <table:table-cell office:value-type="float" office:value="0.230014948" calcext:value-type="float">
            <text:p>0.230014948</text:p>
          </table:table-cell>
          <table:table-cell office:value-type="float" office:value="0.237358638" calcext:value-type="float">
            <text:p>0.237358638</text:p>
          </table:table-cell>
          <table:table-cell office:value-type="float" office:value="0.236658482" calcext:value-type="float">
            <text:p>0.236658482</text:p>
          </table:table-cell>
          <table:table-cell office:value-type="float" office:value="0.237358638" calcext:value-type="float">
            <text:p>0.237358638</text:p>
          </table:table-cell>
          <table:table-cell office:value-type="float" office:value="0.006301414" calcext:value-type="float">
            <text:p>0.00630141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392049" calcext:value-type="float">
            <text:p>0.236392049</text:p>
          </table:table-cell>
          <table:table-cell office:value-type="float" office:value="0.245189696" calcext:value-type="float">
            <text:p>0.245189696</text:p>
          </table:table-cell>
          <table:table-cell office:value-type="float" office:value="0.230872659" calcext:value-type="float">
            <text:p>0.230872659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236392049" calcext:value-type="float">
            <text:p>0.236392049</text:p>
          </table:table-cell>
          <table:table-cell office:value-type="float" office:value="0.237484801" calcext:value-type="float">
            <text:p>0.237484801</text:p>
          </table:table-cell>
          <table:table-cell office:value-type="float" office:value="0.005895759" calcext:value-type="float">
            <text:p>0.00589575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476522" calcext:value-type="float">
            <text:p>0.235476522</text:p>
          </table:table-cell>
          <table:table-cell office:value-type="float" office:value="0.245436459" calcext:value-type="float">
            <text:p>0.245436459</text:p>
          </table:table-cell>
          <table:table-cell office:value-type="float" office:value="0.233246712" calcext:value-type="float">
            <text:p>0.233246712</text:p>
          </table:table-cell>
          <table:table-cell office:value-type="float" office:value="0.238053231" calcext:value-type="float">
            <text:p>0.238053231</text:p>
          </table:table-cell>
          <table:table-cell office:value-type="float" office:value="0.235476522" calcext:value-type="float">
            <text:p>0.235476522</text:p>
          </table:table-cell>
          <table:table-cell office:value-type="float" office:value="0.238053231" calcext:value-type="float">
            <text:p>0.238053231</text:p>
          </table:table-cell>
          <table:table-cell office:value-type="float" office:value="0.0052995" calcext:value-type="float">
            <text:p>0.005299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205917" calcext:value-type="float">
            <text:p>0.235205917</text:p>
          </table:table-cell>
          <table:table-cell office:value-type="float" office:value="0.245554476" calcext:value-type="float">
            <text:p>0.245554476</text:p>
          </table:table-cell>
          <table:table-cell office:value-type="float" office:value="0.235710172" calcext:value-type="float">
            <text:p>0.235710172</text:p>
          </table:table-cell>
          <table:table-cell office:value-type="float" office:value="0.238823522" calcext:value-type="float">
            <text:p>0.238823522</text:p>
          </table:table-cell>
          <table:table-cell office:value-type="float" office:value="0.235710172" calcext:value-type="float">
            <text:p>0.235710172</text:p>
          </table:table-cell>
          <table:table-cell office:value-type="float" office:value="0.238823522" calcext:value-type="float">
            <text:p>0.238823522</text:p>
          </table:table-cell>
          <table:table-cell office:value-type="float" office:value="0.004763954" calcext:value-type="float">
            <text:p>0.00476395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117702" calcext:value-type="float">
            <text:p>0.235117702</text:p>
          </table:table-cell>
          <table:table-cell office:value-type="float" office:value="0.245666533" calcext:value-type="float">
            <text:p>0.245666533</text:p>
          </table:table-cell>
          <table:table-cell office:value-type="float" office:value="0.237050085" calcext:value-type="float">
            <text:p>0.237050085</text:p>
          </table:table-cell>
          <table:table-cell office:value-type="float" office:value="0.239278107" calcext:value-type="float">
            <text:p>0.239278107</text:p>
          </table:table-cell>
          <table:table-cell office:value-type="float" office:value="0.237050085" calcext:value-type="float">
            <text:p>0.237050085</text:p>
          </table:table-cell>
          <table:table-cell office:value-type="float" office:value="0.239278107" calcext:value-type="float">
            <text:p>0.239278107</text:p>
          </table:table-cell>
          <table:table-cell office:value-type="float" office:value="0.004585668" calcext:value-type="float">
            <text:p>0.00458566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163001" calcext:value-type="float">
            <text:p>0.235163001</text:p>
          </table:table-cell>
          <table:table-cell office:value-type="float" office:value="0.246018797" calcext:value-type="float">
            <text:p>0.246018797</text:p>
          </table:table-cell>
          <table:table-cell office:value-type="float" office:value="0.236646561" calcext:value-type="float">
            <text:p>0.236646561</text:p>
          </table:table-cell>
          <table:table-cell office:value-type="float" office:value="0.23927612" calcext:value-type="float">
            <text:p>0.23927612</text:p>
          </table:table-cell>
          <table:table-cell office:value-type="float" office:value="0.236646561" calcext:value-type="float">
            <text:p>0.236646561</text:p>
          </table:table-cell>
          <table:table-cell office:value-type="float" office:value="0.23927612" calcext:value-type="float">
            <text:p>0.23927612</text:p>
          </table:table-cell>
          <table:table-cell office:value-type="float" office:value="0.004806108" calcext:value-type="float">
            <text:p>0.00480610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4975247" calcext:value-type="float">
            <text:p>0.234975247</text:p>
          </table:table-cell>
          <table:table-cell office:value-type="float" office:value="0.246626764" calcext:value-type="float">
            <text:p>0.246626764</text:p>
          </table:table-cell>
          <table:table-cell office:value-type="float" office:value="0.235358505" calcext:value-type="float">
            <text:p>0.235358505</text:p>
          </table:table-cell>
          <table:table-cell office:value-type="float" office:value="0.238986839" calcext:value-type="float">
            <text:p>0.238986839</text:p>
          </table:table-cell>
          <table:table-cell office:value-type="float" office:value="0.235358505" calcext:value-type="float">
            <text:p>0.235358505</text:p>
          </table:table-cell>
          <table:table-cell office:value-type="float" office:value="0.238986839" calcext:value-type="float">
            <text:p>0.238986839</text:p>
          </table:table-cell>
          <table:table-cell office:value-type="float" office:value="0.005404509" calcext:value-type="float">
            <text:p>0.00540450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300092" calcext:value-type="float">
            <text:p>0.235300092</text:p>
          </table:table-cell>
          <table:table-cell office:value-type="float" office:value="0.247153669" calcext:value-type="float">
            <text:p>0.247153669</text:p>
          </table:table-cell>
          <table:table-cell office:value-type="float" office:value="0.232279924" calcext:value-type="float">
            <text:p>0.232279924</text:p>
          </table:table-cell>
          <table:table-cell office:value-type="float" office:value="0.238244562" calcext:value-type="float">
            <text:p>0.238244562</text:p>
          </table:table-cell>
          <table:table-cell office:value-type="float" office:value="0.235300092" calcext:value-type="float">
            <text:p>0.235300092</text:p>
          </table:table-cell>
          <table:table-cell office:value-type="float" office:value="0.238244562" calcext:value-type="float">
            <text:p>0.238244562</text:p>
          </table:table-cell>
          <table:table-cell office:value-type="float" office:value="0.006419216" calcext:value-type="float">
            <text:p>0.00641921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567717" calcext:value-type="float">
            <text:p>0.235567717</text:p>
          </table:table-cell>
          <table:table-cell office:value-type="float" office:value="0.247396856" calcext:value-type="float">
            <text:p>0.247396856</text:p>
          </table:table-cell>
          <table:table-cell office:value-type="float" office:value="0.229240683" calcext:value-type="float">
            <text:p>0.229240683</text:p>
          </table:table-cell>
          <table:table-cell office:value-type="float" office:value="0.237401752" calcext:value-type="float">
            <text:p>0.237401752</text:p>
          </table:table-cell>
          <table:table-cell office:value-type="float" office:value="0.235567717" calcext:value-type="float">
            <text:p>0.235567717</text:p>
          </table:table-cell>
          <table:table-cell office:value-type="float" office:value="0.237401752" calcext:value-type="float">
            <text:p>0.237401752</text:p>
          </table:table-cell>
          <table:table-cell office:value-type="float" office:value="0.007524822" calcext:value-type="float">
            <text:p>0.00752482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6043362" calcext:value-type="float">
            <text:p>0.236043362</text:p>
          </table:table-cell>
          <table:table-cell office:value-type="float" office:value="0.247128635" calcext:value-type="float">
            <text:p>0.247128635</text:p>
          </table:table-cell>
          <table:table-cell office:value-type="float" office:value="0.228570131" calcext:value-type="float">
            <text:p>0.228570131</text:p>
          </table:table-cell>
          <table:table-cell office:value-type="float" office:value="0.237247376" calcext:value-type="float">
            <text:p>0.237247376</text:p>
          </table:table-cell>
          <table:table-cell office:value-type="float" office:value="0.236043362" calcext:value-type="float">
            <text:p>0.236043362</text:p>
          </table:table-cell>
          <table:table-cell office:value-type="float" office:value="0.237247376" calcext:value-type="float">
            <text:p>0.237247376</text:p>
          </table:table-cell>
          <table:table-cell office:value-type="float" office:value="0.007624162" calcext:value-type="float">
            <text:p>0.00762416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299662" calcext:value-type="float">
            <text:p>0.236299662</text:p>
          </table:table-cell>
          <table:table-cell office:value-type="float" office:value="0.246582657" calcext:value-type="float">
            <text:p>0.246582657</text:p>
          </table:table-cell>
          <table:table-cell office:value-type="float" office:value="0.228826431" calcext:value-type="float">
            <text:p>0.228826431</text:p>
          </table:table-cell>
          <table:table-cell office:value-type="float" office:value="0.23723625" calcext:value-type="float">
            <text:p>0.23723625</text:p>
          </table:table-cell>
          <table:table-cell office:value-type="float" office:value="0.236299662" calcext:value-type="float">
            <text:p>0.236299662</text:p>
          </table:table-cell>
          <table:table-cell office:value-type="float" office:value="0.23723625" calcext:value-type="float">
            <text:p>0.23723625</text:p>
          </table:table-cell>
          <table:table-cell office:value-type="float" office:value="0.007279139" calcext:value-type="float">
            <text:p>0.00727913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6883788" calcext:value-type="float">
            <text:p>0.236883788</text:p>
          </table:table-cell>
          <table:table-cell office:value-type="float" office:value="0.246444374" calcext:value-type="float">
            <text:p>0.246444374</text:p>
          </table:table-cell>
          <table:table-cell office:value-type="float" office:value="0.229454068" calcext:value-type="float">
            <text:p>0.229454068</text:p>
          </table:table-cell>
          <table:table-cell office:value-type="float" office:value="0.237594077" calcext:value-type="float">
            <text:p>0.237594077</text:p>
          </table:table-cell>
          <table:table-cell office:value-type="float" office:value="0.236883788" calcext:value-type="float">
            <text:p>0.236883788</text:p>
          </table:table-cell>
          <table:table-cell office:value-type="float" office:value="0.237594077" calcext:value-type="float">
            <text:p>0.237594077</text:p>
          </table:table-cell>
          <table:table-cell office:value-type="float" office:value="0.006954423" calcext:value-type="float">
            <text:p>0.00695442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013726" calcext:value-type="float">
            <text:p>0.237013726</text:p>
          </table:table-cell>
          <table:table-cell office:value-type="float" office:value="0.245763689" calcext:value-type="float">
            <text:p>0.245763689</text:p>
          </table:table-cell>
          <table:table-cell office:value-type="float" office:value="0.230504898" calcext:value-type="float">
            <text:p>0.230504898</text:p>
          </table:table-cell>
          <table:table-cell office:value-type="float" office:value="0.237760771" calcext:value-type="float">
            <text:p>0.237760771</text:p>
          </table:table-cell>
          <table:table-cell office:value-type="float" office:value="0.237013726" calcext:value-type="float">
            <text:p>0.237013726</text:p>
          </table:table-cell>
          <table:table-cell office:value-type="float" office:value="0.237760771" calcext:value-type="float">
            <text:p>0.237760771</text:p>
          </table:table-cell>
          <table:table-cell office:value-type="float" office:value="0.006251732" calcext:value-type="float">
            <text:p>0.00625173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959486" calcext:value-type="float">
            <text:p>0.236959486</text:p>
          </table:table-cell>
          <table:table-cell office:value-type="float" office:value="0.245261818" calcext:value-type="float">
            <text:p>0.245261818</text:p>
          </table:table-cell>
          <table:table-cell office:value-type="float" office:value="0.230587152" calcext:value-type="float">
            <text:p>0.230587152</text:p>
          </table:table-cell>
          <table:table-cell office:value-type="float" office:value="0.237602819" calcext:value-type="float">
            <text:p>0.237602819</text:p>
          </table:table-cell>
          <table:table-cell office:value-type="float" office:value="0.236959486" calcext:value-type="float">
            <text:p>0.236959486</text:p>
          </table:table-cell>
          <table:table-cell office:value-type="float" office:value="0.237602819" calcext:value-type="float">
            <text:p>0.237602819</text:p>
          </table:table-cell>
          <table:table-cell office:value-type="float" office:value="0.006008153" calcext:value-type="float">
            <text:p>0.00600815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39137" calcext:value-type="float">
            <text:p>0.236439137</text:p>
          </table:table-cell>
          <table:table-cell office:value-type="float" office:value="0.245434671" calcext:value-type="float">
            <text:p>0.245434671</text:p>
          </table:table-cell>
          <table:table-cell office:value-type="float" office:value="0.230897693" calcext:value-type="float">
            <text:p>0.230897693</text:p>
          </table:table-cell>
          <table:table-cell office:value-type="float" office:value="0.2375905" calcext:value-type="float">
            <text:p>0.2375905</text:p>
          </table:table-cell>
          <table:table-cell office:value-type="float" office:value="0.236439137" calcext:value-type="float">
            <text:p>0.236439137</text:p>
          </table:table-cell>
          <table:table-cell office:value-type="float" office:value="0.2375905" calcext:value-type="float">
            <text:p>0.2375905</text:p>
          </table:table-cell>
          <table:table-cell office:value-type="float" office:value="0.005990279" calcext:value-type="float">
            <text:p>0.00599027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245635539" calcext:value-type="float">
            <text:p>0.245635539</text:p>
          </table:table-cell>
          <table:table-cell office:value-type="float" office:value="0.233311681" calcext:value-type="float">
            <text:p>0.233311681</text:p>
          </table:table-cell>
          <table:table-cell office:value-type="float" office:value="0.238279729" calcext:value-type="float">
            <text:p>0.238279729</text:p>
          </table:table-cell>
          <table:table-cell office:value-type="float" office:value="0.235891966" calcext:value-type="float">
            <text:p>0.235891966</text:p>
          </table:table-cell>
          <table:table-cell office:value-type="float" office:value="0.238279729" calcext:value-type="float">
            <text:p>0.238279729</text:p>
          </table:table-cell>
          <table:table-cell office:value-type="float" office:value="0.00530694" calcext:value-type="float">
            <text:p>0.0053069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735206" calcext:value-type="float">
            <text:p>0.235735206</text:p>
          </table:table-cell>
          <table:table-cell office:value-type="float" office:value="0.245426326" calcext:value-type="float">
            <text:p>0.245426326</text:p>
          </table:table-cell>
          <table:table-cell office:value-type="float" office:value="0.235913424" calcext:value-type="float">
            <text:p>0.235913424</text:p>
          </table:table-cell>
          <table:table-cell office:value-type="float" office:value="0.239024986" calcext:value-type="float">
            <text:p>0.239024986</text:p>
          </table:table-cell>
          <table:table-cell office:value-type="float" office:value="0.235913424" calcext:value-type="float">
            <text:p>0.235913424</text:p>
          </table:table-cell>
          <table:table-cell office:value-type="float" office:value="0.239024986" calcext:value-type="float">
            <text:p>0.239024986</text:p>
          </table:table-cell>
          <table:table-cell office:value-type="float" office:value="0.004527016" calcext:value-type="float">
            <text:p>0.00452701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5311417" calcext:value-type="float">
            <text:p>0.235311417</text:p>
          </table:table-cell>
          <table:table-cell office:value-type="float" office:value="0.246207147" calcext:value-type="float">
            <text:p>0.246207147</text:p>
          </table:table-cell>
          <table:table-cell office:value-type="float" office:value="0.237590699" calcext:value-type="float">
            <text:p>0.237590699</text:p>
          </table:table-cell>
          <table:table-cell office:value-type="float" office:value="0.239703088" calcext:value-type="float">
            <text:p>0.239703088</text:p>
          </table:table-cell>
          <table:table-cell office:value-type="float" office:value="0.237590699" calcext:value-type="float">
            <text:p>0.237590699</text:p>
          </table:table-cell>
          <table:table-cell office:value-type="float" office:value="0.239703088" calcext:value-type="float">
            <text:p>0.239703088</text:p>
          </table:table-cell>
          <table:table-cell office:value-type="float" office:value="0.004692254" calcext:value-type="float">
            <text:p>0.00469225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290555" calcext:value-type="float">
            <text:p>0.235290555</text:p>
          </table:table-cell>
          <table:table-cell office:value-type="float" office:value="0.247193604" calcext:value-type="float">
            <text:p>0.247193604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239770441" calcext:value-type="float">
            <text:p>0.239770441</text:p>
          </table:table-cell>
          <table:table-cell office:value-type="float" office:value="0.236827163" calcext:value-type="float">
            <text:p>0.236827163</text:p>
          </table:table-cell>
          <table:table-cell office:value-type="float" office:value="0.239770441" calcext:value-type="float">
            <text:p>0.239770441</text:p>
          </table:table-cell>
          <table:table-cell office:value-type="float" office:value="0.005286322" calcext:value-type="float">
            <text:p>0.00528632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5070018" calcext:value-type="float">
            <text:p>0.235070018</text:p>
          </table:table-cell>
          <table:table-cell office:value-type="float" office:value="0.247369438" calcext:value-type="float">
            <text:p>0.247369438</text:p>
          </table:table-cell>
          <table:table-cell office:value-type="float" office:value="0.23543003" calcext:value-type="float">
            <text:p>0.23543003</text:p>
          </table:table-cell>
          <table:table-cell office:value-type="float" office:value="0.239289829" calcext:value-type="float">
            <text:p>0.239289829</text:p>
          </table:table-cell>
          <table:table-cell office:value-type="float" office:value="0.23543003" calcext:value-type="float">
            <text:p>0.23543003</text:p>
          </table:table-cell>
          <table:table-cell office:value-type="float" office:value="0.239289829" calcext:value-type="float">
            <text:p>0.239289829</text:p>
          </table:table-cell>
          <table:table-cell office:value-type="float" office:value="0.005715037" calcext:value-type="float">
            <text:p>0.00571503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396652" calcext:value-type="float">
            <text:p>0.235396652</text:p>
          </table:table-cell>
          <table:table-cell office:value-type="float" office:value="0.247897535" calcext:value-type="float">
            <text:p>0.247897535</text:p>
          </table:table-cell>
          <table:table-cell office:value-type="float" office:value="0.233314661" calcext:value-type="float">
            <text:p>0.233314661</text:p>
          </table:table-cell>
          <table:table-cell office:value-type="float" office:value="0.238869616" calcext:value-type="float">
            <text:p>0.238869616</text:p>
          </table:table-cell>
          <table:table-cell office:value-type="float" office:value="0.235396652" calcext:value-type="float">
            <text:p>0.235396652</text:p>
          </table:table-cell>
          <table:table-cell office:value-type="float" office:value="0.238869616" calcext:value-type="float">
            <text:p>0.238869616</text:p>
          </table:table-cell>
          <table:table-cell office:value-type="float" office:value="0.00644004" calcext:value-type="float">
            <text:p>0.0064400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74304" calcext:value-type="float">
            <text:p>0.236474304</text:p>
          </table:table-cell>
          <table:table-cell office:value-type="float" office:value="0.245913296" calcext:value-type="float">
            <text:p>0.245913296</text:p>
          </table:table-cell>
          <table:table-cell office:value-type="float" office:value="0.231017498" calcext:value-type="float">
            <text:p>0.231017498</text:p>
          </table:table-cell>
          <table:table-cell office:value-type="float" office:value="0.237801699" calcext:value-type="float">
            <text:p>0.237801699</text:p>
          </table:table-cell>
          <table:table-cell office:value-type="float" office:value="0.236474304" calcext:value-type="float">
            <text:p>0.236474304</text:p>
          </table:table-cell>
          <table:table-cell office:value-type="float" office:value="0.237801699" calcext:value-type="float">
            <text:p>0.237801699</text:p>
          </table:table-cell>
          <table:table-cell office:value-type="float" office:value="0.006153194" calcext:value-type="float">
            <text:p>0.00615319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374168" calcext:value-type="float">
            <text:p>0.236374168</text:p>
          </table:table-cell>
          <table:table-cell office:value-type="float" office:value="0.245949655" calcext:value-type="float">
            <text:p>0.245949655</text:p>
          </table:table-cell>
          <table:table-cell office:value-type="float" office:value="0.232617287" calcext:value-type="float">
            <text:p>0.232617287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236374168" calcext:value-type="float">
            <text:p>0.236374168</text:p>
          </table:table-cell>
          <table:table-cell office:value-type="float" office:value="0.238313703" calcext:value-type="float">
            <text:p>0.238313703</text:p>
          </table:table-cell>
          <table:table-cell office:value-type="float" office:value="0.005613042" calcext:value-type="float">
            <text:p>0.00561304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291317" calcext:value-type="float">
            <text:p>0.236291317</text:p>
          </table:table-cell>
          <table:table-cell office:value-type="float" office:value="0.246216088" calcext:value-type="float">
            <text:p>0.246216088</text:p>
          </table:table-cell>
          <table:table-cell office:value-type="float" office:value="0.235012202" calcext:value-type="float">
            <text:p>0.235012202</text:p>
          </table:table-cell>
          <table:table-cell office:value-type="float" office:value="0.239173202" calcext:value-type="float">
            <text:p>0.239173202</text:p>
          </table:table-cell>
          <table:table-cell office:value-type="float" office:value="0.236291317" calcext:value-type="float">
            <text:p>0.236291317</text:p>
          </table:table-cell>
          <table:table-cell office:value-type="float" office:value="0.239173202" calcext:value-type="float">
            <text:p>0.239173202</text:p>
          </table:table-cell>
          <table:table-cell office:value-type="float" office:value="0.005007375" calcext:value-type="float">
            <text:p>0.00500737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49798" calcext:value-type="float">
            <text:p>0.23549798</text:p>
          </table:table-cell>
          <table:table-cell office:value-type="float" office:value="0.246043235" calcext:value-type="float">
            <text:p>0.246043235</text:p>
          </table:table-cell>
          <table:table-cell office:value-type="float" office:value="0.237288503" calcext:value-type="float">
            <text:p>0.237288503</text:p>
          </table:table-cell>
          <table:table-cell office:value-type="float" office:value="0.239609906" calcext:value-type="float">
            <text:p>0.239609906</text:p>
          </table:table-cell>
          <table:table-cell office:value-type="float" office:value="0.237288503" calcext:value-type="float">
            <text:p>0.237288503</text:p>
          </table:table-cell>
          <table:table-cell office:value-type="float" office:value="0.239609906" calcext:value-type="float">
            <text:p>0.239609906</text:p>
          </table:table-cell>
          <table:table-cell office:value-type="float" office:value="0.004607406" calcext:value-type="float">
            <text:p>0.00460740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24764" calcext:value-type="float">
            <text:p>0.23524764</text:p>
          </table:table-cell>
          <table:table-cell office:value-type="float" office:value="0.246705442" calcext:value-type="float">
            <text:p>0.246705442</text:p>
          </table:table-cell>
          <table:table-cell office:value-type="float" office:value="0.237624078" calcext:value-type="float">
            <text:p>0.237624078</text:p>
          </table:table-cell>
          <table:table-cell office:value-type="float" office:value="0.239859053" calcext:value-type="float">
            <text:p>0.239859053</text:p>
          </table:table-cell>
          <table:table-cell office:value-type="float" office:value="0.237624078" calcext:value-type="float">
            <text:p>0.237624078</text:p>
          </table:table-cell>
          <table:table-cell office:value-type="float" office:value="0.239859053" calcext:value-type="float">
            <text:p>0.239859053</text:p>
          </table:table-cell>
          <table:table-cell office:value-type="float" office:value="0.004937384" calcext:value-type="float">
            <text:p>0.00493738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301284" calcext:value-type="float">
            <text:p>0.235301284</text:p>
          </table:table-cell>
          <table:table-cell office:value-type="float" office:value="0.247018367" calcext:value-type="float">
            <text:p>0.247018367</text:p>
          </table:table-cell>
          <table:table-cell office:value-type="float" office:value="0.236260919" calcext:value-type="float">
            <text:p>0.236260919</text:p>
          </table:table-cell>
          <table:table-cell office:value-type="float" office:value="0.239526857" calcext:value-type="float">
            <text:p>0.239526857</text:p>
          </table:table-cell>
          <table:table-cell office:value-type="float" office:value="0.236260919" calcext:value-type="float">
            <text:p>0.236260919</text:p>
          </table:table-cell>
          <table:table-cell office:value-type="float" office:value="0.239526857" calcext:value-type="float">
            <text:p>0.239526857</text:p>
          </table:table-cell>
          <table:table-cell office:value-type="float" office:value="0.005311765" calcext:value-type="float">
            <text:p>0.00531176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210685" calcext:value-type="float">
            <text:p>0.235210685</text:p>
          </table:table-cell>
          <table:table-cell office:value-type="float" office:value="0.247675806" calcext:value-type="float">
            <text:p>0.247675806</text:p>
          </table:table-cell>
          <table:table-cell office:value-type="float" office:value="0.233401088" calcext:value-type="float">
            <text:p>0.233401088</text:p>
          </table:table-cell>
          <table:table-cell office:value-type="float" office:value="0.238762526" calcext:value-type="float">
            <text:p>0.238762526</text:p>
          </table:table-cell>
          <table:table-cell office:value-type="float" office:value="0.235210685" calcext:value-type="float">
            <text:p>0.235210685</text:p>
          </table:table-cell>
          <table:table-cell office:value-type="float" office:value="0.238762526" calcext:value-type="float">
            <text:p>0.238762526</text:p>
          </table:table-cell>
          <table:table-cell office:value-type="float" office:value="0.00634579" calcext:value-type="float">
            <text:p>0.0063457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896139" calcext:value-type="float">
            <text:p>0.235896139</text:p>
          </table:table-cell>
          <table:table-cell office:value-type="float" office:value="0.247462421" calcext:value-type="float">
            <text:p>0.247462421</text:p>
          </table:table-cell>
          <table:table-cell office:value-type="float" office:value="0.230568675" calcext:value-type="float">
            <text:p>0.230568675</text:p>
          </table:table-cell>
          <table:table-cell office:value-type="float" office:value="0.237975745" calcext:value-type="float">
            <text:p>0.237975745</text:p>
          </table:table-cell>
          <table:table-cell office:value-type="float" office:value="0.235896139" calcext:value-type="float">
            <text:p>0.235896139</text:p>
          </table:table-cell>
          <table:table-cell office:value-type="float" office:value="0.237975745" calcext:value-type="float">
            <text:p>0.237975745</text:p>
          </table:table-cell>
          <table:table-cell office:value-type="float" office:value="0.007051867" calcext:value-type="float">
            <text:p>0.00705186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24832" calcext:value-type="float">
            <text:p>0.236424832</text:p>
          </table:table-cell>
          <table:table-cell office:value-type="float" office:value="0.247595936" calcext:value-type="float">
            <text:p>0.247595936</text:p>
          </table:table-cell>
          <table:table-cell office:value-type="float" office:value="0.228968886" calcext:value-type="float">
            <text:p>0.228968886</text:p>
          </table:table-cell>
          <table:table-cell office:value-type="float" office:value="0.237663218" calcext:value-type="float">
            <text:p>0.237663218</text:p>
          </table:table-cell>
          <table:table-cell office:value-type="float" office:value="0.236424832" calcext:value-type="float">
            <text:p>0.236424832</text:p>
          </table:table-cell>
          <table:table-cell office:value-type="float" office:value="0.237663218" calcext:value-type="float">
            <text:p>0.237663218</text:p>
          </table:table-cell>
          <table:table-cell office:value-type="float" office:value="0.007654713" calcext:value-type="float">
            <text:p>0.00765471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846833" calcext:value-type="float">
            <text:p>0.236846833</text:p>
          </table:table-cell>
          <table:table-cell office:value-type="float" office:value="0.247013598" calcext:value-type="float">
            <text:p>0.247013598</text:p>
          </table:table-cell>
          <table:table-cell office:value-type="float" office:value="0.229755071" calcext:value-type="float">
            <text:p>0.229755071</text:p>
          </table:table-cell>
          <table:table-cell office:value-type="float" office:value="0.237871834" calcext:value-type="float">
            <text:p>0.237871834</text:p>
          </table:table-cell>
          <table:table-cell office:value-type="float" office:value="0.236846833" calcext:value-type="float">
            <text:p>0.236846833</text:p>
          </table:table-cell>
          <table:table-cell office:value-type="float" office:value="0.237871834" calcext:value-type="float">
            <text:p>0.237871834</text:p>
          </table:table-cell>
          <table:table-cell office:value-type="float" office:value="0.007082945" calcext:value-type="float">
            <text:p>0.00708294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050681" calcext:value-type="float">
            <text:p>0.237050681</text:p>
          </table:table-cell>
          <table:table-cell office:value-type="float" office:value="0.246751338" calcext:value-type="float">
            <text:p>0.246751338</text:p>
          </table:table-cell>
          <table:table-cell office:value-type="float" office:value="0.230334429" calcext:value-type="float">
            <text:p>0.230334429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237050681" calcext:value-type="float">
            <text:p>0.237050681</text:p>
          </table:table-cell>
          <table:table-cell office:value-type="float" office:value="0.238045482" calcext:value-type="float">
            <text:p>0.238045482</text:p>
          </table:table-cell>
          <table:table-cell office:value-type="float" office:value="0.006738989" calcext:value-type="float">
            <text:p>0.00673898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29804" calcext:value-type="float">
            <text:p>0.23729804</text:p>
          </table:table-cell>
          <table:table-cell office:value-type="float" office:value="0.245688587" calcext:value-type="float">
            <text:p>0.245688587</text:p>
          </table:table-cell>
          <table:table-cell office:value-type="float" office:value="0.230631856" calcext:value-type="float">
            <text:p>0.230631856</text:p>
          </table:table-cell>
          <table:table-cell office:value-type="float" office:value="0.237872828" calcext:value-type="float">
            <text:p>0.237872828</text:p>
          </table:table-cell>
          <table:table-cell office:value-type="float" office:value="0.23729804" calcext:value-type="float">
            <text:p>0.23729804</text:p>
          </table:table-cell>
          <table:table-cell office:value-type="float" office:value="0.237872828" calcext:value-type="float">
            <text:p>0.237872828</text:p>
          </table:table-cell>
          <table:table-cell office:value-type="float" office:value="0.006160307" calcext:value-type="float">
            <text:p>0.00616030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246073037" calcext:value-type="float">
            <text:p>0.246073037</text:p>
          </table:table-cell>
          <table:table-cell office:value-type="float" office:value="0.230812458" calcext:value-type="float">
            <text:p>0.230812458</text:p>
          </table:table-cell>
          <table:table-cell office:value-type="float" office:value="0.237938194" calcext:value-type="float">
            <text:p>0.237938194</text:p>
          </table:table-cell>
          <table:table-cell office:value-type="float" office:value="0.236929087" calcext:value-type="float">
            <text:p>0.236929087</text:p>
          </table:table-cell>
          <table:table-cell office:value-type="float" office:value="0.237938194" calcext:value-type="float">
            <text:p>0.237938194</text:p>
          </table:table-cell>
          <table:table-cell office:value-type="float" office:value="0.006270834" calcext:value-type="float">
            <text:p>0.00627083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421852" calcext:value-type="float">
            <text:p>0.236421852</text:p>
          </table:table-cell>
          <table:table-cell office:value-type="float" office:value="0.246286422" calcext:value-type="float">
            <text:p>0.246286422</text:p>
          </table:table-cell>
          <table:table-cell office:value-type="float" office:value="0.231691627" calcext:value-type="float">
            <text:p>0.231691627</text:p>
          </table:table-cell>
          <table:table-cell office:value-type="float" office:value="0.2381333" calcext:value-type="float">
            <text:p>0.2381333</text:p>
          </table:table-cell>
          <table:table-cell office:value-type="float" office:value="0.236421852" calcext:value-type="float">
            <text:p>0.236421852</text:p>
          </table:table-cell>
          <table:table-cell office:value-type="float" office:value="0.2381333" calcext:value-type="float">
            <text:p>0.2381333</text:p>
          </table:table-cell>
          <table:table-cell office:value-type="float" office:value="0.006079956" calcext:value-type="float">
            <text:p>0.00607995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4598363" calcext:value-type="float">
            <text:p>0.24598363</text:p>
          </table:table-cell>
          <table:table-cell office:value-type="float" office:value="0.232839016" calcext:value-type="float">
            <text:p>0.232839016</text:p>
          </table:table-cell>
          <table:table-cell office:value-type="float" office:value="0.23836993" calcext:value-type="float">
            <text:p>0.23836993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3836993" calcext:value-type="float">
            <text:p>0.23836993</text:p>
          </table:table-cell>
          <table:table-cell office:value-type="float" office:value="0.005564693" calcext:value-type="float">
            <text:p>0.00556469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88839" calcext:value-type="float">
            <text:p>0.23588839</text:p>
          </table:table-cell>
          <table:table-cell office:value-type="float" office:value="0.248373776" calcext:value-type="float">
            <text:p>0.248373776</text:p>
          </table:table-cell>
          <table:table-cell office:value-type="float" office:value="0.230918554" calcext:value-type="float">
            <text:p>0.230918554</text:p>
          </table:table-cell>
          <table:table-cell office:value-type="float" office:value="0.238393574" calcext:value-type="float">
            <text:p>0.238393574</text:p>
          </table:table-cell>
          <table:table-cell office:value-type="float" office:value="0.23588839" calcext:value-type="float">
            <text:p>0.23588839</text:p>
          </table:table-cell>
          <table:table-cell office:value-type="float" office:value="0.238393574" calcext:value-type="float">
            <text:p>0.238393574</text:p>
          </table:table-cell>
          <table:table-cell office:value-type="float" office:value="0.00734294" calcext:value-type="float">
            <text:p>0.0073429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6111907" calcext:value-type="float">
            <text:p>0.236111907</text:p>
          </table:table-cell>
          <table:table-cell office:value-type="float" office:value="0.248378545" calcext:value-type="float">
            <text:p>0.248378545</text:p>
          </table:table-cell>
          <table:table-cell office:value-type="float" office:value="0.229650167" calcext:value-type="float">
            <text:p>0.229650167</text:p>
          </table:table-cell>
          <table:table-cell office:value-type="float" office:value="0.238046873" calcext:value-type="float">
            <text:p>0.238046873</text:p>
          </table:table-cell>
          <table:table-cell office:value-type="float" office:value="0.236111907" calcext:value-type="float">
            <text:p>0.236111907</text:p>
          </table:table-cell>
          <table:table-cell office:value-type="float" office:value="0.238046873" calcext:value-type="float">
            <text:p>0.238046873</text:p>
          </table:table-cell>
          <table:table-cell office:value-type="float" office:value="0.007767286" calcext:value-type="float">
            <text:p>0.00776728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697821" calcext:value-type="float">
            <text:p>0.236697821</text:p>
          </table:table-cell>
          <table:table-cell office:value-type="float" office:value="0.247865945" calcext:value-type="float">
            <text:p>0.247865945</text:p>
          </table:table-cell>
          <table:table-cell office:value-type="float" office:value="0.229838518" calcext:value-type="float">
            <text:p>0.229838518</text:p>
          </table:table-cell>
          <table:table-cell office:value-type="float" office:value="0.238134095" calcext:value-type="float">
            <text:p>0.238134095</text:p>
          </table:table-cell>
          <table:table-cell office:value-type="float" office:value="0.236697821" calcext:value-type="float">
            <text:p>0.236697821</text:p>
          </table:table-cell>
          <table:table-cell office:value-type="float" office:value="0.238134095" calcext:value-type="float">
            <text:p>0.238134095</text:p>
          </table:table-cell>
          <table:table-cell office:value-type="float" office:value="0.00742941" calcext:value-type="float">
            <text:p>0.0074294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616759" calcext:value-type="float">
            <text:p>0.236616759</text:p>
          </table:table-cell>
          <table:table-cell office:value-type="float" office:value="0.247615605" calcext:value-type="float">
            <text:p>0.247615605</text:p>
          </table:table-cell>
          <table:table-cell office:value-type="float" office:value="0.229498175" calcext:value-type="float">
            <text:p>0.229498175</text:p>
          </table:table-cell>
          <table:table-cell office:value-type="float" office:value="0.23791018" calcext:value-type="float">
            <text:p>0.23791018</text:p>
          </table:table-cell>
          <table:table-cell office:value-type="float" office:value="0.236616759" calcext:value-type="float">
            <text:p>0.236616759</text:p>
          </table:table-cell>
          <table:table-cell office:value-type="float" office:value="0.23791018" calcext:value-type="float">
            <text:p>0.23791018</text:p>
          </table:table-cell>
          <table:table-cell office:value-type="float" office:value="0.007452741" calcext:value-type="float">
            <text:p>0.00745274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031011" calcext:value-type="float">
            <text:p>0.237031011</text:p>
          </table:table-cell>
          <table:table-cell office:value-type="float" office:value="0.247294336" calcext:value-type="float">
            <text:p>0.247294336</text:p>
          </table:table-cell>
          <table:table-cell office:value-type="float" office:value="0.230017332" calcext:value-type="float">
            <text:p>0.230017332</text:p>
          </table:table-cell>
          <table:table-cell office:value-type="float" office:value="0.238114226" calcext:value-type="float">
            <text:p>0.238114226</text:p>
          </table:table-cell>
          <table:table-cell office:value-type="float" office:value="0.237031011" calcext:value-type="float">
            <text:p>0.237031011</text:p>
          </table:table-cell>
          <table:table-cell office:value-type="float" office:value="0.238114226" calcext:value-type="float">
            <text:p>0.238114226</text:p>
          </table:table-cell>
          <table:table-cell office:value-type="float" office:value="0.007094774" calcext:value-type="float">
            <text:p>0.00709477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2438" calcext:value-type="float">
            <text:p>0.2372438</text:p>
          </table:table-cell>
          <table:table-cell office:value-type="float" office:value="0.247197181" calcext:value-type="float">
            <text:p>0.247197181</text:p>
          </table:table-cell>
          <table:table-cell office:value-type="float" office:value="0.23038092" calcext:value-type="float">
            <text:p>0.23038092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2372438" calcext:value-type="float">
            <text:p>0.2372438</text:p>
          </table:table-cell>
          <table:table-cell office:value-type="float" office:value="0.238273967" calcext:value-type="float">
            <text:p>0.238273967</text:p>
          </table:table-cell>
          <table:table-cell office:value-type="float" office:value="0.006903747" calcext:value-type="float">
            <text:p>0.00690374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311749" calcext:value-type="float">
            <text:p>0.237311749</text:p>
          </table:table-cell>
          <table:table-cell office:value-type="float" office:value="0.246377617" calcext:value-type="float">
            <text:p>0.246377617</text:p>
          </table:table-cell>
          <table:table-cell office:value-type="float" office:value="0.230998424" calcext:value-type="float">
            <text:p>0.230998424</text:p>
          </table:table-cell>
          <table:table-cell office:value-type="float" office:value="0.238229263" calcext:value-type="float">
            <text:p>0.238229263</text:p>
          </table:table-cell>
          <table:table-cell office:value-type="float" office:value="0.237311749" calcext:value-type="float">
            <text:p>0.237311749</text:p>
          </table:table-cell>
          <table:table-cell office:value-type="float" office:value="0.238229263" calcext:value-type="float">
            <text:p>0.238229263</text:p>
          </table:table-cell>
          <table:table-cell office:value-type="float" office:value="0.00631196" calcext:value-type="float">
            <text:p>0.0063119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7128167" calcext:value-type="float">
            <text:p>0.237128167</text:p>
          </table:table-cell>
          <table:table-cell office:value-type="float" office:value="0.246533781" calcext:value-type="float">
            <text:p>0.246533781</text:p>
          </table:table-cell>
          <table:table-cell office:value-type="float" office:value="0.230857757" calcext:value-type="float">
            <text:p>0.230857757</text:p>
          </table:table-cell>
          <table:table-cell office:value-type="float" office:value="0.238173235" calcext:value-type="float">
            <text:p>0.238173235</text:p>
          </table:table-cell>
          <table:table-cell office:value-type="float" office:value="0.237128167" calcext:value-type="float">
            <text:p>0.237128167</text:p>
          </table:table-cell>
          <table:table-cell office:value-type="float" office:value="0.238173235" calcext:value-type="float">
            <text:p>0.238173235</text:p>
          </table:table-cell>
          <table:table-cell office:value-type="float" office:value="0.006442233" calcext:value-type="float">
            <text:p>0.00644223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65133" calcext:value-type="float">
            <text:p>0.23665133</text:p>
          </table:table-cell>
          <table:table-cell office:value-type="float" office:value="0.246372848" calcext:value-type="float">
            <text:p>0.246372848</text:p>
          </table:table-cell>
          <table:table-cell office:value-type="float" office:value="0.231340555" calcext:value-type="float">
            <text:p>0.231340555</text:p>
          </table:table-cell>
          <table:table-cell office:value-type="float" office:value="0.238121578" calcext:value-type="float">
            <text:p>0.238121578</text:p>
          </table:table-cell>
          <table:table-cell office:value-type="float" office:value="0.23665133" calcext:value-type="float">
            <text:p>0.23665133</text:p>
          </table:table-cell>
          <table:table-cell office:value-type="float" office:value="0.238121578" calcext:value-type="float">
            <text:p>0.238121578</text:p>
          </table:table-cell>
          <table:table-cell office:value-type="float" office:value="0.006224344" calcext:value-type="float">
            <text:p>0.00622434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585168" calcext:value-type="float">
            <text:p>0.236585168</text:p>
          </table:table-cell>
          <table:table-cell office:value-type="float" office:value="0.248022109" calcext:value-type="float">
            <text:p>0.248022109</text:p>
          </table:table-cell>
          <table:table-cell office:value-type="float" office:value="0.228998688" calcext:value-type="float">
            <text:p>0.228998688</text:p>
          </table:table-cell>
          <table:table-cell office:value-type="float" office:value="0.237868655" calcext:value-type="float">
            <text:p>0.237868655</text:p>
          </table:table-cell>
          <table:table-cell office:value-type="float" office:value="0.236585168" calcext:value-type="float">
            <text:p>0.236585168</text:p>
          </table:table-cell>
          <table:table-cell office:value-type="float" office:value="0.237868655" calcext:value-type="float">
            <text:p>0.237868655</text:p>
          </table:table-cell>
          <table:table-cell office:value-type="float" office:value="0.007819128" calcext:value-type="float">
            <text:p>0.007819128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824183" calcext:value-type="float">
            <text:p>0.236824183</text:p>
          </table:table-cell>
          <table:table-cell office:value-type="float" office:value="0.247626334" calcext:value-type="float">
            <text:p>0.247626334</text:p>
          </table:table-cell>
          <table:table-cell office:value-type="float" office:value="0.229393271" calcext:value-type="float">
            <text:p>0.229393271</text:p>
          </table:table-cell>
          <table:table-cell office:value-type="float" office:value="0.237947929" calcext:value-type="float">
            <text:p>0.237947929</text:p>
          </table:table-cell>
          <table:table-cell office:value-type="float" office:value="0.236824183" calcext:value-type="float">
            <text:p>0.236824183</text:p>
          </table:table-cell>
          <table:table-cell office:value-type="float" office:value="0.237947929" calcext:value-type="float">
            <text:p>0.237947929</text:p>
          </table:table-cell>
          <table:table-cell office:value-type="float" office:value="0.007485909" calcext:value-type="float">
            <text:p>0.00748590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7535863" calcext:value-type="float">
            <text:p>0.237535863</text:p>
          </table:table-cell>
          <table:table-cell office:value-type="float" office:value="0.246852666" calcext:value-type="float">
            <text:p>0.246852666</text:p>
          </table:table-cell>
          <table:table-cell office:value-type="float" office:value="0.230566887" calcext:value-type="float">
            <text:p>0.230566887</text:p>
          </table:table-cell>
          <table:table-cell office:value-type="float" office:value="0.238318472" calcext:value-type="float">
            <text:p>0.238318472</text:p>
          </table:table-cell>
          <table:table-cell office:value-type="float" office:value="0.237535863" calcext:value-type="float">
            <text:p>0.237535863</text:p>
          </table:table-cell>
          <table:table-cell office:value-type="float" office:value="0.238318472" calcext:value-type="float">
            <text:p>0.238318472</text:p>
          </table:table-cell>
          <table:table-cell office:value-type="float" office:value="0.006671632" calcext:value-type="float">
            <text:p>0.00667163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42917" calcext:value-type="float">
            <text:p>0.23742917</text:p>
          </table:table-cell>
          <table:table-cell office:value-type="float" office:value="0.24667862" calcext:value-type="float">
            <text:p>0.24667862</text:p>
          </table:table-cell>
          <table:table-cell office:value-type="float" office:value="0.230674175" calcext:value-type="float">
            <text:p>0.230674175</text:p>
          </table:table-cell>
          <table:table-cell office:value-type="float" office:value="0.238260655" calcext:value-type="float">
            <text:p>0.238260655</text:p>
          </table:table-cell>
          <table:table-cell office:value-type="float" office:value="0.23742917" calcext:value-type="float">
            <text:p>0.23742917</text:p>
          </table:table-cell>
          <table:table-cell office:value-type="float" office:value="0.238260655" calcext:value-type="float">
            <text:p>0.238260655</text:p>
          </table:table-cell>
          <table:table-cell office:value-type="float" office:value="0.006560188" calcext:value-type="float">
            <text:p>0.00656018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486391" calcext:value-type="float">
            <text:p>0.237486391</text:p>
          </table:table-cell>
          <table:table-cell office:value-type="float" office:value="0.246185094" calcext:value-type="float">
            <text:p>0.246185094</text:p>
          </table:table-cell>
          <table:table-cell office:value-type="float" office:value="0.230549601" calcext:value-type="float">
            <text:p>0.230549601</text:p>
          </table:table-cell>
          <table:table-cell office:value-type="float" office:value="0.238073695" calcext:value-type="float">
            <text:p>0.238073695</text:p>
          </table:table-cell>
          <table:table-cell office:value-type="float" office:value="0.237486391" calcext:value-type="float">
            <text:p>0.237486391</text:p>
          </table:table-cell>
          <table:table-cell office:value-type="float" office:value="0.238073695" calcext:value-type="float">
            <text:p>0.238073695</text:p>
          </table:table-cell>
          <table:table-cell office:value-type="float" office:value="0.006396658" calcext:value-type="float">
            <text:p>0.00639665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282543" calcext:value-type="float">
            <text:p>0.237282543</text:p>
          </table:table-cell>
          <table:table-cell office:value-type="float" office:value="0.245917469" calcext:value-type="float">
            <text:p>0.245917469</text:p>
          </table:table-cell>
          <table:table-cell office:value-type="float" office:value="0.230677155" calcext:value-type="float">
            <text:p>0.230677155</text:p>
          </table:table-cell>
          <table:table-cell office:value-type="float" office:value="0.237959056" calcext:value-type="float">
            <text:p>0.237959056</text:p>
          </table:table-cell>
          <table:table-cell office:value-type="float" office:value="0.237282543" calcext:value-type="float">
            <text:p>0.237282543</text:p>
          </table:table-cell>
          <table:table-cell office:value-type="float" office:value="0.237959056" calcext:value-type="float">
            <text:p>0.237959056</text:p>
          </table:table-cell>
          <table:table-cell office:value-type="float" office:value="0.006240194" calcext:value-type="float">
            <text:p>0.00624019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750273" calcext:value-type="float">
            <text:p>0.236750273</text:p>
          </table:table-cell>
          <table:table-cell office:value-type="float" office:value="0.245772629" calcext:value-type="float">
            <text:p>0.245772629</text:p>
          </table:table-cell>
          <table:table-cell office:value-type="float" office:value="0.231528906" calcext:value-type="float">
            <text:p>0.231528906</text:p>
          </table:table-cell>
          <table:table-cell office:value-type="float" office:value="0.23801727" calcext:value-type="float">
            <text:p>0.23801727</text:p>
          </table:table-cell>
          <table:table-cell office:value-type="float" office:value="0.236750273" calcext:value-type="float">
            <text:p>0.236750273</text:p>
          </table:table-cell>
          <table:table-cell office:value-type="float" office:value="0.23801727" calcext:value-type="float">
            <text:p>0.23801727</text:p>
          </table:table-cell>
          <table:table-cell office:value-type="float" office:value="0.005883586" calcext:value-type="float">
            <text:p>0.00588358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641197" calcext:value-type="float">
            <text:p>0.236641197</text:p>
          </table:table-cell>
          <table:table-cell office:value-type="float" office:value="0.245611101" calcext:value-type="float">
            <text:p>0.245611101</text:p>
          </table:table-cell>
          <table:table-cell office:value-type="float" office:value="0.234198002" calcext:value-type="float">
            <text:p>0.234198002</text:p>
          </table:table-cell>
          <table:table-cell office:value-type="float" office:value="0.238816767" calcext:value-type="float">
            <text:p>0.238816767</text:p>
          </table:table-cell>
          <table:table-cell office:value-type="float" office:value="0.236641197" calcext:value-type="float">
            <text:p>0.236641197</text:p>
          </table:table-cell>
          <table:table-cell office:value-type="float" office:value="0.238816767" calcext:value-type="float">
            <text:p>0.238816767</text:p>
          </table:table-cell>
          <table:table-cell office:value-type="float" office:value="0.004906766" calcext:value-type="float">
            <text:p>0.00490676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14469" calcext:value-type="float">
            <text:p>0.23614469</text:p>
          </table:table-cell>
          <table:table-cell office:value-type="float" office:value="0.246258407" calcext:value-type="float">
            <text:p>0.246258407</text:p>
          </table:table-cell>
          <table:table-cell office:value-type="float" office:value="0.236197738" calcext:value-type="float">
            <text:p>0.236197738</text:p>
          </table:table-cell>
          <table:table-cell office:value-type="float" office:value="0.239533612" calcext:value-type="float">
            <text:p>0.239533612</text:p>
          </table:table-cell>
          <table:table-cell office:value-type="float" office:value="0.236197738" calcext:value-type="float">
            <text:p>0.236197738</text:p>
          </table:table-cell>
          <table:table-cell office:value-type="float" office:value="0.239533612" calcext:value-type="float">
            <text:p>0.239533612</text:p>
          </table:table-cell>
          <table:table-cell office:value-type="float" office:value="0.004755198" calcext:value-type="float">
            <text:p>0.00475519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5720901" calcext:value-type="float">
            <text:p>0.235720901</text:p>
          </table:table-cell>
          <table:table-cell office:value-type="float" office:value="0.246078997" calcext:value-type="float">
            <text:p>0.246078997</text:p>
          </table:table-cell>
          <table:table-cell office:value-type="float" office:value="0.237438707" calcext:value-type="float">
            <text:p>0.237438707</text:p>
          </table:table-cell>
          <table:table-cell office:value-type="float" office:value="0.239746202" calcext:value-type="float">
            <text:p>0.239746202</text:p>
          </table:table-cell>
          <table:table-cell office:value-type="float" office:value="0.237438707" calcext:value-type="float">
            <text:p>0.237438707</text:p>
          </table:table-cell>
          <table:table-cell office:value-type="float" office:value="0.239746202" calcext:value-type="float">
            <text:p>0.239746202</text:p>
          </table:table-cell>
          <table:table-cell office:value-type="float" office:value="0.004532544" calcext:value-type="float">
            <text:p>0.00453254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5474138" calcext:value-type="float">
            <text:p>0.235474138</text:p>
          </table:table-cell>
          <table:table-cell office:value-type="float" office:value="0.246815711" calcext:value-type="float">
            <text:p>0.246815711</text:p>
          </table:table-cell>
          <table:table-cell office:value-type="float" office:value="0.237089424" calcext:value-type="float">
            <text:p>0.237089424</text:p>
          </table:table-cell>
          <table:table-cell office:value-type="float" office:value="0.239793091" calcext:value-type="float">
            <text:p>0.239793091</text:p>
          </table:table-cell>
          <table:table-cell office:value-type="float" office:value="0.237089424" calcext:value-type="float">
            <text:p>0.237089424</text:p>
          </table:table-cell>
          <table:table-cell office:value-type="float" office:value="0.239793091" calcext:value-type="float">
            <text:p>0.239793091</text:p>
          </table:table-cell>
          <table:table-cell office:value-type="float" office:value="0.005009337" calcext:value-type="float">
            <text:p>0.00500933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5873489" calcext:value-type="float">
            <text:p>0.235873489</text:p>
          </table:table-cell>
          <table:table-cell office:value-type="float" office:value="0.24695757" calcext:value-type="float">
            <text:p>0.24695757</text:p>
          </table:table-cell>
          <table:table-cell office:value-type="float" office:value="0.235355524" calcext:value-type="float">
            <text:p>0.235355524</text:p>
          </table:table-cell>
          <table:table-cell office:value-type="float" office:value="0.239395528" calcext:value-type="float">
            <text:p>0.239395528</text:p>
          </table:table-cell>
          <table:table-cell office:value-type="float" office:value="0.235873489" calcext:value-type="float">
            <text:p>0.235873489</text:p>
          </table:table-cell>
          <table:table-cell office:value-type="float" office:value="0.239395528" calcext:value-type="float">
            <text:p>0.239395528</text:p>
          </table:table-cell>
          <table:table-cell office:value-type="float" office:value="0.005351351" calcext:value-type="float">
            <text:p>0.00535135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050515" calcext:value-type="float">
            <text:p>0.236050515</text:p>
          </table:table-cell>
          <table:table-cell office:value-type="float" office:value="0.247566729" calcext:value-type="float">
            <text:p>0.247566729</text:p>
          </table:table-cell>
          <table:table-cell office:value-type="float" office:value="0.232920078" calcext:value-type="float">
            <text:p>0.232920078</text:p>
          </table:table-cell>
          <table:table-cell office:value-type="float" office:value="0.238845774" calcext:value-type="float">
            <text:p>0.238845774</text:p>
          </table:table-cell>
          <table:table-cell office:value-type="float" office:value="0.236050515" calcext:value-type="float">
            <text:p>0.236050515</text:p>
          </table:table-cell>
          <table:table-cell office:value-type="float" office:value="0.238845774" calcext:value-type="float">
            <text:p>0.238845774</text:p>
          </table:table-cell>
          <table:table-cell office:value-type="float" office:value="0.006297682" calcext:value-type="float">
            <text:p>0.00629768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48276025" calcext:value-type="float">
            <text:p>0.248276025</text:p>
          </table:table-cell>
          <table:table-cell office:value-type="float" office:value="0.229948786" calcext:value-type="float">
            <text:p>0.229948786</text:p>
          </table:table-cell>
          <table:table-cell office:value-type="float" office:value="0.238216349" calcext:value-type="float">
            <text:p>0.238216349</text:p>
          </table:table-cell>
          <table:table-cell office:value-type="float" office:value="0.236424236" calcext:value-type="float">
            <text:p>0.236424236</text:p>
          </table:table-cell>
          <table:table-cell office:value-type="float" office:value="0.238216349" calcext:value-type="float">
            <text:p>0.238216349</text:p>
          </table:table-cell>
          <table:table-cell office:value-type="float" office:value="0.007588617" calcext:value-type="float">
            <text:p>0.00758861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876039" calcext:value-type="float">
            <text:p>0.236876039</text:p>
          </table:table-cell>
          <table:table-cell office:value-type="float" office:value="0.247482091" calcext:value-type="float">
            <text:p>0.247482091</text:p>
          </table:table-cell>
          <table:table-cell office:value-type="float" office:value="0.22866669" calcext:value-type="float">
            <text:p>0.22866669</text:p>
          </table:table-cell>
          <table:table-cell office:value-type="float" office:value="0.23767494" calcext:value-type="float">
            <text:p>0.23767494</text:p>
          </table:table-cell>
          <table:table-cell office:value-type="float" office:value="0.236876039" calcext:value-type="float">
            <text:p>0.236876039</text:p>
          </table:table-cell>
          <table:table-cell office:value-type="float" office:value="0.23767494" calcext:value-type="float">
            <text:p>0.23767494</text:p>
          </table:table-cell>
          <table:table-cell office:value-type="float" office:value="0.0077021" calcext:value-type="float">
            <text:p>0.007702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079887" calcext:value-type="float">
            <text:p>0.237079887</text:p>
          </table:table-cell>
          <table:table-cell office:value-type="float" office:value="0.247460633" calcext:value-type="float">
            <text:p>0.247460633</text:p>
          </table:table-cell>
          <table:table-cell office:value-type="float" office:value="0.229612616" calcext:value-type="float">
            <text:p>0.229612616</text:p>
          </table:table-cell>
          <table:table-cell office:value-type="float" office:value="0.238051046" calcext:value-type="float">
            <text:p>0.238051046</text:p>
          </table:table-cell>
          <table:table-cell office:value-type="float" office:value="0.237079887" calcext:value-type="float">
            <text:p>0.237079887</text:p>
          </table:table-cell>
          <table:table-cell office:value-type="float" office:value="0.238051046" calcext:value-type="float">
            <text:p>0.238051046</text:p>
          </table:table-cell>
          <table:table-cell office:value-type="float" office:value="0.007318711" calcext:value-type="float">
            <text:p>0.00731871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352876" calcext:value-type="float">
            <text:p>0.237352876</text:p>
          </table:table-cell>
          <table:table-cell office:value-type="float" office:value="0.246886044" calcext:value-type="float">
            <text:p>0.246886044</text:p>
          </table:table-cell>
          <table:table-cell office:value-type="float" office:value="0.23016992" calcext:value-type="float">
            <text:p>0.23016992</text:p>
          </table:table-cell>
          <table:table-cell office:value-type="float" office:value="0.23813628" calcext:value-type="float">
            <text:p>0.23813628</text:p>
          </table:table-cell>
          <table:table-cell office:value-type="float" office:value="0.237352876" calcext:value-type="float">
            <text:p>0.237352876</text:p>
          </table:table-cell>
          <table:table-cell office:value-type="float" office:value="0.23813628" calcext:value-type="float">
            <text:p>0.23813628</text:p>
          </table:table-cell>
          <table:table-cell office:value-type="float" office:value="0.006846775" calcext:value-type="float">
            <text:p>0.00684677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60858" calcext:value-type="float">
            <text:p>0.23760858</text:p>
          </table:table-cell>
          <table:table-cell office:value-type="float" office:value="0.246790677" calcext:value-type="float">
            <text:p>0.246790677</text:p>
          </table:table-cell>
          <table:table-cell office:value-type="float" office:value="0.230402378" calcext:value-type="float">
            <text:p>0.230402378</text:p>
          </table:table-cell>
          <table:table-cell office:value-type="float" office:value="0.238267212" calcext:value-type="float">
            <text:p>0.238267212</text:p>
          </table:table-cell>
          <table:table-cell office:value-type="float" office:value="0.23760858" calcext:value-type="float">
            <text:p>0.23760858</text:p>
          </table:table-cell>
          <table:table-cell office:value-type="float" office:value="0.238267212" calcext:value-type="float">
            <text:p>0.238267212</text:p>
          </table:table-cell>
          <table:table-cell office:value-type="float" office:value="0.006706685" calcext:value-type="float">
            <text:p>0.00670668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436919" calcext:value-type="float">
            <text:p>0.237436919</text:p>
          </table:table-cell>
          <table:table-cell office:value-type="float" office:value="0.246804386" calcext:value-type="float">
            <text:p>0.246804386</text:p>
          </table:table-cell>
          <table:table-cell office:value-type="float" office:value="0.231330422" calcext:value-type="float">
            <text:p>0.231330422</text:p>
          </table:table-cell>
          <table:table-cell office:value-type="float" office:value="0.238523909" calcext:value-type="float">
            <text:p>0.238523909</text:p>
          </table:table-cell>
          <table:table-cell office:value-type="float" office:value="0.237436919" calcext:value-type="float">
            <text:p>0.237436919</text:p>
          </table:table-cell>
          <table:table-cell office:value-type="float" office:value="0.238523909" calcext:value-type="float">
            <text:p>0.238523909</text:p>
          </table:table-cell>
          <table:table-cell office:value-type="float" office:value="0.006363806" calcext:value-type="float">
            <text:p>0.00636380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667589" calcext:value-type="float">
            <text:p>0.237667589</text:p>
          </table:table-cell>
          <table:table-cell office:value-type="float" office:value="0.246794253" calcext:value-type="float">
            <text:p>0.246794253</text:p>
          </table:table-cell>
          <table:table-cell office:value-type="float" office:value="0.231067566" calcext:value-type="float">
            <text:p>0.231067566</text:p>
          </table:table-cell>
          <table:table-cell office:value-type="float" office:value="0.238509803" calcext:value-type="float">
            <text:p>0.238509803</text:p>
          </table:table-cell>
          <table:table-cell office:value-type="float" office:value="0.237667589" calcext:value-type="float">
            <text:p>0.237667589</text:p>
          </table:table-cell>
          <table:table-cell office:value-type="float" office:value="0.238509803" calcext:value-type="float">
            <text:p>0.238509803</text:p>
          </table:table-cell>
          <table:table-cell office:value-type="float" office:value="0.006447954" calcext:value-type="float">
            <text:p>0.00644795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800341" calcext:value-type="float">
            <text:p>0.236800341</text:p>
          </table:table-cell>
          <table:table-cell office:value-type="float" office:value="0.246495038" calcext:value-type="float">
            <text:p>0.246495038</text:p>
          </table:table-cell>
          <table:table-cell office:value-type="float" office:value="0.231203464" calcext:value-type="float">
            <text:p>0.231203464</text:p>
          </table:table-cell>
          <table:table-cell office:value-type="float" office:value="0.238166281" calcext:value-type="float">
            <text:p>0.238166281</text:p>
          </table:table-cell>
          <table:table-cell office:value-type="float" office:value="0.236800341" calcext:value-type="float">
            <text:p>0.236800341</text:p>
          </table:table-cell>
          <table:table-cell office:value-type="float" office:value="0.238166281" calcext:value-type="float">
            <text:p>0.238166281</text:p>
          </table:table-cell>
          <table:table-cell office:value-type="float" office:value="0.006317035" calcext:value-type="float">
            <text:p>0.00631703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654906" calcext:value-type="float">
            <text:p>0.236654906</text:p>
          </table:table-cell>
          <table:table-cell office:value-type="float" office:value="0.246337086" calcext:value-type="float">
            <text:p>0.246337086</text:p>
          </table:table-cell>
          <table:table-cell office:value-type="float" office:value="0.233205585" calcext:value-type="float">
            <text:p>0.233205585</text:p>
          </table:table-cell>
          <table:table-cell office:value-type="float" office:value="0.238732525" calcext:value-type="float">
            <text:p>0.238732525</text:p>
          </table:table-cell>
          <table:table-cell office:value-type="float" office:value="0.236654906" calcext:value-type="float">
            <text:p>0.236654906</text:p>
          </table:table-cell>
          <table:table-cell office:value-type="float" office:value="0.238732525" calcext:value-type="float">
            <text:p>0.238732525</text:p>
          </table:table-cell>
          <table:table-cell office:value-type="float" office:value="0.005558564" calcext:value-type="float">
            <text:p>0.00555856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5964684" calcext:value-type="float">
            <text:p>0.235964684</text:p>
          </table:table-cell>
          <table:table-cell office:value-type="float" office:value="0.246740609" calcext:value-type="float">
            <text:p>0.246740609</text:p>
          </table:table-cell>
          <table:table-cell office:value-type="float" office:value="0.236110715" calcext:value-type="float">
            <text:p>0.236110715</text:p>
          </table:table-cell>
          <table:table-cell office:value-type="float" office:value="0.239605336" calcext:value-type="float">
            <text:p>0.239605336</text:p>
          </table:table-cell>
          <table:table-cell office:value-type="float" office:value="0.236110715" calcext:value-type="float">
            <text:p>0.236110715</text:p>
          </table:table-cell>
          <table:table-cell office:value-type="float" office:value="0.239605336" calcext:value-type="float">
            <text:p>0.239605336</text:p>
          </table:table-cell>
          <table:table-cell office:value-type="float" office:value="0.005045752" calcext:value-type="float">
            <text:p>0.00504575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157803" calcext:value-type="float">
            <text:p>0.236157803</text:p>
          </table:table-cell>
          <table:table-cell office:value-type="float" office:value="0.247194796" calcext:value-type="float">
            <text:p>0.247194796</text:p>
          </table:table-cell>
          <table:table-cell office:value-type="float" office:value="0.23765686" calcext:value-type="float">
            <text:p>0.23765686</text:p>
          </table:table-cell>
          <table:table-cell office:value-type="float" office:value="0.240336487" calcext:value-type="float">
            <text:p>0.240336487</text:p>
          </table:table-cell>
          <table:table-cell office:value-type="float" office:value="0.23765686" calcext:value-type="float">
            <text:p>0.23765686</text:p>
          </table:table-cell>
          <table:table-cell office:value-type="float" office:value="0.240336487" calcext:value-type="float">
            <text:p>0.240336487</text:p>
          </table:table-cell>
          <table:table-cell office:value-type="float" office:value="0.00488802" calcext:value-type="float">
            <text:p>0.0048880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4831298" calcext:value-type="float">
            <text:p>0.24831298</text:p>
          </table:table-cell>
          <table:table-cell office:value-type="float" office:value="0.231073526" calcext:value-type="float">
            <text:p>0.231073526</text:p>
          </table:table-cell>
          <table:table-cell office:value-type="float" office:value="0.238557884" calcext:value-type="float">
            <text:p>0.238557884</text:p>
          </table:table-cell>
          <table:table-cell office:value-type="float" office:value="0.236287145" calcext:value-type="float">
            <text:p>0.236287145</text:p>
          </table:table-cell>
          <table:table-cell office:value-type="float" office:value="0.238557884" calcext:value-type="float">
            <text:p>0.238557884</text:p>
          </table:table-cell>
          <table:table-cell office:value-type="float" office:value="0.007218812" calcext:value-type="float">
            <text:p>0.00721881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775307" calcext:value-type="float">
            <text:p>0.236775307</text:p>
          </table:table-cell>
          <table:table-cell office:value-type="float" office:value="0.248312384" calcext:value-type="float">
            <text:p>0.248312384</text:p>
          </table:table-cell>
          <table:table-cell office:value-type="float" office:value="0.229325918" calcext:value-type="float">
            <text:p>0.229325918</text:p>
          </table:table-cell>
          <table:table-cell office:value-type="float" office:value="0.23813787" calcext:value-type="float">
            <text:p>0.23813787</text:p>
          </table:table-cell>
          <table:table-cell office:value-type="float" office:value="0.236775307" calcext:value-type="float">
            <text:p>0.236775307</text:p>
          </table:table-cell>
          <table:table-cell office:value-type="float" office:value="0.23813787" calcext:value-type="float">
            <text:p>0.23813787</text:p>
          </table:table-cell>
          <table:table-cell office:value-type="float" office:value="0.007810843" calcext:value-type="float">
            <text:p>0.00781084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219362" calcext:value-type="float">
            <text:p>0.237219362</text:p>
          </table:table-cell>
          <table:table-cell office:value-type="float" office:value="0.248001843" calcext:value-type="float">
            <text:p>0.248001843</text:p>
          </table:table-cell>
          <table:table-cell office:value-type="float" office:value="0.229262737" calcext:value-type="float">
            <text:p>0.229262737</text:p>
          </table:table-cell>
          <table:table-cell office:value-type="float" office:value="0.238161314" calcext:value-type="float">
            <text:p>0.238161314</text:p>
          </table:table-cell>
          <table:table-cell office:value-type="float" office:value="0.237219362" calcext:value-type="float">
            <text:p>0.237219362</text:p>
          </table:table-cell>
          <table:table-cell office:value-type="float" office:value="0.238161314" calcext:value-type="float">
            <text:p>0.238161314</text:p>
          </table:table-cell>
          <table:table-cell office:value-type="float" office:value="0.007679149" calcext:value-type="float">
            <text:p>0.00767914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648515" calcext:value-type="float">
            <text:p>0.237648515</text:p>
          </table:table-cell>
          <table:table-cell office:value-type="float" office:value="0.247753292" calcext:value-type="float">
            <text:p>0.247753292</text:p>
          </table:table-cell>
          <table:table-cell office:value-type="float" office:value="0.230683116" calcext:value-type="float">
            <text:p>0.230683116</text:p>
          </table:table-cell>
          <table:table-cell office:value-type="float" office:value="0.238694974" calcext:value-type="float">
            <text:p>0.238694974</text:p>
          </table:table-cell>
          <table:table-cell office:value-type="float" office:value="0.237648515" calcext:value-type="float">
            <text:p>0.237648515</text:p>
          </table:table-cell>
          <table:table-cell office:value-type="float" office:value="0.238694974" calcext:value-type="float">
            <text:p>0.238694974</text:p>
          </table:table-cell>
          <table:table-cell office:value-type="float" office:value="0.007008045" calcext:value-type="float">
            <text:p>0.007008045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802295" calcext:value-type="float">
            <text:p>0.237802295</text:p>
          </table:table-cell>
          <table:table-cell office:value-type="float" office:value="0.246734053" calcext:value-type="float">
            <text:p>0.246734053</text:p>
          </table:table-cell>
          <table:table-cell office:value-type="float" office:value="0.231080083" calcext:value-type="float">
            <text:p>0.231080083</text:p>
          </table:table-cell>
          <table:table-cell office:value-type="float" office:value="0.23853881" calcext:value-type="float">
            <text:p>0.23853881</text:p>
          </table:table-cell>
          <table:table-cell office:value-type="float" office:value="0.237802295" calcext:value-type="float">
            <text:p>0.237802295</text:p>
          </table:table-cell>
          <table:table-cell office:value-type="float" office:value="0.23853881" calcext:value-type="float">
            <text:p>0.23853881</text:p>
          </table:table-cell>
          <table:table-cell office:value-type="float" office:value="0.006411892" calcext:value-type="float">
            <text:p>0.00641189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7395196" calcext:value-type="float">
            <text:p>0.237395196</text:p>
          </table:table-cell>
          <table:table-cell office:value-type="float" office:value="0.246895581" calcext:value-type="float">
            <text:p>0.246895581</text:p>
          </table:table-cell>
          <table:table-cell office:value-type="float" office:value="0.23102465" calcext:value-type="float">
            <text:p>0.23102465</text:p>
          </table:table-cell>
          <table:table-cell office:value-type="float" office:value="0.238438476" calcext:value-type="float">
            <text:p>0.238438476</text:p>
          </table:table-cell>
          <table:table-cell office:value-type="float" office:value="0.237395196" calcext:value-type="float">
            <text:p>0.237395196</text:p>
          </table:table-cell>
          <table:table-cell office:value-type="float" office:value="0.238438476" calcext:value-type="float">
            <text:p>0.238438476</text:p>
          </table:table-cell>
          <table:table-cell office:value-type="float" office:value="0.006521142" calcext:value-type="float">
            <text:p>0.00652114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695889" calcext:value-type="float">
            <text:p>0.23695889</text:p>
          </table:table-cell>
          <table:table-cell office:value-type="float" office:value="0.246329337" calcext:value-type="float">
            <text:p>0.246329337</text:p>
          </table:table-cell>
          <table:table-cell office:value-type="float" office:value="0.231645135" calcext:value-type="float">
            <text:p>0.231645135</text:p>
          </table:table-cell>
          <table:table-cell office:value-type="float" office:value="0.23831112" calcext:value-type="float">
            <text:p>0.23831112</text:p>
          </table:table-cell>
          <table:table-cell office:value-type="float" office:value="0.23695889" calcext:value-type="float">
            <text:p>0.23695889</text:p>
          </table:table-cell>
          <table:table-cell office:value-type="float" office:value="0.23831112" calcext:value-type="float">
            <text:p>0.23831112</text:p>
          </table:table-cell>
          <table:table-cell office:value-type="float" office:value="0.006070576" calcext:value-type="float">
            <text:p>0.00607057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918954" calcext:value-type="float">
            <text:p>0.236918954</text:p>
          </table:table-cell>
          <table:table-cell office:value-type="float" office:value="0.246921211" calcext:value-type="float">
            <text:p>0.246921211</text:p>
          </table:table-cell>
          <table:table-cell office:value-type="float" office:value="0.239432483" calcext:value-type="float">
            <text:p>0.239432483</text:p>
          </table:table-cell>
          <table:table-cell office:value-type="float" office:value="0.241090883" calcext:value-type="float">
            <text:p>0.241090883</text:p>
          </table:table-cell>
          <table:table-cell office:value-type="float" office:value="0.239432483" calcext:value-type="float">
            <text:p>0.239432483</text:p>
          </table:table-cell>
          <table:table-cell office:value-type="float" office:value="0.241090883" calcext:value-type="float">
            <text:p>0.241090883</text:p>
          </table:table-cell>
          <table:table-cell office:value-type="float" office:value="0.004248451" calcext:value-type="float">
            <text:p>0.00424845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375956" calcext:value-type="float">
            <text:p>0.236375956</text:p>
          </table:table-cell>
          <table:table-cell office:value-type="float" office:value="0.247010618" calcext:value-type="float">
            <text:p>0.247010618</text:p>
          </table:table-cell>
          <table:table-cell office:value-type="float" office:value="0.247368246" calcext:value-type="float">
            <text:p>0.247368246</text:p>
          </table:table-cell>
          <table:table-cell office:value-type="float" office:value="0.24358494" calcext:value-type="float">
            <text:p>0.24358494</text:p>
          </table:table-cell>
          <table:table-cell office:value-type="float" office:value="0.247010618" calcext:value-type="float">
            <text:p>0.247010618</text:p>
          </table:table-cell>
          <table:table-cell office:value-type="float" office:value="0.24358494" calcext:value-type="float">
            <text:p>0.24358494</text:p>
          </table:table-cell>
          <table:table-cell office:value-type="float" office:value="0.005099612" calcext:value-type="float">
            <text:p>0.00509961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5967664" calcext:value-type="float">
            <text:p>0.235967664</text:p>
          </table:table-cell>
          <table:table-cell office:value-type="float" office:value="0.247654944" calcext:value-type="float">
            <text:p>0.247654944</text:p>
          </table:table-cell>
          <table:table-cell office:value-type="float" office:value="0.249537259" calcext:value-type="float">
            <text:p>0.249537259</text:p>
          </table:table-cell>
          <table:table-cell office:value-type="float" office:value="0.244386623" calcext:value-type="float">
            <text:p>0.244386623</text:p>
          </table:table-cell>
          <table:table-cell office:value-type="float" office:value="0.247654944" calcext:value-type="float">
            <text:p>0.247654944</text:p>
          </table:table-cell>
          <table:table-cell office:value-type="float" office:value="0.244386623" calcext:value-type="float">
            <text:p>0.244386623</text:p>
          </table:table-cell>
          <table:table-cell office:value-type="float" office:value="0.006002495" calcext:value-type="float">
            <text:p>0.00600249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11608" calcext:value-type="float">
            <text:p>0.23611608</text:p>
          </table:table-cell>
          <table:table-cell office:value-type="float" office:value="0.247743755" calcext:value-type="float">
            <text:p>0.247743755</text:p>
          </table:table-cell>
          <table:table-cell office:value-type="float" office:value="0.248185426" calcext:value-type="float">
            <text:p>0.248185426</text:p>
          </table:table-cell>
          <table:table-cell office:value-type="float" office:value="0.244015087" calcext:value-type="float">
            <text:p>0.244015087</text:p>
          </table:table-cell>
          <table:table-cell office:value-type="float" office:value="0.247743755" calcext:value-type="float">
            <text:p>0.247743755</text:p>
          </table:table-cell>
          <table:table-cell office:value-type="float" office:value="0.244015087" calcext:value-type="float">
            <text:p>0.244015087</text:p>
          </table:table-cell>
          <table:table-cell office:value-type="float" office:value="0.005588351" calcext:value-type="float">
            <text:p>0.00558835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5961704" calcext:value-type="float">
            <text:p>0.235961704</text:p>
          </table:table-cell>
          <table:table-cell office:value-type="float" office:value="0.248147279" calcext:value-type="float">
            <text:p>0.248147279</text:p>
          </table:table-cell>
          <table:table-cell office:value-type="float" office:value="0.246144563" calcext:value-type="float">
            <text:p>0.246144563</text:p>
          </table:table-cell>
          <table:table-cell office:value-type="float" office:value="0.243417848" calcext:value-type="float">
            <text:p>0.243417848</text:p>
          </table:table-cell>
          <table:table-cell office:value-type="float" office:value="0.246144563" calcext:value-type="float">
            <text:p>0.246144563</text:p>
          </table:table-cell>
          <table:table-cell office:value-type="float" office:value="0.243417848" calcext:value-type="float">
            <text:p>0.243417848</text:p>
          </table:table-cell>
          <table:table-cell office:value-type="float" office:value="0.005335309" calcext:value-type="float">
            <text:p>0.00533530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244826" calcext:value-type="float">
            <text:p>0.236244826</text:p>
          </table:table-cell>
          <table:table-cell office:value-type="float" office:value="0.248258143" calcext:value-type="float">
            <text:p>0.248258143</text:p>
          </table:table-cell>
          <table:table-cell office:value-type="float" office:value="0.243716865" calcext:value-type="float">
            <text:p>0.243716865</text:p>
          </table:table-cell>
          <table:table-cell office:value-type="float" office:value="0.242739945" calcext:value-type="float">
            <text:p>0.242739945</text:p>
          </table:table-cell>
          <table:table-cell office:value-type="float" office:value="0.243716865" calcext:value-type="float">
            <text:p>0.243716865</text:p>
          </table:table-cell>
          <table:table-cell office:value-type="float" office:value="0.242739945" calcext:value-type="float">
            <text:p>0.242739945</text:p>
          </table:table-cell>
          <table:table-cell office:value-type="float" office:value="0.004952826" calcext:value-type="float">
            <text:p>0.00495282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6586361" calcext:value-type="float">
            <text:p>0.236586361</text:p>
          </table:table-cell>
          <table:table-cell office:value-type="float" office:value="0.247809916" calcext:value-type="float">
            <text:p>0.247809916</text:p>
          </table:table-cell>
          <table:table-cell office:value-type="float" office:value="0.241995483" calcext:value-type="float">
            <text:p>0.241995483</text:p>
          </table:table-cell>
          <table:table-cell office:value-type="float" office:value="0.242130587" calcext:value-type="float">
            <text:p>0.242130587</text:p>
          </table:table-cell>
          <table:table-cell office:value-type="float" office:value="0.241995483" calcext:value-type="float">
            <text:p>0.241995483</text:p>
          </table:table-cell>
          <table:table-cell office:value-type="float" office:value="0.242130587" calcext:value-type="float">
            <text:p>0.242130587</text:p>
          </table:table-cell>
          <table:table-cell office:value-type="float" office:value="0.004582993" calcext:value-type="float">
            <text:p>0.00458299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.47874" calcext:value-type="float">
            <text:p>25.47874</text:p>
          </table:table-cell>
          <table:table-cell office:value-type="float" office:value="0.237381487" calcext:value-type="float">
            <text:p>0.237381487</text:p>
          </table:table-cell>
          <table:table-cell office:value-type="float" office:value="0.246302515" calcext:value-type="float">
            <text:p>0.246302515</text:p>
          </table:table-cell>
          <table:table-cell office:value-type="float" office:value="0.243429571" calcext:value-type="float">
            <text:p>0.243429571</text:p>
          </table:table-cell>
          <table:table-cell office:value-type="float" office:value="0.242371191" calcext:value-type="float">
            <text:p>0.242371191</text:p>
          </table:table-cell>
          <table:table-cell office:value-type="float" office:value="0.243429571" calcext:value-type="float">
            <text:p>0.243429571</text:p>
          </table:table-cell>
          <table:table-cell office:value-type="float" office:value="0.242371191" calcext:value-type="float">
            <text:p>0.242371191</text:p>
          </table:table-cell>
          <table:table-cell office:value-type="float" office:value="0.003718092" calcext:value-type="float">
            <text:p>0.00371809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212209" calcext:value-type="float">
            <text:p>0.237212209</text:p>
          </table:table-cell>
          <table:table-cell office:value-type="float" office:value="0.246295362" calcext:value-type="float">
            <text:p>0.246295362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242720871" calcext:value-type="float">
            <text:p>0.242720871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242720871" calcext:value-type="float">
            <text:p>0.242720871</text:p>
          </table:table-cell>
          <table:table-cell office:value-type="float" office:value="0.003952356" calcext:value-type="float">
            <text:p>0.00395235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72822" calcext:value-type="float">
            <text:p>0.23672822</text:p>
          </table:table-cell>
          <table:table-cell office:value-type="float" office:value="0.246305495" calcext:value-type="float">
            <text:p>0.246305495</text:p>
          </table:table-cell>
          <table:table-cell office:value-type="float" office:value="0.247929126" calcext:value-type="float">
            <text:p>0.247929126</text:p>
          </table:table-cell>
          <table:table-cell office:value-type="float" office:value="0.24365428" calcext:value-type="float">
            <text:p>0.24365428</text:p>
          </table:table-cell>
          <table:table-cell office:value-type="float" office:value="0.246305495" calcext:value-type="float">
            <text:p>0.246305495</text:p>
          </table:table-cell>
          <table:table-cell office:value-type="float" office:value="0.24365428" calcext:value-type="float">
            <text:p>0.24365428</text:p>
          </table:table-cell>
          <table:table-cell office:value-type="float" office:value="0.004942117" calcext:value-type="float">
            <text:p>0.00494211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320524" calcext:value-type="float">
            <text:p>0.236320524</text:p>
          </table:table-cell>
          <table:table-cell office:value-type="float" office:value="0.246731668" calcext:value-type="float">
            <text:p>0.246731668</text:p>
          </table:table-cell>
          <table:table-cell office:value-type="float" office:value="0.249613553" calcext:value-type="float">
            <text:p>0.249613553</text:p>
          </table:table-cell>
          <table:table-cell office:value-type="float" office:value="0.244221915" calcext:value-type="float">
            <text:p>0.244221915</text:p>
          </table:table-cell>
          <table:table-cell office:value-type="float" office:value="0.246731668" calcext:value-type="float">
            <text:p>0.246731668</text:p>
          </table:table-cell>
          <table:table-cell office:value-type="float" office:value="0.244221915" calcext:value-type="float">
            <text:p>0.244221915</text:p>
          </table:table-cell>
          <table:table-cell office:value-type="float" office:value="0.005709659" calcext:value-type="float">
            <text:p>0.00570965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6246018" calcext:value-type="float">
            <text:p>0.236246018</text:p>
          </table:table-cell>
          <table:table-cell office:value-type="float" office:value="0.246999293" calcext:value-type="float">
            <text:p>0.246999293</text:p>
          </table:table-cell>
          <table:table-cell office:value-type="float" office:value="0.249293476" calcext:value-type="float">
            <text:p>0.249293476</text:p>
          </table:table-cell>
          <table:table-cell office:value-type="float" office:value="0.244179596" calcext:value-type="float">
            <text:p>0.244179596</text:p>
          </table:table-cell>
          <table:table-cell office:value-type="float" office:value="0.246999293" calcext:value-type="float">
            <text:p>0.246999293</text:p>
          </table:table-cell>
          <table:table-cell office:value-type="float" office:value="0.244179596" calcext:value-type="float">
            <text:p>0.244179596</text:p>
          </table:table-cell>
          <table:table-cell office:value-type="float" office:value="0.005687534" calcext:value-type="float">
            <text:p>0.005687534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530332" calcext:value-type="float">
            <text:p>0.236530332</text:p>
          </table:table-cell>
          <table:table-cell office:value-type="float" office:value="0.247771769" calcext:value-type="float">
            <text:p>0.247771769</text:p>
          </table:table-cell>
          <table:table-cell office:value-type="float" office:value="0.244208603" calcext:value-type="float">
            <text:p>0.244208603</text:p>
          </table:table-cell>
          <table:table-cell office:value-type="float" office:value="0.242836902" calcext:value-type="float">
            <text:p>0.242836902</text:p>
          </table:table-cell>
          <table:table-cell office:value-type="float" office:value="0.244208603" calcext:value-type="float">
            <text:p>0.244208603</text:p>
          </table:table-cell>
          <table:table-cell office:value-type="float" office:value="0.242836902" calcext:value-type="float">
            <text:p>0.242836902</text:p>
          </table:table-cell>
          <table:table-cell office:value-type="float" office:value="0.004690675" calcext:value-type="float">
            <text:p>0.00469067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6481456" calcext:value-type="float">
            <text:p>0.236481456</text:p>
          </table:table-cell>
          <table:table-cell office:value-type="float" office:value="0.248360663" calcext:value-type="float">
            <text:p>0.248360663</text:p>
          </table:table-cell>
          <table:table-cell office:value-type="float" office:value="0.240924387" calcext:value-type="float">
            <text:p>0.240924387</text:p>
          </table:table-cell>
          <table:table-cell office:value-type="float" office:value="0.241922169" calcext:value-type="float">
            <text:p>0.241922169</text:p>
          </table:table-cell>
          <table:table-cell office:value-type="float" office:value="0.240924387" calcext:value-type="float">
            <text:p>0.240924387</text:p>
          </table:table-cell>
          <table:table-cell office:value-type="float" office:value="0.241922169" calcext:value-type="float">
            <text:p>0.241922169</text:p>
          </table:table-cell>
          <table:table-cell office:value-type="float" office:value="0.004900719" calcext:value-type="float">
            <text:p>0.00490071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351088" calcext:value-type="float">
            <text:p>0.237351088</text:p>
          </table:table-cell>
          <table:table-cell office:value-type="float" office:value="0.248118073" calcext:value-type="float">
            <text:p>0.248118073</text:p>
          </table:table-cell>
          <table:table-cell office:value-type="float" office:value="0.239390759" calcext:value-type="float">
            <text:p>0.239390759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239390759" calcext:value-type="float">
            <text:p>0.239390759</text:p>
          </table:table-cell>
          <table:table-cell office:value-type="float" office:value="0.241619973" calcext:value-type="float">
            <text:p>0.241619973</text:p>
          </table:table-cell>
          <table:table-cell office:value-type="float" office:value="0.004669692" calcext:value-type="float">
            <text:p>0.00466969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842231" calcext:value-type="float">
            <text:p>0.237842231</text:p>
          </table:table-cell>
          <table:table-cell office:value-type="float" office:value="0.24791184" calcext:value-type="float">
            <text:p>0.24791184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242124825" calcext:value-type="float">
            <text:p>0.242124825</text:p>
          </table:table-cell>
          <table:table-cell office:value-type="float" office:value="0.240620403" calcext:value-type="float">
            <text:p>0.240620403</text:p>
          </table:table-cell>
          <table:table-cell office:value-type="float" office:value="0.242124825" calcext:value-type="float">
            <text:p>0.242124825</text:p>
          </table:table-cell>
          <table:table-cell office:value-type="float" office:value="0.00424631" calcext:value-type="float">
            <text:p>0.0042463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338141" calcext:value-type="float">
            <text:p>0.238338141</text:p>
          </table:table-cell>
          <table:table-cell office:value-type="float" office:value="0.247262746" calcext:value-type="float">
            <text:p>0.247262746</text:p>
          </table:table-cell>
          <table:table-cell office:value-type="float" office:value="0.244031578" calcext:value-type="float">
            <text:p>0.244031578</text:p>
          </table:table-cell>
          <table:table-cell office:value-type="float" office:value="0.243210822" calcext:value-type="float">
            <text:p>0.243210822</text:p>
          </table:table-cell>
          <table:table-cell office:value-type="float" office:value="0.244031578" calcext:value-type="float">
            <text:p>0.244031578</text:p>
          </table:table-cell>
          <table:table-cell office:value-type="float" office:value="0.243210822" calcext:value-type="float">
            <text:p>0.243210822</text:p>
          </table:table-cell>
          <table:table-cell office:value-type="float" office:value="0.003689388" calcext:value-type="float">
            <text:p>0.00368938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302378" calcext:value-type="float">
            <text:p>0.238302378</text:p>
          </table:table-cell>
          <table:table-cell office:value-type="float" office:value="0.246031314" calcext:value-type="float">
            <text:p>0.246031314</text:p>
          </table:table-cell>
          <table:table-cell office:value-type="float" office:value="0.244020253" calcext:value-type="float">
            <text:p>0.244020253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244020253" calcext:value-type="float">
            <text:p>0.244020253</text:p>
          </table:table-cell>
          <table:table-cell office:value-type="float" office:value="0.242784648" calcext:value-type="float">
            <text:p>0.242784648</text:p>
          </table:table-cell>
          <table:table-cell office:value-type="float" office:value="0.003274054" calcext:value-type="float">
            <text:p>0.00327405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764148" calcext:value-type="float">
            <text:p>0.237764148</text:p>
          </table:table-cell>
          <table:table-cell office:value-type="float" office:value="0.246672064" calcext:value-type="float">
            <text:p>0.246672064</text:p>
          </table:table-cell>
          <table:table-cell office:value-type="float" office:value="0.242621928" calcext:value-type="float">
            <text:p>0.242621928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242621928" calcext:value-type="float">
            <text:p>0.242621928</text:p>
          </table:table-cell>
          <table:table-cell office:value-type="float" office:value="0.242352713" calcext:value-type="float">
            <text:p>0.242352713</text:p>
          </table:table-cell>
          <table:table-cell office:value-type="float" office:value="0.00364162" calcext:value-type="float">
            <text:p>0.0036416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6502914" calcext:value-type="float">
            <text:p>0.236502914</text:p>
          </table:table-cell>
          <table:table-cell office:value-type="float" office:value="0.248554379" calcext:value-type="float">
            <text:p>0.248554379</text:p>
          </table:table-cell>
          <table:table-cell office:value-type="float" office:value="0.243557125" calcext:value-type="float">
            <text:p>0.243557125</text:p>
          </table:table-cell>
          <table:table-cell office:value-type="float" office:value="0.242871472" calcext:value-type="float">
            <text:p>0.242871472</text:p>
          </table:table-cell>
          <table:table-cell office:value-type="float" office:value="0.243557125" calcext:value-type="float">
            <text:p>0.243557125</text:p>
          </table:table-cell>
          <table:table-cell office:value-type="float" office:value="0.242871472" calcext:value-type="float">
            <text:p>0.242871472</text:p>
          </table:table-cell>
          <table:table-cell office:value-type="float" office:value="0.00494382" calcext:value-type="float">
            <text:p>0.0049438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520365" calcext:value-type="float">
            <text:p>0.237520365</text:p>
          </table:table-cell>
          <table:table-cell office:value-type="float" office:value="0.248148471" calcext:value-type="float">
            <text:p>0.248148471</text:p>
          </table:table-cell>
          <table:table-cell office:value-type="float" office:value="0.244649082" calcext:value-type="float">
            <text:p>0.244649082</text:p>
          </table:table-cell>
          <table:table-cell office:value-type="float" office:value="0.243439306" calcext:value-type="float">
            <text:p>0.243439306</text:p>
          </table:table-cell>
          <table:table-cell office:value-type="float" office:value="0.244649082" calcext:value-type="float">
            <text:p>0.244649082</text:p>
          </table:table-cell>
          <table:table-cell office:value-type="float" office:value="0.243439306" calcext:value-type="float">
            <text:p>0.243439306</text:p>
          </table:table-cell>
          <table:table-cell office:value-type="float" office:value="0.00442243" calcext:value-type="float">
            <text:p>0.0044224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311915" calcext:value-type="float">
            <text:p>0.238311915</text:p>
          </table:table-cell>
          <table:table-cell office:value-type="float" office:value="0.247703224" calcext:value-type="float">
            <text:p>0.247703224</text:p>
          </table:table-cell>
          <table:table-cell office:value-type="float" office:value="0.244876772" calcext:value-type="float">
            <text:p>0.244876772</text:p>
          </table:table-cell>
          <table:table-cell office:value-type="float" office:value="0.243630637" calcext:value-type="float">
            <text:p>0.243630637</text:p>
          </table:table-cell>
          <table:table-cell office:value-type="float" office:value="0.244876772" calcext:value-type="float">
            <text:p>0.244876772</text:p>
          </table:table-cell>
          <table:table-cell office:value-type="float" office:value="0.243630637" calcext:value-type="float">
            <text:p>0.243630637</text:p>
          </table:table-cell>
          <table:table-cell office:value-type="float" office:value="0.003933939" calcext:value-type="float">
            <text:p>0.00393393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5954551" calcext:value-type="float">
            <text:p>0.235954551</text:p>
          </table:table-cell>
          <table:table-cell office:value-type="float" office:value="0.247434407" calcext:value-type="float">
            <text:p>0.247434407</text:p>
          </table:table-cell>
          <table:table-cell office:value-type="float" office:value="0.247381955" calcext:value-type="float">
            <text:p>0.247381955</text:p>
          </table:table-cell>
          <table:table-cell office:value-type="float" office:value="0.243590304" calcext:value-type="float">
            <text:p>0.243590304</text:p>
          </table:table-cell>
          <table:table-cell office:value-type="float" office:value="0.247381955" calcext:value-type="float">
            <text:p>0.247381955</text:p>
          </table:table-cell>
          <table:table-cell office:value-type="float" office:value="0.243590304" calcext:value-type="float">
            <text:p>0.243590304</text:p>
          </table:table-cell>
          <table:table-cell office:value-type="float" office:value="0.005399335" calcext:value-type="float">
            <text:p>0.005399335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146214" calcext:value-type="float">
            <text:p>0.238146214</text:p>
          </table:table-cell>
          <table:table-cell office:value-type="float" office:value="0.247423082" calcext:value-type="float">
            <text:p>0.247423082</text:p>
          </table:table-cell>
          <table:table-cell office:value-type="float" office:value="0.243357449" calcext:value-type="float">
            <text:p>0.243357449</text:p>
          </table:table-cell>
          <table:table-cell office:value-type="float" office:value="0.242975582" calcext:value-type="float">
            <text:p>0.242975582</text:p>
          </table:table-cell>
          <table:table-cell office:value-type="float" office:value="0.243357449" calcext:value-type="float">
            <text:p>0.243357449</text:p>
          </table:table-cell>
          <table:table-cell office:value-type="float" office:value="0.242975582" calcext:value-type="float">
            <text:p>0.242975582</text:p>
          </table:table-cell>
          <table:table-cell office:value-type="float" office:value="0.003796879" calcext:value-type="float">
            <text:p>0.00379687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44841" calcext:value-type="float">
            <text:p>0.23844841</text:p>
          </table:table-cell>
          <table:table-cell office:value-type="float" office:value="0.24733904" calcext:value-type="float">
            <text:p>0.24733904</text:p>
          </table:table-cell>
          <table:table-cell office:value-type="float" office:value="0.244811206" calcext:value-type="float">
            <text:p>0.244811206</text:p>
          </table:table-cell>
          <table:table-cell office:value-type="float" office:value="0.243532885" calcext:value-type="float">
            <text:p>0.243532885</text:p>
          </table:table-cell>
          <table:table-cell office:value-type="float" office:value="0.244811206" calcext:value-type="float">
            <text:p>0.244811206</text:p>
          </table:table-cell>
          <table:table-cell office:value-type="float" office:value="0.243532885" calcext:value-type="float">
            <text:p>0.243532885</text:p>
          </table:table-cell>
          <table:table-cell office:value-type="float" office:value="0.003740446" calcext:value-type="float">
            <text:p>0.003740446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0127" calcext:value-type="float">
            <text:p>0.2380127</text:p>
          </table:table-cell>
          <table:table-cell office:value-type="float" office:value="0.246586233" calcext:value-type="float">
            <text:p>0.246586233</text:p>
          </table:table-cell>
          <table:table-cell office:value-type="float" office:value="0.243537455" calcext:value-type="float">
            <text:p>0.243537455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243537455" calcext:value-type="float">
            <text:p>0.243537455</text:p>
          </table:table-cell>
          <table:table-cell office:value-type="float" office:value="0.242712129" calcext:value-type="float">
            <text:p>0.242712129</text:p>
          </table:table-cell>
          <table:table-cell office:value-type="float" office:value="0.003548449" calcext:value-type="float">
            <text:p>0.00354844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247972" calcext:value-type="float">
            <text:p>0.237247972</text:p>
          </table:table-cell>
          <table:table-cell office:value-type="float" office:value="0.246637493" calcext:value-type="float">
            <text:p>0.246637493</text:p>
          </table:table-cell>
          <table:table-cell office:value-type="float" office:value="0.244453579" calcext:value-type="float">
            <text:p>0.244453579</text:p>
          </table:table-cell>
          <table:table-cell office:value-type="float" office:value="0.242779681" calcext:value-type="float">
            <text:p>0.242779681</text:p>
          </table:table-cell>
          <table:table-cell office:value-type="float" office:value="0.244453579" calcext:value-type="float">
            <text:p>0.244453579</text:p>
          </table:table-cell>
          <table:table-cell office:value-type="float" office:value="0.242779681" calcext:value-type="float">
            <text:p>0.242779681</text:p>
          </table:table-cell>
          <table:table-cell office:value-type="float" office:value="0.004011835" calcext:value-type="float">
            <text:p>0.00401183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242178" calcext:value-type="float">
            <text:p>0.238242178</text:p>
          </table:table-cell>
          <table:table-cell office:value-type="float" office:value="0.247670442" calcext:value-type="float">
            <text:p>0.247670442</text:p>
          </table:table-cell>
          <table:table-cell office:value-type="float" office:value="0.243937402" calcext:value-type="float">
            <text:p>0.243937402</text:p>
          </table:table-cell>
          <table:table-cell office:value-type="float" office:value="0.243283341" calcext:value-type="float">
            <text:p>0.243283341</text:p>
          </table:table-cell>
          <table:table-cell office:value-type="float" office:value="0.243937402" calcext:value-type="float">
            <text:p>0.243937402</text:p>
          </table:table-cell>
          <table:table-cell office:value-type="float" office:value="0.243283341" calcext:value-type="float">
            <text:p>0.243283341</text:p>
          </table:table-cell>
          <table:table-cell office:value-type="float" office:value="0.003876759" calcext:value-type="float">
            <text:p>0.00387675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761334" calcext:value-type="float">
            <text:p>0.238761334</text:p>
          </table:table-cell>
          <table:table-cell office:value-type="float" office:value="0.246811539" calcext:value-type="float">
            <text:p>0.246811539</text:p>
          </table:table-cell>
          <table:table-cell office:value-type="float" office:value="0.245954424" calcext:value-type="float">
            <text:p>0.245954424</text:p>
          </table:table-cell>
          <table:table-cell office:value-type="float" office:value="0.243842432" calcext:value-type="float">
            <text:p>0.243842432</text:p>
          </table:table-cell>
          <table:table-cell office:value-type="float" office:value="0.245954424" calcext:value-type="float">
            <text:p>0.245954424</text:p>
          </table:table-cell>
          <table:table-cell office:value-type="float" office:value="0.243842432" calcext:value-type="float">
            <text:p>0.243842432</text:p>
          </table:table-cell>
          <table:table-cell office:value-type="float" office:value="0.003609878" calcext:value-type="float">
            <text:p>0.00360987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86421" calcext:value-type="float">
            <text:p>0.238386421</text:p>
          </table:table-cell>
          <table:table-cell office:value-type="float" office:value="0.246765047" calcext:value-type="float">
            <text:p>0.246765047</text:p>
          </table:table-cell>
          <table:table-cell office:value-type="float" office:value="0.244992405" calcext:value-type="float">
            <text:p>0.244992405</text:p>
          </table:table-cell>
          <table:table-cell office:value-type="float" office:value="0.243381291" calcext:value-type="float">
            <text:p>0.243381291</text:p>
          </table:table-cell>
          <table:table-cell office:value-type="float" office:value="0.244992405" calcext:value-type="float">
            <text:p>0.244992405</text:p>
          </table:table-cell>
          <table:table-cell office:value-type="float" office:value="0.243381291" calcext:value-type="float">
            <text:p>0.243381291</text:p>
          </table:table-cell>
          <table:table-cell office:value-type="float" office:value="0.003605284" calcext:value-type="float">
            <text:p>0.00360528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84633" calcext:value-type="float">
            <text:p>0.238384633</text:p>
          </table:table-cell>
          <table:table-cell office:value-type="float" office:value="0.246532589" calcext:value-type="float">
            <text:p>0.246532589</text:p>
          </table:table-cell>
          <table:table-cell office:value-type="float" office:value="0.243899255" calcext:value-type="float">
            <text:p>0.243899255</text:p>
          </table:table-cell>
          <table:table-cell office:value-type="float" office:value="0.242938826" calcext:value-type="float">
            <text:p>0.242938826</text:p>
          </table:table-cell>
          <table:table-cell office:value-type="float" office:value="0.243899255" calcext:value-type="float">
            <text:p>0.243899255</text:p>
          </table:table-cell>
          <table:table-cell office:value-type="float" office:value="0.242938826" calcext:value-type="float">
            <text:p>0.242938826</text:p>
          </table:table-cell>
          <table:table-cell office:value-type="float" office:value="0.003395008" calcext:value-type="float">
            <text:p>0.00339500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153367" calcext:value-type="float">
            <text:p>0.238153367</text:p>
          </table:table-cell>
          <table:table-cell office:value-type="float" office:value="0.24660471" calcext:value-type="float">
            <text:p>0.24660471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42689281" calcext:value-type="float">
            <text:p>0.242689281</text:p>
          </table:table-cell>
          <table:table-cell office:value-type="float" office:value="0.243309765" calcext:value-type="float">
            <text:p>0.243309765</text:p>
          </table:table-cell>
          <table:table-cell office:value-type="float" office:value="0.242689281" calcext:value-type="float">
            <text:p>0.242689281</text:p>
          </table:table-cell>
          <table:table-cell office:value-type="float" office:value="0.003478031" calcext:value-type="float">
            <text:p>0.00347803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206249" calcext:value-type="float">
            <text:p>0.237206249</text:p>
          </table:table-cell>
          <table:table-cell office:value-type="float" office:value="0.247365862" calcext:value-type="float">
            <text:p>0.247365862</text:p>
          </table:table-cell>
          <table:table-cell office:value-type="float" office:value="0.24534884" calcext:value-type="float">
            <text:p>0.24534884</text:p>
          </table:table-cell>
          <table:table-cell office:value-type="float" office:value="0.243306984" calcext:value-type="float">
            <text:p>0.243306984</text:p>
          </table:table-cell>
          <table:table-cell office:value-type="float" office:value="0.24534884" calcext:value-type="float">
            <text:p>0.24534884</text:p>
          </table:table-cell>
          <table:table-cell office:value-type="float" office:value="0.243306984" calcext:value-type="float">
            <text:p>0.243306984</text:p>
          </table:table-cell>
          <table:table-cell office:value-type="float" office:value="0.004391759" calcext:value-type="float">
            <text:p>0.00439175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844449" calcext:value-type="float">
            <text:p>0.236844449</text:p>
          </table:table-cell>
          <table:table-cell office:value-type="float" office:value="0.247194796" calcext:value-type="float">
            <text:p>0.247194796</text:p>
          </table:table-cell>
          <table:table-cell office:value-type="float" office:value="0.249194533" calcext:value-type="float">
            <text:p>0.249194533</text:p>
          </table:table-cell>
          <table:table-cell office:value-type="float" office:value="0.244411259" calcext:value-type="float">
            <text:p>0.244411259</text:p>
          </table:table-cell>
          <table:table-cell office:value-type="float" office:value="0.247194796" calcext:value-type="float">
            <text:p>0.247194796</text:p>
          </table:table-cell>
          <table:table-cell office:value-type="float" office:value="0.244411259" calcext:value-type="float">
            <text:p>0.244411259</text:p>
          </table:table-cell>
          <table:table-cell office:value-type="float" office:value="0.005412467" calcext:value-type="float">
            <text:p>0.00541246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598878" calcext:value-type="float">
            <text:p>0.236598878</text:p>
          </table:table-cell>
          <table:table-cell office:value-type="float" office:value="0.247770577" calcext:value-type="float">
            <text:p>0.247770577</text:p>
          </table:table-cell>
          <table:table-cell office:value-type="float" office:value="0.249350101" calcext:value-type="float">
            <text:p>0.249350101</text:p>
          </table:table-cell>
          <table:table-cell office:value-type="float" office:value="0.244573185" calcext:value-type="float">
            <text:p>0.244573185</text:p>
          </table:table-cell>
          <table:table-cell office:value-type="float" office:value="0.247770577" calcext:value-type="float">
            <text:p>0.247770577</text:p>
          </table:table-cell>
          <table:table-cell office:value-type="float" office:value="0.244573185" calcext:value-type="float">
            <text:p>0.244573185</text:p>
          </table:table-cell>
          <table:table-cell office:value-type="float" office:value="0.005675439" calcext:value-type="float">
            <text:p>0.00567543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206845" calcext:value-type="float">
            <text:p>0.237206845</text:p>
          </table:table-cell>
          <table:table-cell office:value-type="float" office:value="0.24916175" calcext:value-type="float">
            <text:p>0.24916175</text:p>
          </table:table-cell>
          <table:table-cell office:value-type="float" office:value="0.239607124" calcext:value-type="float">
            <text:p>0.239607124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239607124" calcext:value-type="float">
            <text:p>0.239607124</text:p>
          </table:table-cell>
          <table:table-cell office:value-type="float" office:value="0.241991906" calcext:value-type="float">
            <text:p>0.241991906</text:p>
          </table:table-cell>
          <table:table-cell office:value-type="float" office:value="0.005163676" calcext:value-type="float">
            <text:p>0.005163676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782626" calcext:value-type="float">
            <text:p>0.237782626</text:p>
          </table:table-cell>
          <table:table-cell office:value-type="float" office:value="0.249175459" calcext:value-type="float">
            <text:p>0.249175459</text:p>
          </table:table-cell>
          <table:table-cell office:value-type="float" office:value="0.239849119" calcext:value-type="float">
            <text:p>0.239849119</text:p>
          </table:table-cell>
          <table:table-cell office:value-type="float" office:value="0.242269068" calcext:value-type="float">
            <text:p>0.242269068</text:p>
          </table:table-cell>
          <table:table-cell office:value-type="float" office:value="0.239849119" calcext:value-type="float">
            <text:p>0.239849119</text:p>
          </table:table-cell>
          <table:table-cell office:value-type="float" office:value="0.242269068" calcext:value-type="float">
            <text:p>0.242269068</text:p>
          </table:table-cell>
          <table:table-cell office:value-type="float" office:value="0.004955891" calcext:value-type="float">
            <text:p>0.00495589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388043" calcext:value-type="float">
            <text:p>0.237388043</text:p>
          </table:table-cell>
          <table:table-cell office:value-type="float" office:value="0.249201089" calcext:value-type="float">
            <text:p>0.249201089</text:p>
          </table:table-cell>
          <table:table-cell office:value-type="float" office:value="0.239763288" calcext:value-type="float">
            <text:p>0.239763288</text:p>
          </table:table-cell>
          <table:table-cell office:value-type="float" office:value="0.242117474" calcext:value-type="float">
            <text:p>0.242117474</text:p>
          </table:table-cell>
          <table:table-cell office:value-type="float" office:value="0.239763288" calcext:value-type="float">
            <text:p>0.239763288</text:p>
          </table:table-cell>
          <table:table-cell office:value-type="float" office:value="0.242117474" calcext:value-type="float">
            <text:p>0.242117474</text:p>
          </table:table-cell>
          <table:table-cell office:value-type="float" office:value="0.005101872" calcext:value-type="float">
            <text:p>0.005101872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286119" calcext:value-type="float">
            <text:p>0.237286119</text:p>
          </table:table-cell>
          <table:table-cell office:value-type="float" office:value="0.249058038" calcext:value-type="float">
            <text:p>0.249058038</text:p>
          </table:table-cell>
          <table:table-cell office:value-type="float" office:value="0.239720969" calcext:value-type="float">
            <text:p>0.239720969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239720969" calcext:value-type="float">
            <text:p>0.239720969</text:p>
          </table:table-cell>
          <table:table-cell office:value-type="float" office:value="0.242021709" calcext:value-type="float">
            <text:p>0.242021709</text:p>
          </table:table-cell>
          <table:table-cell office:value-type="float" office:value="0.005073761" calcext:value-type="float">
            <text:p>0.00507376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786798" calcext:value-type="float">
            <text:p>0.237786798</text:p>
          </table:table-cell>
          <table:table-cell office:value-type="float" office:value="0.249063402" calcext:value-type="float">
            <text:p>0.249063402</text:p>
          </table:table-cell>
          <table:table-cell office:value-type="float" office:value="0.239737658" calcext:value-type="float">
            <text:p>0.239737658</text:p>
          </table:table-cell>
          <table:table-cell office:value-type="float" office:value="0.242195953" calcext:value-type="float">
            <text:p>0.242195953</text:p>
          </table:table-cell>
          <table:table-cell office:value-type="float" office:value="0.239737658" calcext:value-type="float">
            <text:p>0.239737658</text:p>
          </table:table-cell>
          <table:table-cell office:value-type="float" office:value="0.242195953" calcext:value-type="float">
            <text:p>0.242195953</text:p>
          </table:table-cell>
          <table:table-cell office:value-type="float" office:value="0.004920898" calcext:value-type="float">
            <text:p>0.00492089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735108" calcext:value-type="float">
            <text:p>0.238735108</text:p>
          </table:table-cell>
          <table:table-cell office:value-type="float" office:value="0.24769786" calcext:value-type="float">
            <text:p>0.24769786</text:p>
          </table:table-cell>
          <table:table-cell office:value-type="float" office:value="0.245945483" calcext:value-type="float">
            <text:p>0.245945483</text:p>
          </table:table-cell>
          <table:table-cell office:value-type="float" office:value="0.24412615" calcext:value-type="float">
            <text:p>0.24412615</text:p>
          </table:table-cell>
          <table:table-cell office:value-type="float" office:value="0.245945483" calcext:value-type="float">
            <text:p>0.245945483</text:p>
          </table:table-cell>
          <table:table-cell office:value-type="float" office:value="0.24412615" calcext:value-type="float">
            <text:p>0.24412615</text:p>
          </table:table-cell>
          <table:table-cell office:value-type="float" office:value="0.003878591" calcext:value-type="float">
            <text:p>0.00387859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499074" calcext:value-type="float">
            <text:p>0.238499074</text:p>
          </table:table-cell>
          <table:table-cell office:value-type="float" office:value="0.247200757" calcext:value-type="float">
            <text:p>0.247200757</text:p>
          </table:table-cell>
          <table:table-cell office:value-type="float" office:value="0.244769483" calcext:value-type="float">
            <text:p>0.244769483</text:p>
          </table:table-cell>
          <table:table-cell office:value-type="float" office:value="0.243489771" calcext:value-type="float">
            <text:p>0.243489771</text:p>
          </table:table-cell>
          <table:table-cell office:value-type="float" office:value="0.244769483" calcext:value-type="float">
            <text:p>0.244769483</text:p>
          </table:table-cell>
          <table:table-cell office:value-type="float" office:value="0.243489771" calcext:value-type="float">
            <text:p>0.243489771</text:p>
          </table:table-cell>
          <table:table-cell office:value-type="float" office:value="0.003665885" calcext:value-type="float">
            <text:p>0.00366588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554174" calcext:value-type="float">
            <text:p>0.236554174</text:p>
          </table:table-cell>
          <table:table-cell office:value-type="float" office:value="0.247365862" calcext:value-type="float">
            <text:p>0.247365862</text:p>
          </table:table-cell>
          <table:table-cell office:value-type="float" office:value="0.249170095" calcext:value-type="float">
            <text:p>0.249170095</text:p>
          </table:table-cell>
          <table:table-cell office:value-type="float" office:value="0.244363377" calcext:value-type="float">
            <text:p>0.244363377</text:p>
          </table:table-cell>
          <table:table-cell office:value-type="float" office:value="0.247365862" calcext:value-type="float">
            <text:p>0.247365862</text:p>
          </table:table-cell>
          <table:table-cell office:value-type="float" office:value="0.244363377" calcext:value-type="float">
            <text:p>0.244363377</text:p>
          </table:table-cell>
          <table:table-cell office:value-type="float" office:value="0.00557085" calcext:value-type="float">
            <text:p>0.00557085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1313" calcext:value-type="float">
            <text:p>0.23701313</text:p>
          </table:table-cell>
          <table:table-cell office:value-type="float" office:value="0.249339372" calcext:value-type="float">
            <text:p>0.249339372</text:p>
          </table:table-cell>
          <table:table-cell office:value-type="float" office:value="0.240666299" calcext:value-type="float">
            <text:p>0.240666299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240666299" calcext:value-type="float">
            <text:p>0.240666299</text:p>
          </table:table-cell>
          <table:table-cell office:value-type="float" office:value="0.2423396" calcext:value-type="float">
            <text:p>0.2423396</text:p>
          </table:table-cell>
          <table:table-cell office:value-type="float" office:value="0.005169398" calcext:value-type="float">
            <text:p>0.00516939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161115" calcext:value-type="float">
            <text:p>0.238161115</text:p>
          </table:table-cell>
          <table:table-cell office:value-type="float" office:value="0.248676568" calcext:value-type="float">
            <text:p>0.248676568</text:p>
          </table:table-cell>
          <table:table-cell office:value-type="float" office:value="0.244372516" calcext:value-type="float">
            <text:p>0.244372516</text:p>
          </table:table-cell>
          <table:table-cell office:value-type="float" office:value="0.243736733" calcext:value-type="float">
            <text:p>0.243736733</text:p>
          </table:table-cell>
          <table:table-cell office:value-type="float" office:value="0.244372516" calcext:value-type="float">
            <text:p>0.244372516</text:p>
          </table:table-cell>
          <table:table-cell office:value-type="float" office:value="0.243736733" calcext:value-type="float">
            <text:p>0.243736733</text:p>
          </table:table-cell>
          <table:table-cell office:value-type="float" office:value="0.004316391" calcext:value-type="float">
            <text:p>0.00431639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492185" calcext:value-type="float">
            <text:p>0.236492185</text:p>
          </table:table-cell>
          <table:table-cell office:value-type="float" office:value="0.247843295" calcext:value-type="float">
            <text:p>0.247843295</text:p>
          </table:table-cell>
          <table:table-cell office:value-type="float" office:value="0.249205261" calcext:value-type="float">
            <text:p>0.249205261</text:p>
          </table:table-cell>
          <table:table-cell office:value-type="float" office:value="0.244513581" calcext:value-type="float">
            <text:p>0.244513581</text:p>
          </table:table-cell>
          <table:table-cell office:value-type="float" office:value="0.247843295" calcext:value-type="float">
            <text:p>0.247843295</text:p>
          </table:table-cell>
          <table:table-cell office:value-type="float" office:value="0.244513581" calcext:value-type="float">
            <text:p>0.244513581</text:p>
          </table:table-cell>
          <table:table-cell office:value-type="float" office:value="0.005699171" calcext:value-type="float">
            <text:p>0.00569917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6420064" calcext:value-type="float">
            <text:p>0.236420064</text:p>
          </table:table-cell>
          <table:table-cell office:value-type="float" office:value="0.24908784" calcext:value-type="float">
            <text:p>0.24908784</text:p>
          </table:table-cell>
          <table:table-cell office:value-type="float" office:value="0.239720373" calcext:value-type="float">
            <text:p>0.239720373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239720373" calcext:value-type="float">
            <text:p>0.239720373</text:p>
          </table:table-cell>
          <table:table-cell office:value-type="float" office:value="0.241742759" calcext:value-type="float">
            <text:p>0.241742759</text:p>
          </table:table-cell>
          <table:table-cell office:value-type="float" office:value="0.005365673" calcext:value-type="float">
            <text:p>0.00536567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792329" calcext:value-type="float">
            <text:p>0.238792329</text:p>
          </table:table-cell>
          <table:table-cell office:value-type="float" office:value="0.247741371" calcext:value-type="float">
            <text:p>0.247741371</text:p>
          </table:table-cell>
          <table:table-cell office:value-type="float" office:value="0.245433479" calcext:value-type="float">
            <text:p>0.245433479</text:p>
          </table:table-cell>
          <table:table-cell office:value-type="float" office:value="0.24398906" calcext:value-type="float">
            <text:p>0.24398906</text:p>
          </table:table-cell>
          <table:table-cell office:value-type="float" office:value="0.245433479" calcext:value-type="float">
            <text:p>0.245433479</text:p>
          </table:table-cell>
          <table:table-cell office:value-type="float" office:value="0.24398906" calcext:value-type="float">
            <text:p>0.24398906</text:p>
          </table:table-cell>
          <table:table-cell office:value-type="float" office:value="0.003793512" calcext:value-type="float">
            <text:p>0.00379351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358407" calcext:value-type="float">
            <text:p>0.238358407</text:p>
          </table:table-cell>
          <table:table-cell office:value-type="float" office:value="0.248975187" calcext:value-type="float">
            <text:p>0.248975187</text:p>
          </table:table-cell>
          <table:table-cell office:value-type="float" office:value="0.242539673" calcext:value-type="float">
            <text:p>0.242539673</text:p>
          </table:table-cell>
          <table:table-cell office:value-type="float" office:value="0.243291089" calcext:value-type="float">
            <text:p>0.243291089</text:p>
          </table:table-cell>
          <table:table-cell office:value-type="float" office:value="0.242539673" calcext:value-type="float">
            <text:p>0.242539673</text:p>
          </table:table-cell>
          <table:table-cell office:value-type="float" office:value="0.243291089" calcext:value-type="float">
            <text:p>0.243291089</text:p>
          </table:table-cell>
          <table:table-cell office:value-type="float" office:value="0.004366729" calcext:value-type="float">
            <text:p>0.00436672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45139" calcext:value-type="float">
            <text:p>0.23845139</text:p>
          </table:table-cell>
          <table:table-cell office:value-type="float" office:value="0.248369008" calcext:value-type="float">
            <text:p>0.248369008</text:p>
          </table:table-cell>
          <table:table-cell office:value-type="float" office:value="0.245693355" calcext:value-type="float">
            <text:p>0.245693355</text:p>
          </table:table-cell>
          <table:table-cell office:value-type="float" office:value="0.244171251" calcext:value-type="float">
            <text:p>0.244171251</text:p>
          </table:table-cell>
          <table:table-cell office:value-type="float" office:value="0.245693355" calcext:value-type="float">
            <text:p>0.245693355</text:p>
          </table:table-cell>
          <table:table-cell office:value-type="float" office:value="0.244171251" calcext:value-type="float">
            <text:p>0.244171251</text:p>
          </table:table-cell>
          <table:table-cell office:value-type="float" office:value="0.004189462" calcext:value-type="float">
            <text:p>0.00418946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808686" calcext:value-type="float">
            <text:p>0.236808686</text:p>
          </table:table-cell>
          <table:table-cell office:value-type="float" office:value="0.24846676" calcext:value-type="float">
            <text:p>0.24846676</text:p>
          </table:table-cell>
          <table:table-cell office:value-type="float" office:value="0.247567922" calcext:value-type="float">
            <text:p>0.247567922</text:p>
          </table:table-cell>
          <table:table-cell office:value-type="float" office:value="0.244281122" calcext:value-type="float">
            <text:p>0.244281122</text:p>
          </table:table-cell>
          <table:table-cell office:value-type="float" office:value="0.247567922" calcext:value-type="float">
            <text:p>0.247567922</text:p>
          </table:table-cell>
          <table:table-cell office:value-type="float" office:value="0.244281122" calcext:value-type="float">
            <text:p>0.244281122</text:p>
          </table:table-cell>
          <table:table-cell office:value-type="float" office:value="0.005296537" calcext:value-type="float">
            <text:p>0.00529653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85849" calcext:value-type="float">
            <text:p>0.23885849</text:p>
          </table:table-cell>
          <table:table-cell office:value-type="float" office:value="0.247763425" calcext:value-type="float">
            <text:p>0.247763425</text:p>
          </table:table-cell>
          <table:table-cell office:value-type="float" office:value="0.246102243" calcext:value-type="float">
            <text:p>0.246102243</text:p>
          </table:table-cell>
          <table:table-cell office:value-type="float" office:value="0.244241386" calcext:value-type="float">
            <text:p>0.244241386</text:p>
          </table:table-cell>
          <table:table-cell office:value-type="float" office:value="0.246102243" calcext:value-type="float">
            <text:p>0.246102243</text:p>
          </table:table-cell>
          <table:table-cell office:value-type="float" office:value="0.244241386" calcext:value-type="float">
            <text:p>0.244241386</text:p>
          </table:table-cell>
          <table:table-cell office:value-type="float" office:value="0.003866226" calcext:value-type="float">
            <text:p>0.003866226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897663" calcext:value-type="float">
            <text:p>0.237897663</text:p>
          </table:table-cell>
          <table:table-cell office:value-type="float" office:value="0.247097641" calcext:value-type="float">
            <text:p>0.247097641</text:p>
          </table:table-cell>
          <table:table-cell office:value-type="float" office:value="0.244519144" calcext:value-type="float">
            <text:p>0.244519144</text:p>
          </table:table-cell>
          <table:table-cell office:value-type="float" office:value="0.243171482" calcext:value-type="float">
            <text:p>0.243171482</text:p>
          </table:table-cell>
          <table:table-cell office:value-type="float" office:value="0.244519144" calcext:value-type="float">
            <text:p>0.244519144</text:p>
          </table:table-cell>
          <table:table-cell office:value-type="float" office:value="0.243171482" calcext:value-type="float">
            <text:p>0.243171482</text:p>
          </table:table-cell>
          <table:table-cell office:value-type="float" office:value="0.00387488" calcext:value-type="float">
            <text:p>0.0038748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994652" calcext:value-type="float">
            <text:p>0.236994652</text:p>
          </table:table-cell>
          <table:table-cell office:value-type="float" office:value="0.247730046" calcext:value-type="float">
            <text:p>0.247730046</text:p>
          </table:table-cell>
          <table:table-cell office:value-type="float" office:value="0.248827964" calcext:value-type="float">
            <text:p>0.248827964</text:p>
          </table:table-cell>
          <table:table-cell office:value-type="float" office:value="0.244517554" calcext:value-type="float">
            <text:p>0.244517554</text:p>
          </table:table-cell>
          <table:table-cell office:value-type="float" office:value="0.247730046" calcext:value-type="float">
            <text:p>0.247730046</text:p>
          </table:table-cell>
          <table:table-cell office:value-type="float" office:value="0.244517554" calcext:value-type="float">
            <text:p>0.244517554</text:p>
          </table:table-cell>
          <table:table-cell office:value-type="float" office:value="0.005338345" calcext:value-type="float">
            <text:p>0.005338345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678152" calcext:value-type="float">
            <text:p>0.236678152</text:p>
          </table:table-cell>
          <table:table-cell office:value-type="float" office:value="0.247631699" calcext:value-type="float">
            <text:p>0.247631699</text:p>
          </table:table-cell>
          <table:table-cell office:value-type="float" office:value="0.249445468" calcext:value-type="float">
            <text:p>0.249445468</text:p>
          </table:table-cell>
          <table:table-cell office:value-type="float" office:value="0.244585106" calcext:value-type="float">
            <text:p>0.244585106</text:p>
          </table:table-cell>
          <table:table-cell office:value-type="float" office:value="0.247631699" calcext:value-type="float">
            <text:p>0.247631699</text:p>
          </table:table-cell>
          <table:table-cell office:value-type="float" office:value="0.244585106" calcext:value-type="float">
            <text:p>0.244585106</text:p>
          </table:table-cell>
          <table:table-cell office:value-type="float" office:value="0.005639881" calcext:value-type="float">
            <text:p>0.00563988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797361" calcext:value-type="float">
            <text:p>0.236797361</text:p>
          </table:table-cell>
          <table:table-cell office:value-type="float" office:value="0.248548418" calcext:value-type="float">
            <text:p>0.248548418</text:p>
          </table:table-cell>
          <table:table-cell office:value-type="float" office:value="0.247428447" calcext:value-type="float">
            <text:p>0.247428447</text:p>
          </table:table-cell>
          <table:table-cell office:value-type="float" office:value="0.244258075" calcext:value-type="float">
            <text:p>0.244258075</text:p>
          </table:table-cell>
          <table:table-cell office:value-type="float" office:value="0.247428447" calcext:value-type="float">
            <text:p>0.247428447</text:p>
          </table:table-cell>
          <table:table-cell office:value-type="float" office:value="0.244258075" calcext:value-type="float">
            <text:p>0.244258075</text:p>
          </table:table-cell>
          <table:table-cell office:value-type="float" office:value="0.005295298" calcext:value-type="float">
            <text:p>0.00529529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6945181" calcext:value-type="float">
            <text:p>0.236945181</text:p>
          </table:table-cell>
          <table:table-cell office:value-type="float" office:value="0.248722464" calcext:value-type="float">
            <text:p>0.248722464</text:p>
          </table:table-cell>
          <table:table-cell office:value-type="float" office:value="0.242155819" calcext:value-type="float">
            <text:p>0.242155819</text:p>
          </table:table-cell>
          <table:table-cell office:value-type="float" office:value="0.242607821" calcext:value-type="float">
            <text:p>0.242607821</text:p>
          </table:table-cell>
          <table:table-cell office:value-type="float" office:value="0.242155819" calcext:value-type="float">
            <text:p>0.242155819</text:p>
          </table:table-cell>
          <table:table-cell office:value-type="float" office:value="0.242607821" calcext:value-type="float">
            <text:p>0.242607821</text:p>
          </table:table-cell>
          <table:table-cell office:value-type="float" office:value="0.004818667" calcext:value-type="float">
            <text:p>0.00481866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757592" calcext:value-type="float">
            <text:p>0.237757592</text:p>
          </table:table-cell>
          <table:table-cell office:value-type="float" office:value="0.249239832" calcext:value-type="float">
            <text:p>0.249239832</text:p>
          </table:table-cell>
          <table:table-cell office:value-type="float" office:value="0.240227609" calcext:value-type="float">
            <text:p>0.240227609</text:p>
          </table:table-cell>
          <table:table-cell office:value-type="float" office:value="0.242408344" calcext:value-type="float">
            <text:p>0.242408344</text:p>
          </table:table-cell>
          <table:table-cell office:value-type="float" office:value="0.240227609" calcext:value-type="float">
            <text:p>0.240227609</text:p>
          </table:table-cell>
          <table:table-cell office:value-type="float" office:value="0.242408344" calcext:value-type="float">
            <text:p>0.242408344</text:p>
          </table:table-cell>
          <table:table-cell office:value-type="float" office:value="0.004934718" calcext:value-type="float">
            <text:p>0.004934718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272576" calcext:value-type="float">
            <text:p>0.238272576</text:p>
          </table:table-cell>
          <table:table-cell office:value-type="float" office:value="0.249279767" calcext:value-type="float">
            <text:p>0.249279767</text:p>
          </table:table-cell>
          <table:table-cell office:value-type="float" office:value="0.240944653" calcext:value-type="float">
            <text:p>0.240944653</text:p>
          </table:table-cell>
          <table:table-cell office:value-type="float" office:value="0.242832332" calcext:value-type="float">
            <text:p>0.242832332</text:p>
          </table:table-cell>
          <table:table-cell office:value-type="float" office:value="0.240944653" calcext:value-type="float">
            <text:p>0.240944653</text:p>
          </table:table-cell>
          <table:table-cell office:value-type="float" office:value="0.242832332" calcext:value-type="float">
            <text:p>0.242832332</text:p>
          </table:table-cell>
          <table:table-cell office:value-type="float" office:value="0.004687719" calcext:value-type="float">
            <text:p>0.00468771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53065" calcext:value-type="float">
            <text:p>0.237053065</text:p>
          </table:table-cell>
          <table:table-cell office:value-type="float" office:value="0.247970849" calcext:value-type="float">
            <text:p>0.247970849</text:p>
          </table:table-cell>
          <table:table-cell office:value-type="float" office:value="0.249437123" calcext:value-type="float">
            <text:p>0.249437123</text:p>
          </table:table-cell>
          <table:table-cell office:value-type="float" office:value="0.244820346" calcext:value-type="float">
            <text:p>0.244820346</text:p>
          </table:table-cell>
          <table:table-cell office:value-type="float" office:value="0.247970849" calcext:value-type="float">
            <text:p>0.247970849</text:p>
          </table:table-cell>
          <table:table-cell office:value-type="float" office:value="0.244820346" calcext:value-type="float">
            <text:p>0.244820346</text:p>
          </table:table-cell>
          <table:table-cell office:value-type="float" office:value="0.005524822" calcext:value-type="float">
            <text:p>0.00552482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600832" calcext:value-type="float">
            <text:p>0.237600832</text:p>
          </table:table-cell>
          <table:table-cell office:value-type="float" office:value="0.247584015" calcext:value-type="float">
            <text:p>0.247584015</text:p>
          </table:table-cell>
          <table:table-cell office:value-type="float" office:value="0.244404107" calcext:value-type="float">
            <text:p>0.244404107</text:p>
          </table:table-cell>
          <table:table-cell office:value-type="float" office:value="0.243196318" calcext:value-type="float">
            <text:p>0.243196318</text:p>
          </table:table-cell>
          <table:table-cell office:value-type="float" office:value="0.244404107" calcext:value-type="float">
            <text:p>0.244404107</text:p>
          </table:table-cell>
          <table:table-cell office:value-type="float" office:value="0.243196318" calcext:value-type="float">
            <text:p>0.243196318</text:p>
          </table:table-cell>
          <table:table-cell office:value-type="float" office:value="0.004164137" calcext:value-type="float">
            <text:p>0.00416413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516359" calcext:value-type="float">
            <text:p>0.238516359</text:p>
          </table:table-cell>
          <table:table-cell office:value-type="float" office:value="0.247207909" calcext:value-type="float">
            <text:p>0.247207909</text:p>
          </table:table-cell>
          <table:table-cell office:value-type="float" office:value="0.244133502" calcext:value-type="float">
            <text:p>0.244133502</text:p>
          </table:table-cell>
          <table:table-cell office:value-type="float" office:value="0.243285923" calcext:value-type="float">
            <text:p>0.243285923</text:p>
          </table:table-cell>
          <table:table-cell office:value-type="float" office:value="0.244133502" calcext:value-type="float">
            <text:p>0.244133502</text:p>
          </table:table-cell>
          <table:table-cell office:value-type="float" office:value="0.243285923" calcext:value-type="float">
            <text:p>0.243285923</text:p>
          </table:table-cell>
          <table:table-cell office:value-type="float" office:value="0.003598569" calcext:value-type="float">
            <text:p>0.00359856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327842" calcext:value-type="float">
            <text:p>0.237327842</text:p>
          </table:table-cell>
          <table:table-cell office:value-type="float" office:value="0.247608453" calcext:value-type="float">
            <text:p>0.247608453</text:p>
          </table:table-cell>
          <table:table-cell office:value-type="float" office:value="0.245865017" calcext:value-type="float">
            <text:p>0.245865017</text:p>
          </table:table-cell>
          <table:table-cell office:value-type="float" office:value="0.243600437" calcext:value-type="float">
            <text:p>0.243600437</text:p>
          </table:table-cell>
          <table:table-cell office:value-type="float" office:value="0.245865017" calcext:value-type="float">
            <text:p>0.245865017</text:p>
          </table:table-cell>
          <table:table-cell office:value-type="float" office:value="0.243600437" calcext:value-type="float">
            <text:p>0.243600437</text:p>
          </table:table-cell>
          <table:table-cell office:value-type="float" office:value="0.00449214" calcext:value-type="float">
            <text:p>0.00449214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6800341" calcext:value-type="float">
            <text:p>0.236800341</text:p>
          </table:table-cell>
          <table:table-cell office:value-type="float" office:value="0.248092443" calcext:value-type="float">
            <text:p>0.248092443</text:p>
          </table:table-cell>
          <table:table-cell office:value-type="float" office:value="0.249718457" calcext:value-type="float">
            <text:p>0.249718457</text:p>
          </table:table-cell>
          <table:table-cell office:value-type="float" office:value="0.244870414" calcext:value-type="float">
            <text:p>0.244870414</text:p>
          </table:table-cell>
          <table:table-cell office:value-type="float" office:value="0.248092443" calcext:value-type="float">
            <text:p>0.248092443</text:p>
          </table:table-cell>
          <table:table-cell office:value-type="float" office:value="0.244870414" calcext:value-type="float">
            <text:p>0.244870414</text:p>
          </table:table-cell>
          <table:table-cell office:value-type="float" office:value="0.005744884" calcext:value-type="float">
            <text:p>0.00574488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351254" calcext:value-type="float">
            <text:p>0.238351254</text:p>
          </table:table-cell>
          <table:table-cell office:value-type="float" office:value="0.249320298" calcext:value-type="float">
            <text:p>0.249320298</text:p>
          </table:table-cell>
          <table:table-cell office:value-type="float" office:value="0.241641431" calcext:value-type="float">
            <text:p>0.241641431</text:p>
          </table:table-cell>
          <table:table-cell office:value-type="float" office:value="0.243104328" calcext:value-type="float">
            <text:p>0.243104328</text:p>
          </table:table-cell>
          <table:table-cell office:value-type="float" office:value="0.241641431" calcext:value-type="float">
            <text:p>0.241641431</text:p>
          </table:table-cell>
          <table:table-cell office:value-type="float" office:value="0.243104328" calcext:value-type="float">
            <text:p>0.243104328</text:p>
          </table:table-cell>
          <table:table-cell office:value-type="float" office:value="0.004596015" calcext:value-type="float">
            <text:p>0.00459601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806634" calcext:value-type="float">
            <text:p>0.238806634</text:p>
          </table:table-cell>
          <table:table-cell office:value-type="float" office:value="0.247935086" calcext:value-type="float">
            <text:p>0.247935086</text:p>
          </table:table-cell>
          <table:table-cell office:value-type="float" office:value="0.24587813" calcext:value-type="float">
            <text:p>0.24587813</text:p>
          </table:table-cell>
          <table:table-cell office:value-type="float" office:value="0.244206617" calcext:value-type="float">
            <text:p>0.244206617</text:p>
          </table:table-cell>
          <table:table-cell office:value-type="float" office:value="0.24587813" calcext:value-type="float">
            <text:p>0.24587813</text:p>
          </table:table-cell>
          <table:table-cell office:value-type="float" office:value="0.244206617" calcext:value-type="float">
            <text:p>0.244206617</text:p>
          </table:table-cell>
          <table:table-cell office:value-type="float" office:value="0.003909614" calcext:value-type="float">
            <text:p>0.003909614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058761" calcext:value-type="float">
            <text:p>0.239058761</text:p>
          </table:table-cell>
          <table:table-cell office:value-type="float" office:value="0.248039394" calcext:value-type="float">
            <text:p>0.248039394</text:p>
          </table:table-cell>
          <table:table-cell office:value-type="float" office:value="0.245658785" calcext:value-type="float">
            <text:p>0.245658785</text:p>
          </table:table-cell>
          <table:table-cell office:value-type="float" office:value="0.244252313" calcext:value-type="float">
            <text:p>0.244252313</text:p>
          </table:table-cell>
          <table:table-cell office:value-type="float" office:value="0.245658785" calcext:value-type="float">
            <text:p>0.245658785</text:p>
          </table:table-cell>
          <table:table-cell office:value-type="float" office:value="0.244252313" calcext:value-type="float">
            <text:p>0.244252313</text:p>
          </table:table-cell>
          <table:table-cell office:value-type="float" office:value="0.003798821" calcext:value-type="float">
            <text:p>0.00379882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204793" calcext:value-type="float">
            <text:p>0.239204793</text:p>
          </table:table-cell>
          <table:table-cell office:value-type="float" office:value="0.247831374" calcext:value-type="float">
            <text:p>0.247831374</text:p>
          </table:table-cell>
          <table:table-cell office:value-type="float" office:value="0.245809584" calcext:value-type="float">
            <text:p>0.245809584</text:p>
          </table:table-cell>
          <table:table-cell office:value-type="float" office:value="0.244281917" calcext:value-type="float">
            <text:p>0.244281917</text:p>
          </table:table-cell>
          <table:table-cell office:value-type="float" office:value="0.245809584" calcext:value-type="float">
            <text:p>0.245809584</text:p>
          </table:table-cell>
          <table:table-cell office:value-type="float" office:value="0.244281917" calcext:value-type="float">
            <text:p>0.244281917</text:p>
          </table:table-cell>
          <table:table-cell office:value-type="float" office:value="0.00368373" calcext:value-type="float">
            <text:p>0.0036837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96554" calcext:value-type="float">
            <text:p>0.238396554</text:p>
          </table:table-cell>
          <table:table-cell office:value-type="float" office:value="0.247947603" calcext:value-type="float">
            <text:p>0.247947603</text:p>
          </table:table-cell>
          <table:table-cell office:value-type="float" office:value="0.244225889" calcext:value-type="float">
            <text:p>0.244225889</text:p>
          </table:table-cell>
          <table:table-cell office:value-type="float" office:value="0.243523349" calcext:value-type="float">
            <text:p>0.243523349</text:p>
          </table:table-cell>
          <table:table-cell office:value-type="float" office:value="0.244225889" calcext:value-type="float">
            <text:p>0.244225889</text:p>
          </table:table-cell>
          <table:table-cell office:value-type="float" office:value="0.243523349" calcext:value-type="float">
            <text:p>0.243523349</text:p>
          </table:table-cell>
          <table:table-cell office:value-type="float" office:value="0.003930717" calcext:value-type="float">
            <text:p>0.00393071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934022" calcext:value-type="float">
            <text:p>0.237934022</text:p>
          </table:table-cell>
          <table:table-cell office:value-type="float" office:value="0.248203903" calcext:value-type="float">
            <text:p>0.248203903</text:p>
          </table:table-cell>
          <table:table-cell office:value-type="float" office:value="0.245670109" calcext:value-type="float">
            <text:p>0.245670109</text:p>
          </table:table-cell>
          <table:table-cell office:value-type="float" office:value="0.243936011" calcext:value-type="float">
            <text:p>0.243936011</text:p>
          </table:table-cell>
          <table:table-cell office:value-type="float" office:value="0.245670109" calcext:value-type="float">
            <text:p>0.245670109</text:p>
          </table:table-cell>
          <table:table-cell office:value-type="float" office:value="0.243936011" calcext:value-type="float">
            <text:p>0.243936011</text:p>
          </table:table-cell>
          <table:table-cell office:value-type="float" office:value="0.00436829" calcext:value-type="float">
            <text:p>0.0043682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360029" calcext:value-type="float">
            <text:p>0.237360029</text:p>
          </table:table-cell>
          <table:table-cell office:value-type="float" office:value="0.247848063" calcext:value-type="float">
            <text:p>0.247848063</text:p>
          </table:table-cell>
          <table:table-cell office:value-type="float" office:value="0.248506099" calcext:value-type="float">
            <text:p>0.248506099</text:p>
          </table:table-cell>
          <table:table-cell office:value-type="float" office:value="0.244571397" calcext:value-type="float">
            <text:p>0.244571397</text:p>
          </table:table-cell>
          <table:table-cell office:value-type="float" office:value="0.247848063" calcext:value-type="float">
            <text:p>0.247848063</text:p>
          </table:table-cell>
          <table:table-cell office:value-type="float" office:value="0.244571397" calcext:value-type="float">
            <text:p>0.244571397</text:p>
          </table:table-cell>
          <table:table-cell office:value-type="float" office:value="0.005106279" calcext:value-type="float">
            <text:p>0.00510627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47745" calcext:value-type="float">
            <text:p>0.23747745</text:p>
          </table:table-cell>
          <table:table-cell office:value-type="float" office:value="0.24739328" calcext:value-type="float">
            <text:p>0.24739328</text:p>
          </table:table-cell>
          <table:table-cell office:value-type="float" office:value="0.248143703" calcext:value-type="float">
            <text:p>0.248143703</text:p>
          </table:table-cell>
          <table:table-cell office:value-type="float" office:value="0.244338144" calcext:value-type="float">
            <text:p>0.244338144</text:p>
          </table:table-cell>
          <table:table-cell office:value-type="float" office:value="0.24739328" calcext:value-type="float">
            <text:p>0.24739328</text:p>
          </table:table-cell>
          <table:table-cell office:value-type="float" office:value="0.244338144" calcext:value-type="float">
            <text:p>0.244338144</text:p>
          </table:table-cell>
          <table:table-cell office:value-type="float" office:value="0.004860907" calcext:value-type="float">
            <text:p>0.00486090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120418" calcext:value-type="float">
            <text:p>0.237120418</text:p>
          </table:table-cell>
          <table:table-cell office:value-type="float" office:value="0.248031646" calcext:value-type="float">
            <text:p>0.248031646</text:p>
          </table:table-cell>
          <table:table-cell office:value-type="float" office:value="0.250117213" calcext:value-type="float">
            <text:p>0.250117213</text:p>
          </table:table-cell>
          <table:table-cell office:value-type="float" office:value="0.245089759" calcext:value-type="float">
            <text:p>0.245089759</text:p>
          </table:table-cell>
          <table:table-cell office:value-type="float" office:value="0.248031646" calcext:value-type="float">
            <text:p>0.248031646</text:p>
          </table:table-cell>
          <table:table-cell office:value-type="float" office:value="0.245089759" calcext:value-type="float">
            <text:p>0.245089759</text:p>
          </table:table-cell>
          <table:table-cell office:value-type="float" office:value="0.005699134" calcext:value-type="float">
            <text:p>0.00569913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24592" calcext:value-type="float">
            <text:p>0.23924592</text:p>
          </table:table-cell>
          <table:table-cell office:value-type="float" office:value="0.24724248" calcext:value-type="float">
            <text:p>0.24724248</text:p>
          </table:table-cell>
          <table:table-cell office:value-type="float" office:value="0.244638949" calcext:value-type="float">
            <text:p>0.244638949</text:p>
          </table:table-cell>
          <table:table-cell office:value-type="float" office:value="0.243709116" calcext:value-type="float">
            <text:p>0.243709116</text:p>
          </table:table-cell>
          <table:table-cell office:value-type="float" office:value="0.244638949" calcext:value-type="float">
            <text:p>0.244638949</text:p>
          </table:table-cell>
          <table:table-cell office:value-type="float" office:value="0.243709116" calcext:value-type="float">
            <text:p>0.243709116</text:p>
          </table:table-cell>
          <table:table-cell office:value-type="float" office:value="0.003330134" calcext:value-type="float">
            <text:p>0.00333013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165122" calcext:value-type="float">
            <text:p>0.237165122</text:p>
          </table:table-cell>
          <table:table-cell office:value-type="float" office:value="0.248891741" calcext:value-type="float">
            <text:p>0.248891741</text:p>
          </table:table-cell>
          <table:table-cell office:value-type="float" office:value="0.246759086" calcext:value-type="float">
            <text:p>0.246759086</text:p>
          </table:table-cell>
          <table:table-cell office:value-type="float" office:value="0.244271983" calcext:value-type="float">
            <text:p>0.244271983</text:p>
          </table:table-cell>
          <table:table-cell office:value-type="float" office:value="0.246759086" calcext:value-type="float">
            <text:p>0.246759086</text:p>
          </table:table-cell>
          <table:table-cell office:value-type="float" office:value="0.244271983" calcext:value-type="float">
            <text:p>0.244271983</text:p>
          </table:table-cell>
          <table:table-cell office:value-type="float" office:value="0.005100174" calcext:value-type="float">
            <text:p>0.00510017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036376" calcext:value-type="float">
            <text:p>0.237036376</text:p>
          </table:table-cell>
          <table:table-cell office:value-type="float" office:value="0.249063402" calcext:value-type="float">
            <text:p>0.249063402</text:p>
          </table:table-cell>
          <table:table-cell office:value-type="float" office:value="0.244926243" calcext:value-type="float">
            <text:p>0.244926243</text:p>
          </table:table-cell>
          <table:table-cell office:value-type="float" office:value="0.24367534" calcext:value-type="float">
            <text:p>0.24367534</text:p>
          </table:table-cell>
          <table:table-cell office:value-type="float" office:value="0.244926243" calcext:value-type="float">
            <text:p>0.244926243</text:p>
          </table:table-cell>
          <table:table-cell office:value-type="float" office:value="0.24367534" calcext:value-type="float">
            <text:p>0.24367534</text:p>
          </table:table-cell>
          <table:table-cell office:value-type="float" office:value="0.004989049" calcext:value-type="float">
            <text:p>0.004989049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206415" calcext:value-type="float">
            <text:p>0.238206415</text:p>
          </table:table-cell>
          <table:table-cell office:value-type="float" office:value="0.249459177" calcext:value-type="float">
            <text:p>0.249459177</text:p>
          </table:table-cell>
          <table:table-cell office:value-type="float" office:value="0.241483479" calcext:value-type="float">
            <text:p>0.241483479</text:p>
          </table:table-cell>
          <table:table-cell office:value-type="float" office:value="0.24304969" calcext:value-type="float">
            <text:p>0.24304969</text:p>
          </table:table-cell>
          <table:table-cell office:value-type="float" office:value="0.241483479" calcext:value-type="float">
            <text:p>0.241483479</text:p>
          </table:table-cell>
          <table:table-cell office:value-type="float" office:value="0.24304969" calcext:value-type="float">
            <text:p>0.24304969</text:p>
          </table:table-cell>
          <table:table-cell office:value-type="float" office:value="0.004725528" calcext:value-type="float">
            <text:p>0.00472552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827495" calcext:value-type="float">
            <text:p>0.238827495</text:p>
          </table:table-cell>
          <table:table-cell office:value-type="float" office:value="0.248873263" calcext:value-type="float">
            <text:p>0.248873263</text:p>
          </table:table-cell>
          <table:table-cell office:value-type="float" office:value="0.242980748" calcext:value-type="float">
            <text:p>0.242980748</text:p>
          </table:table-cell>
          <table:table-cell office:value-type="float" office:value="0.243560502" calcext:value-type="float">
            <text:p>0.243560502</text:p>
          </table:table-cell>
          <table:table-cell office:value-type="float" office:value="0.242980748" calcext:value-type="float">
            <text:p>0.242980748</text:p>
          </table:table-cell>
          <table:table-cell office:value-type="float" office:value="0.243560502" calcext:value-type="float">
            <text:p>0.243560502</text:p>
          </table:table-cell>
          <table:table-cell office:value-type="float" office:value="0.004121606" calcext:value-type="float">
            <text:p>0.00412160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9102869" calcext:value-type="float">
            <text:p>0.239102869</text:p>
          </table:table-cell>
          <table:table-cell office:value-type="float" office:value="0.248429209" calcext:value-type="float">
            <text:p>0.248429209</text:p>
          </table:table-cell>
          <table:table-cell office:value-type="float" office:value="0.246406823" calcext:value-type="float">
            <text:p>0.246406823</text:p>
          </table:table-cell>
          <table:table-cell office:value-type="float" office:value="0.2446463" calcext:value-type="float">
            <text:p>0.2446463</text:p>
          </table:table-cell>
          <table:table-cell office:value-type="float" office:value="0.246406823" calcext:value-type="float">
            <text:p>0.246406823</text:p>
          </table:table-cell>
          <table:table-cell office:value-type="float" office:value="0.2446463" calcext:value-type="float">
            <text:p>0.2446463</text:p>
          </table:table-cell>
          <table:table-cell office:value-type="float" office:value="0.004005807" calcext:value-type="float">
            <text:p>0.00400580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8903193" calcext:value-type="float">
            <text:p>0.238903193</text:p>
          </table:table-cell>
          <table:table-cell office:value-type="float" office:value="0.248851806" calcext:value-type="float">
            <text:p>0.248851806</text:p>
          </table:table-cell>
          <table:table-cell office:value-type="float" office:value="0.246844917" calcext:value-type="float">
            <text:p>0.246844917</text:p>
          </table:table-cell>
          <table:table-cell office:value-type="float" office:value="0.244866639" calcext:value-type="float">
            <text:p>0.244866639</text:p>
          </table:table-cell>
          <table:table-cell office:value-type="float" office:value="0.246844917" calcext:value-type="float">
            <text:p>0.246844917</text:p>
          </table:table-cell>
          <table:table-cell office:value-type="float" office:value="0.244866639" calcext:value-type="float">
            <text:p>0.244866639</text:p>
          </table:table-cell>
          <table:table-cell office:value-type="float" office:value="0.00429565" calcext:value-type="float">
            <text:p>0.0042956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074523" calcext:value-type="float">
            <text:p>0.237074523</text:p>
          </table:table-cell>
          <table:table-cell office:value-type="float" office:value="0.24890247" calcext:value-type="float">
            <text:p>0.24890247</text:p>
          </table:table-cell>
          <table:table-cell office:value-type="float" office:value="0.248091846" calcext:value-type="float">
            <text:p>0.248091846</text:p>
          </table:table-cell>
          <table:table-cell office:value-type="float" office:value="0.244689613" calcext:value-type="float">
            <text:p>0.244689613</text:p>
          </table:table-cell>
          <table:table-cell office:value-type="float" office:value="0.248091846" calcext:value-type="float">
            <text:p>0.248091846</text:p>
          </table:table-cell>
          <table:table-cell office:value-type="float" office:value="0.244689613" calcext:value-type="float">
            <text:p>0.244689613</text:p>
          </table:table-cell>
          <table:table-cell office:value-type="float" office:value="0.005394842" calcext:value-type="float">
            <text:p>0.00539484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45912" calcext:value-type="float">
            <text:p>0.237045912</text:p>
          </table:table-cell>
          <table:table-cell office:value-type="float" office:value="0.249350697" calcext:value-type="float">
            <text:p>0.249350697</text:p>
          </table:table-cell>
          <table:table-cell office:value-type="float" office:value="0.244950681" calcext:value-type="float">
            <text:p>0.244950681</text:p>
          </table:table-cell>
          <table:table-cell office:value-type="float" office:value="0.24378243" calcext:value-type="float">
            <text:p>0.24378243</text:p>
          </table:table-cell>
          <table:table-cell office:value-type="float" office:value="0.244950681" calcext:value-type="float">
            <text:p>0.244950681</text:p>
          </table:table-cell>
          <table:table-cell office:value-type="float" office:value="0.24378243" calcext:value-type="float">
            <text:p>0.24378243</text:p>
          </table:table-cell>
          <table:table-cell office:value-type="float" office:value="0.005090877" calcext:value-type="float">
            <text:p>0.00509087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6509" calcext:value-type="float">
            <text:p>0.2376509</text:p>
          </table:table-cell>
          <table:table-cell office:value-type="float" office:value="0.249858528" calcext:value-type="float">
            <text:p>0.249858528</text:p>
          </table:table-cell>
          <table:table-cell office:value-type="float" office:value="0.241394072" calcext:value-type="float">
            <text:p>0.241394072</text:p>
          </table:table-cell>
          <table:table-cell office:value-type="float" office:value="0.242967833" calcext:value-type="float">
            <text:p>0.242967833</text:p>
          </table:table-cell>
          <table:table-cell office:value-type="float" office:value="0.241394072" calcext:value-type="float">
            <text:p>0.241394072</text:p>
          </table:table-cell>
          <table:table-cell office:value-type="float" office:value="0.242967833" calcext:value-type="float">
            <text:p>0.242967833</text:p>
          </table:table-cell>
          <table:table-cell office:value-type="float" office:value="0.005106473" calcext:value-type="float">
            <text:p>0.00510647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236813" calcext:value-type="float">
            <text:p>0.238236813</text:p>
          </table:table-cell>
          <table:table-cell office:value-type="float" office:value="0.249865085" calcext:value-type="float">
            <text:p>0.249865085</text:p>
          </table:table-cell>
          <table:table-cell office:value-type="float" office:value="0.240621595" calcext:value-type="float">
            <text:p>0.240621595</text:p>
          </table:table-cell>
          <table:table-cell office:value-type="float" office:value="0.242907831" calcext:value-type="float">
            <text:p>0.242907831</text:p>
          </table:table-cell>
          <table:table-cell office:value-type="float" office:value="0.240621595" calcext:value-type="float">
            <text:p>0.240621595</text:p>
          </table:table-cell>
          <table:table-cell office:value-type="float" office:value="0.242907831" calcext:value-type="float">
            <text:p>0.242907831</text:p>
          </table:table-cell>
          <table:table-cell office:value-type="float" office:value="0.005014933" calcext:value-type="float">
            <text:p>0.00501493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875609" calcext:value-type="float">
            <text:p>0.237875609</text:p>
          </table:table-cell>
          <table:table-cell office:value-type="float" office:value="0.249875218" calcext:value-type="float">
            <text:p>0.249875218</text:p>
          </table:table-cell>
          <table:table-cell office:value-type="float" office:value="0.241514473" calcext:value-type="float">
            <text:p>0.241514473</text:p>
          </table:table-cell>
          <table:table-cell office:value-type="float" office:value="0.243088433" calcext:value-type="float">
            <text:p>0.243088433</text:p>
          </table:table-cell>
          <table:table-cell office:value-type="float" office:value="0.241514473" calcext:value-type="float">
            <text:p>0.241514473</text:p>
          </table:table-cell>
          <table:table-cell office:value-type="float" office:value="0.243088433" calcext:value-type="float">
            <text:p>0.243088433</text:p>
          </table:table-cell>
          <table:table-cell office:value-type="float" office:value="0.005023655" calcext:value-type="float">
            <text:p>0.00502365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493543" calcext:value-type="float">
            <text:p>0.237493543</text:p>
          </table:table-cell>
          <table:table-cell office:value-type="float" office:value="0.24954918" calcext:value-type="float">
            <text:p>0.24954918</text:p>
          </table:table-cell>
          <table:table-cell office:value-type="float" office:value="0.243073731" calcext:value-type="float">
            <text:p>0.243073731</text:p>
          </table:table-cell>
          <table:table-cell office:value-type="float" office:value="0.243372151" calcext:value-type="float">
            <text:p>0.243372151</text:p>
          </table:table-cell>
          <table:table-cell office:value-type="float" office:value="0.243073731" calcext:value-type="float">
            <text:p>0.243073731</text:p>
          </table:table-cell>
          <table:table-cell office:value-type="float" office:value="0.243372151" calcext:value-type="float">
            <text:p>0.243372151</text:p>
          </table:table-cell>
          <table:table-cell office:value-type="float" office:value="0.004926215" calcext:value-type="float">
            <text:p>0.00492621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220554" calcext:value-type="float">
            <text:p>0.237220554</text:p>
          </table:table-cell>
          <table:table-cell office:value-type="float" office:value="0.249305397" calcext:value-type="float">
            <text:p>0.249305397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43779251" calcext:value-type="float">
            <text:p>0.243779251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43779251" calcext:value-type="float">
            <text:p>0.243779251</text:p>
          </table:table-cell>
          <table:table-cell office:value-type="float" office:value="0.004987349" calcext:value-type="float">
            <text:p>0.00498734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758295" calcext:value-type="float">
            <text:p>0.23758295</text:p>
          </table:table-cell>
          <table:table-cell office:value-type="float" office:value="0.249481827" calcext:value-type="float">
            <text:p>0.249481827</text:p>
          </table:table-cell>
          <table:table-cell office:value-type="float" office:value="0.244388013" calcext:value-type="float">
            <text:p>0.244388013</text:p>
          </table:table-cell>
          <table:table-cell office:value-type="float" office:value="0.243817597" calcext:value-type="float">
            <text:p>0.243817597</text:p>
          </table:table-cell>
          <table:table-cell office:value-type="float" office:value="0.244388013" calcext:value-type="float">
            <text:p>0.244388013</text:p>
          </table:table-cell>
          <table:table-cell office:value-type="float" office:value="0.243817597" calcext:value-type="float">
            <text:p>0.243817597</text:p>
          </table:table-cell>
          <table:table-cell office:value-type="float" office:value="0.004874413" calcext:value-type="float">
            <text:p>0.00487441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50265" calcext:value-type="float">
            <text:p>0.23850265</text:p>
          </table:table-cell>
          <table:table-cell office:value-type="float" office:value="0.249547392" calcext:value-type="float">
            <text:p>0.249547392</text:p>
          </table:table-cell>
          <table:table-cell office:value-type="float" office:value="0.241476922" calcext:value-type="float">
            <text:p>0.241476922</text:p>
          </table:table-cell>
          <table:table-cell office:value-type="float" office:value="0.243175655" calcext:value-type="float">
            <text:p>0.243175655</text:p>
          </table:table-cell>
          <table:table-cell office:value-type="float" office:value="0.241476922" calcext:value-type="float">
            <text:p>0.241476922</text:p>
          </table:table-cell>
          <table:table-cell office:value-type="float" office:value="0.243175655" calcext:value-type="float">
            <text:p>0.243175655</text:p>
          </table:table-cell>
          <table:table-cell office:value-type="float" office:value="0.004666251" calcext:value-type="float">
            <text:p>0.00466625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8975911" calcext:value-type="float">
            <text:p>0.238975911</text:p>
          </table:table-cell>
          <table:table-cell office:value-type="float" office:value="0.247622162" calcext:value-type="float">
            <text:p>0.247622162</text:p>
          </table:table-cell>
          <table:table-cell office:value-type="float" office:value="0.244988828" calcext:value-type="float">
            <text:p>0.244988828</text:p>
          </table:table-cell>
          <table:table-cell office:value-type="float" office:value="0.2438623" calcext:value-type="float">
            <text:p>0.2438623</text:p>
          </table:table-cell>
          <table:table-cell office:value-type="float" office:value="0.244988828" calcext:value-type="float">
            <text:p>0.244988828</text:p>
          </table:table-cell>
          <table:table-cell office:value-type="float" office:value="0.2438623" calcext:value-type="float">
            <text:p>0.2438623</text:p>
          </table:table-cell>
          <table:table-cell office:value-type="float" office:value="0.003618583" calcext:value-type="float">
            <text:p>0.00361858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6967234" calcext:value-type="float">
            <text:p>0.236967234</text:p>
          </table:table-cell>
          <table:table-cell office:value-type="float" office:value="0.248330861" calcext:value-type="float">
            <text:p>0.248330861</text:p>
          </table:table-cell>
          <table:table-cell office:value-type="float" office:value="0.250367552" calcext:value-type="float">
            <text:p>0.250367552</text:p>
          </table:table-cell>
          <table:table-cell office:value-type="float" office:value="0.245221882" calcext:value-type="float">
            <text:p>0.245221882</text:p>
          </table:table-cell>
          <table:table-cell office:value-type="float" office:value="0.248330861" calcext:value-type="float">
            <text:p>0.248330861</text:p>
          </table:table-cell>
          <table:table-cell office:value-type="float" office:value="0.245221882" calcext:value-type="float">
            <text:p>0.245221882</text:p>
          </table:table-cell>
          <table:table-cell office:value-type="float" office:value="0.005895843" calcext:value-type="float">
            <text:p>0.00589584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.4282" calcext:value-type="float">
            <text:p>25.4282</text:p>
          </table:table-cell>
          <table:table-cell office:value-type="float" office:value="0.237268834" calcext:value-type="float">
            <text:p>0.237268834</text:p>
          </table:table-cell>
          <table:table-cell office:value-type="float" office:value="0.248481661" calcext:value-type="float">
            <text:p>0.248481661</text:p>
          </table:table-cell>
          <table:table-cell office:value-type="float" office:value="0.250377685" calcext:value-type="float">
            <text:p>0.250377685</text:p>
          </table:table-cell>
          <table:table-cell office:value-type="float" office:value="0.24537606" calcext:value-type="float">
            <text:p>0.24537606</text:p>
          </table:table-cell>
          <table:table-cell office:value-type="float" office:value="0.248481661" calcext:value-type="float">
            <text:p>0.248481661</text:p>
          </table:table-cell>
          <table:table-cell office:value-type="float" office:value="0.24537606" calcext:value-type="float">
            <text:p>0.24537606</text:p>
          </table:table-cell>
          <table:table-cell office:value-type="float" office:value="0.005784696" calcext:value-type="float">
            <text:p>0.00578469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7460761" calcext:value-type="float">
            <text:p>0.237460761</text:p>
          </table:table-cell>
          <table:table-cell office:value-type="float" office:value="0.249384075" calcext:value-type="float">
            <text:p>0.249384075</text:p>
          </table:table-cell>
          <table:table-cell office:value-type="float" office:value="0.243743687" calcext:value-type="float">
            <text:p>0.243743687</text:p>
          </table:table-cell>
          <table:table-cell office:value-type="float" office:value="0.243529508" calcext:value-type="float">
            <text:p>0.243529508</text:p>
          </table:table-cell>
          <table:table-cell office:value-type="float" office:value="0.243743687" calcext:value-type="float">
            <text:p>0.243743687</text:p>
          </table:table-cell>
          <table:table-cell office:value-type="float" office:value="0.243529508" calcext:value-type="float">
            <text:p>0.243529508</text:p>
          </table:table-cell>
          <table:table-cell office:value-type="float" office:value="0.004870028" calcext:value-type="float">
            <text:p>0.00487002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913922" calcext:value-type="float">
            <text:p>0.238913922</text:p>
          </table:table-cell>
          <table:table-cell office:value-type="float" office:value="0.249528915" calcext:value-type="float">
            <text:p>0.249528915</text:p>
          </table:table-cell>
          <table:table-cell office:value-type="float" office:value="0.243927865" calcext:value-type="float">
            <text:p>0.243927865</text:p>
          </table:table-cell>
          <table:table-cell office:value-type="float" office:value="0.244123567" calcext:value-type="float">
            <text:p>0.244123567</text:p>
          </table:table-cell>
          <table:table-cell office:value-type="float" office:value="0.243927865" calcext:value-type="float">
            <text:p>0.243927865</text:p>
          </table:table-cell>
          <table:table-cell office:value-type="float" office:value="0.244123567" calcext:value-type="float">
            <text:p>0.244123567</text:p>
          </table:table-cell>
          <table:table-cell office:value-type="float" office:value="0.004335761" calcext:value-type="float">
            <text:p>0.004335761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72523" calcext:value-type="float">
            <text:p>0.238672523</text:p>
          </table:table-cell>
          <table:table-cell office:value-type="float" office:value="0.249370366" calcext:value-type="float">
            <text:p>0.249370366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43471095" calcext:value-type="float">
            <text:p>0.243471095</text:p>
          </table:table-cell>
          <table:table-cell office:value-type="float" office:value="0.242370396" calcext:value-type="float">
            <text:p>0.242370396</text:p>
          </table:table-cell>
          <table:table-cell office:value-type="float" office:value="0.243471095" calcext:value-type="float">
            <text:p>0.243471095</text:p>
          </table:table-cell>
          <table:table-cell office:value-type="float" office:value="0.004436186" calcext:value-type="float">
            <text:p>0.004436186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182143" calcext:value-type="float">
            <text:p>0.239182143</text:p>
          </table:table-cell>
          <table:table-cell office:value-type="float" office:value="0.249165326" calcext:value-type="float">
            <text:p>0.249165326</text:p>
          </table:table-cell>
          <table:table-cell office:value-type="float" office:value="0.245786935" calcext:value-type="float">
            <text:p>0.245786935</text:p>
          </table:table-cell>
          <table:table-cell office:value-type="float" office:value="0.244711468" calcext:value-type="float">
            <text:p>0.244711468</text:p>
          </table:table-cell>
          <table:table-cell office:value-type="float" office:value="0.245786935" calcext:value-type="float">
            <text:p>0.245786935</text:p>
          </table:table-cell>
          <table:table-cell office:value-type="float" office:value="0.244711468" calcext:value-type="float">
            <text:p>0.244711468</text:p>
          </table:table-cell>
          <table:table-cell office:value-type="float" office:value="0.004145958" calcext:value-type="float">
            <text:p>0.00414595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.43325" calcext:value-type="float">
            <text:p>25.43325</text:p>
          </table:table-cell>
          <table:table-cell office:value-type="float" office:value="0.239379435" calcext:value-type="float">
            <text:p>0.239379435</text:p>
          </table:table-cell>
          <table:table-cell office:value-type="float" office:value="0.248785645" calcext:value-type="float">
            <text:p>0.248785645</text:p>
          </table:table-cell>
          <table:table-cell office:value-type="float" office:value="0.246023565" calcext:value-type="float">
            <text:p>0.24602356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246023565" calcext:value-type="float">
            <text:p>0.246023565</text:p>
          </table:table-cell>
          <table:table-cell office:value-type="float" office:value="0.244729548" calcext:value-type="float">
            <text:p>0.244729548</text:p>
          </table:table-cell>
          <table:table-cell office:value-type="float" office:value="0.003947578" calcext:value-type="float">
            <text:p>0.003947578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504008" calcext:value-type="float">
            <text:p>0.239504008</text:p>
          </table:table-cell>
          <table:table-cell office:value-type="float" office:value="0.24849835" calcext:value-type="float">
            <text:p>0.24849835</text:p>
          </table:table-cell>
          <table:table-cell office:value-type="float" office:value="0.24639073" calcext:value-type="float">
            <text:p>0.24639073</text:p>
          </table:table-cell>
          <table:table-cell office:value-type="float" office:value="0.244797696" calcext:value-type="float">
            <text:p>0.244797696</text:p>
          </table:table-cell>
          <table:table-cell office:value-type="float" office:value="0.24639073" calcext:value-type="float">
            <text:p>0.24639073</text:p>
          </table:table-cell>
          <table:table-cell office:value-type="float" office:value="0.244797696" calcext:value-type="float">
            <text:p>0.244797696</text:p>
          </table:table-cell>
          <table:table-cell office:value-type="float" office:value="0.003840821" calcext:value-type="float">
            <text:p>0.00384082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239364" calcext:value-type="float">
            <text:p>0.239239364</text:p>
          </table:table-cell>
          <table:table-cell office:value-type="float" office:value="0.248118669" calcext:value-type="float">
            <text:p>0.248118669</text:p>
          </table:table-cell>
          <table:table-cell office:value-type="float" office:value="0.247309833" calcext:value-type="float">
            <text:p>0.247309833</text:p>
          </table:table-cell>
          <table:table-cell office:value-type="float" office:value="0.244889289" calcext:value-type="float">
            <text:p>0.244889289</text:p>
          </table:table-cell>
          <table:table-cell office:value-type="float" office:value="0.247309833" calcext:value-type="float">
            <text:p>0.247309833</text:p>
          </table:table-cell>
          <table:table-cell office:value-type="float" office:value="0.244889289" calcext:value-type="float">
            <text:p>0.244889289</text:p>
          </table:table-cell>
          <table:table-cell office:value-type="float" office:value="0.004008723" calcext:value-type="float">
            <text:p>0.00400872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9005713" calcext:value-type="float">
            <text:p>0.239005713</text:p>
          </table:table-cell>
          <table:table-cell office:value-type="float" office:value="0.24823311" calcext:value-type="float">
            <text:p>0.24823311</text:p>
          </table:table-cell>
          <table:table-cell office:value-type="float" office:value="0.245544344" calcext:value-type="float">
            <text:p>0.245544344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245544344" calcext:value-type="float">
            <text:p>0.245544344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003874819" calcext:value-type="float">
            <text:p>0.00387481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22455" calcext:value-type="float">
            <text:p>0.238622455</text:p>
          </table:table-cell>
          <table:table-cell office:value-type="float" office:value="0.248145491" calcext:value-type="float">
            <text:p>0.248145491</text:p>
          </table:table-cell>
          <table:table-cell office:value-type="float" office:value="0.245449572" calcext:value-type="float">
            <text:p>0.245449572</text:p>
          </table:table-cell>
          <table:table-cell office:value-type="float" office:value="0.244072506" calcext:value-type="float">
            <text:p>0.244072506</text:p>
          </table:table-cell>
          <table:table-cell office:value-type="float" office:value="0.245449572" calcext:value-type="float">
            <text:p>0.245449572</text:p>
          </table:table-cell>
          <table:table-cell office:value-type="float" office:value="0.244072506" calcext:value-type="float">
            <text:p>0.244072506</text:p>
          </table:table-cell>
          <table:table-cell office:value-type="float" office:value="0.004007849" calcext:value-type="float">
            <text:p>0.00400784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078695" calcext:value-type="float">
            <text:p>0.237078695</text:p>
          </table:table-cell>
          <table:table-cell office:value-type="float" office:value="0.249450833" calcext:value-type="float">
            <text:p>0.249450833</text:p>
          </table:table-cell>
          <table:table-cell office:value-type="float" office:value="0.248234898" calcext:value-type="float">
            <text:p>0.248234898</text:p>
          </table:table-cell>
          <table:table-cell office:value-type="float" office:value="0.244921475" calcext:value-type="float">
            <text:p>0.244921475</text:p>
          </table:table-cell>
          <table:table-cell office:value-type="float" office:value="0.248234898" calcext:value-type="float">
            <text:p>0.248234898</text:p>
          </table:table-cell>
          <table:table-cell office:value-type="float" office:value="0.244921475" calcext:value-type="float">
            <text:p>0.244921475</text:p>
          </table:table-cell>
          <table:table-cell office:value-type="float" office:value="0.005567856" calcext:value-type="float">
            <text:p>0.00556785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7889318" calcext:value-type="float">
            <text:p>0.237889318</text:p>
          </table:table-cell>
          <table:table-cell office:value-type="float" office:value="0.2496517" calcext:value-type="float">
            <text:p>0.2496517</text:p>
          </table:table-cell>
          <table:table-cell office:value-type="float" office:value="0.244230657" calcext:value-type="float">
            <text:p>0.244230657</text:p>
          </table:table-cell>
          <table:table-cell office:value-type="float" office:value="0.243923892" calcext:value-type="float">
            <text:p>0.243923892</text:p>
          </table:table-cell>
          <table:table-cell office:value-type="float" office:value="0.244230657" calcext:value-type="float">
            <text:p>0.244230657</text:p>
          </table:table-cell>
          <table:table-cell office:value-type="float" office:value="0.243923892" calcext:value-type="float">
            <text:p>0.243923892</text:p>
          </table:table-cell>
          <table:table-cell office:value-type="float" office:value="0.004806869" calcext:value-type="float">
            <text:p>0.00480686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258271" calcext:value-type="float">
            <text:p>0.238258271</text:p>
          </table:table-cell>
          <table:table-cell office:value-type="float" office:value="0.250076085" calcext:value-type="float">
            <text:p>0.250076085</text:p>
          </table:table-cell>
          <table:table-cell office:value-type="float" office:value="0.242574244" calcext:value-type="float">
            <text:p>0.242574244</text:p>
          </table:table-cell>
          <table:table-cell office:value-type="float" office:value="0.2436362" calcext:value-type="float">
            <text:p>0.2436362</text:p>
          </table:table-cell>
          <table:table-cell office:value-type="float" office:value="0.242574244" calcext:value-type="float">
            <text:p>0.242574244</text:p>
          </table:table-cell>
          <table:table-cell office:value-type="float" office:value="0.2436362" calcext:value-type="float">
            <text:p>0.2436362</text:p>
          </table:table-cell>
          <table:table-cell office:value-type="float" office:value="0.00488269" calcext:value-type="float">
            <text:p>0.0048826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20071" calcext:value-type="float">
            <text:p>0.238620071</text:p>
          </table:table-cell>
          <table:table-cell office:value-type="float" office:value="0.249647528" calcext:value-type="float">
            <text:p>0.249647528</text:p>
          </table:table-cell>
          <table:table-cell office:value-type="float" office:value="0.242254167" calcext:value-type="float">
            <text:p>0.242254167</text:p>
          </table:table-cell>
          <table:table-cell office:value-type="float" office:value="0.243507255" calcext:value-type="float">
            <text:p>0.243507255</text:p>
          </table:table-cell>
          <table:table-cell office:value-type="float" office:value="0.242254167" calcext:value-type="float">
            <text:p>0.242254167</text:p>
          </table:table-cell>
          <table:table-cell office:value-type="float" office:value="0.243507255" calcext:value-type="float">
            <text:p>0.243507255</text:p>
          </table:table-cell>
          <table:table-cell office:value-type="float" office:value="0.004588309" calcext:value-type="float">
            <text:p>0.004588309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12081" calcext:value-type="float">
            <text:p>0.239312081</text:p>
          </table:table-cell>
          <table:table-cell office:value-type="float" office:value="0.249308377" calcext:value-type="float">
            <text:p>0.249308377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244687825" calcext:value-type="float">
            <text:p>0.244687825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244687825" calcext:value-type="float">
            <text:p>0.244687825</text:p>
          </table:table-cell>
          <table:table-cell office:value-type="float" office:value="0.00411576" calcext:value-type="float">
            <text:p>0.0041157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9416985" calcext:value-type="float">
            <text:p>0.239416985</text:p>
          </table:table-cell>
          <table:table-cell office:value-type="float" office:value="0.248995453" calcext:value-type="float">
            <text:p>0.248995453</text:p>
          </table:table-cell>
          <table:table-cell office:value-type="float" office:value="0.247916609" calcext:value-type="float">
            <text:p>0.247916609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247916609" calcext:value-type="float">
            <text:p>0.247916609</text:p>
          </table:table-cell>
          <table:table-cell office:value-type="float" office:value="0.245443016" calcext:value-type="float">
            <text:p>0.245443016</text:p>
          </table:table-cell>
          <table:table-cell office:value-type="float" office:value="0.004283749" calcext:value-type="float">
            <text:p>0.00428374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641529" calcext:value-type="float">
            <text:p>0.238641529</text:p>
          </table:table-cell>
          <table:table-cell office:value-type="float" office:value="0.248063236" calcext:value-type="float">
            <text:p>0.248063236</text:p>
          </table:table-cell>
          <table:table-cell office:value-type="float" office:value="0.246078401" calcext:value-type="float">
            <text:p>0.246078401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246078401" calcext:value-type="float">
            <text:p>0.246078401</text:p>
          </table:table-cell>
          <table:table-cell office:value-type="float" office:value="0.244261056" calcext:value-type="float">
            <text:p>0.244261056</text:p>
          </table:table-cell>
          <table:table-cell office:value-type="float" office:value="0.004055383" calcext:value-type="float">
            <text:p>0.00405538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127737" calcext:value-type="float">
            <text:p>0.238127737</text:p>
          </table:table-cell>
          <table:table-cell office:value-type="float" office:value="0.24803403" calcext:value-type="float">
            <text:p>0.24803403</text:p>
          </table:table-cell>
          <table:table-cell office:value-type="float" office:value="0.247089892" calcext:value-type="float">
            <text:p>0.247089892</text:p>
          </table:table-cell>
          <table:table-cell office:value-type="float" office:value="0.24441722" calcext:value-type="float">
            <text:p>0.24441722</text:p>
          </table:table-cell>
          <table:table-cell office:value-type="float" office:value="0.247089892" calcext:value-type="float">
            <text:p>0.247089892</text:p>
          </table:table-cell>
          <table:table-cell office:value-type="float" office:value="0.24441722" calcext:value-type="float">
            <text:p>0.24441722</text:p>
          </table:table-cell>
          <table:table-cell office:value-type="float" office:value="0.004464008" calcext:value-type="float">
            <text:p>0.00446400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385063" calcext:value-type="float">
            <text:p>0.237385063</text:p>
          </table:table-cell>
          <table:table-cell office:value-type="float" office:value="0.248892337" calcext:value-type="float">
            <text:p>0.248892337</text:p>
          </table:table-cell>
          <table:table-cell office:value-type="float" office:value="0.25067988" calcext:value-type="float">
            <text:p>0.25067988</text:p>
          </table:table-cell>
          <table:table-cell office:value-type="float" office:value="0.245652427" calcext:value-type="float">
            <text:p>0.245652427</text:p>
          </table:table-cell>
          <table:table-cell office:value-type="float" office:value="0.248892337" calcext:value-type="float">
            <text:p>0.248892337</text:p>
          </table:table-cell>
          <table:table-cell office:value-type="float" office:value="0.245652427" calcext:value-type="float">
            <text:p>0.245652427</text:p>
          </table:table-cell>
          <table:table-cell office:value-type="float" office:value="0.005891282" calcext:value-type="float">
            <text:p>0.00589128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692027" calcext:value-type="float">
            <text:p>0.237692027</text:p>
          </table:table-cell>
          <table:table-cell office:value-type="float" office:value="0.249264866" calcext:value-type="float">
            <text:p>0.249264866</text:p>
          </table:table-cell>
          <table:table-cell office:value-type="float" office:value="0.249279767" calcext:value-type="float">
            <text:p>0.249279767</text:p>
          </table:table-cell>
          <table:table-cell office:value-type="float" office:value="0.24541222" calcext:value-type="float">
            <text:p>0.24541222</text:p>
          </table:table-cell>
          <table:table-cell office:value-type="float" office:value="0.249264866" calcext:value-type="float">
            <text:p>0.249264866</text:p>
          </table:table-cell>
          <table:table-cell office:value-type="float" office:value="0.24541222" calcext:value-type="float">
            <text:p>0.24541222</text:p>
          </table:table-cell>
          <table:table-cell office:value-type="float" office:value="0.005459004" calcext:value-type="float">
            <text:p>0.00545900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509637" calcext:value-type="float">
            <text:p>0.237509637</text:p>
          </table:table-cell>
          <table:table-cell office:value-type="float" office:value="0.249596268" calcext:value-type="float">
            <text:p>0.249596268</text:p>
          </table:table-cell>
          <table:table-cell office:value-type="float" office:value="0.247409969" calcext:value-type="float">
            <text:p>0.247409969</text:p>
          </table:table-cell>
          <table:table-cell office:value-type="float" office:value="0.244838625" calcext:value-type="float">
            <text:p>0.244838625</text:p>
          </table:table-cell>
          <table:table-cell office:value-type="float" office:value="0.247409969" calcext:value-type="float">
            <text:p>0.247409969</text:p>
          </table:table-cell>
          <table:table-cell office:value-type="float" office:value="0.244838625" calcext:value-type="float">
            <text:p>0.244838625</text:p>
          </table:table-cell>
          <table:table-cell office:value-type="float" office:value="0.005258677" calcext:value-type="float">
            <text:p>0.00525867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814382" calcext:value-type="float">
            <text:p>0.238814382</text:p>
          </table:table-cell>
          <table:table-cell office:value-type="float" office:value="0.249143273" calcext:value-type="float">
            <text:p>0.249143273</text:p>
          </table:table-cell>
          <table:table-cell office:value-type="float" office:value="0.242273836" calcext:value-type="float">
            <text:p>0.242273836</text:p>
          </table:table-cell>
          <table:table-cell office:value-type="float" office:value="0.243410497" calcext:value-type="float">
            <text:p>0.243410497</text:p>
          </table:table-cell>
          <table:table-cell office:value-type="float" office:value="0.242273836" calcext:value-type="float">
            <text:p>0.242273836</text:p>
          </table:table-cell>
          <table:table-cell office:value-type="float" office:value="0.243410497" calcext:value-type="float">
            <text:p>0.243410497</text:p>
          </table:table-cell>
          <table:table-cell office:value-type="float" office:value="0.004292667" calcext:value-type="float">
            <text:p>0.004292667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14042" calcext:value-type="float">
            <text:p>0.23914042</text:p>
          </table:table-cell>
          <table:table-cell office:value-type="float" office:value="0.248724252" calcext:value-type="float">
            <text:p>0.248724252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43831306" calcext:value-type="float">
            <text:p>0.243831306</text:p>
          </table:table-cell>
          <table:table-cell office:value-type="float" office:value="0.243629246" calcext:value-type="float">
            <text:p>0.243629246</text:p>
          </table:table-cell>
          <table:table-cell office:value-type="float" office:value="0.243831306" calcext:value-type="float">
            <text:p>0.243831306</text:p>
          </table:table-cell>
          <table:table-cell office:value-type="float" office:value="0.003915191" calcext:value-type="float">
            <text:p>0.00391519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10889" calcext:value-type="float">
            <text:p>0.239310889</text:p>
          </table:table-cell>
          <table:table-cell office:value-type="float" office:value="0.248369008" calcext:value-type="float">
            <text:p>0.248369008</text:p>
          </table:table-cell>
          <table:table-cell office:value-type="float" office:value="0.246285229" calcext:value-type="float">
            <text:p>0.246285229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246285229" calcext:value-type="float">
            <text:p>0.246285229</text:p>
          </table:table-cell>
          <table:table-cell office:value-type="float" office:value="0.244655042" calcext:value-type="float">
            <text:p>0.244655042</text:p>
          </table:table-cell>
          <table:table-cell office:value-type="float" office:value="0.003873458" calcext:value-type="float">
            <text:p>0.0038734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754944" calcext:value-type="float">
            <text:p>0.239754944</text:p>
          </table:table-cell>
          <table:table-cell office:value-type="float" office:value="0.247839123" calcext:value-type="float">
            <text:p>0.247839123</text:p>
          </table:table-cell>
          <table:table-cell office:value-type="float" office:value="0.248077541" calcext:value-type="float">
            <text:p>0.248077541</text:p>
          </table:table-cell>
          <table:table-cell office:value-type="float" office:value="0.245223869" calcext:value-type="float">
            <text:p>0.245223869</text:p>
          </table:table-cell>
          <table:table-cell office:value-type="float" office:value="0.247839123" calcext:value-type="float">
            <text:p>0.247839123</text:p>
          </table:table-cell>
          <table:table-cell office:value-type="float" office:value="0.245223869" calcext:value-type="float">
            <text:p>0.245223869</text:p>
          </table:table-cell>
          <table:table-cell office:value-type="float" office:value="0.003868339" calcext:value-type="float">
            <text:p>0.00386833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52189" calcext:value-type="float">
            <text:p>0.23952189</text:p>
          </table:table-cell>
          <table:table-cell office:value-type="float" office:value="0.247938663" calcext:value-type="float">
            <text:p>0.247938663</text:p>
          </table:table-cell>
          <table:table-cell office:value-type="float" office:value="0.247842699" calcext:value-type="float">
            <text:p>0.247842699</text:p>
          </table:table-cell>
          <table:table-cell office:value-type="float" office:value="0.245101084" calcext:value-type="float">
            <text:p>0.245101084</text:p>
          </table:table-cell>
          <table:table-cell office:value-type="float" office:value="0.247842699" calcext:value-type="float">
            <text:p>0.247842699</text:p>
          </table:table-cell>
          <table:table-cell office:value-type="float" office:value="0.245101084" calcext:value-type="float">
            <text:p>0.245101084</text:p>
          </table:table-cell>
          <table:table-cell office:value-type="float" office:value="0.003945281" calcext:value-type="float">
            <text:p>0.00394528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263205" calcext:value-type="float">
            <text:p>0.239263205</text:p>
          </table:table-cell>
          <table:table-cell office:value-type="float" office:value="0.246959954" calcext:value-type="float">
            <text:p>0.246959954</text:p>
          </table:table-cell>
          <table:table-cell office:value-type="float" office:value="0.246614247" calcext:value-type="float">
            <text:p>0.246614247</text:p>
          </table:table-cell>
          <table:table-cell office:value-type="float" office:value="0.244279136" calcext:value-type="float">
            <text:p>0.244279136</text:p>
          </table:table-cell>
          <table:table-cell office:value-type="float" office:value="0.246614247" calcext:value-type="float">
            <text:p>0.246614247</text:p>
          </table:table-cell>
          <table:table-cell office:value-type="float" office:value="0.244279136" calcext:value-type="float">
            <text:p>0.244279136</text:p>
          </table:table-cell>
          <table:table-cell office:value-type="float" office:value="0.003549605" calcext:value-type="float">
            <text:p>0.00354960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204197" calcext:value-type="float">
            <text:p>0.239204197</text:p>
          </table:table-cell>
          <table:table-cell office:value-type="float" office:value="0.247107178" calcext:value-type="float">
            <text:p>0.247107178</text:p>
          </table:table-cell>
          <table:table-cell office:value-type="float" office:value="0.245106249" calcext:value-type="float">
            <text:p>0.245106249</text:p>
          </table:table-cell>
          <table:table-cell office:value-type="float" office:value="0.243805875" calcext:value-type="float">
            <text:p>0.243805875</text:p>
          </table:table-cell>
          <table:table-cell office:value-type="float" office:value="0.245106249" calcext:value-type="float">
            <text:p>0.245106249</text:p>
          </table:table-cell>
          <table:table-cell office:value-type="float" office:value="0.243805875" calcext:value-type="float">
            <text:p>0.243805875</text:p>
          </table:table-cell>
          <table:table-cell office:value-type="float" office:value="0.003354848" calcext:value-type="float">
            <text:p>0.00335484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269" calcext:value-type="float">
            <text:p>0.238269</text:p>
          </table:table-cell>
          <table:table-cell office:value-type="float" office:value="0.247424274" calcext:value-type="float">
            <text:p>0.247424274</text:p>
          </table:table-cell>
          <table:table-cell office:value-type="float" office:value="0.246543914" calcext:value-type="float">
            <text:p>0.246543914</text:p>
          </table:table-cell>
          <table:table-cell office:value-type="float" office:value="0.244079063" calcext:value-type="float">
            <text:p>0.244079063</text:p>
          </table:table-cell>
          <table:table-cell office:value-type="float" office:value="0.246543914" calcext:value-type="float">
            <text:p>0.246543914</text:p>
          </table:table-cell>
          <table:table-cell office:value-type="float" office:value="0.244079063" calcext:value-type="float">
            <text:p>0.244079063</text:p>
          </table:table-cell>
          <table:table-cell office:value-type="float" office:value="0.004124026" calcext:value-type="float">
            <text:p>0.00412402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08959" calcext:value-type="float">
            <text:p>0.23808959</text:p>
          </table:table-cell>
          <table:table-cell office:value-type="float" office:value="0.247465998" calcext:value-type="float">
            <text:p>0.247465998</text:p>
          </table:table-cell>
          <table:table-cell office:value-type="float" office:value="0.24783495" calcext:value-type="float">
            <text:p>0.24783495</text:p>
          </table:table-cell>
          <table:table-cell office:value-type="float" office:value="0.244463513" calcext:value-type="float">
            <text:p>0.244463513</text:p>
          </table:table-cell>
          <table:table-cell office:value-type="float" office:value="0.247465998" calcext:value-type="float">
            <text:p>0.247465998</text:p>
          </table:table-cell>
          <table:table-cell office:value-type="float" office:value="0.244463513" calcext:value-type="float">
            <text:p>0.244463513</text:p>
          </table:table-cell>
          <table:table-cell office:value-type="float" office:value="0.00450956" calcext:value-type="float">
            <text:p>0.0045095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543611" calcext:value-type="float">
            <text:p>0.237543611</text:p>
          </table:table-cell>
          <table:table-cell office:value-type="float" office:value="0.247619182" calcext:value-type="float">
            <text:p>0.247619182</text:p>
          </table:table-cell>
          <table:table-cell office:value-type="float" office:value="0.250426561" calcext:value-type="float">
            <text:p>0.250426561</text:p>
          </table:table-cell>
          <table:table-cell office:value-type="float" office:value="0.245196451" calcext:value-type="float">
            <text:p>0.245196451</text:p>
          </table:table-cell>
          <table:table-cell office:value-type="float" office:value="0.247619182" calcext:value-type="float">
            <text:p>0.247619182</text:p>
          </table:table-cell>
          <table:table-cell office:value-type="float" office:value="0.245196451" calcext:value-type="float">
            <text:p>0.245196451</text:p>
          </table:table-cell>
          <table:table-cell office:value-type="float" office:value="0.005531414" calcext:value-type="float">
            <text:p>0.00553141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312941" calcext:value-type="float">
            <text:p>0.237312941</text:p>
          </table:table-cell>
          <table:table-cell office:value-type="float" office:value="0.248001843" calcext:value-type="float">
            <text:p>0.248001843</text:p>
          </table:table-cell>
          <table:table-cell office:value-type="float" office:value="0.251491696" calcext:value-type="float">
            <text:p>0.251491696</text:p>
          </table:table-cell>
          <table:table-cell office:value-type="float" office:value="0.24560216" calcext:value-type="float">
            <text:p>0.24560216</text:p>
          </table:table-cell>
          <table:table-cell office:value-type="float" office:value="0.248001843" calcext:value-type="float">
            <text:p>0.248001843</text:p>
          </table:table-cell>
          <table:table-cell office:value-type="float" office:value="0.24560216" calcext:value-type="float">
            <text:p>0.24560216</text:p>
          </table:table-cell>
          <table:table-cell office:value-type="float" office:value="0.006032033" calcext:value-type="float">
            <text:p>0.00603203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42321" calcext:value-type="float">
            <text:p>0.23742321</text:p>
          </table:table-cell>
          <table:table-cell office:value-type="float" office:value="0.248041183" calcext:value-type="float">
            <text:p>0.248041183</text:p>
          </table:table-cell>
          <table:table-cell office:value-type="float" office:value="0.25059405" calcext:value-type="float">
            <text:p>0.25059405</text:p>
          </table:table-cell>
          <table:table-cell office:value-type="float" office:value="0.245352814" calcext:value-type="float">
            <text:p>0.245352814</text:p>
          </table:table-cell>
          <table:table-cell office:value-type="float" office:value="0.248041183" calcext:value-type="float">
            <text:p>0.248041183</text:p>
          </table:table-cell>
          <table:table-cell office:value-type="float" office:value="0.245352814" calcext:value-type="float">
            <text:p>0.245352814</text:p>
          </table:table-cell>
          <table:table-cell office:value-type="float" office:value="0.005703113" calcext:value-type="float">
            <text:p>0.00570311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604408" calcext:value-type="float">
            <text:p>0.237604408</text:p>
          </table:table-cell>
          <table:table-cell office:value-type="float" office:value="0.249028832" calcext:value-type="float">
            <text:p>0.249028832</text:p>
          </table:table-cell>
          <table:table-cell office:value-type="float" office:value="0.248536497" calcext:value-type="float">
            <text:p>0.248536497</text:p>
          </table:table-cell>
          <table:table-cell office:value-type="float" office:value="0.245056579" calcext:value-type="float">
            <text:p>0.245056579</text:p>
          </table:table-cell>
          <table:table-cell office:value-type="float" office:value="0.248536497" calcext:value-type="float">
            <text:p>0.248536497</text:p>
          </table:table-cell>
          <table:table-cell office:value-type="float" office:value="0.245056579" calcext:value-type="float">
            <text:p>0.245056579</text:p>
          </table:table-cell>
          <table:table-cell office:value-type="float" office:value="0.005273313" calcext:value-type="float">
            <text:p>0.00527331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604408" calcext:value-type="float">
            <text:p>0.237604408</text:p>
          </table:table-cell>
          <table:table-cell office:value-type="float" office:value="0.2495462" calcext:value-type="float">
            <text:p>0.2495462</text:p>
          </table:table-cell>
          <table:table-cell office:value-type="float" office:value="0.246790677" calcext:value-type="float">
            <text:p>0.246790677</text:p>
          </table:table-cell>
          <table:table-cell office:value-type="float" office:value="0.244647095" calcext:value-type="float">
            <text:p>0.244647095</text:p>
          </table:table-cell>
          <table:table-cell office:value-type="float" office:value="0.246790677" calcext:value-type="float">
            <text:p>0.246790677</text:p>
          </table:table-cell>
          <table:table-cell office:value-type="float" office:value="0.244647095" calcext:value-type="float">
            <text:p>0.244647095</text:p>
          </table:table-cell>
          <table:table-cell office:value-type="float" office:value="0.005105409" calcext:value-type="float">
            <text:p>0.005105409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947135" calcext:value-type="float">
            <text:p>0.237947135</text:p>
          </table:table-cell>
          <table:table-cell office:value-type="float" office:value="0.249711305" calcext:value-type="float">
            <text:p>0.249711305</text:p>
          </table:table-cell>
          <table:table-cell office:value-type="float" office:value="0.244758158" calcext:value-type="float">
            <text:p>0.244758158</text:p>
          </table:table-cell>
          <table:table-cell office:value-type="float" office:value="0.244138866" calcext:value-type="float">
            <text:p>0.244138866</text:p>
          </table:table-cell>
          <table:table-cell office:value-type="float" office:value="0.244758158" calcext:value-type="float">
            <text:p>0.244758158</text:p>
          </table:table-cell>
          <table:table-cell office:value-type="float" office:value="0.244138866" calcext:value-type="float">
            <text:p>0.244138866</text:p>
          </table:table-cell>
          <table:table-cell office:value-type="float" office:value="0.004822625" calcext:value-type="float">
            <text:p>0.004822625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26602" calcext:value-type="float">
            <text:p>0.23826602</text:p>
          </table:table-cell>
          <table:table-cell office:value-type="float" office:value="0.250166088" calcext:value-type="float">
            <text:p>0.250166088</text:p>
          </table:table-cell>
          <table:table-cell office:value-type="float" office:value="0.242661863" calcext:value-type="float">
            <text:p>0.242661863</text:p>
          </table:table-cell>
          <table:table-cell office:value-type="float" office:value="0.24369799" calcext:value-type="float">
            <text:p>0.24369799</text:p>
          </table:table-cell>
          <table:table-cell office:value-type="float" office:value="0.242661863" calcext:value-type="float">
            <text:p>0.242661863</text:p>
          </table:table-cell>
          <table:table-cell office:value-type="float" office:value="0.24369799" calcext:value-type="float">
            <text:p>0.24369799</text:p>
          </table:table-cell>
          <table:table-cell office:value-type="float" office:value="0.004913117" calcext:value-type="float">
            <text:p>0.00491311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632588" calcext:value-type="float">
            <text:p>0.238632588</text:p>
          </table:table-cell>
          <table:table-cell office:value-type="float" office:value="0.250002176" calcext:value-type="float">
            <text:p>0.250002176</text:p>
          </table:table-cell>
          <table:table-cell office:value-type="float" office:value="0.241999059" calcext:value-type="float">
            <text:p>0.241999059</text:p>
          </table:table-cell>
          <table:table-cell office:value-type="float" office:value="0.243544608" calcext:value-type="float">
            <text:p>0.243544608</text:p>
          </table:table-cell>
          <table:table-cell office:value-type="float" office:value="0.241999059" calcext:value-type="float">
            <text:p>0.241999059</text:p>
          </table:table-cell>
          <table:table-cell office:value-type="float" office:value="0.243544608" calcext:value-type="float">
            <text:p>0.243544608</text:p>
          </table:table-cell>
          <table:table-cell office:value-type="float" office:value="0.004768537" calcext:value-type="float">
            <text:p>0.00476853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9068298" calcext:value-type="float">
            <text:p>0.239068298</text:p>
          </table:table-cell>
          <table:table-cell office:value-type="float" office:value="0.249838859" calcext:value-type="float">
            <text:p>0.249838859</text:p>
          </table:table-cell>
          <table:table-cell office:value-type="float" office:value="0.243436127" calcext:value-type="float">
            <text:p>0.243436127</text:p>
          </table:table-cell>
          <table:table-cell office:value-type="float" office:value="0.244114428" calcext:value-type="float">
            <text:p>0.244114428</text:p>
          </table:table-cell>
          <table:table-cell office:value-type="float" office:value="0.243436127" calcext:value-type="float">
            <text:p>0.243436127</text:p>
          </table:table-cell>
          <table:table-cell office:value-type="float" office:value="0.244114428" calcext:value-type="float">
            <text:p>0.244114428</text:p>
          </table:table-cell>
          <table:table-cell office:value-type="float" office:value="0.004423145" calcext:value-type="float">
            <text:p>0.004423145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194064" calcext:value-type="float">
            <text:p>0.239194064</text:p>
          </table:table-cell>
          <table:table-cell office:value-type="float" office:value="0.249690443" calcext:value-type="float">
            <text:p>0.249690443</text:p>
          </table:table-cell>
          <table:table-cell office:value-type="float" office:value="0.245661765" calcext:value-type="float">
            <text:p>0.245661765</text:p>
          </table:table-cell>
          <table:table-cell office:value-type="float" office:value="0.244848757" calcext:value-type="float">
            <text:p>0.244848757</text:p>
          </table:table-cell>
          <table:table-cell office:value-type="float" office:value="0.245661765" calcext:value-type="float">
            <text:p>0.245661765</text:p>
          </table:table-cell>
          <table:table-cell office:value-type="float" office:value="0.244848757" calcext:value-type="float">
            <text:p>0.244848757</text:p>
          </table:table-cell>
          <table:table-cell office:value-type="float" office:value="0.004323519" calcext:value-type="float">
            <text:p>0.00432351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7615" calcext:value-type="float">
            <text:p>0.2397615</text:p>
          </table:table-cell>
          <table:table-cell office:value-type="float" office:value="0.248712331" calcext:value-type="float">
            <text:p>0.248712331</text:p>
          </table:table-cell>
          <table:table-cell office:value-type="float" office:value="0.247674614" calcext:value-type="float">
            <text:p>0.247674614</text:p>
          </table:table-cell>
          <table:table-cell office:value-type="float" office:value="0.245382815" calcext:value-type="float">
            <text:p>0.245382815</text:p>
          </table:table-cell>
          <table:table-cell office:value-type="float" office:value="0.247674614" calcext:value-type="float">
            <text:p>0.247674614</text:p>
          </table:table-cell>
          <table:table-cell office:value-type="float" office:value="0.245382815" calcext:value-type="float">
            <text:p>0.245382815</text:p>
          </table:table-cell>
          <table:table-cell office:value-type="float" office:value="0.003997382" calcext:value-type="float">
            <text:p>0.00399738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706664" calcext:value-type="float">
            <text:p>0.239706664</text:p>
          </table:table-cell>
          <table:table-cell office:value-type="float" office:value="0.248204499" calcext:value-type="float">
            <text:p>0.248204499</text:p>
          </table:table-cell>
          <table:table-cell office:value-type="float" office:value="0.247819453" calcext:value-type="float">
            <text:p>0.247819453</text:p>
          </table:table-cell>
          <table:table-cell office:value-type="float" office:value="0.245243539" calcext:value-type="float">
            <text:p>0.245243539</text:p>
          </table:table-cell>
          <table:table-cell office:value-type="float" office:value="0.247819453" calcext:value-type="float">
            <text:p>0.247819453</text:p>
          </table:table-cell>
          <table:table-cell office:value-type="float" office:value="0.245243539" calcext:value-type="float">
            <text:p>0.245243539</text:p>
          </table:table-cell>
          <table:table-cell office:value-type="float" office:value="0.003918316" calcext:value-type="float">
            <text:p>0.00391831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182143" calcext:value-type="float">
            <text:p>0.239182143</text:p>
          </table:table-cell>
          <table:table-cell office:value-type="float" office:value="0.24813655" calcext:value-type="float">
            <text:p>0.24813655</text:p>
          </table:table-cell>
          <table:table-cell office:value-type="float" office:value="0.246581465" calcext:value-type="float">
            <text:p>0.246581465</text:p>
          </table:table-cell>
          <table:table-cell office:value-type="float" office:value="0.244633386" calcext:value-type="float">
            <text:p>0.244633386</text:p>
          </table:table-cell>
          <table:table-cell office:value-type="float" office:value="0.246581465" calcext:value-type="float">
            <text:p>0.246581465</text:p>
          </table:table-cell>
          <table:table-cell office:value-type="float" office:value="0.244633386" calcext:value-type="float">
            <text:p>0.244633386</text:p>
          </table:table-cell>
          <table:table-cell office:value-type="float" office:value="0.003906542" calcext:value-type="float">
            <text:p>0.00390654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997369" calcext:value-type="float">
            <text:p>0.238997369</text:p>
          </table:table-cell>
          <table:table-cell office:value-type="float" office:value="0.247946411" calcext:value-type="float">
            <text:p>0.247946411</text:p>
          </table:table-cell>
          <table:table-cell office:value-type="float" office:value="0.246054559" calcext:value-type="float">
            <text:p>0.246054559</text:p>
          </table:table-cell>
          <table:table-cell office:value-type="float" office:value="0.24433278" calcext:value-type="float">
            <text:p>0.24433278</text:p>
          </table:table-cell>
          <table:table-cell office:value-type="float" office:value="0.246054559" calcext:value-type="float">
            <text:p>0.246054559</text:p>
          </table:table-cell>
          <table:table-cell office:value-type="float" office:value="0.24433278" calcext:value-type="float">
            <text:p>0.24433278</text:p>
          </table:table-cell>
          <table:table-cell office:value-type="float" office:value="0.003850951" calcext:value-type="float">
            <text:p>0.00385095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404898" calcext:value-type="float">
            <text:p>0.238404898</text:p>
          </table:table-cell>
          <table:table-cell office:value-type="float" office:value="0.248173505" calcext:value-type="float">
            <text:p>0.248173505</text:p>
          </table:table-cell>
          <table:table-cell office:value-type="float" office:value="0.247613221" calcext:value-type="float">
            <text:p>0.247613221</text:p>
          </table:table-cell>
          <table:table-cell office:value-type="float" office:value="0.244730541" calcext:value-type="float">
            <text:p>0.244730541</text:p>
          </table:table-cell>
          <table:table-cell office:value-type="float" office:value="0.247613221" calcext:value-type="float">
            <text:p>0.247613221</text:p>
          </table:table-cell>
          <table:table-cell office:value-type="float" office:value="0.244730541" calcext:value-type="float">
            <text:p>0.244730541</text:p>
          </table:table-cell>
          <table:table-cell office:value-type="float" office:value="0.00447875" calcext:value-type="float">
            <text:p>0.0044787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201051" calcext:value-type="float">
            <text:p>0.238201051</text:p>
          </table:table-cell>
          <table:table-cell office:value-type="float" office:value="0.24826768" calcext:value-type="float">
            <text:p>0.24826768</text:p>
          </table:table-cell>
          <table:table-cell office:value-type="float" office:value="0.250633985" calcext:value-type="float">
            <text:p>0.250633985</text:p>
          </table:table-cell>
          <table:table-cell office:value-type="float" office:value="0.245700905" calcext:value-type="float">
            <text:p>0.245700905</text:p>
          </table:table-cell>
          <table:table-cell office:value-type="float" office:value="0.24826768" calcext:value-type="float">
            <text:p>0.24826768</text:p>
          </table:table-cell>
          <table:table-cell office:value-type="float" office:value="0.245700905" calcext:value-type="float">
            <text:p>0.245700905</text:p>
          </table:table-cell>
          <table:table-cell office:value-type="float" office:value="0.005390468" calcext:value-type="float">
            <text:p>0.00539046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496524" calcext:value-type="float">
            <text:p>0.237496524</text:p>
          </table:table-cell>
          <table:table-cell office:value-type="float" office:value="0.248854786" calcext:value-type="float">
            <text:p>0.248854786</text:p>
          </table:table-cell>
          <table:table-cell office:value-type="float" office:value="0.251801044" calcext:value-type="float">
            <text:p>0.251801044</text:p>
          </table:table-cell>
          <table:table-cell office:value-type="float" office:value="0.246050785" calcext:value-type="float">
            <text:p>0.246050785</text:p>
          </table:table-cell>
          <table:table-cell office:value-type="float" office:value="0.248854786" calcext:value-type="float">
            <text:p>0.248854786</text:p>
          </table:table-cell>
          <table:table-cell office:value-type="float" office:value="0.246050785" calcext:value-type="float">
            <text:p>0.246050785</text:p>
          </table:table-cell>
          <table:table-cell office:value-type="float" office:value="0.006167206" calcext:value-type="float">
            <text:p>0.006167206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551956" calcext:value-type="float">
            <text:p>0.237551956</text:p>
          </table:table-cell>
          <table:table-cell office:value-type="float" office:value="0.248781472" calcext:value-type="float">
            <text:p>0.248781472</text:p>
          </table:table-cell>
          <table:table-cell office:value-type="float" office:value="0.251064927" calcext:value-type="float">
            <text:p>0.251064927</text:p>
          </table:table-cell>
          <table:table-cell office:value-type="float" office:value="0.245799452" calcext:value-type="float">
            <text:p>0.245799452</text:p>
          </table:table-cell>
          <table:table-cell office:value-type="float" office:value="0.248781472" calcext:value-type="float">
            <text:p>0.248781472</text:p>
          </table:table-cell>
          <table:table-cell office:value-type="float" office:value="0.245799452" calcext:value-type="float">
            <text:p>0.245799452</text:p>
          </table:table-cell>
          <table:table-cell office:value-type="float" office:value="0.005905897" calcext:value-type="float">
            <text:p>0.00590589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982634" calcext:value-type="float">
            <text:p>0.239982634</text:p>
          </table:table-cell>
          <table:table-cell office:value-type="float" office:value="0.248366028" calcext:value-type="float">
            <text:p>0.248366028</text:p>
          </table:table-cell>
          <table:table-cell office:value-type="float" office:value="0.248715907" calcext:value-type="float">
            <text:p>0.248715907</text:p>
          </table:table-cell>
          <table:table-cell office:value-type="float" office:value="0.24568819" calcext:value-type="float">
            <text:p>0.24568819</text:p>
          </table:table-cell>
          <table:table-cell office:value-type="float" office:value="0.248366028" calcext:value-type="float">
            <text:p>0.248366028</text:p>
          </table:table-cell>
          <table:table-cell office:value-type="float" office:value="0.24568819" calcext:value-type="float">
            <text:p>0.24568819</text:p>
          </table:table-cell>
          <table:table-cell office:value-type="float" office:value="0.004036965" calcext:value-type="float">
            <text:p>0.004036965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461689" calcext:value-type="float">
            <text:p>0.239461689</text:p>
          </table:table-cell>
          <table:table-cell office:value-type="float" office:value="0.248115688" calcext:value-type="float">
            <text:p>0.248115688</text:p>
          </table:table-cell>
          <table:table-cell office:value-type="float" office:value="0.246815115" calcext:value-type="float">
            <text:p>0.246815115</text:p>
          </table:table-cell>
          <table:table-cell office:value-type="float" office:value="0.244797497" calcext:value-type="float">
            <text:p>0.244797497</text:p>
          </table:table-cell>
          <table:table-cell office:value-type="float" office:value="0.246815115" calcext:value-type="float">
            <text:p>0.246815115</text:p>
          </table:table-cell>
          <table:table-cell office:value-type="float" office:value="0.244797497" calcext:value-type="float">
            <text:p>0.244797497</text:p>
          </table:table-cell>
          <table:table-cell office:value-type="float" office:value="0.003810163" calcext:value-type="float">
            <text:p>0.00381016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486127" calcext:value-type="float">
            <text:p>0.239486127</text:p>
          </table:table-cell>
          <table:table-cell office:value-type="float" office:value="0.248060852" calcext:value-type="float">
            <text:p>0.248060852</text:p>
          </table:table-cell>
          <table:table-cell office:value-type="float" office:value="0.246208936" calcext:value-type="float">
            <text:p>0.246208936</text:p>
          </table:table-cell>
          <table:table-cell office:value-type="float" office:value="0.244585305" calcext:value-type="float">
            <text:p>0.244585305</text:p>
          </table:table-cell>
          <table:table-cell office:value-type="float" office:value="0.246208936" calcext:value-type="float">
            <text:p>0.246208936</text:p>
          </table:table-cell>
          <table:table-cell office:value-type="float" office:value="0.244585305" calcext:value-type="float">
            <text:p>0.244585305</text:p>
          </table:table-cell>
          <table:table-cell office:value-type="float" office:value="0.003684075" calcext:value-type="float">
            <text:p>0.00368407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744645" calcext:value-type="float">
            <text:p>0.238744645</text:p>
          </table:table-cell>
          <table:table-cell office:value-type="float" office:value="0.248195559" calcext:value-type="float">
            <text:p>0.248195559</text:p>
          </table:table-cell>
          <table:table-cell office:value-type="float" office:value="0.24729076" calcext:value-type="float">
            <text:p>0.24729076</text:p>
          </table:table-cell>
          <table:table-cell office:value-type="float" office:value="0.244743654" calcext:value-type="float">
            <text:p>0.244743654</text:p>
          </table:table-cell>
          <table:table-cell office:value-type="float" office:value="0.24729076" calcext:value-type="float">
            <text:p>0.24729076</text:p>
          </table:table-cell>
          <table:table-cell office:value-type="float" office:value="0.244743654" calcext:value-type="float">
            <text:p>0.244743654</text:p>
          </table:table-cell>
          <table:table-cell office:value-type="float" office:value="0.004257993" calcext:value-type="float">
            <text:p>0.00425799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918524" calcext:value-type="float">
            <text:p>0.237918524</text:p>
          </table:table-cell>
          <table:table-cell office:value-type="float" office:value="0.248251587" calcext:value-type="float">
            <text:p>0.248251587</text:p>
          </table:table-cell>
          <table:table-cell office:value-type="float" office:value="0.250560671" calcext:value-type="float">
            <text:p>0.250560671</text:p>
          </table:table-cell>
          <table:table-cell office:value-type="float" office:value="0.245576928" calcext:value-type="float">
            <text:p>0.245576928</text:p>
          </table:table-cell>
          <table:table-cell office:value-type="float" office:value="0.248251587" calcext:value-type="float">
            <text:p>0.248251587</text:p>
          </table:table-cell>
          <table:table-cell office:value-type="float" office:value="0.245576928" calcext:value-type="float">
            <text:p>0.245576928</text:p>
          </table:table-cell>
          <table:table-cell office:value-type="float" office:value="0.005496746" calcext:value-type="float">
            <text:p>0.005496746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7836866" calcext:value-type="float">
            <text:p>0.237836866</text:p>
          </table:table-cell>
          <table:table-cell office:value-type="float" office:value="0.248125821" calcext:value-type="float">
            <text:p>0.248125821</text:p>
          </table:table-cell>
          <table:table-cell office:value-type="float" office:value="0.251765877" calcext:value-type="float">
            <text:p>0.251765877</text:p>
          </table:table-cell>
          <table:table-cell office:value-type="float" office:value="0.245909521" calcext:value-type="float">
            <text:p>0.245909521</text:p>
          </table:table-cell>
          <table:table-cell office:value-type="float" office:value="0.248125821" calcext:value-type="float">
            <text:p>0.248125821</text:p>
          </table:table-cell>
          <table:table-cell office:value-type="float" office:value="0.245909521" calcext:value-type="float">
            <text:p>0.245909521</text:p>
          </table:table-cell>
          <table:table-cell office:value-type="float" office:value="0.005898493" calcext:value-type="float">
            <text:p>0.00589849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7544207" calcext:value-type="float">
            <text:p>0.237544207</text:p>
          </table:table-cell>
          <table:table-cell office:value-type="float" office:value="0.248689085" calcext:value-type="float">
            <text:p>0.248689085</text:p>
          </table:table-cell>
          <table:table-cell office:value-type="float" office:value="0.250952274" calcext:value-type="float">
            <text:p>0.250952274</text:p>
          </table:table-cell>
          <table:table-cell office:value-type="float" office:value="0.245728522" calcext:value-type="float">
            <text:p>0.245728522</text:p>
          </table:table-cell>
          <table:table-cell office:value-type="float" office:value="0.248689085" calcext:value-type="float">
            <text:p>0.248689085</text:p>
          </table:table-cell>
          <table:table-cell office:value-type="float" office:value="0.245728522" calcext:value-type="float">
            <text:p>0.245728522</text:p>
          </table:table-cell>
          <table:table-cell office:value-type="float" office:value="0.005860476" calcext:value-type="float">
            <text:p>0.00586047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11224" calcext:value-type="float">
            <text:p>0.23811224</text:p>
          </table:table-cell>
          <table:table-cell office:value-type="float" office:value="0.249193936" calcext:value-type="float">
            <text:p>0.249193936</text:p>
          </table:table-cell>
          <table:table-cell office:value-type="float" office:value="0.248587757" calcext:value-type="float">
            <text:p>0.248587757</text:p>
          </table:table-cell>
          <table:table-cell office:value-type="float" office:value="0.245297978" calcext:value-type="float">
            <text:p>0.245297978</text:p>
          </table:table-cell>
          <table:table-cell office:value-type="float" office:value="0.248587757" calcext:value-type="float">
            <text:p>0.248587757</text:p>
          </table:table-cell>
          <table:table-cell office:value-type="float" office:value="0.245297978" calcext:value-type="float">
            <text:p>0.245297978</text:p>
          </table:table-cell>
          <table:table-cell office:value-type="float" office:value="0.005087107" calcext:value-type="float">
            <text:p>0.00508710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12118" calcext:value-type="float">
            <text:p>0.23812118</text:p>
          </table:table-cell>
          <table:table-cell office:value-type="float" office:value="0.249657065" calcext:value-type="float">
            <text:p>0.249657065</text:p>
          </table:table-cell>
          <table:table-cell office:value-type="float" office:value="0.245633155" calcext:value-type="float">
            <text:p>0.245633155</text:p>
          </table:table-cell>
          <table:table-cell office:value-type="float" office:value="0.244470467" calcext:value-type="float">
            <text:p>0.244470467</text:p>
          </table:table-cell>
          <table:table-cell office:value-type="float" office:value="0.245633155" calcext:value-type="float">
            <text:p>0.245633155</text:p>
          </table:table-cell>
          <table:table-cell office:value-type="float" office:value="0.244470467" calcext:value-type="float">
            <text:p>0.244470467</text:p>
          </table:table-cell>
          <table:table-cell office:value-type="float" office:value="0.004780728" calcext:value-type="float">
            <text:p>0.00478072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387613" calcext:value-type="float">
            <text:p>0.238387613</text:p>
          </table:table-cell>
          <table:table-cell office:value-type="float" office:value="0.250114828" calcext:value-type="float">
            <text:p>0.250114828</text:p>
          </table:table-cell>
          <table:table-cell office:value-type="float" office:value="0.243291884" calcext:value-type="float">
            <text:p>0.243291884</text:p>
          </table:table-cell>
          <table:table-cell office:value-type="float" office:value="0.243931442" calcext:value-type="float">
            <text:p>0.243931442</text:p>
          </table:table-cell>
          <table:table-cell office:value-type="float" office:value="0.243291884" calcext:value-type="float">
            <text:p>0.243291884</text:p>
          </table:table-cell>
          <table:table-cell office:value-type="float" office:value="0.243931442" calcext:value-type="float">
            <text:p>0.243931442</text:p>
          </table:table-cell>
          <table:table-cell office:value-type="float" office:value="0.004808927" calcext:value-type="float">
            <text:p>0.00480892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.44336" calcext:value-type="float">
            <text:p>25.44336</text:p>
          </table:table-cell>
          <table:table-cell office:value-type="float" office:value="0.2388871" calcext:value-type="float">
            <text:p>0.2388871</text:p>
          </table:table-cell>
          <table:table-cell office:value-type="float" office:value="0.249984294" calcext:value-type="float">
            <text:p>0.249984294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243715276" calcext:value-type="float">
            <text:p>0.243715276</text:p>
          </table:table-cell>
          <table:table-cell office:value-type="float" office:value="0.242274432" calcext:value-type="float">
            <text:p>0.242274432</text:p>
          </table:table-cell>
          <table:table-cell office:value-type="float" office:value="0.243715276" calcext:value-type="float">
            <text:p>0.243715276</text:p>
          </table:table-cell>
          <table:table-cell office:value-type="float" office:value="0.004643558" calcext:value-type="float">
            <text:p>0.00464355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34731" calcext:value-type="float">
            <text:p>0.239334731</text:p>
          </table:table-cell>
          <table:table-cell office:value-type="float" office:value="0.249811441" calcext:value-type="float">
            <text:p>0.249811441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44600206" calcext:value-type="float">
            <text:p>0.244600206</text:p>
          </table:table-cell>
          <table:table-cell office:value-type="float" office:value="0.244654446" calcext:value-type="float">
            <text:p>0.244654446</text:p>
          </table:table-cell>
          <table:table-cell office:value-type="float" office:value="0.244600206" calcext:value-type="float">
            <text:p>0.244600206</text:p>
          </table:table-cell>
          <table:table-cell office:value-type="float" office:value="0.004277271" calcext:value-type="float">
            <text:p>0.00427727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78415" calcext:value-type="float">
            <text:p>0.23978415</text:p>
          </table:table-cell>
          <table:table-cell office:value-type="float" office:value="0.249127179" calcext:value-type="float">
            <text:p>0.249127179</text:p>
          </table:table-cell>
          <table:table-cell office:value-type="float" office:value="0.24721387" calcext:value-type="float">
            <text:p>0.24721387</text:p>
          </table:table-cell>
          <table:table-cell office:value-type="float" office:value="0.245375066" calcext:value-type="float">
            <text:p>0.245375066</text:p>
          </table:table-cell>
          <table:table-cell office:value-type="float" office:value="0.24721387" calcext:value-type="float">
            <text:p>0.24721387</text:p>
          </table:table-cell>
          <table:table-cell office:value-type="float" office:value="0.245375066" calcext:value-type="float">
            <text:p>0.245375066</text:p>
          </table:table-cell>
          <table:table-cell office:value-type="float" office:value="0.004029801" calcext:value-type="float">
            <text:p>0.00402980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40304499" calcext:value-type="float">
            <text:p>0.240304499</text:p>
          </table:table-cell>
          <table:table-cell office:value-type="float" office:value="0.248678952" calcext:value-type="float">
            <text:p>0.248678952</text:p>
          </table:table-cell>
          <table:table-cell office:value-type="float" office:value="0.249136716" calcext:value-type="float">
            <text:p>0.249136716</text:p>
          </table:table-cell>
          <table:table-cell office:value-type="float" office:value="0.246040056" calcext:value-type="float">
            <text:p>0.246040056</text:p>
          </table:table-cell>
          <table:table-cell office:value-type="float" office:value="0.248678952" calcext:value-type="float">
            <text:p>0.248678952</text:p>
          </table:table-cell>
          <table:table-cell office:value-type="float" office:value="0.246040056" calcext:value-type="float">
            <text:p>0.246040056</text:p>
          </table:table-cell>
          <table:table-cell office:value-type="float" office:value="0.004059955" calcext:value-type="float">
            <text:p>0.00405995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928989" calcext:value-type="float">
            <text:p>0.239928989</text:p>
          </table:table-cell>
          <table:table-cell office:value-type="float" office:value="0.248461991" calcext:value-type="float">
            <text:p>0.248461991</text:p>
          </table:table-cell>
          <table:table-cell office:value-type="float" office:value="0.24754408" calcext:value-type="float">
            <text:p>0.24754408</text:p>
          </table:table-cell>
          <table:table-cell office:value-type="float" office:value="0.245311687" calcext:value-type="float">
            <text:p>0.245311687</text:p>
          </table:table-cell>
          <table:table-cell office:value-type="float" office:value="0.24754408" calcext:value-type="float">
            <text:p>0.24754408</text:p>
          </table:table-cell>
          <table:table-cell office:value-type="float" office:value="0.245311687" calcext:value-type="float">
            <text:p>0.245311687</text:p>
          </table:table-cell>
          <table:table-cell office:value-type="float" office:value="0.003824545" calcext:value-type="float">
            <text:p>0.00382454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229231" calcext:value-type="float">
            <text:p>0.239229231</text:p>
          </table:table-cell>
          <table:table-cell office:value-type="float" office:value="0.248158604" calcext:value-type="float">
            <text:p>0.248158604</text:p>
          </table:table-cell>
          <table:table-cell office:value-type="float" office:value="0.246354967" calcext:value-type="float">
            <text:p>0.246354967</text:p>
          </table:table-cell>
          <table:table-cell office:value-type="float" office:value="0.244580934" calcext:value-type="float">
            <text:p>0.244580934</text:p>
          </table:table-cell>
          <table:table-cell office:value-type="float" office:value="0.246354967" calcext:value-type="float">
            <text:p>0.246354967</text:p>
          </table:table-cell>
          <table:table-cell office:value-type="float" office:value="0.244580934" calcext:value-type="float">
            <text:p>0.244580934</text:p>
          </table:table-cell>
          <table:table-cell office:value-type="float" office:value="0.003855197" calcext:value-type="float">
            <text:p>0.00385519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800673" calcext:value-type="float">
            <text:p>0.238800673</text:p>
          </table:table-cell>
          <table:table-cell office:value-type="float" office:value="0.248268872" calcext:value-type="float">
            <text:p>0.248268872</text:p>
          </table:table-cell>
          <table:table-cell office:value-type="float" office:value="0.247653156" calcext:value-type="float">
            <text:p>0.247653156</text:p>
          </table:table-cell>
          <table:table-cell office:value-type="float" office:value="0.244907567" calcext:value-type="float">
            <text:p>0.244907567</text:p>
          </table:table-cell>
          <table:table-cell office:value-type="float" office:value="0.247653156" calcext:value-type="float">
            <text:p>0.247653156</text:p>
          </table:table-cell>
          <table:table-cell office:value-type="float" office:value="0.244907567" calcext:value-type="float">
            <text:p>0.244907567</text:p>
          </table:table-cell>
          <table:table-cell office:value-type="float" office:value="0.004325536" calcext:value-type="float">
            <text:p>0.004325536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.43831" calcext:value-type="float">
            <text:p>25.43831</text:p>
          </table:table-cell>
          <table:table-cell office:value-type="float" office:value="0.238396554" calcext:value-type="float">
            <text:p>0.238396554</text:p>
          </table:table-cell>
          <table:table-cell office:value-type="float" office:value="0.248599678" calcext:value-type="float">
            <text:p>0.248599678</text:p>
          </table:table-cell>
          <table:table-cell office:value-type="float" office:value="0.249832302" calcext:value-type="float">
            <text:p>0.249832302</text:p>
          </table:table-cell>
          <table:table-cell office:value-type="float" office:value="0.245609511" calcext:value-type="float">
            <text:p>0.245609511</text:p>
          </table:table-cell>
          <table:table-cell office:value-type="float" office:value="0.248599678" calcext:value-type="float">
            <text:p>0.248599678</text:p>
          </table:table-cell>
          <table:table-cell office:value-type="float" office:value="0.245609511" calcext:value-type="float">
            <text:p>0.245609511</text:p>
          </table:table-cell>
          <table:table-cell office:value-type="float" office:value="0.005125096" calcext:value-type="float">
            <text:p>0.0051250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083629" calcext:value-type="float">
            <text:p>0.238083629</text:p>
          </table:table-cell>
          <table:table-cell office:value-type="float" office:value="0.248573452" calcext:value-type="float">
            <text:p>0.248573452</text:p>
          </table:table-cell>
          <table:table-cell office:value-type="float" office:value="0.251703888" calcext:value-type="float">
            <text:p>0.251703888</text:p>
          </table:table-cell>
          <table:table-cell office:value-type="float" office:value="0.246120323" calcext:value-type="float">
            <text:p>0.246120323</text:p>
          </table:table-cell>
          <table:table-cell office:value-type="float" office:value="0.248573452" calcext:value-type="float">
            <text:p>0.248573452</text:p>
          </table:table-cell>
          <table:table-cell office:value-type="float" office:value="0.246120323" calcext:value-type="float">
            <text:p>0.246120323</text:p>
          </table:table-cell>
          <table:table-cell office:value-type="float" office:value="0.005824731" calcext:value-type="float">
            <text:p>0.00582473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080053" calcext:value-type="float">
            <text:p>0.238080053</text:p>
          </table:table-cell>
          <table:table-cell office:value-type="float" office:value="0.249105722" calcext:value-type="float">
            <text:p>0.249105722</text:p>
          </table:table-cell>
          <table:table-cell office:value-type="float" office:value="0.251361758" calcext:value-type="float">
            <text:p>0.251361758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249105722" calcext:value-type="float">
            <text:p>0.249105722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005802861" calcext:value-type="float">
            <text:p>0.00580286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857132" calcext:value-type="float">
            <text:p>0.237857132</text:p>
          </table:table-cell>
          <table:table-cell office:value-type="float" office:value="0.249515206" calcext:value-type="float">
            <text:p>0.249515206</text:p>
          </table:table-cell>
          <table:table-cell office:value-type="float" office:value="0.249974757" calcext:value-type="float">
            <text:p>0.249974757</text:p>
          </table:table-cell>
          <table:table-cell office:value-type="float" office:value="0.245782365" calcext:value-type="float">
            <text:p>0.245782365</text:p>
          </table:table-cell>
          <table:table-cell office:value-type="float" office:value="0.249515206" calcext:value-type="float">
            <text:p>0.249515206</text:p>
          </table:table-cell>
          <table:table-cell office:value-type="float" office:value="0.245782365" calcext:value-type="float">
            <text:p>0.245782365</text:p>
          </table:table-cell>
          <table:table-cell office:value-type="float" office:value="0.005607126" calcext:value-type="float">
            <text:p>0.005607126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715439" calcext:value-type="float">
            <text:p>0.238715439</text:p>
          </table:table-cell>
          <table:table-cell office:value-type="float" office:value="0.250318676" calcext:value-type="float">
            <text:p>0.250318676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4400853" calcext:value-type="float">
            <text:p>0.24400853</text:p>
          </table:table-cell>
          <table:table-cell office:value-type="float" office:value="0.242991476" calcext:value-type="float">
            <text:p>0.242991476</text:p>
          </table:table-cell>
          <table:table-cell office:value-type="float" office:value="0.24400853" calcext:value-type="float">
            <text:p>0.24400853</text:p>
          </table:table-cell>
          <table:table-cell office:value-type="float" office:value="0.004791282" calcext:value-type="float">
            <text:p>0.00479128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8876371" calcext:value-type="float">
            <text:p>0.238876371</text:p>
          </table:table-cell>
          <table:table-cell office:value-type="float" office:value="0.249892503" calcext:value-type="float">
            <text:p>0.249892503</text:p>
          </table:table-cell>
          <table:table-cell office:value-type="float" office:value="0.242535501" calcext:value-type="float">
            <text:p>0.242535501</text:p>
          </table:table-cell>
          <table:table-cell office:value-type="float" office:value="0.243768125" calcext:value-type="float">
            <text:p>0.243768125</text:p>
          </table:table-cell>
          <table:table-cell office:value-type="float" office:value="0.242535501" calcext:value-type="float">
            <text:p>0.242535501</text:p>
          </table:table-cell>
          <table:table-cell office:value-type="float" office:value="0.243768125" calcext:value-type="float">
            <text:p>0.243768125</text:p>
          </table:table-cell>
          <table:table-cell office:value-type="float" office:value="0.004580998" calcext:value-type="float">
            <text:p>0.00458099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.44842" calcext:value-type="float">
            <text:p>25.44842</text:p>
          </table:table-cell>
          <table:table-cell office:value-type="float" office:value="0.239309101" calcext:value-type="float">
            <text:p>0.239309101</text:p>
          </table:table-cell>
          <table:table-cell office:value-type="float" office:value="0.250158936" calcext:value-type="float">
            <text:p>0.250158936</text:p>
          </table:table-cell>
          <table:table-cell office:value-type="float" office:value="0.242794185" calcext:value-type="float">
            <text:p>0.242794185</text:p>
          </table:table-cell>
          <table:table-cell office:value-type="float" office:value="0.244087407" calcext:value-type="float">
            <text:p>0.244087407</text:p>
          </table:table-cell>
          <table:table-cell office:value-type="float" office:value="0.242794185" calcext:value-type="float">
            <text:p>0.242794185</text:p>
          </table:table-cell>
          <table:table-cell office:value-type="float" office:value="0.244087407" calcext:value-type="float">
            <text:p>0.244087407</text:p>
          </table:table-cell>
          <table:table-cell office:value-type="float" office:value="0.004522834" calcext:value-type="float">
            <text:p>0.00452283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583282" calcext:value-type="float">
            <text:p>0.239583282</text:p>
          </table:table-cell>
          <table:table-cell office:value-type="float" office:value="0.249827534" calcext:value-type="float">
            <text:p>0.249827534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44358211" calcext:value-type="float">
            <text:p>0.244358211</text:p>
          </table:table-cell>
          <table:table-cell office:value-type="float" office:value="0.243663817" calcext:value-type="float">
            <text:p>0.243663817</text:p>
          </table:table-cell>
          <table:table-cell office:value-type="float" office:value="0.244358211" calcext:value-type="float">
            <text:p>0.244358211</text:p>
          </table:table-cell>
          <table:table-cell office:value-type="float" office:value="0.004210923" calcext:value-type="float">
            <text:p>0.004210923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73587" calcext:value-type="float">
            <text:p>0.23973587</text:p>
          </table:table-cell>
          <table:table-cell office:value-type="float" office:value="0.248988896" calcext:value-type="float">
            <text:p>0.248988896</text:p>
          </table:table-cell>
          <table:table-cell office:value-type="float" office:value="0.246094495" calcext:value-type="float">
            <text:p>0.246094495</text:p>
          </table:table-cell>
          <table:table-cell office:value-type="float" office:value="0.244939754" calcext:value-type="float">
            <text:p>0.244939754</text:p>
          </table:table-cell>
          <table:table-cell office:value-type="float" office:value="0.246094495" calcext:value-type="float">
            <text:p>0.246094495</text:p>
          </table:table-cell>
          <table:table-cell office:value-type="float" office:value="0.244939754" calcext:value-type="float">
            <text:p>0.244939754</text:p>
          </table:table-cell>
          <table:table-cell office:value-type="float" office:value="0.003864772" calcext:value-type="float">
            <text:p>0.00386477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9905148" calcext:value-type="float">
            <text:p>0.239905148</text:p>
          </table:table-cell>
          <table:table-cell office:value-type="float" office:value="0.24854365" calcext:value-type="float">
            <text:p>0.24854365</text:p>
          </table:table-cell>
          <table:table-cell office:value-type="float" office:value="0.24827066" calcext:value-type="float">
            <text:p>0.24827066</text:p>
          </table:table-cell>
          <table:table-cell office:value-type="float" office:value="0.245573153" calcext:value-type="float">
            <text:p>0.245573153</text:p>
          </table:table-cell>
          <table:table-cell office:value-type="float" office:value="0.24827066" calcext:value-type="float">
            <text:p>0.24827066</text:p>
          </table:table-cell>
          <table:table-cell office:value-type="float" office:value="0.245573153" calcext:value-type="float">
            <text:p>0.245573153</text:p>
          </table:table-cell>
          <table:table-cell office:value-type="float" office:value="0.004009434" calcext:value-type="float">
            <text:p>0.004009434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965348" calcext:value-type="float">
            <text:p>0.239965348</text:p>
          </table:table-cell>
          <table:table-cell office:value-type="float" office:value="0.247973829" calcext:value-type="float">
            <text:p>0.247973829</text:p>
          </table:table-cell>
          <table:table-cell office:value-type="float" office:value="0.247563749" calcext:value-type="float">
            <text:p>0.247563749</text:p>
          </table:table-cell>
          <table:table-cell office:value-type="float" office:value="0.245167642" calcext:value-type="float">
            <text:p>0.245167642</text:p>
          </table:table-cell>
          <table:table-cell office:value-type="float" office:value="0.247563749" calcext:value-type="float">
            <text:p>0.247563749</text:p>
          </table:table-cell>
          <table:table-cell office:value-type="float" office:value="0.245167642" calcext:value-type="float">
            <text:p>0.245167642</text:p>
          </table:table-cell>
          <table:table-cell office:value-type="float" office:value="0.003682385" calcext:value-type="float">
            <text:p>0.00368238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776069" calcext:value-type="float">
            <text:p>0.237776069</text:p>
          </table:table-cell>
          <table:table-cell office:value-type="float" office:value="0.248678356" calcext:value-type="float">
            <text:p>0.248678356</text:p>
          </table:table-cell>
          <table:table-cell office:value-type="float" office:value="0.250918895" calcext:value-type="float">
            <text:p>0.250918895</text:p>
          </table:table-cell>
          <table:table-cell office:value-type="float" office:value="0.245791107" calcext:value-type="float">
            <text:p>0.245791107</text:p>
          </table:table-cell>
          <table:table-cell office:value-type="float" office:value="0.248678356" calcext:value-type="float">
            <text:p>0.248678356</text:p>
          </table:table-cell>
          <table:table-cell office:value-type="float" office:value="0.245791107" calcext:value-type="float">
            <text:p>0.245791107</text:p>
          </table:table-cell>
          <table:table-cell office:value-type="float" office:value="0.005740826" calcext:value-type="float">
            <text:p>0.00574082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7793951" calcext:value-type="float">
            <text:p>0.237793951</text:p>
          </table:table-cell>
          <table:table-cell office:value-type="float" office:value="0.248659879" calcext:value-type="float">
            <text:p>0.248659879</text:p>
          </table:table-cell>
          <table:table-cell office:value-type="float" office:value="0.250250131" calcext:value-type="float">
            <text:p>0.250250131</text:p>
          </table:table-cell>
          <table:table-cell office:value-type="float" office:value="0.245567987" calcext:value-type="float">
            <text:p>0.245567987</text:p>
          </table:table-cell>
          <table:table-cell office:value-type="float" office:value="0.248659879" calcext:value-type="float">
            <text:p>0.248659879</text:p>
          </table:table-cell>
          <table:table-cell office:value-type="float" office:value="0.245567987" calcext:value-type="float">
            <text:p>0.245567987</text:p>
          </table:table-cell>
          <table:table-cell office:value-type="float" office:value="0.005535278" calcext:value-type="float">
            <text:p>0.00553527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286285" calcext:value-type="float">
            <text:p>0.238286285</text:p>
          </table:table-cell>
          <table:table-cell office:value-type="float" office:value="0.249103337" calcext:value-type="float">
            <text:p>0.249103337</text:p>
          </table:table-cell>
          <table:table-cell office:value-type="float" office:value="0.247269898" calcext:value-type="float">
            <text:p>0.247269898</text:p>
          </table:table-cell>
          <table:table-cell office:value-type="float" office:value="0.244886507" calcext:value-type="float">
            <text:p>0.244886507</text:p>
          </table:table-cell>
          <table:table-cell office:value-type="float" office:value="0.247269898" calcext:value-type="float">
            <text:p>0.247269898</text:p>
          </table:table-cell>
          <table:table-cell office:value-type="float" office:value="0.244886507" calcext:value-type="float">
            <text:p>0.244886507</text:p>
          </table:table-cell>
          <table:table-cell office:value-type="float" office:value="0.004726702" calcext:value-type="float">
            <text:p>0.00472670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8395362" calcext:value-type="float">
            <text:p>0.238395362</text:p>
          </table:table-cell>
          <table:table-cell office:value-type="float" office:value="0.249434143" calcext:value-type="float">
            <text:p>0.249434143</text:p>
          </table:table-cell>
          <table:table-cell office:value-type="float" office:value="0.243970781" calcext:value-type="float">
            <text:p>0.243970781</text:p>
          </table:table-cell>
          <table:table-cell office:value-type="float" office:value="0.243933429" calcext:value-type="float">
            <text:p>0.243933429</text:p>
          </table:table-cell>
          <table:table-cell office:value-type="float" office:value="0.243970781" calcext:value-type="float">
            <text:p>0.243970781</text:p>
          </table:table-cell>
          <table:table-cell office:value-type="float" office:value="0.243933429" calcext:value-type="float">
            <text:p>0.243933429</text:p>
          </table:table-cell>
          <table:table-cell office:value-type="float" office:value="0.004506641" calcext:value-type="float">
            <text:p>0.004506641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8934188" calcext:value-type="float">
            <text:p>0.238934188</text:p>
          </table:table-cell>
          <table:table-cell office:value-type="float" office:value="0.249403745" calcext:value-type="float">
            <text:p>0.249403745</text:p>
          </table:table-cell>
          <table:table-cell office:value-type="float" office:value="0.242328077" calcext:value-type="float">
            <text:p>0.242328077</text:p>
          </table:table-cell>
          <table:table-cell office:value-type="float" office:value="0.243555336" calcext:value-type="float">
            <text:p>0.243555336</text:p>
          </table:table-cell>
          <table:table-cell office:value-type="float" office:value="0.242328077" calcext:value-type="float">
            <text:p>0.242328077</text:p>
          </table:table-cell>
          <table:table-cell office:value-type="float" office:value="0.243555336" calcext:value-type="float">
            <text:p>0.243555336</text:p>
          </table:table-cell>
          <table:table-cell office:value-type="float" office:value="0.004361386" calcext:value-type="float">
            <text:p>0.00436138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779978" calcext:value-type="float">
            <text:p>0.239779978</text:p>
          </table:table-cell>
          <table:table-cell office:value-type="float" office:value="0.248741537" calcext:value-type="float">
            <text:p>0.248741537</text:p>
          </table:table-cell>
          <table:table-cell office:value-type="float" office:value="0.245350629" calcext:value-type="float">
            <text:p>0.245350629</text:p>
          </table:table-cell>
          <table:table-cell office:value-type="float" office:value="0.244624048" calcext:value-type="float">
            <text:p>0.244624048</text:p>
          </table:table-cell>
          <table:table-cell office:value-type="float" office:value="0.245350629" calcext:value-type="float">
            <text:p>0.245350629</text:p>
          </table:table-cell>
          <table:table-cell office:value-type="float" office:value="0.244624048" calcext:value-type="float">
            <text:p>0.244624048</text:p>
          </table:table-cell>
          <table:table-cell office:value-type="float" office:value="0.00369444" calcext:value-type="float">
            <text:p>0.00369444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40378408" calcext:value-type="float">
            <text:p>0.240378408</text:p>
          </table:table-cell>
          <table:table-cell office:value-type="float" office:value="0.248522788" calcext:value-type="float">
            <text:p>0.248522788</text:p>
          </table:table-cell>
          <table:table-cell office:value-type="float" office:value="0.248538881" calcext:value-type="float">
            <text:p>0.248538881</text:p>
          </table:table-cell>
          <table:table-cell office:value-type="float" office:value="0.245813359" calcext:value-type="float">
            <text:p>0.245813359</text:p>
          </table:table-cell>
          <table:table-cell office:value-type="float" office:value="0.248522788" calcext:value-type="float">
            <text:p>0.248522788</text:p>
          </table:table-cell>
          <table:table-cell office:value-type="float" office:value="0.245813359" calcext:value-type="float">
            <text:p>0.245813359</text:p>
          </table:table-cell>
          <table:table-cell office:value-type="float" office:value="0.003843096" calcext:value-type="float">
            <text:p>0.00384309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40295558" calcext:value-type="float">
            <text:p>0.240295558</text:p>
          </table:table-cell>
          <table:table-cell office:value-type="float" office:value="0.248225361" calcext:value-type="float">
            <text:p>0.248225361</text:p>
          </table:table-cell>
          <table:table-cell office:value-type="float" office:value="0.249365002" calcext:value-type="float">
            <text:p>0.249365002</text:p>
          </table:table-cell>
          <table:table-cell office:value-type="float" office:value="0.245961974" calcext:value-type="float">
            <text:p>0.245961974</text:p>
          </table:table-cell>
          <table:table-cell office:value-type="float" office:value="0.248225361" calcext:value-type="float">
            <text:p>0.248225361</text:p>
          </table:table-cell>
          <table:table-cell office:value-type="float" office:value="0.245961974" calcext:value-type="float">
            <text:p>0.245961974</text:p>
          </table:table-cell>
          <table:table-cell office:value-type="float" office:value="0.004033683" calcext:value-type="float">
            <text:p>0.004033683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8350658" calcext:value-type="float">
            <text:p>0.238350658</text:p>
          </table:table-cell>
          <table:table-cell office:value-type="float" office:value="0.248226553" calcext:value-type="float">
            <text:p>0.248226553</text:p>
          </table:table-cell>
          <table:table-cell office:value-type="float" office:value="0.2503151" calcext:value-type="float">
            <text:p>0.2503151</text:p>
          </table:table-cell>
          <table:table-cell office:value-type="float" office:value="0.24563077" calcext:value-type="float">
            <text:p>0.24563077</text:p>
          </table:table-cell>
          <table:table-cell office:value-type="float" office:value="0.248226553" calcext:value-type="float">
            <text:p>0.248226553</text:p>
          </table:table-cell>
          <table:table-cell office:value-type="float" office:value="0.24563077" calcext:value-type="float">
            <text:p>0.24563077</text:p>
          </table:table-cell>
          <table:table-cell office:value-type="float" office:value="0.005217952" calcext:value-type="float">
            <text:p>0.00521795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7871437" calcext:value-type="float">
            <text:p>0.237871437</text:p>
          </table:table-cell>
          <table:table-cell office:value-type="float" office:value="0.248259336" calcext:value-type="float">
            <text:p>0.248259336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42857167" calcext:value-type="float">
            <text:p>0.242857167</text:p>
          </table:table-cell>
          <table:table-cell office:value-type="float" office:value="0.242440729" calcext:value-type="float">
            <text:p>0.242440729</text:p>
          </table:table-cell>
          <table:table-cell office:value-type="float" office:value="0.242857167" calcext:value-type="float">
            <text:p>0.242857167</text:p>
          </table:table-cell>
          <table:table-cell office:value-type="float" office:value="0.004251053" calcext:value-type="float">
            <text:p>0.00425105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823753" calcext:value-type="float">
            <text:p>0.237823753</text:p>
          </table:table-cell>
          <table:table-cell office:value-type="float" office:value="0.248060852" calcext:value-type="float">
            <text:p>0.248060852</text:p>
          </table:table-cell>
          <table:table-cell office:value-type="float" office:value="0.239686398" calcext:value-type="float">
            <text:p>0.239686398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239686398" calcext:value-type="float">
            <text:p>0.239686398</text:p>
          </table:table-cell>
          <table:table-cell office:value-type="float" office:value="0.241857001" calcext:value-type="float">
            <text:p>0.241857001</text:p>
          </table:table-cell>
          <table:table-cell office:value-type="float" office:value="0.004452204" calcext:value-type="float">
            <text:p>0.004452204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7976937" calcext:value-type="float">
            <text:p>0.237976937</text:p>
          </table:table-cell>
          <table:table-cell office:value-type="float" office:value="0.2488226" calcext:value-type="float">
            <text:p>0.2488226</text:p>
          </table:table-cell>
          <table:table-cell office:value-type="float" office:value="0.23806694" calcext:value-type="float">
            <text:p>0.23806694</text:p>
          </table:table-cell>
          <table:table-cell office:value-type="float" office:value="0.241622159" calcext:value-type="float">
            <text:p>0.241622159</text:p>
          </table:table-cell>
          <table:table-cell office:value-type="float" office:value="0.23806694" calcext:value-type="float">
            <text:p>0.23806694</text:p>
          </table:table-cell>
          <table:table-cell office:value-type="float" office:value="0.241622159" calcext:value-type="float">
            <text:p>0.241622159</text:p>
          </table:table-cell>
          <table:table-cell office:value-type="float" office:value="0.005091613" calcext:value-type="float">
            <text:p>0.00509161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79674" calcext:value-type="float">
            <text:p>0.2379674</text:p>
          </table:table-cell>
          <table:table-cell office:value-type="float" office:value="0.248863727" calcext:value-type="float">
            <text:p>0.248863727</text:p>
          </table:table-cell>
          <table:table-cell office:value-type="float" office:value="0.236163764" calcext:value-type="float">
            <text:p>0.236163764</text:p>
          </table:table-cell>
          <table:table-cell office:value-type="float" office:value="0.240998297" calcext:value-type="float">
            <text:p>0.240998297</text:p>
          </table:table-cell>
          <table:table-cell office:value-type="float" office:value="0.2379674" calcext:value-type="float">
            <text:p>0.2379674</text:p>
          </table:table-cell>
          <table:table-cell office:value-type="float" office:value="0.240998297" calcext:value-type="float">
            <text:p>0.240998297</text:p>
          </table:table-cell>
          <table:table-cell office:value-type="float" office:value="0.00561023" calcext:value-type="float">
            <text:p>0.0056102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8115816" calcext:value-type="float">
            <text:p>0.238115816</text:p>
          </table:table-cell>
          <table:table-cell office:value-type="float" office:value="0.24915877" calcext:value-type="float">
            <text:p>0.24915877</text:p>
          </table:table-cell>
          <table:table-cell office:value-type="float" office:value="0.235391287" calcext:value-type="float">
            <text:p>0.235391287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238115816" calcext:value-type="float">
            <text:p>0.238115816</text:p>
          </table:table-cell>
          <table:table-cell office:value-type="float" office:value="0.240888624" calcext:value-type="float">
            <text:p>0.240888624</text:p>
          </table:table-cell>
          <table:table-cell office:value-type="float" office:value="0.005952716" calcext:value-type="float">
            <text:p>0.00595271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8329797" calcext:value-type="float">
            <text:p>0.238329797</text:p>
          </table:table-cell>
          <table:table-cell office:value-type="float" office:value="0.248999625" calcext:value-type="float">
            <text:p>0.248999625</text:p>
          </table:table-cell>
          <table:table-cell office:value-type="float" office:value="0.234507946" calcext:value-type="float">
            <text:p>0.234507946</text:p>
          </table:table-cell>
          <table:table-cell office:value-type="float" office:value="0.240612456" calcext:value-type="float">
            <text:p>0.240612456</text:p>
          </table:table-cell>
          <table:table-cell office:value-type="float" office:value="0.238329797" calcext:value-type="float">
            <text:p>0.238329797</text:p>
          </table:table-cell>
          <table:table-cell office:value-type="float" office:value="0.240612456" calcext:value-type="float">
            <text:p>0.240612456</text:p>
          </table:table-cell>
          <table:table-cell office:value-type="float" office:value="0.006132432" calcext:value-type="float">
            <text:p>0.00613243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.45347" calcext:value-type="float">
            <text:p>25.45347</text:p>
          </table:table-cell>
          <table:table-cell office:value-type="float" office:value="0.23862484" calcext:value-type="float">
            <text:p>0.23862484</text:p>
          </table:table-cell>
          <table:table-cell office:value-type="float" office:value="0.249417454" calcext:value-type="float">
            <text:p>0.249417454</text:p>
          </table:table-cell>
          <table:table-cell office:value-type="float" office:value="0.232950477" calcext:value-type="float">
            <text:p>0.232950477</text:p>
          </table:table-cell>
          <table:table-cell office:value-type="float" office:value="0.240330923" calcext:value-type="float">
            <text:p>0.240330923</text:p>
          </table:table-cell>
          <table:table-cell office:value-type="float" office:value="0.23862484" calcext:value-type="float">
            <text:p>0.23862484</text:p>
          </table:table-cell>
          <table:table-cell office:value-type="float" office:value="0.240330923" calcext:value-type="float">
            <text:p>0.240330923</text:p>
          </table:table-cell>
          <table:table-cell office:value-type="float" office:value="0.006830001" calcext:value-type="float">
            <text:p>0.00683000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.47369" calcext:value-type="float">
            <text:p>25.47369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249763161" calcext:value-type="float">
            <text:p>0.249763161</text:p>
          </table:table-cell>
          <table:table-cell office:value-type="float" office:value="0.232073692" calcext:value-type="float">
            <text:p>0.232073692</text:p>
          </table:table-cell>
          <table:table-cell office:value-type="float" office:value="0.24019582" calcext:value-type="float">
            <text:p>0.24019582</text:p>
          </table:table-cell>
          <table:table-cell office:value-type="float" office:value="0.238750605" calcext:value-type="float">
            <text:p>0.238750605</text:p>
          </table:table-cell>
          <table:table-cell office:value-type="float" office:value="0.24019582" calcext:value-type="float">
            <text:p>0.24019582</text:p>
          </table:table-cell>
          <table:table-cell office:value-type="float" office:value="0.007293641" calcext:value-type="float">
            <text:p>0.00729364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.48379" calcext:value-type="float">
            <text:p>25.48379</text:p>
          </table:table-cell>
          <table:table-cell office:value-type="float" office:value="0.238645105" calcext:value-type="float">
            <text:p>0.238645105</text:p>
          </table:table-cell>
          <table:table-cell office:value-type="float" office:value="0.249620706" calcext:value-type="float">
            <text:p>0.249620706</text:p>
          </table:table-cell>
          <table:table-cell office:value-type="float" office:value="0.232186941" calcext:value-type="float">
            <text:p>0.232186941</text:p>
          </table:table-cell>
          <table:table-cell office:value-type="float" office:value="0.240150917" calcext:value-type="float">
            <text:p>0.240150917</text:p>
          </table:table-cell>
          <table:table-cell office:value-type="float" office:value="0.238645105" calcext:value-type="float">
            <text:p>0.238645105</text:p>
          </table:table-cell>
          <table:table-cell office:value-type="float" office:value="0.240150917" calcext:value-type="float">
            <text:p>0.240150917</text:p>
          </table:table-cell>
          <table:table-cell office:value-type="float" office:value="0.00719651" calcext:value-type="float">
            <text:p>0.0071965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.45852" calcext:value-type="float">
            <text:p>25.45852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249772698" calcext:value-type="float">
            <text:p>0.249772698</text:p>
          </table:table-cell>
          <table:table-cell office:value-type="float" office:value="0.23160222" calcext:value-type="float">
            <text:p>0.23160222</text:p>
          </table:table-cell>
          <table:table-cell office:value-type="float" office:value="0.240188866" calcext:value-type="float">
            <text:p>0.240188866</text:p>
          </table:table-cell>
          <table:table-cell office:value-type="float" office:value="0.23919168" calcext:value-type="float">
            <text:p>0.23919168</text:p>
          </table:table-cell>
          <table:table-cell office:value-type="float" office:value="0.240188866" calcext:value-type="float">
            <text:p>0.240188866</text:p>
          </table:table-cell>
          <table:table-cell office:value-type="float" office:value="0.007451503" calcext:value-type="float">
            <text:p>0.00745150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.46358" calcext:value-type="float">
            <text:p>25.46358</text:p>
          </table:table-cell>
          <table:table-cell office:value-type="float" office:value="0.239219694" calcext:value-type="float">
            <text:p>0.239219694</text:p>
          </table:table-cell>
          <table:table-cell office:value-type="float" office:value="0.249902636" calcext:value-type="float">
            <text:p>0.249902636</text:p>
          </table:table-cell>
          <table:table-cell office:value-type="float" office:value="0.231823949" calcext:value-type="float">
            <text:p>0.231823949</text:p>
          </table:table-cell>
          <table:table-cell office:value-type="float" office:value="0.240315426" calcext:value-type="float">
            <text:p>0.240315426</text:p>
          </table:table-cell>
          <table:table-cell office:value-type="float" office:value="0.239219694" calcext:value-type="float">
            <text:p>0.239219694</text:p>
          </table:table-cell>
          <table:table-cell office:value-type="float" office:value="0.240315426" calcext:value-type="float">
            <text:p>0.240315426</text:p>
          </table:table-cell>
          <table:table-cell office:value-type="float" office:value="0.00742115" calcext:value-type="float">
            <text:p>0.0074211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404468" calcext:value-type="float">
            <text:p>0.239404468</text:p>
          </table:table-cell>
          <table:table-cell office:value-type="float" office:value="0.249530107" calcext:value-type="float">
            <text:p>0.249530107</text:p>
          </table:table-cell>
          <table:table-cell office:value-type="float" office:value="0.232320456" calcext:value-type="float">
            <text:p>0.232320456</text:p>
          </table:table-cell>
          <table:table-cell office:value-type="float" office:value="0.240418344" calcext:value-type="float">
            <text:p>0.240418344</text:p>
          </table:table-cell>
          <table:table-cell office:value-type="float" office:value="0.239404468" calcext:value-type="float">
            <text:p>0.239404468</text:p>
          </table:table-cell>
          <table:table-cell office:value-type="float" office:value="0.240418344" calcext:value-type="float">
            <text:p>0.240418344</text:p>
          </table:table-cell>
          <table:table-cell office:value-type="float" office:value="0.007062293" calcext:value-type="float">
            <text:p>0.00706229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674478" calcext:value-type="float">
            <text:p>0.239674478</text:p>
          </table:table-cell>
          <table:table-cell office:value-type="float" office:value="0.249161154" calcext:value-type="float">
            <text:p>0.249161154</text:p>
          </table:table-cell>
          <table:table-cell office:value-type="float" office:value="0.232723383" calcext:value-type="float">
            <text:p>0.232723383</text:p>
          </table:table-cell>
          <table:table-cell office:value-type="float" office:value="0.240519672" calcext:value-type="float">
            <text:p>0.240519672</text:p>
          </table:table-cell>
          <table:table-cell office:value-type="float" office:value="0.239674478" calcext:value-type="float">
            <text:p>0.239674478</text:p>
          </table:table-cell>
          <table:table-cell office:value-type="float" office:value="0.240519672" calcext:value-type="float">
            <text:p>0.240519672</text:p>
          </table:table-cell>
          <table:table-cell office:value-type="float" office:value="0.006737252" calcext:value-type="float">
            <text:p>0.00673725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589839" calcext:value-type="float">
            <text:p>0.239589839</text:p>
          </table:table-cell>
          <table:table-cell office:value-type="float" office:value="0.249050885" calcext:value-type="float">
            <text:p>0.249050885</text:p>
          </table:table-cell>
          <table:table-cell office:value-type="float" office:value="0.232992796" calcext:value-type="float">
            <text:p>0.232992796</text:p>
          </table:table-cell>
          <table:table-cell office:value-type="float" office:value="0.240544507" calcext:value-type="float">
            <text:p>0.240544507</text:p>
          </table:table-cell>
          <table:table-cell office:value-type="float" office:value="0.239589839" calcext:value-type="float">
            <text:p>0.239589839</text:p>
          </table:table-cell>
          <table:table-cell office:value-type="float" office:value="0.240544507" calcext:value-type="float">
            <text:p>0.240544507</text:p>
          </table:table-cell>
          <table:table-cell office:value-type="float" office:value="0.006590352" calcext:value-type="float">
            <text:p>0.00659035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.46863" calcext:value-type="float">
            <text:p>25.46863</text:p>
          </table:table-cell>
          <table:table-cell office:value-type="float" office:value="0.239478974" calcext:value-type="float">
            <text:p>0.239478974</text:p>
          </table:table-cell>
          <table:table-cell office:value-type="float" office:value="0.249463946" calcext:value-type="float">
            <text:p>0.249463946</text:p>
          </table:table-cell>
          <table:table-cell office:value-type="float" office:value="0.232644705" calcext:value-type="float">
            <text:p>0.232644705</text:p>
          </table:table-cell>
          <table:table-cell office:value-type="float" office:value="0.240529208" calcext:value-type="float">
            <text:p>0.240529208</text:p>
          </table:table-cell>
          <table:table-cell office:value-type="float" office:value="0.239478974" calcext:value-type="float">
            <text:p>0.239478974</text:p>
          </table:table-cell>
          <table:table-cell office:value-type="float" office:value="0.240529208" calcext:value-type="float">
            <text:p>0.240529208</text:p>
          </table:table-cell>
          <table:table-cell office:value-type="float" office:value="0.006906468" calcext:value-type="float">
            <text:p>0.006906468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office:value-type="float" office:value="25.55960437" calcext:value-type="float">
            <text:p>25.55960437</text:p>
          </table:table-cell>
          <table:table-cell office:value-type="float" office:value="0.240378408" calcext:value-type="float">
            <text:p>0.240378408</text:p>
          </table:table-cell>
          <table:table-cell office:value-type="float" office:value="0.250318676" calcext:value-type="float">
            <text:p>0.250318676</text:p>
          </table:table-cell>
          <table:table-cell office:value-type="float" office:value="0.251801044" calcext:value-type="float">
            <text:p>0.251801044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249515206" calcext:value-type="float">
            <text:p>0.249515206</text:p>
          </table:table-cell>
          <table:table-cell office:value-type="float" office:value="0.246182511" calcext:value-type="float">
            <text:p>0.246182511</text:p>
          </table:table-cell>
          <table:table-cell office:value-type="float" office:value="0.00914529" calcext:value-type="float">
            <text:p>0.009145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in</text:p>
          </table:table-cell>
          <table:table-cell office:value-type="float" office:value="25.413037373" calcext:value-type="float">
            <text:p>25.413037373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39283471" calcext:value-type="float">
            <text:p>0.239283471</text:p>
          </table:table-cell>
          <table:table-cell office:value-type="float" office:value="0.218410518" calcext:value-type="float">
            <text:p>0.218410518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229690698" calcext:value-type="float">
            <text:p>0.229690698</text:p>
          </table:table-cell>
          <table:table-cell office:value-type="float" office:value="0.229679373" calcext:value-type="float">
            <text:p>0.229679373</text:p>
          </table:table-cell>
          <table:table-cell office:value-type="float" office:value="0.003274054" calcext:value-type="float">
            <text:p>0.0032740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an</text:p>
          </table:table-cell>
          <table:table-cell office:value-type="float" office:value="25.476212781" calcext:value-type="float">
            <text:p>25.476212781</text:p>
          </table:table-cell>
          <table:table-cell office:value-type="float" office:value="0.235511988" calcext:value-type="float">
            <text:p>0.235511988</text:p>
          </table:table-cell>
          <table:table-cell office:value-type="float" office:value="0.245688254" calcext:value-type="float">
            <text:p>0.245688254</text:p>
          </table:table-cell>
          <table:table-cell office:value-type="float" office:value="0.234454385" calcext:value-type="float">
            <text:p>0.234454385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23779941" calcext:value-type="float">
            <text:p>0.23779941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005822742" calcext:value-type="float">
            <text:p>0.0058227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Median</text:p>
          </table:table-cell>
          <table:table-cell office:value-type="float" office:value="25.463577689" calcext:value-type="float">
            <text:p>25.463577689</text:p>
          </table:table-cell>
          <table:table-cell office:value-type="float" office:value="0.235590665" calcext:value-type="float">
            <text:p>0.235590665</text:p>
          </table:table-cell>
          <table:table-cell office:value-type="float" office:value="0.246025055" calcext:value-type="float">
            <text:p>0.246025055</text:p>
          </table:table-cell>
          <table:table-cell office:value-type="float" office:value="0.232038824" calcext:value-type="float">
            <text:p>0.232038824</text:p>
          </table:table-cell>
          <table:table-cell office:value-type="float" office:value="0.237806468" calcext:value-type="float">
            <text:p>0.237806468</text:p>
          </table:table-cell>
          <table:table-cell office:value-type="float" office:value="0.235928325" calcext:value-type="float">
            <text:p>0.235928325</text:p>
          </table:table-cell>
          <table:table-cell office:value-type="float" office:value="0.237806468" calcext:value-type="float">
            <text:p>0.237806468</text:p>
          </table:table-cell>
          <table:table-cell office:value-type="float" office:value="0.005682186" calcext:value-type="float">
            <text:p>0.005682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Average</text:p>
          </table:table-cell>
          <table:table-cell office:value-type="float" office:value="25.476212781" calcext:value-type="float">
            <text:p>25.476212781</text:p>
          </table:table-cell>
          <table:table-cell office:value-type="float" office:value="0.235511988" calcext:value-type="float">
            <text:p>0.235511988</text:p>
          </table:table-cell>
          <table:table-cell office:value-type="float" office:value="0.245688254" calcext:value-type="float">
            <text:p>0.245688254</text:p>
          </table:table-cell>
          <table:table-cell office:value-type="float" office:value="0.234454385" calcext:value-type="float">
            <text:p>0.234454385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23779941" calcext:value-type="float">
            <text:p>0.23779941</text:p>
          </table:table-cell>
          <table:table-cell office:value-type="float" office:value="0.238551542" calcext:value-type="float">
            <text:p>0.238551542</text:p>
          </table:table-cell>
          <table:table-cell office:value-type="float" office:value="0.005822742" calcext:value-type="float">
            <text:p>0.0058227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ataStdDev</text:p>
          </table:table-cell>
          <table:table-cell office:value-type="float" office:value="0.038649321" calcext:value-type="float">
            <text:p>0.038649321</text:p>
          </table:table-cell>
          <table:table-cell office:value-type="float" office:value="0.002447335" calcext:value-type="float">
            <text:p>0.002447335</text:p>
          </table:table-cell>
          <table:table-cell office:value-type="float" office:value="0.002696719" calcext:value-type="float">
            <text:p>0.002696719</text:p>
          </table:table-cell>
          <table:table-cell office:value-type="float" office:value="0.008266771" calcext:value-type="float">
            <text:p>0.008266771</text:p>
          </table:table-cell>
          <table:table-cell office:value-type="float" office:value="0.004143519" calcext:value-type="float">
            <text:p>0.004143519</text:p>
          </table:table-cell>
          <table:table-cell office:value-type="float" office:value="0.005377942" calcext:value-type="float">
            <text:p>0.005377942</text:p>
          </table:table-cell>
          <table:table-cell office:value-type="float" office:value="0.004143519" calcext:value-type="float">
            <text:p>0.004143519</text:p>
          </table:table-cell>
          <table:table-cell office:value-type="float" office:value="0.001334202" calcext:value-type="float">
            <text:p>0.001334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78" meta:object-count="0"/>
    <meta:generator>LibreOffice/5.2.7.2$Linux_ARM_EABI LibreOffice_project/20m0$Build-2</meta:generator>
  </office:meta>
</office:document-meta>
</file>